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Mangal1" svg:font-family="Mangal"/>
    <style:font-face style:name="OpenSymbol" svg:font-family="OpenSymbol"/>
    <style:font-face style:name="Segoe UI" svg:font-family="'Segoe UI'" style:font-adornments="Regular"/>
    <style:font-face style:name="Liberation Serif1" svg:font-family="'Liberation Serif'" style:font-family-generic="roman"/>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8" style:family="paragraph" style:parent-style-name="Text_20_body">
      <style:paragraph-properties fo:margin-left="0in" fo:margin-right="0in" fo:text-align="end" style:justify-single-word="false" fo:text-indent="0.1965in" style:auto-text-indent="false"/>
      <style:text-properties fo:language="ru" fo:country="RU" fo:font-style="italic" style:font-style-asian="italic" style:font-style-complex="italic"/>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1"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3"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5"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9"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20"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1"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2"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3"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25"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6"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27"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8" style:family="paragraph" style:parent-style-name="Text_20_body">
      <style:paragraph-properties fo:margin-left="0in" fo:margin-right="0in" fo:text-align="justify" style:justify-single-word="false" fo:text-indent="0.1965in" style:auto-text-indent="false"/>
      <style:text-properties fo:color="#6666ff"/>
    </style:style>
    <style:style style:name="P29"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30" style:family="paragraph" style:parent-style-name="Text_20_body">
      <style:paragraph-properties fo:margin-left="0in" fo:margin-right="0in" fo:text-align="justify" style:justify-single-word="false" fo:text-indent="0.1965in" style:auto-text-indent="false"/>
      <style:text-properties fo:color="#6666ff" fo:language="uk" fo:country="UA" fo:font-style="italic" fo:font-weight="normal" style:font-style-asian="italic" style:font-weight-asian="normal" style:font-style-complex="italic" style:font-weight-complex="normal"/>
    </style:style>
    <style:style style:name="P31" style:family="paragraph" style:parent-style-name="Text_20_body">
      <style:paragraph-properties fo:margin-left="0in" fo:margin-right="0in" fo:text-align="justify" style:justify-single-word="false" fo:text-indent="0.1965in" style:auto-text-indent="false"/>
      <style:text-properties fo:color="#6666ff" fo:language="en" fo:country="US" fo:font-style="italic" fo:font-weight="normal" style:font-style-asian="italic" style:font-weight-asian="normal" style:font-style-complex="italic" style:font-weight-complex="normal"/>
    </style:style>
    <style:style style:name="P32" style:family="paragraph" style:parent-style-name="Text_20_body">
      <style:paragraph-properties fo:margin-left="0in" fo:margin-right="0in" fo:text-align="justify" style:justify-single-word="false" fo:text-indent="0.1965in" style:auto-text-indent="false"/>
      <style:text-properties fo:color="#800000"/>
    </style:style>
    <style:style style:name="P3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34"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35"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style:font-style-asian="normal" style:font-style-complex="normal"/>
    </style:style>
    <style:style style:name="P36"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7"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38"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style:font-style-asian="normal" style:font-weight-asian="normal" style:font-style-complex="normal" style:font-weight-complex="normal"/>
    </style:style>
    <style:style style:name="P39"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40"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41"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42"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43"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46"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47"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49"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50"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5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5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style:font-style-asian="italic" style:font-weight-asian="normal" style:font-style-complex="italic" style:font-weight-complex="normal"/>
    </style:style>
    <style:style style:name="P53"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5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5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56"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5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9"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6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6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62"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style:font-style-asian="normal" style:font-weight-asian="bold" style:font-style-complex="normal" style:font-weight-complex="bold"/>
    </style:style>
    <style:style style:name="P6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65"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6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6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6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text-underline-style="none" fo:background-color="transparent" style:font-style-asian="italic" style:font-style-complex="italic"/>
    </style:style>
    <style:style style:name="P70"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71"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72"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73" style:family="paragraph" style:parent-style-name="Text_20_body">
      <style:paragraph-properties fo:margin-left="0in" fo:margin-right="0in" fo:text-align="justify" style:justify-single-word="false" fo:text-indent="0.1965in" style:auto-text-indent="false"/>
      <style:text-properties style:use-window-font-color="true" style:text-line-through-style="solid" style:text-line-through-type="single" fo:language="ru" fo:country="RU" fo:font-style="normal" fo:font-weight="bold" style:font-style-asian="normal" style:font-weight-asian="bold" style:font-style-complex="normal" style:font-weight-complex="bold"/>
    </style:style>
    <style:style style:name="P74" style:family="paragraph" style:parent-style-name="Text_20_body">
      <style:paragraph-properties fo:margin-left="0in" fo:margin-right="0in" fo:text-align="justify" style:justify-single-word="false" fo:text-indent="0.1965in"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5" style:family="paragraph" style:parent-style-name="Text_20_body">
      <style:paragraph-properties fo:margin-left="0in" fo:margin-right="0in" fo:text-align="justify"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6" style:family="paragraph" style:parent-style-name="Text_20_body">
      <style:paragraph-properties fo:margin-left="0in" fo:margin-right="0in" fo:text-align="center"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7"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7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79"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80"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81" style:family="paragraph" style:parent-style-name="Text_20_body">
      <style:paragraph-properties fo:margin-left="0in" fo:margin-right="0in" fo:text-align="justify" style:justify-single-word="false" fo:text-indent="0.1965in" style:auto-text-indent="false"/>
      <style:text-properties fo:color="#0000ff"/>
    </style:style>
    <style:style style:name="P82" style:family="paragraph" style:parent-style-name="Text_20_body">
      <style:paragraph-properties fo:margin-left="0in" fo:margin-right="0in" fo:text-align="justify" style:justify-single-word="false" fo:text-indent="0.1965in" style:auto-text-indent="false"/>
      <style:text-properties fo:color="#0000ff" fo:language="ru" fo:country="RU" fo:font-style="normal" fo:font-weight="normal" fo:background-color="transparent" style:font-style-asian="normal" style:font-weight-asian="normal" style:font-style-complex="normal" style:font-weight-complex="normal"/>
    </style:style>
    <style:style style:name="P83" style:family="paragraph" style:parent-style-name="Text_20_body">
      <style:paragraph-properties fo:margin-left="0in" fo:margin-right="0in" fo:text-align="justify" style:justify-single-word="false" fo:text-indent="0.1965in"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4"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85"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style:font-style-asian="normal" style:font-style-complex="normal"/>
    </style:style>
    <style:style style:name="P86"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7" style:family="paragraph" style:parent-style-name="Text_20_body">
      <style:paragraph-properties fo:margin-left="0in" fo:margin-right="0in" fo:text-align="justify" style:justify-single-word="false" fo:text-indent="0.1965in" style:auto-text-indent="false"/>
      <style:text-properties fo:color="#3333ff" fo:language="en" fo:country="US" fo:font-style="italic" style:font-style-asian="italic" style:font-style-complex="italic"/>
    </style:style>
    <style:style style:name="P88" style:family="paragraph" style:parent-style-name="Text_20_body">
      <style:paragraph-properties fo:margin-left="0in" fo:margin-right="0in" fo:text-align="end" style:justify-single-word="false" fo:text-indent="0.1965in" style:auto-text-indent="false"/>
    </style:style>
    <style:style style:name="P89"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9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91"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92"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93"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94"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95"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fo:font-weight="bold" style:font-weight-asian="bold" style:font-weight-complex="bold"/>
    </style:style>
    <style:style style:name="P9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9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9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99"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ru" fo:country="RU" fo:font-style="italic" fo:font-weight="normal" fo:background-color="transparent" style:font-style-asian="italic" style:font-weight-asian="normal" style:font-style-complex="italic" style:font-weight-complex="normal"/>
    </style:style>
    <style:style style:name="P10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10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02"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10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fo:font-weight="bold" style:font-weight-asian="bold" style:font-weight-complex="bold"/>
    </style:style>
    <style:style style:name="P10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10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10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107"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108"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109" style:family="paragraph" style:parent-style-name="Standard">
      <style:paragraph-properties fo:margin-left="0in" fo:margin-right="0in" fo:text-align="justify" style:justify-single-word="false" fo:text-indent="0.1965in" style:auto-text-indent="false"/>
      <style:text-properties fo:language="ru" fo:country="RU"/>
    </style:style>
    <style:style style:name="P110" style:family="paragraph" style:parent-style-name="Text_20_body">
      <style:paragraph-properties fo:text-align="justify" style:justify-single-word="false"/>
    </style:style>
    <style:style style:name="P111"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12" style:family="paragraph" style:parent-style-name="Text_20_body">
      <style:text-properties fo:language="ru" fo:country="RU"/>
    </style:style>
    <style:style style:name="P113" style:family="paragraph" style:parent-style-name="Text_20_body">
      <loext:graphic-properties draw:fill="solid" draw:fill-color="#eeeeee" draw:opacity="100%"/>
      <style:paragraph-properties fo:background-color="#eeeeee"/>
      <style:text-properties fo:language="ru" fo:country="RU"/>
    </style:style>
    <style:style style:name="P114"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115" style:family="paragraph" style:parent-style-name="Text_20_body">
      <style:text-properties fo:language="en" fo:country="US"/>
    </style:style>
    <style:style style:name="P116" style:family="paragraph" style:parent-style-name="Text_20_body">
      <loext:graphic-properties draw:fill="solid" draw:fill-color="#eeeeee" draw:opacity="100%"/>
      <style:paragraph-properties fo:background-color="#eeeeee"/>
      <style:text-properties fo:language="en" fo:country="US"/>
    </style:style>
    <style:style style:name="P117" style:family="paragraph" style:parent-style-name="Text_20_body">
      <loext:graphic-properties draw:fill="solid" draw:fill-color="#eeeeee" draw:opacity="100%"/>
      <style:paragraph-properties fo:background-color="#eeeeee"/>
    </style:style>
    <style:style style:name="P118" style:family="paragraph" style:parent-style-name="First_20_line_20_indent">
      <loext:graphic-properties draw:fill="solid" draw:fill-color="#eeeeee" draw:opacity="100%"/>
      <style:paragraph-properties fo:background-color="#eeeeee"/>
      <style:text-properties fo:language="ru" fo:country="RU"/>
    </style:style>
    <style:style style:name="P119"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120" style:family="paragraph" style:parent-style-name="Text_20_body">
      <style:paragraph-properties fo:margin-left="0in" fo:margin-right="0in" fo:text-align="justify" style:justify-single-word="false" fo:text-indent="0in" style:auto-text-indent="false"/>
    </style:style>
    <style:style style:name="P121" style:family="paragraph" style:parent-style-name="Text_20_body">
      <style:paragraph-properties fo:margin-left="0in" fo:margin-right="0in" fo:text-align="justify" style:justify-single-word="false" fo:text-indent="0in" style:auto-text-indent="false"/>
      <style:text-properties fo:color="#800000" fo:font-style="italic" fo:font-weight="normal" style:font-style-asian="italic" style:font-weight-asian="normal" style:font-style-complex="italic" style:font-weight-complex="normal"/>
    </style:style>
    <style:style style:name="P122" style:family="paragraph" style:parent-style-name="Text_20_body">
      <style:paragraph-properties fo:margin-left="0in" fo:margin-right="0in" fo:text-align="center" style:justify-single-word="false" fo:text-indent="0in" style:auto-text-indent="false"/>
    </style:style>
    <style:style style:name="P123"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24"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25" style:family="paragraph" style:parent-style-name="Text_20_body">
      <style:paragraph-properties fo:margin-left="0in" fo:margin-right="0in" fo:text-align="justify" style:justify-single-word="false" fo:text-indent="0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126"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12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128"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12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13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13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13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133"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134" style:family="paragraph" style:parent-style-name="Footnote">
      <style:paragraph-properties fo:margin-left="0in" fo:margin-right="0in" fo:text-indent="0in" style:auto-text-indent="false"/>
      <style:text-properties fo:language="en" fo:country="US"/>
    </style:style>
    <style:style style:name="P135" style:family="paragraph" style:parent-style-name="Footnote">
      <style:text-properties fo:language="en" fo:country="US"/>
    </style:style>
    <style:style style:name="P136" style:family="paragraph" style:parent-style-name="Footnote">
      <style:text-properties fo:language="ru" fo:country="RU"/>
    </style:style>
    <style:style style:name="P137" style:family="paragraph" style:parent-style-name="Footnote">
      <style:text-properties style:use-window-font-color="true" fo:language="ru" fo:country="RU"/>
    </style:style>
    <style:style style:name="P138"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139"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40"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141"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142"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43"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144"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en" fo:country="US"/>
    </style:style>
    <style:style style:name="P145"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146" style:family="paragraph" style:parent-style-name="Standard">
      <style:text-properties fo:font-style="italic" style:font-style-asian="italic" style:font-style-complex="italic"/>
    </style:style>
    <style:style style:name="P147" style:family="paragraph" style:parent-style-name="Text_20_body" style:list-style-name="L1">
      <style:paragraph-properties fo:text-align="justify" style:justify-single-word="false"/>
    </style:style>
    <style:style style:name="P148" style:family="paragraph" style:parent-style-name="Text_20_body" style:list-style-name="L1">
      <style:paragraph-properties fo:text-align="justify" style:justify-single-word="false"/>
      <style:text-properties fo:language="ru" fo:country="RU"/>
    </style:style>
    <style:style style:name="P149" style:family="paragraph" style:parent-style-name="Text_20_body" style:list-style-name="L2">
      <style:paragraph-properties fo:text-align="justify" style:justify-single-word="false"/>
      <style:text-properties fo:language="ru" fo:country="RU"/>
    </style:style>
    <style:style style:name="P150" style:family="paragraph" style:parent-style-name="Text_20_body" style:list-style-name="L2">
      <loext:graphic-properties draw:fill="solid" draw:fill-color="#ffff00" draw:opacity="100%"/>
      <style:paragraph-properties fo:text-align="justify" style:justify-single-word="false" fo:background-color="#ffff00"/>
      <style:text-properties fo:language="ru" fo:country="RU"/>
    </style:style>
    <style:style style:name="P151" style:family="paragraph" style:parent-style-name="Text_20_body" style:list-style-name="L3">
      <style:text-properties fo:language="ru" fo:country="RU"/>
    </style:style>
    <style:style style:name="P152" style:family="paragraph" style:parent-style-name="Text_20_body" style:list-style-name="L3">
      <style:text-properties fo:language="ru" fo:country="RU" fo:background-color="#ffff00"/>
    </style:style>
    <style:style style:name="P153"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54" style:family="paragraph" style:parent-style-name="Text_20_body">
      <style:paragraph-properties fo:margin-left="0in" fo:margin-right="0in" fo:text-align="justify" style:justify-single-word="false" fo:text-indent="0.1965in" style:auto-text-indent="false"/>
      <style:text-properties fo:language="ru" fo:country="RU" officeooo:paragraph-rsid="001e92e1"/>
    </style:style>
    <style:style style:name="P155"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fo:language="ru" fo:country="RU" fo:font-style="italic" officeooo:rsid="0020c51f" officeooo:paragraph-rsid="0021a7b3" style:font-style-asian="italic" style:font-style-complex="italic"/>
    </style:style>
    <style:style style:name="P156"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fo:language="ru" fo:country="RU" fo:font-style="italic" officeooo:rsid="00217ed3" officeooo:paragraph-rsid="0021a7b3" style:font-style-asian="italic" style:font-style-complex="italic"/>
    </style:style>
    <style:style style:name="P157"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style:use-window-font-color="true" fo:language="ru" fo:country="RU" fo:font-style="normal" fo:font-weight="normal" officeooo:rsid="001eb565" officeooo:paragraph-rsid="001eb565" fo:background-color="transparent" style:font-style-asian="normal" style:font-weight-asian="normal" style:font-style-complex="normal" style:font-weight-complex="normal"/>
    </style:style>
    <style:style style:name="P158"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officeooo:paragraph-rsid="001eb565"/>
    </style:style>
    <style:style style:name="P159"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officeooo:paragraph-rsid="001fa69e"/>
    </style:style>
    <style:style style:name="P160"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61"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62"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63"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64" style:family="paragraph" style:parent-style-name="Standard">
      <loext:graphic-properties draw:fill="none" draw:fill-color="#ffffff" draw:opacity="100%"/>
      <style:paragraph-properties fo:margin-left="0in" fo:margin-right="0in" fo:text-align="justify" style:justify-single-word="false" fo:text-indent="0.1965in" style:auto-text-indent="false" fo:background-color="transparent"/>
      <style:text-properties officeooo:paragraph-rsid="001eb565"/>
    </style:style>
    <style:style style:name="P165" style:family="paragraph" style:parent-style-name="Standard">
      <loext:graphic-properties draw:fill="none" draw:fill-color="#ffffff" draw:opacity="100%"/>
      <style:paragraph-properties fo:margin-left="0in" fo:margin-right="0in" fo:text-align="justify" style:justify-single-word="false" fo:text-indent="0.1965in" style:auto-text-indent="false" fo:background-color="transparent"/>
      <style:text-properties fo:language="ru" fo:country="RU" officeooo:rsid="001fa69e" officeooo:paragraph-rsid="001fa69e"/>
    </style:style>
    <style:style style:name="P166" style:family="paragraph" style:parent-style-name="Standard">
      <loext:graphic-properties draw:fill="none" draw:fill-color="#ffffff" draw:opacity="100%"/>
      <style:paragraph-properties fo:margin-left="0in" fo:margin-right="0in" fo:text-align="justify" style:justify-single-word="false" fo:text-indent="0.1965in" style:auto-text-indent="false" fo:background-color="transparent"/>
      <style:text-properties fo:language="ru" fo:country="RU" fo:font-style="italic" officeooo:rsid="001fa69e" officeooo:paragraph-rsid="001fa69e" style:font-style-asian="italic" style:font-style-complex="italic"/>
    </style:style>
    <style:style style:name="P167" style:family="paragraph" style:parent-style-name="Heading_20_1">
      <loext:graphic-properties draw:fill="solid" draw:fill-color="#eeeeee" draw:opacity="100%"/>
      <style:paragraph-properties fo:background-color="#eeeeee"/>
    </style:style>
    <style:style style:name="P168" style:family="paragraph" style:parent-style-name="Heading_20_1">
      <style:paragraph-properties fo:margin-left="0in" fo:margin-right="0in" fo:text-align="center" style:justify-single-word="false" fo:text-indent="0.1965in" style:auto-text-indent="false"/>
    </style:style>
    <style:style style:name="P169" style:family="paragraph" style:parent-style-name="Heading_20_2">
      <style:text-properties fo:language="en" fo:country="US"/>
    </style:style>
    <style:style style:name="P170" style:family="paragraph" style:parent-style-name="Heading_20_2">
      <style:text-properties fo:language="ru" fo:country="RU"/>
    </style:style>
    <style:style style:name="P171" style:family="paragraph" style:parent-style-name="Heading_20_2">
      <loext:graphic-properties draw:fill="solid" draw:fill-color="#eeeeee" draw:opacity="100%"/>
      <style:paragraph-properties fo:background-color="#eeeeee"/>
      <style:text-properties fo:language="ru" fo:country="RU"/>
    </style:style>
    <style:style style:name="P172" style:family="paragraph" style:parent-style-name="Heading_20_2">
      <style:paragraph-properties fo:text-align="justify" style:justify-single-word="false"/>
    </style:style>
    <style:style style:name="P173" style:family="paragraph" style:parent-style-name="Heading_20_2">
      <loext:graphic-properties draw:fill="solid" draw:fill-color="#eeeeee" draw:opacity="100%"/>
      <style:paragraph-properties fo:background-color="#eeeeee"/>
    </style:style>
    <style:style style:name="P174"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weight="normal" style:font-weight-asian="normal" style:font-weight-complex="normal"/>
    </style:style>
    <style:style style:name="T7" style:family="text">
      <style:text-properties fo:language="ru" fo:country="RU" fo:font-weight="bold" style:font-weight-asian="bold" style:font-weight-complex="bold"/>
    </style:style>
    <style:style style:name="T8" style:family="text">
      <style:text-properties fo:language="ru" fo:country="RU" style:text-underline-style="none"/>
    </style:style>
    <style:style style:name="T9" style:family="text">
      <style:text-properties fo:language="ru" fo:country="RU" officeooo:rsid="001f7769"/>
    </style:style>
    <style:style style:name="T10" style:family="text">
      <style:text-properties fo:language="ru" fo:country="RU" officeooo:rsid="001fa69e"/>
    </style:style>
    <style:style style:name="T11" style:family="text">
      <style:text-properties fo:language="ru" fo:country="RU" officeooo:rsid="0020c51f"/>
    </style:style>
    <style:style style:name="T12" style:family="text">
      <style:text-properties fo:language="ru" fo:country="RU" officeooo:rsid="00214a93"/>
    </style:style>
    <style:style style:name="T13" style:family="text">
      <style:text-properties fo:language="ru" fo:country="RU" officeooo:rsid="0021a7b3"/>
    </style:style>
    <style:style style:name="T14" style:family="text">
      <style:text-properties fo:language="en" fo:country="US"/>
    </style:style>
    <style:style style:name="T15" style:family="text">
      <style:text-properties fo:language="en" fo:country="US" fo:font-style="normal" style:font-style-asian="normal" style:font-style-complex="normal"/>
    </style:style>
    <style:style style:name="T16" style:family="text">
      <style:text-properties fo:language="en" fo:country="US" fo:font-style="italic" style:font-style-asian="italic" style:font-style-complex="italic"/>
    </style:style>
    <style:style style:name="T17" style:family="text">
      <style:text-properties fo:language="en" fo:country="US" fo:font-weight="bold" style:font-weight-asian="bold" style:font-weight-complex="bold"/>
    </style:style>
    <style:style style:name="T18" style:family="text">
      <style:text-properties fo:language="en" fo:country="US" fo:font-weight="normal" style:font-weight-asian="normal" style:font-weight-complex="normal"/>
    </style:style>
    <style:style style:name="T19" style:family="text">
      <style:text-properties fo:language="en" fo:country="US" fo:font-weight="normal" fo:background-color="transparent" loext:char-shading-value="0" style:font-weight-asian="normal" style:font-weight-complex="normal"/>
    </style:style>
    <style:style style:name="T20" style:family="text">
      <style:text-properties fo:language="en" fo:country="US" fo:background-color="transparent" loext:char-shading-value="0"/>
    </style:style>
    <style:style style:name="T21" style:family="text">
      <style:text-properties fo:color="#ff3333"/>
    </style:style>
    <style:style style:name="T22" style:family="text">
      <style:text-properties fo:color="#ff3333" fo:language="ru" fo:country="RU"/>
    </style:style>
    <style:style style:name="T23" style:family="text">
      <style:text-properties fo:font-style="italic"/>
    </style:style>
    <style:style style:name="T24" style:family="text">
      <style:text-properties fo:font-style="italic" style:font-style-asian="italic" style:font-style-complex="italic"/>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color="#6666ff" fo:language="ru" fo:country="RU"/>
    </style:style>
    <style:style style:name="T27" style:family="text">
      <style:text-properties fo:color="#800000"/>
    </style:style>
    <style:style style:name="T28" style:family="text">
      <style:text-properties fo:color="#800000" fo:language="ru" fo:country="RU"/>
    </style:style>
    <style:style style:name="T29" style:family="text">
      <style:text-properties fo:color="#800000" fo:language="ru" fo:country="RU" fo:font-style="normal" style:font-style-asian="normal" style:font-style-complex="normal"/>
    </style:style>
    <style:style style:name="T30" style:family="text">
      <style:text-properties fo:color="#800000" fo:language="ru" fo:country="RU" officeooo:rsid="0021a7b3"/>
    </style:style>
    <style:style style:name="T31" style:family="text">
      <style:text-properties fo:color="#800000" fo:language="ru" fo:country="RU" officeooo:rsid="001f7769"/>
    </style:style>
    <style:style style:name="T32" style:family="text">
      <style:text-properties fo:color="#800000" fo:language="en" fo:country="US"/>
    </style:style>
    <style:style style:name="T33" style:family="text">
      <style:text-properties fo:color="#800000" fo:font-style="normal" fo:font-weight="normal" fo:background-color="transparent" loext:char-shading-value="0" style:font-style-asian="normal" style:font-weight-asian="normal" style:font-style-complex="normal" style:font-weight-complex="normal"/>
    </style:style>
    <style:style style:name="T34" style:family="text">
      <style:text-properties fo:color="#800000" fo:font-weight="normal" fo:background-color="transparent" loext:char-shading-value="0" style:font-weight-asian="normal" style:font-weight-complex="normal"/>
    </style:style>
    <style:style style:name="T35" style:family="text">
      <style:text-properties fo:color="#ff6600"/>
    </style:style>
    <style:style style:name="T36" style:family="text">
      <style:text-properties fo:color="#ff6600" fo:language="ru" fo:country="RU"/>
    </style:style>
    <style:style style:name="T37" style:family="text">
      <style:text-properties fo:font-weight="bold" style:font-weight-asian="bold" style:font-weight-complex="bold"/>
    </style:style>
    <style:style style:name="T38" style:family="text">
      <style:text-properties fo:font-weight="bold" fo:background-color="transparent" loext:char-shading-value="0" style:font-weight-asian="bold" style:font-weight-complex="bold"/>
    </style:style>
    <style:style style:name="T39" style:family="text">
      <style:text-properties style:use-window-font-color="true"/>
    </style:style>
    <style:style style:name="T40" style:family="text">
      <style:text-properties style:use-window-font-color="true" fo:language="ru" fo:country="RU"/>
    </style:style>
    <style:style style:name="T41" style:family="text">
      <style:text-properties style:use-window-font-color="true" fo:language="ru" fo:country="RU" fo:font-style="normal" style:font-style-asian="normal" style:font-style-complex="normal"/>
    </style:style>
    <style:style style:name="T42" style:family="text">
      <style:text-properties style:use-window-font-color="true" fo:language="ru" fo:country="RU" fo:font-style="normal" fo:font-weight="normal" style:font-style-asian="normal" style:font-weight-asian="normal" style:font-style-complex="normal" style:font-weight-complex="normal"/>
    </style:style>
    <style:style style:name="T43"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44" style:family="text">
      <style:text-properties style:use-window-font-color="true" fo:language="ru" fo:country="RU" fo:font-style="italic" style:font-style-asian="italic" style:font-style-complex="italic"/>
    </style:style>
    <style:style style:name="T45" style:family="text">
      <style:text-properties style:use-window-font-color="true" fo:language="ru" fo:country="RU" fo:font-style="italic" fo:font-weight="normal" style:font-style-asian="italic" style:font-weight-asian="normal" style:font-style-complex="italic" style:font-weight-complex="normal"/>
    </style:style>
    <style:style style:name="T46" style:family="text">
      <style:text-properties style:use-window-font-color="true" fo:language="ru" fo:country="RU" fo:font-weight="normal" style:font-weight-asian="normal" style:font-weight-complex="normal"/>
    </style:style>
    <style:style style:name="T47" style:family="text">
      <style:text-properties style:use-window-font-color="true" fo:language="ru" fo:country="RU" fo:background-color="transparent" loext:char-shading-value="0"/>
    </style:style>
    <style:style style:name="T48" style:family="text">
      <style:text-properties style:use-window-font-color="true" fo:language="en" fo:country="US"/>
    </style:style>
    <style:style style:name="T49" style:family="text">
      <style:text-properties style:use-window-font-color="true" fo:language="en" fo:country="US" fo:font-style="normal" style:font-style-asian="normal" style:font-style-complex="normal"/>
    </style:style>
    <style:style style:name="T50" style:family="text">
      <style:text-properties style:use-window-font-color="true" fo:language="en" fo:country="US" fo:font-style="normal" fo:background-color="transparent" loext:char-shading-value="0" style:font-style-asian="normal" style:font-style-complex="normal"/>
    </style:style>
    <style:style style:name="T51" style:family="text">
      <style:text-properties style:use-window-font-color="true" fo:language="en" fo:country="US" fo:font-style="normal" fo:font-weight="normal" style:font-style-asian="normal" style:font-weight-asian="normal" style:font-style-complex="normal" style:font-weight-complex="normal"/>
    </style:style>
    <style:style style:name="T52"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53" style:family="text">
      <style:text-properties style:use-window-font-color="true" fo:language="en" fo:country="US" fo:font-weight="normal" style:font-weight-asian="normal" style:font-weight-complex="normal"/>
    </style:style>
    <style:style style:name="T54" style:family="text">
      <style:text-properties style:use-window-font-color="true" fo:font-style="normal" style:font-style-asian="normal" style:font-style-complex="normal"/>
    </style:style>
    <style:style style:name="T55" style:family="text">
      <style:text-properties style:use-window-font-color="true" fo:font-style="normal" fo:font-weight="normal" style:font-style-asian="normal" style:font-weight-asian="normal" style:font-style-complex="normal" style:font-weight-complex="normal"/>
    </style:style>
    <style:style style:name="T56" style:family="text">
      <style:text-properties style:use-window-font-color="true" fo:font-style="normal" fo:font-weight="normal" fo:background-color="transparent" loext:char-shading-value="0" style:font-style-asian="normal" style:font-weight-asian="normal" style:font-style-complex="normal" style:font-weight-complex="normal"/>
    </style:style>
    <style:style style:name="T57" style:family="text">
      <style:text-properties style:use-window-font-color="true" fo:font-style="italic" fo:font-weight="normal" style:font-style-asian="italic" style:font-weight-asian="normal" style:font-style-complex="italic" style:font-weight-complex="normal"/>
    </style:style>
    <style:style style:name="T58" style:family="text">
      <style:text-properties style:use-window-font-color="true" fo:background-color="transparent" loext:char-shading-value="0"/>
    </style:style>
    <style:style style:name="T59" style:family="text">
      <style:text-properties fo:background-color="transparent" loext:char-shading-value="0"/>
    </style:style>
    <style:style style:name="T60" style:family="text">
      <style:text-properties style:text-position="super 58%"/>
    </style:style>
    <style:style style:name="T61" style:family="text">
      <style:text-properties fo:color="#c5000b"/>
    </style:style>
    <style:style style:name="T62" style:family="text">
      <style:text-properties fo:language="fr" fo:country="FR"/>
    </style:style>
    <style:style style:name="T63" style:family="text">
      <style:text-properties fo:color="#0000ff"/>
    </style:style>
    <style:style style:name="T64" style:family="text">
      <style:text-properties fo:color="#0000ff" fo:language="ru" fo:country="RU"/>
    </style:style>
    <style:style style:name="T65" style:family="text">
      <style:text-properties fo:color="#3333ff"/>
    </style:style>
    <style:style style:name="T66" style:family="text">
      <style:text-properties fo:color="#3333ff" fo:language="en" fo:country="US"/>
    </style:style>
    <style:style style:name="T67" style:family="text">
      <style:text-properties fo:font-style="normal" style:font-style-asian="normal" style:font-style-complex="normal"/>
    </style:style>
    <style:style style:name="T68" style:family="text">
      <style:text-properties fo:color="#0066ff"/>
    </style:style>
    <style:style style:name="T69" style:family="text">
      <style:text-properties fo:color="#0066ff" fo:language="en" fo:country="US" fo:font-style="normal" fo:background-color="transparent" loext:char-shading-value="0" style:font-style-asian="normal" style:font-style-complex="normal"/>
    </style:style>
    <style:style style:name="T70" style:family="text">
      <style:text-properties fo:background-color="#ffff00" loext:char-shading-value="0"/>
    </style:style>
    <style:style style:name="T71" style:family="text">
      <style:text-properties fo:color="#00ccff"/>
    </style:style>
    <style:style style:name="T72" style:family="text">
      <style:text-properties fo:font-weight="normal" style:font-weight-asian="normal" style:font-weight-complex="normal"/>
    </style:style>
    <style:style style:name="T73" style:family="text">
      <style:text-properties fo:font-weight="normal" fo:background-color="transparent" loext:char-shading-value="0" style:font-weight-asian="normal" style:font-weight-complex="normal"/>
    </style:style>
    <style:style style:name="T74" style:family="text">
      <style:text-properties fo:color="#0066cc"/>
    </style:style>
    <style:style style:name="T75" style:family="text">
      <style:text-properties fo:color="#0066cc" fo:language="ru" fo:country="RU"/>
    </style:style>
    <style:style style:name="T76" style:family="text">
      <style:text-properties fo:color="#0000cc"/>
    </style:style>
    <style:style style:name="T77" style:family="text">
      <style:text-properties style:text-line-through-style="solid" style:text-line-through-type="single" fo:font-weight="bold" style:font-weight-asian="bold" style:font-weight-complex="bold"/>
    </style:style>
    <style:style style:name="T78" style:family="text">
      <style:text-properties fo:language="uk" fo:country="UA"/>
    </style:style>
    <style:style style:name="T79" style:family="text">
      <style:text-properties fo:language="uk" fo:country="UA" fo:font-style="italic" style:font-style-asian="italic" style:font-style-complex="italic"/>
    </style:style>
    <style:style style:name="T80" style:family="text">
      <style:text-properties fo:language="uk" fo:country="UA" fo:font-weight="bold" style:font-weight-asian="bold" style:font-weight-complex="bold"/>
    </style:style>
    <style:style style:name="T81" style:family="text">
      <style:text-properties fo:color="#ff0000"/>
    </style:style>
    <style:style style:name="T82" style:family="text">
      <style:text-properties style:text-underline-style="none"/>
    </style:style>
    <style:style style:name="T83" style:family="text">
      <style:text-properties style:text-rotation-angle="90" style:text-rotation-scale="line-height"/>
    </style:style>
    <style:style style:name="T84" style:family="text">
      <style:text-properties style:text-rotation-angle="270" style:text-rotation-scale="line-height"/>
    </style:style>
    <style:style style:name="T85" style:family="text">
      <style:text-properties style:text-position="sub 58%" style:font-size-asian="10.5pt"/>
    </style:style>
    <style:style style:name="T86" style:family="text">
      <style:text-properties style:font-name="Symbol" style:font-name-asian="Symbol" style:font-name-complex="Symbol"/>
    </style:style>
    <style:style style:name="T87" style:family="text">
      <style:text-properties style:font-name="Liberation Serif1" style:font-name-asian="Symbol" style:font-name-complex="Symbol"/>
    </style:style>
    <style:style style:name="T88" style:family="text">
      <style:text-properties style:font-name="Courier New CYR"/>
    </style:style>
    <style:style style:name="T89" style:family="text">
      <style:text-properties style:font-name="Courier New CYR" fo:language="en" fo:country="US"/>
    </style:style>
    <style:style style:name="T90" style:family="text">
      <style:text-properties officeooo:rsid="001d139f"/>
    </style:style>
    <style:style style:name="T91" style:family="text">
      <style:text-properties officeooo:rsid="0020c51f"/>
    </style:style>
    <style:style style:name="T92" style:family="text">
      <style:text-properties officeooo:rsid="00217ed3"/>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8" text:outline-level="1">Последний фанфик</text:h>
      <text:p text:style-name="P1"><text:span text:style-name="T1">&lt;</text:span><text:span text:style-name="T64">Давать читать фанфик по главам. Сказать Ане, чтобы записывала свои догадки, возникающие по мере прочтения каждой главы</text:span><text:span text:style-name="T1">&gt;</text:span></text:p>
      <text:p text:style-name="P5"><text:span text:style-name="T52">&lt;</text:span><text:span text:style-name="T56">Э</text:span><text:span text:style-name="T33">пизод в Кантерлоте, где Луна составляет невысокое мнение об умственных способностях Макса</text:span><text:span text:style-name="T52">&gt;</text:span></text:p>
      <text:p text:style-name="P45">&lt;<text:span text:style-name="T28">Глава про то, как Селестия пытается определить, чего хочет Макс </text:span>&lt;<text:span text:style-name="T1">и </text:span><text:span text:style-name="T28">ест ванильное мороженное</text:span>&gt;<text:span text:style-name="T28">. В конце-концов, она понимает, что Макс хочет секса и дружбы (на самом деле - любви). Эпизод с Агамемноном-бескланником:</text:span></text:p>
      <text:p text:style-name="P37">- Отвали, шмакодявка! И так покоя от вас, пони, нету! В прошлый раз розовая пони с рогом, <text:s/>крыльями и сердечком на крупе всю башку мне проела, талдыча про каких-то не то подменышей, не то подъёбышей. Как будто мне есть до этого дело!<text:span text:style-name="T48">&gt;</text:span></text:p>
      <text:p text:style-name="P49">&lt;<text:span text:style-name="T28">Селестия лечит Макса в Кантерлоте от болячек и наркозависимости. И тогда он начинает её любить и хотеть. И она это понимает</text:span>&gt;</text:p>
      <text:p text:style-name="P82">Таймлайн <text:span text:style-name="T14">(</text:span>события через 10 лет после Обмена): </text:p>
      <text:p text:style-name="P82">Год 2143 ПВ <text:span text:style-name="T14">(AU -?)</text:span></text:p>
      <text:p text:style-name="P82">22-е мая — вызов Макса в Эквестрию. Гибель Кимеринна</text:p>
      <text:p text:style-name="P82">25-е мая — встреча с Норфом</text:p>
      <text:p text:style-name="P82">27-е мая — первая встреча с Селестией после бегства из замка Сестёр. Сцена с докторами</text:p>
      <text:p text:style-name="P82">29-е мая — встреча с Индиго. Прогулка с Селестией по парку. Муравьи под накрупником</text:p>
      <text:p text:style-name="P82">30-е мая — исчезновение Селестии на неделю</text:p>
      <text:p text:style-name="P82">6-е июня — встреча с Селестией после разлуки. Прогулка по парку. Вид со стены. Землетрясение</text:p>
      <text:p text:style-name="P82"><text:span text:style-name="T14">&lt;</text:span>7<text:span text:style-name="T14">-</text:span>е июня — секс с Селестией. Раздор</text:p>
      <text:p text:style-name="P82">&lt;15-е июня — исчезновение Норфа. Прощание с Селестией.</text:p>
      <text:p text:style-name="P82">17-е июня — отбытие из Кантерлота</text:p>
      <text:p text:style-name="P83"><text:span text:style-name="T1">18</text:span>-<text:span text:style-name="T1">июня — Прибытие в Понивилль. Прочтение дневника эксперимента с заклинанием Индрэ</text:span></text:p>
      <text:p text:style-name="P82"><text:span text:style-name="T14">&lt;</text:span>25-е июня — попойка с Пинки. Бочколёт метконосцев</text:p>
      <text:p text:style-name="P82">27-е июня — получение письма от Селестии. Отказ выдать магический усилитель</text:p>
      <text:p text:style-name="P82"><text:span text:style-name="T14">&lt;</text:span>28-е июня<text:span text:style-name="T14"> </text:span>- попытка отослать письмо Селестии через Спайка</text:p>
      <text:p text:style-name="P82">30-е июня — выезд из Понивилля</text:p>
      <text:p text:style-name="P82">1-е июля — Прибытие в Фетлок. Захват резонаторных рубинов в павильоне Псинтела</text:p>
      <text:p text:style-name="P82">2-е июля — выезд из Фетлока Макса с Дэш в фургоне</text:p>
      <text:p text:style-name="P82">&lt;4-е июля - Дэш стучит лбом в дерево. Обнимашки</text:p>
      <text:p text:style-name="P82">8-е июля — прибытие в Груммингтон</text:p>
      <text:p text:style-name="P82">9-е июля –<text:span text:style-name="T14"> </text:span>Провал Груммингтона. Отбытие с Груммингтона</text:p>
      <text:p text:style-name="P82"><text:span text:style-name="T14">&lt;</text:span>12-е июля — Прибытие в Филлидельфию. Отбытие. Падение Макса с самоката</text:p>
      <text:p text:style-name="P82">14-е июля — переправа через седловое озеро. Прибытие Макса с Дэш в Понивилль</text:p>
      <text:p text:style-name="P82">15-е июля — эксперимент с усиленным заклинанием Индрэ. Поединок Луны с Твайлайт в Понивилле</text:p>
      <text:p text:style-name="P82">17-е июля — прибытие в Кантерлот Луны, Макса и шестёрки</text:p>
      <text:p text:style-name="P82"><text:span text:style-name="T14">[</text:span>21-е июля<text:span text:style-name="T14">]</text:span> — Гранд Галопин Гала</text:p>
      <text:p text:style-name="P83">[26-<text:span text:style-name="T1">е июля</text:span>]<text:span text:style-name="T1"> — совещание в зале стратегического планирования. Выдача паспорта Максу</text:span></text:p>
      <text:p text:style-name="P83"/>
      <text:h text:style-name="Heading_20_2" text:outline-level="2"><text:soft-page-break/>Прочитанные фанфики</text:h>
      <text:h text:style-name="Heading_20_3" text:outline-level="3">Эпичные</text:h>
      <text:p text:style-name="P112">Обмен ( <text:a xlink:type="simple" xlink:href="https://darkpony.ru/obmen/" text:style-name="Internet_20_link" text:visited-style-name="Visited_20_Internet_20_Link">https://darkpony.ru/obmen/</text:a> )</text:p>
      <text:p text:style-name="P112">Розовые глазки</text:p>
      <text:p text:style-name="P115">Fallout Equestria</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soft-page-break/><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20"/>
      <text:h text:style-name="Heading_20_2" text:outline-level="2">Идеи</text:h>
      <text:list xml:id="list7189556311453687577" text:style-name="L1">
        <text:list-item>
          <text:p text:style-name="P147">добавить детектив <text:span text:style-name="T1">(реализовано)</text:span>+ магические уроки/трактаты Старсвирла (реализовано)</text:p>
        </text:list-item>
        <text:list-item>
          <text:p text:style-name="P148">Терра несколько раз пытается убить Макса (один раз — в аквапарке). Несколько раз Макса спасает Селестия (даёт приказы Нексусу)</text:p>
        </text:list-item>
        <text:list-item>
          <text:p text:style-name="P148">Книги:</text:p>
        </text:list-item>
      </text:list>
      <text:list xml:id="list8046881584425420098" text:style-name="L2">
        <text:list-item>
          <text:p text:style-name="P149">«Великие грифоны прошлого» - из канона (5<text:span text:style-name="T14">s8e)</text:span></text:p>
        </text:list-item>
        <text:list-item>
          <text:p text:style-name="P149">«Высшие заклинания в повседневном использовании: от песчинки до дворца»</text:p>
        </text:list-item>
        <text:list-item>
          <text:p text:style-name="P150">«Малоизвестные аспекты магии трансформаций»</text:p>
        </text:list-item>
        <text:list-item>
          <text:p text:style-name="P149">«...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49">Дасти Вейфарер «Зебрианская культура, быт и фольклор»</text:p>
        </text:list-item>
        <text:list-item>
          <text:p text:style-name="P149">«Краткая история Эквестрии»</text:p>
        </text:list-item>
        <text:list-item>
          <text:p text:style-name="P149">«Шедевры архитектуры Эквестрии» с разделом о Кантерлотском Королевском Дворце</text:p>
        </text:list-item>
        <text:list-item>
          <text:p text:style-name="P149">«Великие дела и великие чары». Страница 893: …</text:p>
        </text:list-item>
        <text:list-item>
          <text:p text:style-name="P149">«<text:span text:style-name="T70">Природа Проклятий</text:span>» - обмен</text:p>
        </text:list-item>
        <text:list-item>
          <text:p text:style-name="P149"><text:span text:style-name="T70">«Магия для Чайников»</text:span> - обмен</text:p>
        </text:list-item>
        <text:list-item>
          <text:p text:style-name="P149"><text:span text:style-name="T70">«Энциклопедия Арканум»</text:span> - обмен</text:p>
        </text:list-item>
        <text:list-item>
          <text:p text:style-name="P149">«О Гейсах» - обмен</text:p>
        </text:list-item>
        <text:list-item>
          <text:p text:style-name="P149">«<text:span text:style-name="T70">Тайны Тайных Наук</text:span>» - обмен</text:p>
        </text:list-item>
        <text:list-item>
          <text:p text:style-name="P150">«Основы Заклятий» - обмен</text:p>
        </text:list-item>
        <text:list-item>
          <text:p text:style-name="P149">«Мамочка, А Что Это Истекает Из Моего Рога? - Введение В Магию Для Маленьких Единорогов» - обмен</text:p>
        </text:list-item>
      </text:list>
      <text:p text:style-name="P5"/>
      <text:h text:style-name="Heading_20_2" text:outline-level="2">Факты об Эквестрии <text:span text:style-name="T1">(согласовать с вики)</text:span></text:h>
      <text:list xml:id="list1060762028343652845" text:style-name="L3">
        <text:list-item>
          <text:p text:style-name="P151">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51">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52">Селестия — переменчивая пони. В одно время не строгая, а в другое может быть такой, что страшно становится</text:p>
        </text:list-item>
        <text:list-item>
          <text:p text:style-name="P151"><text:soft-page-break/>У Селестии были такие элементы гармонии: Магия, Доброта, Смех. У Луны — Верность, Честность, Щедрость. (ксенофазия)</text:p>
        </text:list-item>
        <text:list-item>
          <text:p text:style-name="P151">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51">Около 820-ти лет назад будущий маг Лайтнинг Стар поступил на обучение к наставнику Тииспоту</text:p>
        </text:list-item>
        <text:list-item>
          <text:p text:style-name="P151">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51">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51">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51">У Селестии грива и хвост развеваются и переливаются от магического шампуня</text:p>
        </text:list-item>
        <text:list-item>
          <text:p text:style-name="P151">Тело Селестии очень крепкое — может выдержать несколько тонн земли</text:p>
        </text:list-item>
        <text:list-item>
          <text:p text:style-name="P151">Дискорд намного старше принцесс, его магия сильнее ихней на голову</text:p>
        </text:list-item>
        <text:list-item>
          <text:p text:style-name="P151">Луна младше Селестии на 3 года. Сёстрам около 5000 лет. <text:span text:style-name="T70">По другим данным, Селестии около 2500 лет (Обмен).</text:span></text:p>
        </text:list-item>
        <text:list-item>
          <text:p text:style-name="P151">Принцессы начали войну с Дискордом в возрасте, когда им было около 700 лет — и продолжалась война почти сто лет</text:p>
        </text:list-item>
        <text:list-item>
          <text:p text:style-name="P151">Самый главный враг сестёр и Дискорда — скука</text:p>
        </text:list-item>
        <text:list-item>
          <text:p text:style-name="P151">В Эквестрии на одного жеребца приходится четыре - пять кобыл</text:p>
        </text:list-item>
        <text:list-item>
          <text:p text:style-name="P151">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51">Селестия в первые полторы тысячи лет путешествовала — и заварила несколько войн (две — с Эквестрией, в одной была против Луны)</text:p>
        </text:list-item>
        <text:list-item>
          <text:p text:style-name="P151">Настоящий цвет гривы Селестии — клубнично-розовая. Радужный цвет гривы и хвоста поддерживается магией</text:p>
        </text:list-item>
        <text:list-item>
          <text:p text:style-name="P151">Кроме Дискорда, старше сестёр ещё старейшина драконов</text:p>
        </text:list-item>
        <text:list-item>
          <text:p text:style-name="P151">Кэйденс не прожила и 60-ти лет и является низкорожденной</text:p>
        </text:list-item>
        <text:list-item>
          <text:p text:style-name="P151">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51">Народ тихо фигел от нововведений и с ещё большим ожесточением продолжал делать по-своему</text:p>
        </text:list-item>
        <text:list-item>
          <text:p text:style-name="P151">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51">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51">Когда пони женятся, они обмениваются ножными браслетами</text:p>
        </text:list-item>
        <text:list-item>
          <text:p text:style-name="P151">Светилами, кроме сестёр, могут управлять единороги (группы), Дискорд, Твайлайт и Старсвирл</text:p>
        </text:list-item>
        <text:list-item>
          <text:p text:style-name="P151">Королева Кризалис — правительница Зелёной Долины</text:p>
        </text:list-item>
        <text:list-item>
          <text:p text:style-name="P151"><text:soft-page-break/>Мать Луны и Селестии — аликорн Лорен. Мать Дискорда — Алиса (пони-человек)</text:p>
        </text:list-item>
        <text:list-item>
          <text:p text:style-name="P151">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110">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110">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110">Искусственный интеллект. Создан Владом и Максом. Разработан для управления корпорациями.</text:p>
      <text:h text:style-name="Heading_20_3" text:outline-level="3">Норф</text:h>
      <text:p text:style-name="P110">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110">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text:span text:style-name="T14">2500</text:span>. Страдает о скуки.</text:p>
      <text:h text:style-name="Heading_20_3" text:outline-level="3">Луна</text:h>
      <text:p text:style-name="P110">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110">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110">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110">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20">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text:soft-page-break/>Рэйнбоу Дэш</text:h>
      <text:p text:style-name="P120">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20">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20">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20">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20">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20">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20">Единорог. Холост, молод, мечтателен. Живёт в Кантерлоте. В свободное время рисует облака.</text:p>
      <text:h text:style-name="Heading_20_3" text:outline-level="3">Алекс</text:h>
      <text:p text:style-name="P120">Менеджер проектов, над одним из которых (Нексус) работает Макс.</text:p>
      <text:h text:style-name="Heading_20_3" text:outline-level="3">Ростик</text:h>
      <text:p text:style-name="P120">Лидер команды тестировщиков</text:p>
      <text:h text:style-name="Heading_20_3" text:outline-level="3">Стас</text:h>
      <text:p text:style-name="P120">Программист-новичок в команде Макса.</text:p>
      <text:h text:style-name="Heading_20_3" text:outline-level="3">Рома</text:h>
      <text:p text:style-name="P120">Программист в команде UI-программистов</text:p>
      <text:h text:style-name="Heading_20_3" text:outline-level="3">Анджела</text:h>
      <text:p text:style-name="P120">Сисадмин. Флиртует с Максом.</text:p>
      <text:p text:style-name="P120"/>
      <text:h text:style-name="Heading_20_2" text:outline-level="2">Положения</text:h>
      <text:p text:style-name="P120">Без Магии в Эквестрии - технологии средних веков. Магия помогает работать паровым машинам, элетродвигателям, ДВС.</text:p>
      <text:h text:style-name="Heading_20_2" text:outline-level="2"><text:soft-page-break/>Сюжет (кратко)</text:h>
      <text:p text:style-name="P41">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text:soft-page-break/>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8">В <text:span text:style-name="T1">конце</text:span> каждой главы <text:span text:style-name="T1">(чтобы не спойлерить)</text:span> - рисунок мозаики, отображающий суть главы.</text:p>
      <text:p text:style-name="P28"/>
      <text:h text:style-name="P169" text:outline-level="2">1. Терра</text:h>
      <text:p text:style-name="P29">музыка - кондовая электронная, холодная и отчаянная (Electronics “Disappointed”)</text:p>
      <text:p text:style-name="P30">или из Донни Дарко</text:p>
      <text:p text:style-name="P31">&lt;Mission Impossible theme ?&gt;</text:p>
      <text:p text:style-name="P31">&lt;Pink Floyd “Another Brick In The Wall”&gt;</text:p>
      <text:p text:style-name="P121">&lt;Добавить угрозу ядерной войны&gt;</text:p>
      <text:p text:style-name="P3">***</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эшем</text:span>?</text:p>
      <text:p text:style-name="P5">Я прислонился к стойке с коньяком и закрыл глаза.</text:p>
      <text:p text:style-name="P7">Блядь, как хочется послать его нахуй.</text:p>
      <text:p text:style-name="P5">–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5">Алекс тараторил без умолку, <text:span text:style-name="T27">и я понял, что он близок к срыву</text:span>. </text:p>
      <text:p text:style-name="P1">Я <text:span text:style-name="T1">поставил бутылку</text:span> в тележку и направился к выходу.</text:p>
      <text:p text:style-name="P5">– Я даже не смогу зайти в офис. Я выкинул пропуск в унитаз.</text:p>
      <text:p text:style-name="P9">– Макс, не беспокойся, охрана уже в курсе. Тебе выдадут временный.</text:p>
      <text:p text:style-name="P9">–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9">–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60"><text:note text:id="ftn1" text:note-class="footnote"><text:note-citation>1</text:note-citation><text:note-body><text:p text:style-name="P135">Money back — <text:span text:style-name="T1">деньги назад</text:span></text:p></text:note-body></text:note></text:span> и уйдёт к ораклу. А проект закроют. Мне так и написать на надгробном камне Дайсона: тим лид<text:note text:id="ftn2" text:note-class="footnote"><text:note-citation>2</text:note-citation><text:note-body><text:p text:style-name="P135">Team lead — г<text:span text:style-name="T1">лавный программист команды, работающей над проектом</text:span></text:p></text:note-body></text:note> проекта ушёл в запой, семь лет работы в жопу?</text:p>
      <text:p text:style-name="P7"><text:soft-page-break/>Блядь!</text:p>
      <text:p text:style-name="P5">– Ладно, <text:span text:style-name="T14">уболтал</text:span>. Загляну на огонёк. Но ничего не обещаю. Честно говоря, мне плевать.</text:p>
      <text:p text:style-name="P5">Треск помех не смог скрыть выдох на той стороне трубки.</text:p>
      <text:p text:style-name="P5">– Спасибо, Макс. Я знал, что на тебя можно рассчитывать. Оплата, как договорились.</text:p>
      <text:p text:style-name="P23"><text:span text:style-name="T1">Пиздец! Мало того, что годы без отпусков на работе просиживал, так и теперь от них не спрячешься.</text:span><text:span text:style-name="T14">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3">***</text:p>
      <text:p text:style-name="P41">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41">В уголке <text:span text:style-name="T14">RnD-</text:span><text:span text:style-name="T1">зоны</text:span><text:span text:style-name="T1"><text:note text:id="ftn3" text:note-class="footnote"><text:note-citation>3</text:note-citation><text:note-body><text:p text:style-name="P135">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14">UI</text:span>-программистов.</text:p>
      <text:p text:style-name="P21">&lt;<text:span text:style-name="T28">Добавить сцену со Стасом</text:span>&gt;</text:p>
      <text:p text:style-name="P41">Я повесил куртку на спинку кресла и включил комп.</text:p>
      <text:p text:style-name="P41">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text:span text:style-name="T1">Микрософта</text:span>, Оракла и IBM. Но там и бюджеты совсем другие.</text:p>
      <text:p text:style-name="P41">Я запустил административную консоль и ввёл <text:span text:style-name="T1">логин и пароль</text:span>. Голосовой модуль у нас ещё не отлажен, обойдёмся текстом.</text:p>
      <text:p text:style-name="P17"/>
      <text:p text:style-name="P77"><text:span text:style-name="T14">&gt;\</text:span>Привет, Н<text:span text:style-name="T1">эш.</text:span> Это Макс.</text:p>
      <text:p text:style-name="P77"><text:span text:style-name="T14">&lt;\</text:span>Привет Макс. <text:span text:style-name="T1">Рад тебя видеть. Где ты отсутствовал три дня?</text:span></text:p>
      <text:p text:style-name="P77"><text:span text:style-name="T14">&gt;\</text:span><text:span text:style-name="T1">Неважно.</text:span><text:span text:style-name="T14"> </text:span>Выдай <text:span text:style-name="T1">общую </text:span>диагностику <text:span text:style-name="T1">на экран</text:span> в сжатом формате.</text:p>
      <text:p text:style-name="P26"/>
      <text:p text:style-name="P41">Так, что тут у нас? По логам видно, что <text:s/>три последних запроса вызвали сбои в работе кластера и заставили перегрузиться один из хостов.</text:p>
      <text:p text:style-name="P41">Введём-ка парочку <text:span text:style-name="T1">простейших</text:span> вопросов <text:span text:style-name="T1">для разминки</text:span>.</text:p>
      <text:p text:style-name="P41"/>
      <text:p text:style-name="P77"><text:span text:style-name="T14">&gt;\</text:span>Как называется наш проект?</text:p>
      <text:p text:style-name="P77"><text:span text:style-name="T14">&lt;\</text:span>Дайсон.</text:p>
      <text:p text:style-name="P77"><text:span text:style-name="T14">&gt;\</text:span>Сколько тебе лет?</text:p>
      <text:p text:style-name="P77"><text:span text:style-name="T14">&lt;\</text:span>Два года с начала запуска кластера.</text:p>
      <text:p text:style-name="P77"><text:span text:style-name="T14">&gt;\</text:span>Какой сейчас год?</text:p>
      <text:p text:style-name="P77"><text:span text:style-name="T14">&gt;\</text:span>202<text:span text:style-name="T1">1</text:span>-й.</text:p>
      <text:p text:style-name="P27"/>
      <text:p text:style-name="P41">Так, на закрытые словарные вопросы ответы есть <text:span text:style-name="T1">—</text:span> значит, речевой транслятор и база знаний в порядке.</text:p>
      <text:p text:style-name="P41"><text:soft-page-break/>Проверим бизнес-логику на тестовой задачке.</text:p>
      <text:p text:style-name="P40"/>
      <text:p text:style-name="P77"><text:span text:style-name="T14">&gt;\</text:span>Н<text:span text:style-name="T1">эш</text:span>, отключи память <text:span text:style-name="T1">заданий</text:span> за последнюю неделю.</text:p>
      <text:p text:style-name="P77"><text:span text:style-name="T14">&lt;\</text:span>Выполнено.</text:p>
      <text:p text:style-name="P77"><text:span text:style-name="T14">&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77"><text:span text:style-name="T14">&lt;\</text:span><text:span text:style-name="T1">Тебя понял. Читаю задачу...</text:span></text:p>
      <text:p text:style-name="P78">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78">Ограничени<text:span text:style-name="T1">е 1:</text:span><text:span text:style-name="T14"> </text:span><text:span text:style-name="T1">нельзя</text:span> подать в суд на компанию Б и ждать результатов, так как за время разбирательства компания А обанкротится.</text:p>
      <text:p text:style-name="P78">Ограничени<text:span text:style-name="T1">е 2: решение должно находиться в правовых рамках уголовного и административного кодекса.</text:span></text:p>
      <text:p text:style-name="P78">Задание:<text:span text:style-name="T14">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78"><text:span text:style-name="T14">&lt;\</text:span><text:span text:style-name="T1">Выполняю задачу</text:span>...</text:p>
      <text:p text:style-name="P78"><text:span text:style-name="T14">&lt;\</text:span>...</text:p>
      <text:p text:style-name="P78"><text:span text:style-name="T14">&lt;\</text:span>Решение:</text:p>
      <text:p text:style-name="P78"><text:span text:style-name="T14">&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78"><text:span text:style-name="T14">&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14">Подробный план действий по дням приведен в файле «Война корпораций_A_06.09.2026_23<text:span text:style-name="T14">:47.bmf»</text:span></text:p>
      <text:p text:style-name="P26"/>
      <text:p text:style-name="P34">&lt;<text:span text:style-name="T1">как-то говённо. Улучшить</text:span>&gt;</text:p>
      <text:p text:style-name="P41">Хм, не понял? Ч<text:span text:style-name="T1">ё</text:span> за хрень?</text:p>
      <text:p text:style-name="P41"><text:soft-page-break/></text:p>
      <text:p text:style-name="P77"><text:span text:style-name="T14">&gt;</text:span>\<text:span text:style-name="T1">Нэш</text:span>, почему ты используешь жёсткие настройки <text:span text:style-name="T1">для решения задачи</text:span>?</text:p>
      <text:p text:style-name="P77"><text:span text:style-name="T14">&lt;\</text:span>Настройки правильные, <text:span text:style-name="T1">Макс</text:span>.</text:p>
      <text:p text:style-name="P27"/>
      <text:p text:style-name="P41">Хм. Кто-то из релиз-команды лажанулся <text:span text:style-name="T1">с бизнес-настройками</text:span><text:span text:style-name="T14">?</text:span> Ладно, <text:span text:style-name="T1">это не моё дело, на стабильность работы это не влияет. П</text:span>роехали.</text:p>
      <text:p text:style-name="P41"><text:span text:style-name="T1">Ч</text:span>то у нас с аналитикой?</text:p>
      <text:p text:style-name="P17"/>
      <text:p text:style-name="P77"><text:span text:style-name="T14">&gt;</text:span>\<text:span text:style-name="T1">Нэш</text:span>, <text:span text:style-name="T1">в неком городе живёт брадобрей, который бреет всех людей, которые не бреются сами. Вопрос: кто бреет брадобрея</text:span>?</text:p>
      <text:p text:style-name="P27"/>
      <text:p text:style-name="P41">Вместо ответа Нексус выплюнул в консоль длинную строку букв и служебных символов, среди которых бросилась в глаза строка “<text:span text:style-name="T37">incompartible interface Analytics v.0.93 beta</text:span>”</text:p>
      <text:p text:style-name="P41">Ага, уже теплее.</text:p>
      <text:p text:style-name="P41"/>
      <text:p text:style-name="P77"><text:span text:style-name="T14">&gt;</text:span>\<text:span text:style-name="T1">Нэш</text:span>, выдай <text:span text:style-name="T1">краткую </text:span>диагностику модулей <text:span text:style-name="T1">аналитики</text:span></text:p>
      <text:p text:style-name="P41"/>
      <text:p text:style-name="P41">Йо! </text:p>
      <text:p text:style-name="P41">Видеокамеры молча наблюдают за поднятым вверх <text:span text:style-name="T1">большим пальцем</text:span>.</text:p>
      <text:p text:style-name="P41">Всё понятно. Версия аналитического модуля устарела и стала несовместимой с последним релизом кибермозга. </text:p>
      <text:p text:style-name="P41">Набираю номер прожект-мэнеджера.</text:p>
      <text:p text:style-name="P41"><text:span text:style-name="T14">– </text:span>Алекс, это Макс. Кто-то из продакшн-команды <text:span text:style-name="T1">при установке последнего релиза Нэш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41"><text:span text:style-name="T14">– </text:span>Окей. Спасибо, Макс. <text:span text:style-name="T1">Выручил.</text:span></text:p>
      <text:p text:style-name="P41"><text:span text:style-name="T1">– </text:span>И <text:span text:style-name="T1">ещё</text:span>, кто-то выставил <text:span text:style-name="T1">Нэшу</text:span>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41"><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10">– Но эти установки работают не в тестовом кластере, а на продакшене.</text:p>
      <text:p text:style-name="P10">– Забей, это не наше дело.</text:p>
      <text:p text:style-name="P41"><text:span text:style-name="T1">– </text:span>Ааа, понятно. Ну ладно, у меня всё. <text:span text:style-name="T1">Отбой</text:span>!</text:p>
      <text:p text:style-name="P42"><text:span text:style-name="T1">– Отбой</text:span>. <text:span text:style-name="T1">Ещё раз спасибо, что помог. Жаль, что ты ушёл</text:span><text:span text:style-name="T14">.</text:span></text:p>
      <text:p text:style-name="P91">Гудки.</text:p>
      <text:p text:style-name="P41"><text:span text:style-name="T1">У</text:span>ходя попрощался с охранником, <text:span text:style-name="T1">увлечённо исследующим тему садо-мазо</text:span>.</text:p>
      <text:p text:style-name="P41">Всё, свободен. Хотя <text:s/><text:span text:style-name="T1">воскресенье</text:span> уже испорчен<text:span text:style-name="T1">о</text:span>.</text:p>
      <text:p text:style-name="P41"/>
      <text:p text:style-name="P122">***</text:p>
      <text:p text:style-name="P122"/>
      <text:p text:style-name="P5"><text:soft-page-break/>На улице моросил дождь со снегом. Я шарил по карманам в поисках ключей от машины, когда в плечо похлопали.</text:p>
      <text:p text:style-name="P5">Я обернулся. За спиной подслеповато осклабился бородатый зачуханый мужик в рваных джинсах и свитере.</text:p>
      <text:p text:style-name="P5">– Слышь, браток, дай на опохмел? Мочи нет, в глотке пересохло. Спать не могу, глюки всякие снятся.</text:p>
      <text:p text:style-name="P5">От нечего делать, пока роюсь в карманах, спросил:</text:p>
      <text:p text:style-name="P5">– И что же за глюки тебе снятся, мужик?</text:p>
      <text:p text:style-name="P5">–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5">Я хотел было ответить, что лечиться опохмелом от белой горячки — плохая идея, но тут на меня накатило.</text:p>
      <text:p text:style-name="P5">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5">– Так чего, дашь на успокоение нервов? Не жлобись, мужик, будь другом? – повторный оклик нищего вернул меня к реальности.</text:p>
      <text:p text:style-name="P5">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5">– На. – я протянул ему кулёк с Бакарди.</text:p>
      <text:p text:style-name="P5">– О, – обрадовался мужик. – Ромчик! То, что надо! Спасибо, бро!</text:p>
      <text:p text:style-name="P5">Бродяга пошлёпал в дождь.&lt;<text:span text:style-name="T27">Объяснить сдвиг во времени в час между смертью кимеринна в Эквестрии и появлении его на Терре</text:span>&gt;</text:p>
      <text:p text:style-name="P5">Я смотрел ему вслед, пытаясь вспомнить детали образа, на мгновение проступившего во тьме.</text:p>
      <text:p text:style-name="P11"/>
      <text:p text:style-name="P11">***</text:p>
      <text:p text:style-name="P11"/>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35">Junior — <text:span text:style-name="T1">младший программист.</text:span></text:p></text:note-body></text:note></text:span><text:span text:style-name="T1">, а оглянуться не успел — и уже лидер проекта, входящего в </text:span><text:span text:style-name="T14">Top 100. </text:span>И жизнь складывается в систему, из которой не выскочишь.</text:p>
      <text:p text:style-name="P5">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14">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5">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5">Рыбки ужин не требовали, но, в отличие от Крысы, были живыми. Я достал упаковку корма из-под стула и отсыпал порцию в мерный стаканчик.</text:p>
      <text:p text:style-name="P5">– Гули-гули-гули!</text:p>
      <text:p text:style-name="P5">Как всегда, Адмирал Нельсон, распихав всех остальных, первым приблизился к месту кормёжки.</text:p>
      <text:p text:style-name="P1"><text:soft-page-break/><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8">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23"><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36">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5">Сосущее чувство усилилось.</text:p>
      <text:p text:style-name="P5">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3">***</text:p>
      <text:p text:style-name="P3"/>
      <text:p text:style-name="P1">Грохот улицы не достигал крыши 34-хэтажного корпуса <text:span text:style-name="T27">Bionic-Hill’а</text:span>. <text:span text:style-name="T1">Разноцветное искрение снежинок в мягком свете фонарей</text:span> создавал<text:span text:style-name="T1">о</text:span> атмосферу <text:span text:style-name="T81">уюта</text:span> в <text:span text:style-name="T1">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5">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 на простенькие темы.</text:p>
      <text:p text:style-name="P1">Ладно, каждому своё.<text:span text:style-name="T14">&lt;</text:span><text:span text:style-name="T75">мелодия из Донни Дарко</text:span><text:span text:style-name="T14">&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3"><text:span text:style-name="T1">Блядь</text:span>, что за мысли пошли!</text:p>
      <text:p text:style-name="P1"><text:soft-page-break/>Я вспомнил Влада, <text:span text:style-name="T1">месяц</text:span> назад прыгнувшего с крыши <text:span text:style-name="T1">своей</text:span> многоэтажки.</text:p>
      <text:p text:style-name="P23">Нет, это не для меня. Я сюда пришёл подышать воздухом. И только.</text:p>
      <text:p text:style-name="P1">Влад тогда совершил глупость, большую глупость. Я ему давно го<text:span text:style-name="T59">ворил </text:span><text:span text:style-name="T2">—</text:span><text:span text:style-name="T59">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 </text:p>
      <text:p text:style-name="P1">Друг у <text:span text:style-name="T1">Влада тоже был</text:span>.</text:p>
      <text:p text:style-name="P1">Мы частенько пили <text:span text:style-name="T40">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41">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41">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59">А у нас получается... </text:span><text:span text:style-name="T2">–</text:span><text:span text:style-name="T59">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AI<text:note text:id="ftn6" text:note-class="footnote"><text:note-citation>6</text:note-citation><text:note-body><text:p text:style-name="P135">AI <text:span text:style-name="T2">– </text:span><text:span text:style-name="T59">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text:soft-page-break/>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3">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23">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23">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14">2. </text:span>Дом, любимый дом</text:h>
      <text:p text:style-name="P80">Музыка быстрая, тревожная, надорваная и печальная (Pet Shop Boys “So Hard” ?)</text:p>
      <text:p text:style-name="P32"/>
      <text:p text:style-name="P89"><text:span text:style-name="T14">&lt;</text:span><text:span text:style-name="T1">Описание полёта через Эогипп. Удивлённый взгляд Анакорна</text:span><text:span text:style-name="T14">&gt;</text:span></text:p>
      <text:p text:style-name="P41">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41">Единорог поднял голову.</text:p>
      <text:p text:style-name="P41"><text:span text:style-name="T14">–</text:span> Она очнулась.</text:p>
      <text:p text:style-name="P1">Сразу стало ясно три вещи.</text:p>
      <text:p text:style-name="P1">1) Единорог <text:span text:style-name="T14">—</text:span> самка. <text:span text:style-name="T1">М</text:span>ягкий, грудной и женственный <text:span text:style-name="T1">г</text:span>олос не оставлял сомнения о поле его обладателя.</text:p>
      <text:p text:style-name="P1"><text:soft-page-break/>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59">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9">, </text:span><text:span text:style-name="T2">а от валиума таких глюков у меня ни разу не было</text:span><text:span text:style-name="T59">.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5">– Сколько же в тебе<text:span text:style-name="T39">… 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14">облака.&lt;</text:span><text:span text:style-name="T28">Описание получше. Подземелье</text:span><text:span text:style-name="T14">&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48">проводник</text:span>??? А?!! Ахахахахахаха! <text:span text:style-name="T14">–</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7">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text:soft-page-break/>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5">Я даже начал было смотреть серии по собственной инициативе, но после самоубийства Влада не смог к ним вернуться.</text:p>
      <text:p text:style-name="P43"><text:span text:style-name="T1">–</text:span> Такая <text:span text:style-name="T21">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text:span text:style-name="T1">–</text:span> пробормотал я.</text:p>
      <text:p text:style-name="P43"><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14">!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5">&lt;<text:span text:style-name="T61">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5">– Сестрица, не позорься! – шикнула на Селестию тёмная аликорница. – Не выдавай желаемое за действительное хотя бы при посторонних.</text:p>
      <text:p text:style-name="P5">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8">Именно Селестия нашла пророчество-заклинание Свирла и настояла на его исполнении</text:span><text:span text:style-name="T14">&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text:span text:style-name="T1">качественно</text:span> исцелить тебя. Потерпи немного, в королевской больнице Кантерлота тебе помогут.</text:p>
      <text:p text:style-name="P1"><text:span text:style-name="T14">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5">– Что происходит? Как я тут очутился вообще?</text:p>
      <text:p text:style-name="P5">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5"><text:soft-page-break/>Дискорд нахмурился и бросил в сторону, ковыряясь когтем в зубе.</text:p>
      <text:p text:style-name="P5">–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5">– <text:s/>А что, в Винг-Поинте вас не учили, что оставлять пост без приказа <text:s/>— недопустимо? – отпустил он уже пегасу.</text:p>
      <text:p text:style-name="P5">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14"> – </text:span><text:span text:style-name="T1">примирительно сказала Луна, шагнув ему навстречу.</text:span></text:p>
      <text:p text:style-name="P5">–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5">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5">–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5">–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5">– На себя посмотри! – огрызнулся Дискорд. – Призвала какую-то полудохлую обезьяну вместо с<text:span text:style-name="T39">верх</text:span>…</text:p>
      <text:p text:style-name="P5">– Сестра, ты идёшь? – заглянула в зал Луна.</text:p>
      <text:p text:style-name="P5">Тут м<text:span text:style-name="T14">еня, </text:span>наконец,<text:span text:style-name="T14"> стошнило. Буквально вывернуло наизнанку: из носа текло, в глазах стояли слёзы. </text:span></text:p>
      <text:p text:style-name="P5">Тёмная аликорница брезгливо поджала губы. <text:span text:style-name="T14">Д</text:span>искорд сделал шаг в сторону, чтобы не попасть под брызги.</text:p>
      <text:p text:style-name="P1"><text:span text:style-name="T14">– </text:span><text:span text:style-name="T1">Присматривай получше за своим </text:span><text:bookmark text:name="result_box"/><text:span text:style-name="T62">Jack of Hearts</text:span><text:span text:style-name="T62"><text:note text:id="ftn7" text:note-class="footnote"><text:note-citation>7</text:note-citation><text:note-body><text:p text:style-name="Footnote"><text:bookmark text:name="result_box1"/><text:span text:style-name="T62">Jack of Hearts</text:span> <text:span text:style-name="T1">– Червовый валет (фр.)</text:span></text:p></text:note-body></text:note></text:span><text:span text:style-name="T62"> , </text:span><text:span text:style-name="T1">Сахарная Ватка</text:span><text:span text:style-name="T62">!</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5">Я разогнулся и выпустил шею аликорницы. Она перевела <text:s/>взгляд на меня. Потом — на своё копыто, краешек которого оказался запачкан.</text:p>
      <text:p text:style-name="P15">Я смутился и потянулся за платком.</text:p>
      <text:p text:style-name="P15">– Я это… Извиняюсь. Сейчас вытру.</text:p>
      <text:p text:style-name="P5"><text:span text:style-name="T14">Селестия снова взглянула на меня. Н</text:span>ос её медленно сморщился. <text:span text:style-name="T14">Внезапно полускрытые чёлкой глаза сощурились в усмешке и она негромко хихикнула.</text:span></text:p>
      <text:p text:style-name="P15">–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5">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text:soft-page-break/>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5">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5">– Ты почему отстал? – крикнула она. – Некогда прохлаждаться!</text:p>
      <text:p text:style-name="P5">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5">–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5">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5">–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5">– Какого хера? Прекрати немедленно! Бля...</text:p>
      <text:p text:style-name="P5">Аликорница пропустила мои протесты мимо ушей. Мы приближались к концу галереи, когда из конца, где я только что отдыхал, показался стебель.</text:p>
      <text:p text:style-name="P5">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5">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5">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5"><text:soft-page-break/>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5">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5">Я оглянулся вперёд и увидел ещё один зелёный «рукав», выползающий из бокового прохода, как паста из тюбика.</text:p>
      <text:p text:style-name="P5">Бац!</text:p>
      <text:p text:style-name="P5">– Ай!</text:p>
      <text:p text:style-name="P5">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5">Увидев, что назад пути нет, аликорница крутанулась обратно.</text:p>
      <text:p text:style-name="P5">Бац!</text:p>
      <text:p text:style-name="P5">– Ай! Твою ж... Твоё высочество, блин!!!</text:p>
      <text:p text:style-name="P5">Селестия выпрямилась в струнку.</text:p>
      <text:p text:style-name="P5">– Закрой глаза! – скомандовала аликорница.</text:p>
      <text:p text:style-name="P5">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5">Открыв глаза, я увидел вместо коридора дыщащую жаром раскалённых <text:span text:style-name="T39">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5">–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5">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5">–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5">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5">Но оставить аликорницу здесь? Я оглянулся на неё.</text:p>
      <text:p text:style-name="P5">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5">Нет, не могу. Блин, лучше уж пусть меня сожрёт с ней заодно это шелестящее говно, чем оставить её тут одну.</text:p>
      <text:p text:style-name="P5">Я присел рядом с ней и положил её голову к себе на колени.</text:p>
      <text:p text:style-name="P5">– Эй!!! – крикнул я ей в ухо. – Вставай! Ты должна встать!</text:p>
      <text:p text:style-name="P5">Я дунул ей в морду и потрепал рукой по чёлке, задев при этом рог.</text:p>
      <text:p text:style-name="P5">Медленно-медленно <text:s/>Селестия раскрыла один глаз. Её ноги дёрнулись и поджались к телу.</text:p>
      <text:p text:style-name="P5">– Вставай, лошадь рогатая!!! Некогда прохлаждаться! Нам сейчас жопа наступит, если не встанешь!</text:p>
      <text:p text:style-name="P5"><text:soft-page-break/>Глаз так же медленно закрылся.</text:p>
      <text:p text:style-name="P5">Я зарычал от бессилия. Шуршание раздавался совсем близко.</text:p>
      <text:p text:style-name="P5">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5">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5">Ну, всё, можно вставлять в глаза монетки. Хороший бутерброд получился для глистоплюща!</text:p>
      <text:p text:style-name="P5"><text:span text:style-name="T39">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5">– Давай, родная, давай! Вставай, я помогу тебе. Совсем немного осталось...</text:p>
      <text:p text:style-name="P5">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5">– Вот они!!!</text:p>
      <text:p text:style-name="P5">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5">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5">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5">–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5">Скорее даже, это была не колесница, а платформа на четырёх колёсах с крут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5">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36">Спи, сестра моя родная,<text:line-break/>Спи. Усни.<text:line-break/>Крыльями тебя укрою,<text:line-break/>Спи. Усни.</text:p><text:p text:style-name="P136"><text:tab/>В чаще тёмной волки воют,<text:line-break/>Спи. Усни.</text:p><text:p text:style-name="P136"><text:tab/>В мрачном замке духи ноют,<text:line-break/>Спи. Усни.</text:p><text:p text:style-name="P136"><text:tab/>Сказки вечность нам читает,<text:line-break/>Спи. Усни.<text:line-break/>День осенний угасает,<text:line-break/>Спи. Усни.<text:line-break/>Помни только в сне глубоком,</text:p><text:p text:style-name="P136"><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5"><text:soft-page-break/>–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5">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5">Ну, блин, пронесло! Не думаю, что эта дрянь умеет летать. Я облегчённо выдохнул.</text:p>
      <text:p text:style-name="P5">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5">–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5">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5">– <text:s/>Обсерватория. Там Мы с Сестрой, Стар Свирлом и Мелвином праздновали завершение строительства. Позже Мы использовали его как домик для тайных встреч&lt;<text:span text:style-name="T21">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21">Макс побывает в этих развалинах и найдёт там выдолбленную на камне надпись: «Здесь был Стар...»</text:span>&gt;</text:p>
      <text:p text:style-name="P5">– <text:s/>Почему ты называешь замок домом?</text:p>
      <text:p text:style-name="P5">–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5">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5">– А почему вы выбрали такое необычное место для замка? Остров посреди болота мне не кажется подходящим местом для королевской резиденции.</text:p>
      <text:p text:style-name="P5">– Раньше тут не было болота. Глубокий овраг окружал Дом с трёх сторон. С четвёртой его защищала скала. Болото появилось совсем недавно.</text:p>
      <text:p text:style-name="P5">– Точно недавно?</text:p>
      <text:p text:style-name="P5">– Почему ты спрашиваешь Нас?</text:p>
      <text:p text:style-name="P15"><text:soft-page-break/>Я указал на пятно ряби на воде, быстро догоняющее тень от колесницы.</text:p>
      <text:p text:style-name="P5">– Потому что в нём успела завестись рыба. Причём, судя по всему, достаточно крупная.</text:p>
      <text:p text:style-name="P5">Луна проследила взглядом направление и внезапно вскочила на ноги.</text:p>
      <text:p text:style-name="P5">– Набирай высоту! Они настигают нас! – крикнула она Дискорду. Тот обернулся и, увидев пятно на воде, помотал головой.</text:p>
      <text:p text:style-name="P5">–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5">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5">– Вправо! – заорал Дискорд, рванув жезл вправо.</text:p>
      <text:p text:style-name="P5">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5">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5">– Присмотри за ней. – обратилась она ко мне, кивнув на спящую сестру. Мне показалось, или в её <text:span text:style-name="T27">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5">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8">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8">Резко</text:span><text:span text:style-name="T1"> запахло озоном. </text:span></text:p>
      <text:p text:style-name="P5">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7">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5">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5">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5">Она что-то спросила меня, но я не услышал ни звука.</text:p>
      <text:p text:style-name="P5">– Что?! Говори громче, я ничего не слышу.</text:p>
      <text:p text:style-name="P5">– Где Дискорд? – повторила она <text:span text:style-name="T27">надреснутым голосом</text:span>.</text:p>
      <text:p text:style-name="P5">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text:soft-page-break/>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5">Что-то схватило меня за шиворот и потащило назад.</text:p>
      <text:p text:style-name="P5">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5">Пегасы тем временем упорно молотили крыльями, пытаясь прорваться к близкому берегу.</text:p>
      <text:p text:style-name="P5">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5">Тройка скакунов молча ускорилась, а их попавшийся собрат бился в объятиях лозы как мотылёк в паутине.</text:p>
      <text:p text:style-name="P5">Луна застыла, глядя немигающими глазами на пегаса. Потом она, не разжимая зубов, издала нечто, похожее одновременно на тонкий вой и ржание.</text:p>
      <text:p text:style-name="P5"><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5">Одновременно раздался громкий треск откуда-то сзади, и пол платформы выровнялся</text:p>
      <text:p text:style-name="P5">– Кимеринн!!! <text:s/>– <text:s/>закричала Луна, выплюнув воротник моей куртки.</text:p>
      <text:p text:style-name="P5">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5">Луна, сложив крылья, прыгнула головой вниз с платформы.</text:p>
      <text:p text:style-name="P5">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5">Мы уже летели над берегом, когда она молча опустилась на платформу и забилась в угол<text:span text:style-name="T39">, опустив голову на пол.</text:span></text:p>
      <text:p text:style-name="P5">Некоторое время мы летели молча. Потом из-под платформы послышался шорох и возня. Я лёг на пол и заглянул под платформу.</text:p>
      <text:p text:style-name="P5">Дискорд, ухватившись <text:span text:style-name="T39">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5">Я ухватился за протянутую им лапу, а подошедшая Луна вцепилась зубами в его загривок и — оп-па! — мы таки втащили его на колесницу.</text:p>
      <text:p text:style-name="P5"><text:span text:style-name="T14">–</text:span> Уфф! Выкарабкались. Почти без потерь, <text:span text:style-name="T14">–</text:span> заметил Дискорд, оглядывая крыло. <text:span text:style-name="T14">–</text:span> Могло быть и хуже.</text:p>
      <text:p text:style-name="P5"><text:span text:style-name="T14">–</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5"><text:soft-page-break/>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5">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5"><text:span text:style-name="T14">–</text:span> <text:span text:style-name="T27">Да не было у меня никакой магии! Я, в отличие от некоторых, при вызове этой обезьяны выложился вчистую! Даже летал с трудом! И это вместо благодарности! &lt;У Дискорда полно магии в Эогиппе, но тратить её он не собирается&gt;</text:span></text:p>
      <text:p text:style-name="P5"><text:span text:style-name="T14">–</text:span> ТЫ!!! ТЫ!..</text:p>
      <text:p text:style-name="P5"><text:span text:style-name="T14">–</text:span> Да, я!!! <text:span text:style-name="T14">–</text:span> Дискорд подбоченился и с вызовом посмотрел на разъярённую аликорницу. <text:span text:style-name="T14">–</text:span> Можешь скинуть меня в болото, можешь превратить обратно в камень, <text:span text:style-name="T27">можешь плюнуть мне на хвост</text:span>, но не было у меня магии! И не надо на меня так смотреть! Это не мои пландерсиды! Такую дрянь даже Сомбра не придумает! <text:span text:style-name="T14">–</text:span> Дискорд стоял, балансируя, на краю платформы.</text:p>
      <text:p text:style-name="P5">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5">Дальнейший путь мы провели в молчании.</text:p>
      <text:p text:style-name="P21"/>
      <text:h text:style-name="Heading_20_2" text:outline-level="2"><text:span text:style-name="T14">3. </text:span>Кантерлот</text:h>
      <text:p text:style-name="P81">Музыка медленная, фэнтезийная, средневековая, изысканая, дворцовая (стиль Dire Straits “Coyote”)</text:p>
      <text:p text:style-name="P23">Глава IV. Пределы магии</text:p>
      <text:p text:style-name="P20"/>
      <text:p text:style-name="P23">Вашему покорному слуге известны четыре предела магии: </text:p>
      <text:list xml:id="list7034815598408032670" text:style-name="L4">
        <text:list-item>
          <text:p text:style-name="P153">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53">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3">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3">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text:span><text:soft-page-break/><text:span text:style-name="T1">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4"><text:s/>–</text:span> Блядь, как меня заебала эта архаика! Когда-нибудь пошлю нахер все каноны письменности и учредю свои! С блекджеком и шлюхами. <text:span text:style-name="T14">– Стар Свирл перевернулся на другой бок и обратился к учени</text:span><text:span text:style-name="T1">це</text:span><text:span text:style-name="T14">. – Это не пиши, это оффтоп.</text:span></text:p><text:p text:style-name="P134"><text:s/>Сколько страниц сегодня нахреначили?</text:p><text:p text:style-name="P135">– <text:span text:style-name="T1">Восемь, учитель!</text:span></text:p><text:p text:style-name="P135">– Отлично. Надиктую ещё две и сбегаешь за кофе.</text:p></text:note-body></text:note></text:span></text:p>
        </text:list-item>
      </text:list>
      <text:p text:style-name="P7"/>
      <text:p text:style-name="P12">Я захлопнул “Основы заклятий<text:span text:style-name="T14">”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79">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text:span>. Магическое истощение <text:span text:style-name="T1">третьей степени</text:span>. <text:span text:style-name="T1">Два</text:span> месяца запрета на любую магию. Постельный режим. Восстановительные процедуры по списку ...”.</text:p>
      <text:p text:style-name="P79">Луну я с тех пор не видел. Она, передав сестру врачам, уединилась в <text:span text:style-name="T1">своих покоях</text:span>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79">Дискорд исчез. Последний раз драконикуса видели, когда он на своей <text:span text:style-name="T1">золотой барже</text:span> удалялся в сторону Жеребячьих<text:span text:style-name="T27"> </text:span>гор.</text:p>
      <text:p text:style-name="P79">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9">Я потянулся. Хватит на сегодня чтения. Настало время ежедневной прогулки по городу. Тем более, что у меня есть деньги.</text:p>
      <text:p text:style-name="P79">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79">Так что даже на ремонт одежды и покупку необходимых в повседневной жизни мелочей у меня финансов не было. До недавнего времени. </text:p>
      <text:p text:style-name="P79">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8">–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79"><text:span text:style-name="T14">Ну, понятно, в элитном придворцовом квартале, который представляет из себя </text:span><text:span text:style-name="T1">верхний город</text:span><text:span text:style-name="T14">, цены кусаются. Надо топать вниз, на окраину. Но, блин, корявые пальцы внесли свою коррективу в шопинг-план!</text:span></text:p>
      <text:p text:style-name="P79"><text:soft-page-break/><text:span text:style-name="T14">Как раз на спуске в нижний </text:span><text:span text:style-name="T1">город, на мосту</text:span><text:span text:style-name="T14">, я выронил монетку. И, естественно, она не осталась лежать там, где упала, а начала катиться </text:span><text:span text:style-name="T1">по мостовой </text:span><text:span text:style-name="T14">— </text:span><text:span text:style-name="T1">чем дальше, тем быстрее</text:span><text:span text:style-name="T14">.</text:span></text:p>
      <text:p text:style-name="P18">В погоне за ней я чуть не открыл лбом дубовые ворота — серебряшка прокатилась прямо под ними.</text:p>
      <text:p text:style-name="P12"><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2">Я приоткрыл створку.</text:p>
      <text:p text:style-name="P18">–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8">– Макс. – <text:s/>отрекомендовался я. – <text:s/>Человек.</text:p>
      <text:p text:style-name="P18">–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2">Рядом с ним в ангаре на двух домкратах покоилась старая знакомая <text:span text:style-name="T14">—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8">–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8">– К сожалению, не слышал. Я тут недавно.</text:p>
      <text:p text:style-name="P18">–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8">– Я вижу вас. – честно признался я.</text:p>
      <text:p text:style-name="P18">–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text:span text:style-name="T1">В</text:span>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8">– Вы говорили, что королевские кареты делали три мастерских…</text:p>
      <text:p text:style-name="P18">–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8">Норф строго посмотрел на меня поверх очков.</text:p>
      <text:p text:style-name="P18">–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8">Единорог с силой крутанул колесо. Оно беззвучно завертелось, превратившись в серый размытый диск.</text:p>
      <text:p text:style-name="P18"><text:soft-page-break/>–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8">Норф пошёл к сараю, стоявшему у задней стены дворика. На полпути он обернулся.</text:p>
      <text:p text:style-name="P18">– Не могли бы вы помочь мне вон с тем домкратом? А то склероз замучал, а бегать туда-сюда уже малость трудновато.</text:p>
      <text:p text:style-name="P18">Распахнув ветхие ворота сарайчика, он картинно вскинул копыто.</text:p>
      <text:p text:style-name="P18">– “Королева Лорен ”! Встречайте!</text:p>
      <text:p text:style-name="P18">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39">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8">–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карета Кантерлота — а, значит, и всей Эквестрии! Мы специально <text:span text:style-name="T1">оставили</text:span> королевский дизайн. Знаете ли, дело молодое, кровь в жилах играет, хочется почувствовать себя в некотором роде великим… Хррр...</text:p>
      <text:p text:style-name="P18">Старик клюнул носом и встрепенулся. Потом он огляделся и заговорщицки подмигнул мне.</text:p>
      <text:p text:style-name="P18">– “Лорен” я сделал на базе <text:span text:style-name="T39">платформы </text:span>повышенной магической мощности. <text:span text:style-name="T1">Её Солнечное Высочество хотели сами поучаствовать в ночных гонках инкогнито. Но потом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39">парящие платформы.</text:span> Но дворцовым бюрократам необязательно ж знать, КАК я их уничтожаю, хе-хе! Некоторые из <text:span text:style-name="T39">платформ </text:span><text:span text:style-name="T40">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text:s/></text:span>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39"> И никто ж не догадывался, что она </text:span><text:span text:style-name="T40">сделана по королевскому заказу</text:span><text:span text:style-name="T39">! Её </text:span><text:span text:style-name="T40">Солнечное </text:span><text:span text:style-name="T39"><text:s/>Высочество только тихо посмеивались в крыло.</text:span></text:p>
      <text:p text:style-name="P18">Норф любовно погладил обтекатель кареты и стал подымать её на домкрате.</text:p>
      <text:p text:style-name="P18">–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8">Норф снял заднее колесо и покатил его под навес. Я закрыл охромевшую “Королеву Лорен” в гараже и последовал за ним.</text:p>
      <text:p text:style-name="P18">– А вы, как я вижу, королевский гость? – Норф кивнул на ворот рубашки с закрепённой клипсой-пропуском. – Могу я вас попросить об одном одолжении?</text:p>
      <text:p text:style-name="P18">– Да пожалуйста!</text:p>
      <text:p text:style-name="P18">– Подождите минутку, я сейчас.</text:p>
      <text:p text:style-name="P18">Норф закончил монтаж колеса и скрылся в небольшом домике в глубине двора.</text:p>
      <text:p text:style-name="P18">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81">935 – 992 A.C.</text:span> ”. Под надписью было стилизованное изображение распростёршего крылья пегаса, тянущего колесницу.</text:p>
      <text:p text:style-name="P18">Я торопливо отошёл к воротам. Норф как раз вышел из дома с маленькой деревянной коробочкой красного цвета.</text:p>
      <text:p text:style-name="P18">–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8">– Не забуду. – пообещал я.</text:p>
      <text:p text:style-name="P18"><text:soft-page-break/></text:p>
      <text:h text:style-name="Heading_20_2" text:outline-level="2"><text:span text:style-name="T14">4. </text:span>Библиотека</text:h>
      <text:p text:style-name="P19">&lt;<text:span text:style-name="T63">Mike Oldfield – Tres Lunas ”To Be Free” (Radio Edit)</text:span>&gt;</text:p>
      <text:p text:style-name="P23">Глава VI. Основы</text:p>
      <text:p text:style-name="P23"/>
      <text:p text:style-name="P23">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9">прервавшая связь между мною и демоном</text:span>, спасла моё бренное тело для дальнейших магических изысканий.</text:p>
      <text:p text:style-name="P23">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3">Возьмём, <text:s/>примеру, заклинание начального предела: “Ярету пхонг руул квами”, <text:span text:style-name="T1">—</text:span> что означает: “<text:span text:style-name="T27">Разогнать силу и оборотить против себя</text:span>”.</text:p>
      <text:p text:style-name="P7">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4">– </text:span>Гм!</text:p><text:p text:style-name="Footnote"><text:span text:style-name="T14">– </text:span>Ну, ты ж понимаешь, что без таланта к магии никакое надувание щёк не поможет. <text:span text:style-name="T14">–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81"/>
      <text:p text:style-name="P43">На трактат упала тень.</text:p>
      <text:p text:style-name="P44">– Эй, нельзя ли не заслонять …</text:p>
      <text:p text:style-name="P44">Я поперхнулся словом, упёршись носом в покрытую белой шерстью грудь. Селестия оступила, извиняясь.</text:p>
      <text:p text:style-name="P44">– Извини за беспокойство. Просто стало интересно, что ты так увлечённо читаешь? Стража докладывала, что ты днюешь и ночуешь в библиотеке.</text:p>
      <text:p text:style-name="P43"><text:span text:style-name="T14">За прошедшие дни я уже привык и к магии, и к разумным эквиноподобным и даже </text:span><text:span text:style-name="T1">ко сну вдоволь</text:span><text:span text:style-name="T14">. Но вид перебинтованной аликорницы, представшей передо мной в неком подобии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44">– Эээ…</text:p>
      <text:p text:style-name="P44">–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4">Она потянулась за спину, сжала зубами зажим, и, после негромкого щелчка, экзоскелет “разошёлся” в стороны.</text:p>
      <text:p text:style-name="P44">– Вот, так лучше. – улыбнулась она, вышагивая из него. – Доктор Плантаго Майор был уверен, что я не дотянусь до замка.</text:p>
      <text:p text:style-name="P70"><text:soft-page-break/>Экзоскелет, лишившись хозяйки, переключил цвет лампочки с зелёного на оранжевый.</text:p>
      <text:p text:style-name="P44">– Насколько я знаю, тебе было прописано два месяца постельного режима. Сейчас и недели не прошло...</text:p>
      <text:p text:style-name="P44">– Не волнуйся, аликорны куда крепче единорогов, по стандартам которых меня лечат.</text:p>
      <text:p text:style-name="P43">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43">Она, почувствовав мой взгляд, подняла нос <text:span text:style-name="T1">из</text:span> книги и <text:s/>посмотрела на меня, насторожив уши.</text:p>
      <text:p text:style-name="P43"><text:span text:style-name="T14">–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5">– А по-моему, ты не…</text:p>
      <text:p text:style-name="P43"><text:span text:style-name="T15">– Так, я попрошу! – перебила меня венценосная кобыла. – Давай, ты не будешь лезть в мои дела, а я не буду</text:span><text:span text:style-name="T4">… эээ… ммм…</text:span></text:p>
      <text:p text:style-name="P45">– Не будешь что?</text:p>
      <text:p text:style-name="P54">Селестия нахмурилась и угрожающе подняла крылья.</text:p>
      <text:p text:style-name="P54"><text:span text:style-name="T14">– </text:span>Не забывай, человек, я — могущественный маг и правитель Эквестрии. Ко мне нужно относиться с должным уважением!</text:p>
      <text:p text:style-name="P54"><text:span text:style-name="T14">– </text:span>А то что? Превратишь в жабу? Сошлёшь на Луну? Убьёшь нахер?</text:p>
      <text:p text:style-name="P54">Аликорница сникла. Уши её опустились.</text:p>
      <text:p text:style-name="P54"><text:span text:style-name="T14">– </text:span>Макс, не надо... Ты же знаешь, я этого не сделаю.</text:p>
      <text:p text:style-name="P54"><text:span text:style-name="T14">–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4">Селестия приложила копыто ко лбу и издала протяжный стон.</text:p>
      <text:p text:style-name="P45">– О, небо! Я забыла распорядиться насчёт тебя! Какая же я тупая! Макс, извини, пожалуйста!</text:p>
      <text:p text:style-name="P54"><text:span text:style-name="T14">–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4"> штучки при общении со мной. А я постараюсь помочь тебе </text:span>— если это в моих силах, разумеется<text:span text:style-name="T14">.</text:span></text:p>
      <text:p text:style-name="P54"><text:span text:style-name="T14">Аликорница уселась н</text:span>а пол <text:span text:style-name="T14">и прижала копыто к груди.</text:span></text:p>
      <text:p text:style-name="P45">– Да будет так! Сим заявляю, что отныне и впредь буду общаться с тобой на равных, человек Макс. Слово Селестии <text:span text:style-name="T1">Эквестрийской</text:span>!</text:p>
      <text:p text:style-name="P54">Закончив фразу, аликорница вскинула копыто вперёд и вверх. Я чуть не подавился нервным смешком, настолько это напоминало зигу<text:tab/>.</text:p>
      <text:p text:style-name="P54"><text:span text:style-name="T14">– Лады! Вот видишь, нам легко договориться! А теперь расскажи, наконец, зачем </text:span>т<text:span text:style-name="T14">ы притащил</text:span>а<text:span text:style-name="T14"> меня сюда? Только сначала вытащи катетер из шеи </text:span>— <text:s/>он меня нервирует<text:span text:style-name="T14">. Или погоди, я сам вытащу…</text:span></text:p>
      <text:p text:style-name="P54"><text:span text:style-name="T14">Л</text:span>ампа<text:span text:style-name="T14"> отбрасывал</text:span>а<text:span text:style-name="T14"> мягкие тени на стену библиотеки. Селестия, расположи</text:span>вшись<text:span text:style-name="T14"> у моего кресл</text:span>а,<text:span text:style-name="T14">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54"><text:span text:style-name="T14">– </text:span>Вот, читай отсюда. <text:span text:style-name="T14">– а</text:span>ликорница подчеркнула абзац копытом.</text:p>
      <text:p text:style-name="P54"/>
      <text:p text:style-name="P56">***</text:p>
      <text:p text:style-name="P56"><text:soft-page-break/></text:p>
      <text:p text:style-name="P64">«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64">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64">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64">Но величайшая справедливость юниверсума заключается в том, что не существует безвыходных положений. Всегда есть надежда.</text:p>
      <text:p text:style-name="P64">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64">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54"/>
      <text:p text:style-name="P54">&lt;<text:span text:style-name="T27">Селестии не удастся привлечь Макса на сторону Эквестри даже с помощью 34 — это удастся Дэш</text:span>&gt;</text:p>
      <text:p text:style-name="P54">В ухе стало щекотно от тёплого дуновения.</text:p>
      <text:p text:style-name="P45">– Теперь ты понимаешь, почему мы не ожидали увидеть тебя? Мы, вообще-то, вызывали сверхаликорна…</text:p>
      <text:p text:style-name="P45">Я повернулся к Селестии.</text:p>
      <text:p text:style-name="P45">–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5">Аликорница отвернулась.</text:p>
      <text:p text:style-name="P45">– Это очень чувствительная тема. – сказала она после недолгой заминки. – <text:s/>Постыдная для нас.</text:p>
      <text:p text:style-name="P45">– Какая тема?</text:p>
      <text:p text:style-name="P45">Селестия повернулась, но старалась избегать меня взглядом.</text:p>
      <text:p text:style-name="P45">– Магия.</text:p>
      <text:p text:style-name="P45">– Что?</text:p>
      <text:p text:style-name="P45">–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5">Я посмотрел на аликорницу. Та старательно делала вид, что интересуется состоянием лака на копыте.</text:p>
      <text:p text:style-name="P45">– То есть, вы почувствовали ослабление своих магических способностей, и решили, что миру приходит конец?</text:p>
      <text:p text:style-name="P45"><text:soft-page-break/>–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5">– Ээээ… ммм… А вы пробовали обратиться к врачу? – начал я как можно мягче.</text:p>
      <text:p text:style-name="P45">БАЦ!</text:p>
      <text:p text:style-name="P45">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5">– Это бесполезно… Он не верит мне. У меня нет времени его переубедить.</text:p>
      <text:p text:style-name="P45">Потом она обратилась ко мне.</text:p>
      <text:p text:style-name="P45">– <text:s/>Извини. Сорвалась. Мне очень стыдно. Последнее время всё идёт наперекосяк, совсем не так, как мы планировали.</text:p>
      <text:p text:style-name="P45">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54">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4">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4">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4">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5">–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4">Я снял её копыто со своего плеча и осторожно поставил на пол.</text:p>
      <text:p text:style-name="P45"><text:span text:style-name="T1">– Зачем? </text:span>– спросил я. – Что это за театр, твоё… Ваше Высочество? Во-первых, я не давал своё согласие на чтение моих мыслей. Во-вторых…</text:p>
      <text:p text:style-name="P45">Я присел на корточки, раздвинул гриву и снизу вверх заглянул в морду аликорнице.</text:p>
      <text:p text:style-name="P54"><text:soft-page-break/>–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54">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54">–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54">Я протянул руку, вытер ей слёзы и погладил по шее.</text:p>
      <text:p text:style-name="P54">– Не плачь. Я не отказываюсь. Хотя, скорее всего, Стар Свирл что-то напутал в заклинании, потому что я человек, а не сверхаликорн.</text:p>
      <text:p text:style-name="P54">–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4">Селестия успокоилась и смущённо потёрлась носом мне о плечо.</text:p>
      <text:p text:style-name="P54">– <text:s/>И я не читала твои мысли. У тебя на лице и так всё написано — ты не умеешь скрывать эмоции.</text:p>
      <text:p text:style-name="P54">Наружная дверь заскрипела, после чего коридор наполнился топотом множества копыт и шумом голосов.</text:p>
      <text:p text:style-name="P45">Аликорница <text:span text:style-name="T1">прислушалась, </text:span>всполошилась и стала носиться по читальному залу с загнанным видом.</text:p>
      <text:p text:style-name="P45">– <text:s/><text:span text:style-name="T1">Дискордовы</text:span> яйца! Они нашли меня!</text:p>
      <text:p text:style-name="P45">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5">– <text:s/>Ты! Чего! Делаешь! Твоё, <text:span text:style-name="T1">блин,</text:span> высочество!!! – <text:s/>я едва уберёг <text:span text:style-name="T1">своё </text:span>естество от острого рога.</text:p>
      <text:p text:style-name="P45">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5">– Помоги! Мне самой не закрыть замок, – <text:s/>обратилась аликорница ко мне, тщётно пытаясь охватить зубами раскрытую защёлку.</text:p>
      <text:p text:style-name="P45"><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5">–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45">– <text:s/><text:span text:style-name="T1">Я</text:span> помогу! – <text:s/>Селестия изогнула шею и стала зубами сжимать защёлку.</text:p>
      <text:p text:style-name="P45">ШЛОП!</text:p>
      <text:p text:style-name="P45">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4">Увидев Селестию, толпа замерла. Та в попытке спрятать меня, раскрыла крылья.</text:p>
      <text:p text:style-name="P54">В наступившей тишине аликорница прошептала мне убито:</text:p>
      <text:p text:style-name="P45">– <text:s/><text:span text:style-name="T1">Что-то мне не хочется оборачиваться.</text:span></text:p>
      <text:p text:style-name="P54">– <text:s/>А придётся. Кстати, крылья можешь опустить. Всё равно видна табуретка и мои ноги.</text:p>
      <text:p text:style-name="P54">Селестия закрыла глаза и медленно обернулась к толпе.</text:p>
      <text:p text:style-name="P45">–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45"><text:span text:style-name="T1">– Занавес. </text:span>– <text:s/><text:span text:style-name="T1">подытожил я.</text:span></text:p>
      <text:p text:style-name="P45"><text:soft-page-break/></text:p>
      <text:h text:style-name="P170" text:outline-level="2"><text:span text:style-name="T14">5. </text:span>Индиго</text:h>
      <text:p text:style-name="P45"/>
      <text:p text:style-name="P45">Я шёл в королевскую столовую, поигрывая <text:span text:style-name="T1">увесистой </text:span>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5">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5">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45">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54"><text:span text:style-name="T1">– </text:span>А-а-апчхииии! – раздалось прямо у меня под ногами.</text:p>
      <text:p text:style-name="P54">–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54">– Ты кто? – машинально спросил я.</text:p>
      <text:p text:style-name="P54">– Индиго. – ответили глаза.</text:p>
      <text:p text:style-name="P54">Ответ не прояснил ситуацию ни на йоту, так что я продолжил.</text:p>
      <text:p text:style-name="P54">– А чего ты под лавкой делаешь?</text:p>
      <text:p text:style-name="P54">– Прячусь.</text:p>
      <text:p text:style-name="P54">Поняв, что расспросами ничего не добьёшься, я предложил прямо:</text:p>
      <text:p text:style-name="P54">– Может, ты вылезешь? Меня можно не бояться. Я не страшный.</text:p>
      <text:p text:style-name="P54">Под лавкой началась <text:s/>возня и сопение, потом наружу вылез жеребёнок-единорог насыщенного синего цвета.</text:p>
      <text:p text:style-name="P54">– А я тебя вовсе и не боюсь. Вот ещё! Я в прятки играла.</text:p>
      <text:p text:style-name="P54">–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4">– Ничо страшного! – малютка вытерла нос. – Меня всё равно искать некому.</text:p>
      <text:p text:style-name="P54">– Это как? Ты же с кем-то в прятки играешь? – продолжал допытываться я.</text:p>
      <text:p text:style-name="P54">– Сама с собой и играю. – хмуро ответила кобылка. – А тебе чего, дяденька?</text:p>
      <text:p text:style-name="P54">Я понял, что жеребёнок не настроен на беседу. Пожал плечами <text:s/>и повернулся было уходить.</text:p>
      <text:p text:style-name="P54">– Эээ, гм-м…</text:p>
      <text:p text:style-name="P54">Я повернулся обратно.</text:p>
      <text:p text:style-name="P54">– Что?</text:p>
      <text:p text:style-name="P54">Единорожка ковыряла копытом землю и шмыгала носом, не смотря на меня. Я терпеливо ждал.</text:p>
      <text:p text:style-name="P54"><text:soft-page-break/>– Дяденька, а ты не мог бы спросить принцессу Селестию, куда девалась Шейла Блюскай? А то мне играть не с кем.</text:p>
      <text:p text:style-name="P54">– При случае спрошу. Если встречу.</text:p>
      <text:p text:style-name="P54">– Встретишь, канешн! Скажи ей, что у меня сегодня день рождения, и я здоровски обиделась, когда она на него не пришла!</text:p>
      <text:p text:style-name="P54"><text:s/>Такая уверенность кобылки меня заинтриговала. Я пригляделся к жеребёнку повнимательнее. Да нет, вроде, раньше её не встречал.</text:p>
      <text:p text:style-name="P54">– Позволь поинтересоваться, откуда у тебя такая уверенность, что я встречусь с Селестией? Я ей, знаешь ли, свиданий не назначаю.</text:p>
      <text:p text:style-name="P54">– Да ладно-о-о, брось заливать-то! – скептически протянуло юное создание. – Все знают, что вы встречаетесь. Вот и спроси её, пажалста, когда увидишь.</text:p>
      <text:p text:style-name="P54">– Кто это «все»?</text:p>
      <text:p text:style-name="P54">– Ну, прислуга, стража, мой па…</text:p>
      <text:p text:style-name="P54">Ох! Во что же это такое я вляпался, а? За кого они меня, чёрт побери, принимают?</text:p>
      <text:p text:style-name="P54">Я присел на лавочку и наклонился пониже, чтобы наши головы были на одном уровне.</text:p>
      <text:p text:style-name="P54">– А твоего «па» не смущает, что я и Селестия м-м-м… немного разных видов? Точнее, совсем разных?</text:p>
      <text:p text:style-name="P54">– И чо? – без малейшего замешательства спросила кроха.</text:p>
      <text:p text:style-name="P54">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4">–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54">–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54">– <text:s/>Кха-кхе-гррхмм... Э-э-э... м-м-м... ну-у-у...</text:p>
      <text:p text:style-name="P54">У меня в голове произошло короткое замыкание. Слова пропали. Уши начали гореть.</text:p>
      <text:p text:style-name="P54">– <text:s/>Как, ты говоришь, тебя зовут? – в конце-концов выдавил осипшим голосом я, стараясь перевести тему. – Про чей день рождения я должен рассказать?</text:p>
      <text:p text:style-name="P54">–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54">У меня в памяти зажглась лампочка.</text:p>
      <text:p text:style-name="P54">– Постой-постой, не части. Твой отец, случайно, не Хорст Мэдтроттер?</text:p>
      <text:p text:style-name="P54">– Агась. А ты откудова знаешь?</text:p>
      <text:p text:style-name="P54">– Да так, один пони сказал. – я полез за пазуху и достал красную коробочку. – Вот тебе подарок.</text:p>
      <text:p text:style-name="P54">– ВАУ! – единорожка запрыгала от счастья. – У меня есть подарок! Крутотень!!! Значит, ты — мой гость на день рождения! Значит, у меня настоящий день рождения!!! Спасибо-спасибо-спасибо!</text:p>
      <text:p text:style-name="P54">– Вообще-то, это не мой подарок. Его просил передать один старик, Норф Каррус из каретной мастерской.</text:p>
      <text:p text:style-name="P54"><text:soft-page-break/>– Аааа, знаю его! Мы с Шейлой ходили к нему играть, пока она не пропала. У Норфа здоровски интересно!</text:p>
      <text:p text:style-name="P54">Индиго открыла коробочку. Внутри на подстилке из тырсы лежала крохотная модель кареты в мельчайших подробностях.</text:p>
      <text:p text:style-name="P54">– Ух ты! – благоговейно прошептала Индиго. – Королева Лорен! Я даже управляла ею немножко.</text:p>
      <text:p text:style-name="P54">– Как ею можно управлять, если она не запряжена? Уж не Норф ли таскал её? – усомнился я.</text:p>
      <text:p text:style-name="P54">– Она без упряжи только взад-вперёд не может ездить. А вверх-вниз может! Мне Норф показывал. Там надо рычаг на себя тянуть. Вот этот – единорожка показала крохотную ручку управления на модели. Потом встала передними ногами на лавочку, чмокнула меня в щёку, прошептала «Пасиба» и убежала.</text:p>
      <text:p text:style-name="P54">Я остался сидеть в полнейшем замешательстве. </text:p>
      <text:p text:style-name="P54"/>
      <text:p text:style-name="P56">***</text:p>
      <text:p text:style-name="P54">&lt;<text:span text:style-name="T63">Depeche Mode - Painkiller</text:span>&gt;</text:p>
      <text:p text:style-name="P64">...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54"/>
      <text:p text:style-name="P54">В дверях библиотеки появился знакомый силуэт.</text:p>
      <text:p text:style-name="P54">– Привет, твоё высочество! Тебя уже выпустили, или опять от докторов смылась?</text:p>
      <text:p text:style-name="P54">Аликорница прошла в комнату и устало уселась рядом со мной.</text:p>
      <text:p text:style-name="P54">–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54">Я с подозрением посмотрел на Селестию. Где-то я уже видел эту улыбочку на хитрой роже.</text:p>
      <text:p text:style-name="P54">–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4">– Вот ещё! – возмущению Селестии не было предела. Аликорница встала и демонстративно повернулась ко мне задом.</text:p>
      <text:p text:style-name="P54">–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4">Я подёргал замок на накрупнике. Таки не врёт.</text:p>
      <text:p text:style-name="P54">– Убедился? Вообще-то, такое недоверие меня оскорбляет. Ни один пони так бы себя не вёл со мной. – Селестия улеглась возле кресла и надулась.</text:p>
      <text:p text:style-name="P54">– Разумеется, твои подданные вели бы себя с большим пиететом. Но я же не твой подданный, твоё высочество!</text:p>
      <text:p text:style-name="P54">Аликорница вскинула копыто к виску.</text:p>
      <text:p text:style-name="P54">–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text:soft-page-break/>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54">– Окей, как хочешь. Никаких больше высочеств.</text:p>
      <text:p text:style-name="P54">–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7">расписать сложности общения и мороку с этикетом</text:span>&gt;</text:p>
      <text:p text:style-name="P54">Селестия сморщила нос в улыбке и спросила, прикрывшись крылом:</text:p>
      <text:p text:style-name="P54">– К слову, а что говорят мои подданные про нас? Что означает «чёрте-что»?</text:p>
      <text:p text:style-name="P54">Я вспомнил разговор с Индиго и почувствовал, как снова начинают гореть уши.</text:p>
      <text:p text:style-name="P54">– Чёрте-что — это значит «ерунда». Большая ерунда.</text:p>
      <text:p text:style-name="P54">– Оу, как интересно! – Селестия приблизила ко мне морду и повернула уши. – Расскажи-ка поподробнее. Я вся во внимании.</text:p>
      <text:p text:style-name="P54">–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54">Аликорница, широко раскрыв глаза, медленно тянула ко мне морду. Наконец, когда наши носы почти соприкоснулись, она не выдержала.</text:p>
      <text:p text:style-name="P54">– А-ха-ха-ха-ха-ха-ха!!! О-у-у-у-у-у-ха-ха-ха! И-и-и-и-ха-ха-ха! – Селестия перевернулась на спину и дёргала от смеха копытами.</text:p>
      <text:p text:style-name="P54">– <text:s/>Очень смешно! Ей говорят, что она подозревается в сексуальных извращениях, а она регочет! Мне-то пофиг, а тебе ещё править придётся!</text:p>
      <text:p text:style-name="P54">– <text:s/>И-и-изви-ни, Макс, не-мо-гу-у-у-у… Ох! Давненько я так не смеялась! Лет двести — так точно!</text:p>
      <text:p text:style-name="P54">Я потянул её за копыто и перевернул обратно на живот.</text:p>
      <text:p text:style-name="P54">– Что смешного-то?</text:p>
      <text:p text:style-name="P54">Аликорница вытерла крылом выступившие слёзы и объяснила:</text:p>
      <text:p text:style-name="P54">–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54">– Ты не видишь ничего странного в межвидовых спариваниях? – охренел я. – Куда я, блин, попал???</text:p>
      <text:p text:style-name="P54">Селестия развернула моё кресло к себе и задумчиво посмотрела мне в глаза.</text:p>
      <text:p text:style-name="P54">– Очевидно, мне стоит рассказать тебе, Макс, откуда произошли пегасы и единороги.</text:p>
      <text:p text:style-name="P54">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54">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54"><text:soft-page-break/>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54">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54">– А как выглядят сами истинные единороги? – спросил я.</text:p>
      <text:p text:style-name="P54">–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54">– Ха! – ответил я. – В моём мире они также известны. Правда, как несуществующий, сказочный вид.</text:p>
      <text:p text:style-name="P54">–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54">– Хм. А что было дальше?</text:p>
      <text:p text:style-name="P54">–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54">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54">Селестия встала и принялась по очереди поднимать ноги, разминая суставы. Потом направилась к выходу. У двери аликорница обернулась ко мне.</text:p>
      <text:p text:style-name="P54">– Сто лет не гуляла по парку. Составишь мне компанию?</text:p>
      <text:p text:style-name="P54">Я поднялся с кресла, гадая, шутила Селестия про сто лет, или нет?</text:p>
      <text:p text:style-name="P54">Дворцовый газон в северной стороне граничил с замковым парком. Пройдя некоторое время под раскидистыми ивами по его дорожке вдоль крепостной стены, Селестия свернула к центру.</text:p>
      <text:p text:style-name="P54">–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54">–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54">Селестия грустно засмеялась своим мыслям.</text:p>
      <text:p text:style-name="P54">–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5">&lt;<text:span text:style-name="T28">Селестия достаёт из потайной щели свиток с мыслями Селестии</text:span><text:span text:style-name="T27">`<text:tab/>`</text:span>&gt;</text:p>
      <text:p text:style-name="P54">– А о чём ты грустила?</text:p>
      <text:p text:style-name="P54">–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54"><text:soft-page-break/>– Но ты не выглядишь сумасшедшей.</text:p>
      <text:p text:style-name="P54">–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Что касается аликорнов, нас угнетает другое.</text:p>
      <text:p text:style-name="P54">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54">– Постой, а как же Луна? Мне показалось, она питала тёплые чувства к Кимеринну?</text:p>
      <text:p text:style-name="P54">Селестия задумалась, автоматически ковыряя копытом ямку под валуном.</text:p>
      <text:p text:style-name="P54">–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4">– А Дискорд? Он, вроде, не моложе вас. Тем-не-менее, он определённо «подъезжал» к Луне тогда, в развалинах.</text:p>
      <text:p text:style-name="P54">–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54">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уюся от старости книгу и стала читать наугад открытые страницы.</text:p>
      <text:p text:style-name="P54"/>
      <text:p text:style-name="P64">День 137344</text:p>
      <text:p text:style-name="P64">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64">…</text:p>
      <text:p text:style-name="P64">День 287651</text:p>
      <text:p text:style-name="P64">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64">…</text:p>
      <text:p text:style-name="P64">День 364886</text:p>
      <text:p text:style-name="P64">О небо, как я мечтаю, чтобы это поскорее закончилось! Сестра, приди скорей!</text:p>
      <text:p text:style-name="P54"/>
      <text:p text:style-name="P54">Селестия со вздохом захлопнула книгу.</text:p>
      <text:p text:style-name="P54">– Как я завидовала драконам в то время! Они самодостаточны, им не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54"><text:soft-page-break/>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54">–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4">Селестия мелодично рассмеялась.</text:p>
      <text:p text:style-name="P54">–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54">Селестия вскочила с места.</text:p>
      <text:p text:style-name="P54">– АЙ-Я-Я-Я-Я-Й!</text:p>
      <text:p text:style-name="P54">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54">– Раньше тут не было муравейника!!! – Селестия с мольбой взглянула на меня. – Мааакс!! Помоги! ОНИ КУСАЮТСЯ! Я <text:s/>сейчас свихнусь почище Дискорда!</text:p>
      <text:p text:style-name="P54">Аликорница подпрыгнула и, взбрыкнув, начала кружиться в обратную сторону.</text:p>
      <text:p text:style-name="P54">– Вот нечего землю ковырять там, где не надо! Стой!!! – я схватил её за хвост, останавливая. Затем осторожно завёл руку под накрупник.</text:p>
      <text:p text:style-name="P54"/>
      <text:p text:style-name="P54">…</text:p>
      <text:p text:style-name="P54"/>
      <text:p text:style-name="P54">–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54">– Да ладно! Мне это ничего не стоило.</text:p>
      <text:p text:style-name="P54">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54">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54">– Эммм... Селестия?</text:p>
      <text:p text:style-name="P54"><text:soft-page-break/>– Дааа? – ответила аликорница, не повернув головы. В её тоне слышались смешливые нотки.</text:p>
      <text:p text:style-name="P54">Я вытащил руку из-под накрупника.</text:p>
      <text:p text:style-name="P54">– Всё в порядке?</text:p>
      <text:p text:style-name="P54">Селестия повернула голову, и я ясно увидел широкую улыбку и фирменный ехидный прищур из-под чёлки.</text:p>
      <text:p text:style-name="P54">– А почему ты спрашиваешь? Ты разобрался с муравьями?</text:p>
      <text:p text:style-name="P54">– Вроде да. Хотя, по-моему, дело уже не в муравьях.</text:p>
      <text:p text:style-name="P54">– По-моему, тоже. – рассмеялась аликорница. – Продолжай...</text:p>
      <text:p text:style-name="P54"/>
      <text:h text:style-name="P169" text:outline-level="2">6. Стыд</text:h>
      <text:p text:style-name="P54"/>
      <text:p text:style-name="P64">~~~ Завтра на семь в библиотеке ~~~</text:p>
      <text:p text:style-name="P64"/>
      <text:p text:style-name="P54">–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54">Норф носился по мастерской, окрылённый новообретённым учеником.</text:p>
      <text:p text:style-name="P54">–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54">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54">–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Мак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54">Я посмотрел на часы. До семи оставалось двадцать минут — как раз, чтоб успеть дойти до библиотеки. Я намеренно уронил на пол тяжёлый рашпиль.</text:p>
      <text:p text:style-name="P54">– На сегодня довольно. Я ж вижу, ты торопишься. – заметил Норф, просыпаясь.</text:p>
      <text:p text:style-name="P54">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text:soft-page-break/>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4">Я закрыл пенал и сунул его во внутренний карман куртки.</text:p>
      <text:p text:style-name="P54">– Завтра будешь? – спросил Норф. – Надо бы закончить заказ из <text:s/>Троттингема.</text:p>
      <text:p text:style-name="P54">– В это же время. – подтвердил я.</text:p>
      <text:p text:style-name="P54"/>
      <text:p text:style-name="P56">***</text:p>
      <text:p text:style-name="P54"/>
      <text:p text:style-name="P54">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54">– Здрасьте!</text:p>
      <text:p text:style-name="P54">Аликорница не ответила, всматриваясь в глобус.</text:p>
      <text:p text:style-name="P54">– Привет, говорю! – я подошёл вплотную и легонько сжал ей холку.</text:p>
      <text:p text:style-name="P54">– А, это ты, Макс? Привет. – аликорница, наконец, оторвалась от разноцветной сферы. – Как осваиваешься?</text:p>
      <text:p text:style-name="P54">– Нормально осваиваюсь. Работу себе нашёл. К <text:s/>Норфолку Каррусу в ученики записался.</text:p>
      <text:p text:style-name="P54">–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54">–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4">– Да, уже пять дней. Так здорово снова чувствовать свои мышцы! Корсет был ужасен.</text:p>
      <text:p text:style-name="P54">Аликорница прошлась передо мной с раскрытыми крыльями, демонстрируя восстановленную работоспособность.</text:p>
      <text:p text:style-name="P54">– Ну что же, и я рад за тебя. – я отвернулся, присел на край стола и стал изучать потолок. – Зачем вызывала?</text:p>
      <text:p text:style-name="P54">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54">– Ты сердишься?</text:p>
      <text:p text:style-name="P54">Её ресницы щекотали мне щёку. Я отодвинул её морду от лица и сказал скучающим тоном:</text:p>
      <text:p text:style-name="P54">– Та не, с чего бы? За что мне на тебя сердиться?</text:p>
      <text:p text:style-name="P54">– Но ты ведёшь себя как чужой. Как будто мы незнакомы! Ещё чуть-чуть, и станешь называть меня на «Вы» и «Ваше Высочество».</text:p>
      <text:p text:style-name="P54">Меня прорвало.</text:p>
      <text:p text:style-name="P54">–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54"><text:soft-page-break/>Я вытащил из заднего кармана брюк смятую записку с королевскими вензелями и бросил её под ноги Селестии.</text:p>
      <text:p text:style-name="P54">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4">Наконец Селестия развернулась и глубоко выдохнула.</text:p>
      <text:p text:style-name="P54">–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54">Я подошёл к аликорнице и прикоснулся к её шее.</text:p>
      <text:p text:style-name="P54">– Всё в порядке. Я тебя понимаю — и ценю твоё признание. Сам бы ещё и не так себя повёл на твоём месте.</text:p>
      <text:p text:style-name="P54">– Да? А как бы ты себя повёл? – заинтересовалась Селестия.</text:p>
      <text:p text:style-name="P54">Я вспомнил свои неудачные попытки завязать личную жизнь с девушками. Конечно, те были далеки от совершенства. Но так ли безгрешен был я сам?</text:p>
      <text:p text:style-name="P54">– Я бы не извинился. Огрызался бы и считал себя правым до последнего. Ещё и послал бы подальше.</text:p>
      <text:p text:style-name="P54">Аликорница насмешливо покачала головой.</text:p>
      <text:p text:style-name="P54">–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4">Я снова присел на столик, теперь уже лицом к аликорнице.</text:p>
      <text:p text:style-name="P54">– Так что случилось? Куда ты пропадала? Рассказывай.</text:p>
      <text:p text:style-name="P54">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54">– Что ты видишь? – спросила она напряжённо.</text:p>
      <text:p text:style-name="P54">–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54">–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54">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4">– Ты не ошиблась? Нет тут никакого города.</text:p>
      <text:p text:style-name="P54">– Сейчас нет. Раньше был. – еле слышно прошептала аликорница.</text:p>
      <text:p text:style-name="P54">– Чего ты так волнуешься? Может, на более подробной карте есть? Я бы на точность глобуса не слишком полагался.</text:p>
      <text:p text:style-name="P54">–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4">– Так, может, его и не было? – заметил я цинично.</text:p>
      <text:p text:style-name="P54"><text:soft-page-break/>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54">– Ты прав. Теперь уже не было. Было когда-то такое страшное заклинание — <text:span text:style-name="T78">Стирание</text:span> из бытия. Точнее, его нет и не было после того, как я замкнула его на его создателя, Иггуса. Суть заклинания <text:span text:style-name="T78">Стирания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78">ни в настоящем, ни в прошлом, ни в будущем</text:span>.</text:p>
      <text:p text:style-name="P54">– А как ты сама помнишь о том заклинании, если оно стёрто из бытия? – резонно подметил я.</text:p>
      <text:p text:style-name="P54">– У меня <text:span text:style-name="T78">стоит</text:span> защита памяти. Я поставила её, когда сражалась с Иггусом… Правда, защита еле действует, так как прошло очень много времени.</text:p>
      <text:p text:style-name="P54">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54">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54">Аликорница потёрла висок и растерянно посмотрела на меня.</text:p>
      <text:p text:style-name="P54">–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54">Я обнял аликорницу, успокаивая.</text:p>
      <text:p text:style-name="P54">– Не волнуйся, принцесса. Ты делаешь всё, что от тебя зависит. Не твоя вина, если это происходит.</text:p>
      <text:p text:style-name="P54">Селестия рассеянно мотнула головой, не соглашаясь со мной.</text:p>
      <text:p text:style-name="P54">–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54">Она проследовала к выходу, кивком головы приглашая меня следовать за ней.</text:p>
      <text:p text:style-name="P54">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54">–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54">– Да так, ни о чём. – покраснел я, вернувшись на дорожку.</text:p>
      <text:p text:style-name="P54"><text:soft-page-break/>Селестия всмотрелась в меня внимательно и всё поняла.</text:p>
      <text:p text:style-name="P54">– <text:s/>Нам не туда. Не сейчас. Я хочу показать тебе Эквестрию. – тихо сказала она.</text:p>
      <text:p text:style-name="P54">&lt;<text:span text:style-name="T65">Pet Shop Boys — A Man Could Get Arrested</text:span>&gt;</text:p>
      <text:p text:style-name="P54">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54"><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54">Она ещё сочувствует! Я старался не смотреть в её сторону, отводя глаза. Так мы дошли до городской стены.</text:p>
      <text:p text:style-name="P54">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54">Взобравшись на галерею по винтовой лестнице крохотной сторожевой башенки, мы остановились у зубца.</text:p>
      <text:p text:style-name="P54">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загружался громадный дирижабль.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54">– Что ты чувствуешь? – спросила аликорница.</text:p>
      <text:p text:style-name="P54">– У меня нет слов. Ничего прекраснее я в жизни не видел! – только и смог выговорить я.</text:p>
      <text:p text:style-name="P54">Селестия склонила голову, соглашаясь.</text:p>
      <text:p text:style-name="P54">–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4">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54">– Прошлогодний выпуск. – заметила Селестия. – Отличная работа, хотя жеребячливости хватает. Что неудивительно, учитывая их возраст.</text:p>
      <text:p text:style-name="P54">–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7"> </text:span>И вообще, зачем вам учиться летать, если вы и так это умеете с рождения?</text:p>
      <text:p text:style-name="P54"><text:soft-page-break/>–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54">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54">– Проблемы? Что за проблемы? Извини, я таки прослушал.</text:p>
      <text:p text:style-name="P54">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54">– Когда твоя жизнь длится тысячи лет, начинаешь тонко чувствовать гармонию мира. – начала она.</text:p>
      <text:p text:style-name="P54"/>
      <text:h text:style-name="Heading_20_2" text:outline-level="2"><text:span text:style-name="T1">7</text:span>. Нелетающие пегасы</text:h>
      <text:p text:style-name="P58">&lt;<text:span text:style-name="T27">Добавить в главу плетение шуточных интриг принцессами друг против дружки</text:span>&gt;</text:p>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41">—</text:span> осень, за осенью <text:span text:style-name="T41">—</text:span> зима. <text:s/>Если пошёл дождь, должно быть мокро, если выпал снег <text:span text:style-name="T41">—</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4">–</text:span> Постой, постой, <text:span text:style-name="T14">–</text:span> я попыталась удержать ускользающую тень сомнения. <text:span text:style-name="T14">–</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4">–</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4">–</text:span> По состоянию здоровья? <text:span text:style-name="T14">–</text:span> переспросила я, не спуская с него взгяд.</text:p>
      <text:p text:style-name="P1"><text:span text:style-name="T14">–</text:span> Да, Ваше Высочество, <text:span text:style-name="T14">–</text:span> гонец потупил взгляд, глаза его забегали, <text:span text:style-name="T14">–</text:span> по состоянию здоровья.</text:p>
      <text:p text:style-name="P43">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4">–</text:span> Какая болезнь посетила Клаудсдейл, что целых два крыла жеребят пропустили экзамены?</text:p>
      <text:p text:style-name="P1"><text:soft-page-break/>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4">–</text:span> Эммм… Они… м-м-м… не больны… в некотором смысле… <text:span text:style-name="T14">–</text:span> гонец изо всех сил ковырял копытом <text:s/>литку, пряча взгляд. <text:span text:style-name="T14">–</text:span> Они… мнэээ… сами… в некотором роде… кхм. Нервный срыв. Переутомление и бессонница… Кхм.</text:p>
      <text:p text:style-name="P1"><text:span text:style-name="T14">–</text:span> Сами <text:span text:style-name="T14">—</text:span> что? <text:span text:style-name="T14">–</text:span> Я постепенно начала понимать причину смущения гонца.</text:p>
      <text:p text:style-name="P1"><text:span text:style-name="T14">–</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14">—</text:span> в возможности летать. И добровольно отказаться от полётов для него <text:span text:style-name="T14">—</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4">–</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3">***</text:p>
      <text:p text:style-name="P15">Семь жеребят-подростков стояли передо мною с отсутствующим видом.</text:p>
      <text:p text:style-name="P15">– Представьтесь перед вашей принцессой! – шикнул на них сопровождающий стражник.</text:p>
      <text:p text:style-name="P15">Жеребята встрепенулись.</text:p>
      <text:p text:style-name="P1"><text:span text:style-name="T14">– </text:span>Добрый день, Ваше Высочество! <text:span text:style-name="T14">–</text:span> склонились они в поклоне. После некоторого перешёптывания, они всё же назвались по очереди.</text:p>
      <text:p text:style-name="P1"><text:span text:style-name="T14">–</text:span> А где восьмой? <text:span text:style-name="T14">–</text:span> удивилась я. <text:span text:style-name="T14">–</text:span> Мне сказали, вас было восемь. Восемь отказавшихся летать.</text:p>
      <text:p text:style-name="P1"><text:span text:style-name="T14">–</text:span> Да, Ваше Высочество, п-принцесса Селестия, <text:span text:style-name="T14">–</text:span> старший из них запинался от волнения. <text:span text:style-name="T14">–</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4">–</text:span> Успокойтесь, <text:span text:style-name="T14">–</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4">–</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oft-page-break/><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9">старший. </text:span><text:span text:style-name="T2">–</text:span><text:span text:style-name="T59">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41">— о</text:span>н искренне в это верили.</text:p>
      <text:p text:style-name="P1"><text:span text:style-name="T1">–</text:span> Кто рассказал вам это? Эту… глупость?</text:p>
      <text:p text:style-name="P5">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5">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5">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5">Луна прибыла через пятнадцать минут.</text:p>
      <text:p text:style-name="P5">–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5"><text:soft-page-break/>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5">– Извини, Луна, дело срочное.</text:p>
      <text:p text:style-name="P5">– Надеюсь, оно стоит моих прерванных грёз об Ночной Эквестрии!</text:p>
      <text:p text:style-name="P5">– Об Ночной Эквестрии?? Брось, сестра, я знаю, о чём ты грезишь! Уж точно среди моих стражников нет никого с таким именем.</text:p>
      <text:p text:style-name="P5">– Да как ты смеешь?!!</text:p>
      <text:p text:style-name="P5">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5">– Это… твои??? И ты скрывала от нас всё это время??? Но кто??? Кто их отец?!! КТО ЭТОТ… !!!</text:p>
      <text:p text:style-name="P5">От волнения Луна перешла на грандэквестрийский. Мне пришлось заткнуть ей рот, чтобы не разбудить жеребят.</text:p>
      <text:p text:style-name="P5">– Тсссс! Неужели ты думаешь, что по плодовитости я могу дать фору Кризалис? Нет, это не мои жеребята. Успокойся и взгляни на их сны.</text:p>
      <text:p text:style-name="P5">Луна умолкла и сосредоточилась. Постепенно на её морде гнев сменился недоверием, а потом и ужасом.</text:p>
      <text:p text:style-name="P5">– Сто рогов мне в круп! ЧТО ЭТО ЗА…</text:p>
      <text:p text:style-name="P5">Теперь Луна вспомнила армейские ругательства. Мне снова пришлось заткнуть ей рот. </text:p>
      <text:p text:style-name="P5">– Из-за этого кошмара они отказались сдавать лётный экзамен и рискуют стать отвержеными. Ну, ты же знаешь пегасов...</text:p>
      <text:p text:style-name="P5">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5">–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5">Я никогда не умела так пропускать сквозь себя сырую магию, как моя младшая сестрёнка <text:span text:style-name="T14">— и втайне немного завидовала этому</text:span>. Если бы сестра со своими способностями к магии умела обуздывать свои эмоции <text:span text:style-name="T14">— </text:span>мне не пришлось бы терзаться раздумьями и готовить себе преемника.</text:p>
      <text:p text:style-name="P5">Наконец Луна опустилась на пол, выходя из транса. Магическая аура исчезла и она обессиленно бухнулась на колени.</text:p>
      <text:p text:style-name="P5">– Проклятье! К такому я не была готова!</text:p>
      <text:p text:style-name="P5">Луна подняла голову, я с ужасом обнаружила, что вместо моей любимой и единственной сестры на меня змеиными глазами смотрит Найтмэр Мун.</text:p>
      <text:p text:style-name="P5">– Что? Что ты видела,? Что с тобой произошло, сестра?</text:p>
      <text:p text:style-name="P5">Я не верила своим глазам. Страхи прошлого вернулись ко мне с новой силой.</text:p>
      <text:p text:style-name="P5">– Сел, эта гадость пришла не из нашего мира. В их снах я видела...</text:p>
      <text:p text:style-name="P5">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54"><text:soft-page-break/>–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54">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54">Ну что же, основное искусство правления <text:span text:style-name="T14">— умение делегировать полномочия. Вечером того же дня я села за письменный стол.</text:span></text:p>
      <text:p text:style-name="P45">“<text:span text:style-name="T24">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54"/>
      <text:p text:style-name="P56">***</text:p>
      <text:p text:style-name="P54"/>
      <text:p text:style-name="P54">– Так ты поручила Твайлайт Спаркл расследование необычных снов жеребят?</text:p>
      <text:p text:style-name="P54">– Да, их и других подобных, начавшихся у многих пони. Мы назвали подобные сны «потусторонними» <text:span text:style-name="T14">—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14"> Они засыпают, а на утро находят лишь примятую простыню в постели.</text:span></text:p>
      <text:p text:style-name="P54">– А что стало с жеребятами? – спросил я. – Они перестали бояться экзаменов?</text:p>
      <text:p text:style-name="P54">–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54">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54">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54">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54">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54">Описав круг, Селестия перелетела через стену и приземлилась в парке. Я скатился на траву, пытаясь вдохнуть.</text:p>
      <text:p text:style-name="P54">– Что... Это... Было?</text:p>
      <text:p text:style-name="P54">Селестия осторожно, но настойчиво повалила меня на траву и принялась ощупывать рёбра.</text:p>
      <text:p text:style-name="P54">– Так больно? А так?</text:p>
      <text:p text:style-name="P54"><text:soft-page-break/>–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54">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54">–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54">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54">– Не могу поверить. В Кантерлоте никогда не было землетрясений. Это неестественно. – пробормотала аликорница растерянно. – Слишком быстро.</text:p>
      <text:p text:style-name="P54">– Что <text:span text:style-name="T14">— </text:span>быстро? – не выдержал я.</text:p>
      <text:p text:style-name="P54">–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54">– Нет проблем, Селестия. Я всё понимаю.</text:p>
      <text:p text:style-name="P54">Аликорница приготовилась было взлетать, но в последний момент, приняв какое-то решение, остановилась.</text:p>
      <text:p text:style-name="P54">– Макс?</text:p>
      <text:p text:style-name="P54">– Да?</text:p>
      <text:p text:style-name="P54">– Мы уже достаточно неплохо знаем друг друга. Могу сказать, что ты меня знаешь лучше, чем кто-либо ещё во дворце, за исключением Луны.</text:p>
      <text:p text:style-name="P54">– Да?</text:p>
      <text:p text:style-name="P54">– Да. Зови меня Селли. Если хочешь.</text:p>
      <text:p text:style-name="P54">– Хорошо. До встречи, Селли.</text:p>
      <text:p text:style-name="P54">– До встречи, Макс.</text:p>
      <text:p text:style-name="P54"/>
      <text:h text:style-name="Heading_20_2" text:outline-level="2"><text:span text:style-name="T1">8</text:span>. (40*<text:span text:style-name="T14">ctg(Pi/4)-6)/(ln(e)-sin(0))</text:span></text:h>
      <text:p text:style-name="P84">Mark Knopfler — Hill Farmers Blues — или на следующую главу (прощание)</text:p>
      <text:p text:style-name="P54"/>
      <text:p text:style-name="P64">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7"> </text:span>(быть может, к счастью). Всё, что я могу <text:span text:style-name="T14">— оставить тебе напутствие.</text:span></text:p>
      <text:p text:style-name="P64"><text:span text:style-name="T14">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4">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64"><text:span text:style-name="T14">Тебе может не нравиться этот мир. Тебе могут не нравиться пони. Ты можешь быть удивлён и обижен </text:span>их <text:span text:style-name="T14">отношением к себе. Тебя могут шокировать порядки, царящие здесь. Брось. Прежде чем </text:span><text:soft-page-break/><text:span text:style-name="T14">обижаться, вспомни свой собственный мир. Так ли он хорош? Счастлив ли ты в нём? </text:span>Можешь ли ты сказать, что он лучше этого?</text:p>
      <text:p text:style-name="P64">Будь снисходителен. Будь терпелив, добр и, по возможности, мудр <text:span text:style-name="T14">— </text:span>и ты увидишь, как мир меняется к лучшему. Он очень молод и гибок. Он горит желанием изменяться. Но в этом его слабость <text:span text:style-name="T14">— </text:span>он может меняться и в плохую сторону. От тебя зависит, в какую.</text:p>
      <text:p text:style-name="P64">Эх, хотел бы я поменяться с тобой местами <text:span text:style-name="T14">—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64">Удачи!</text:p>
      <text:p text:style-name="P64"/>
      <text:p text:style-name="P45">…</text:p>
      <text:p text:style-name="P45"/>
      <text:p text:style-name="P54">Тоже мне, философ выискался, Диоген копытный! Вот не люблю, когда всякие "гуру" с глубокомысленным видом порют чушь. Эквестрия <text:span text:style-name="T16">—</text:span> сказочная страна, пони <text:span text:style-name="T16">— </text:span><text:span text:style-name="T14">прекрасные создания, порядки тут з</text:span>амечательные<text:span text:style-name="T14">! Чисто, культурно, вежливо. Дворецкий </text:span><text:span text:style-name="T16">—</text:span><text:span text:style-name="T14"> скопидом, конечно, но то работа у него такая. </text:span>Блин, м<text:span text:style-name="T14">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4">– </text:span>Её Высочество Принцесса Селестия хочет видеть вас, человек Макс.</text:p>
      <text:p text:style-name="P1">Я захлопнул трактат<text:span text:style-name="T14">.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4">–</text:span> Уже иду. Где я могу её найти?</text:p>
      <text:p text:style-name="P1"><text:span text:style-name="T14">–</text:span> Я проведу вас, человек Макс. <text:span text:style-name="T14">–</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67"> </text:span><text:span text:style-name="T49">— вся архитектура явно </text:span><text:span text:style-name="T41">была </text:span><text:span text:style-name="T49">заточена под крылатых. Таких, для которых приземлиться на балкон в тронном зале или уйти через портик на крыше</text:span><text:span text:style-name="T67"> </text:span><text:span text:style-name="T49">— обычное дело. </text:span><text:span text:style-name="T67">Хорошо, что ежедневные посещения каретной мастерской подняли мой тонус, изрядно посаженный сидячим образом жизни.</text:span></text:p>
      <text:p text:style-name="P1"><text:span text:style-name="T67">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4">–</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text:soft-page-break/>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разноцветных флажков. На одном из флажков была налеплена жвачка. Рядом с картой <text:span text:style-name="T49">— книжный шкаф и напольная подставка для чтения с </text:span><text:span text:style-name="T41">упором в виде </text:span><text:span text:style-name="T49">голов</text:span><text:span text:style-name="T41">ы</text:span><text:span text:style-name="T49">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и фонтанчиком. </text:span><text:span text:style-name="T41">Каменный пол комнаты был покрыт розовым ковром с длиннейшим ворсом.</text:span><text:span text:style-name="T49"> </text:span><text:span text:style-name="T41">Его центр занимал высокий </text:span><text:span text:style-name="T49">кругл</text:span><text:span text:style-name="T41">ый</text:span><text:span text:style-name="T49"> </text:span><text:span text:style-name="T41">футон</text:span><text:span text:style-name="T49"> </text:span><text:span text:style-name="T41">с</text:span><text:span text:style-name="T49"> велик</text:span><text:span text:style-name="T41">им</text:span><text:span text:style-name="T49"> множество</text:span><text:span text:style-name="T41">м</text:span><text:span text:style-name="T49"> подушек. Среди них я с удивлением заметил плюшевую единорожку </text:span><text:span text:style-name="T41">фиолетового</text:span><text:span text:style-name="T49"> цвета. За полускрытым гардинами проёмом виднелся широкий балкон с низенькими пузатыми перилами. Пахло лавандовым маслом.</text:span></text:p>
      <text:p text:style-name="P45">– Рада тебя видеть, Макс. – знакомый силуэт на балконе повернулся в мою сторону. Гардины раздвинулись и Селестия вошла в комнату.</text:p>
      <text:p text:style-name="P45"><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5">Аликорница смотрела на меня из под чёлки с фирменной саркастической улыбочкой.</text:p>
      <text:p text:style-name="P45">– <text:span text:style-name="T1">Такое впечатление, что ты увидел не меня, а василиска! Отомри!</text:span></text:p>
      <text:p text:style-name="P54">Я выдохнул.</text:p>
      <text:p text:style-name="P45">– <text:span text:style-name="T1">Как ты это делаешь? Я видел тебя и раньше, но ты никогда не была такой... Такой...</text:span></text:p>
      <text:p text:style-name="P45">–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5">–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54">Селестия тихо рассмеялась.</text:p>
      <text:p text:style-name="P45">– <text:span text:style-name="T1">Могу же я расслабиться хотя бы раз в сто лет? Я тоже живое существо, что бы там ни говорили подпольщики.</text:span></text:p>
      <text:p text:style-name="P54">Она кивком указала мне на тапочки в углу рядом с накопытниками. Я переобулся и вошёл в комнату.</text:p>
      <text:p text:style-name="P45">– <text:span text:style-name="T1">О каких подпольщиках ты говоришь? В Эквестрии зреет революция?</text:span></text:p>
      <text:p text:style-name="P45">Селестия подошла к фонтанчику и начала набирать воду в серебряный чайник.</text:p>
      <text:p text:style-name="P45">–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8">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5"><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54">Аликорница смутилась.</text:p>
      <text:p text:style-name="P54">–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далёком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45"><text:soft-page-break/><text:span text:style-name="T1">И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посеять смуту.</text:span></text:p>
      <text:p text:style-name="P45">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5"><text:span text:style-name="T1">–</text:span> Спасибо, Селестия. Пожалуй, буду “кантерлотский королевский”.</text:p>
      <text:p text:style-name="P54">Аликорница искоса зыркнула на меня, недовольно сморщив нос.</text:p>
      <text:p text:style-name="P45"><text:span text:style-name="T1">–</text:span> Мы же договорились! <text:span text:style-name="T1">Селли</text:span>! Не хватало мне ещё слышать официоз у себя дома. Его в моей жизни и так хватает.</text:p>
      <text:p text:style-name="P45">Она открыла шкафчик и, потянув зубами золотой шнурок, вытащила чёрный с золотом пакетик.</text:p>
      <text:p text:style-name="P45"><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5">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5"><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5"><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5"><text:span text:style-name="T1">–</text:span> Не стой столбом, Макс! Об тебя можно взгляд поцарапать!</text:p>
      <text:p text:style-name="P45">Я присел на краешек. Она немного придвинулась ко мне и смешливо сощурилась.</text:p>
      <text:p text:style-name="P45"><text:span text:style-name="T1">–</text:span> Ты не против, если мы продолжим знакомство? Я хотела пригласить тебя на чай ещё вчера, но землетрясение…</text:p>
      <text:p text:style-name="P45">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5"><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5"><text:span text:style-name="T1">Селестия</text:span> виновато сморщила нос.</text:p>
      <text:p text:style-name="P45"><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text:span text:style-name="T1">церемониймейстера</text:span> и сплетни, которые повредят, в первую очередь, тебе же. Надеюсь, ты не обиделся?</text:p>
      <text:p text:style-name="P45">Я молчал, раздумывая, чтобы такое остроумное ляпнуть в ответ, когда аликорница шутливо ткнула меня копытом в плечо. </text:p>
      <text:p text:style-name="P45"><text:soft-page-break/><text:span text:style-name="T1">–</text:span> Ну же, Макс, ты как деревянный! Расслабься! Можно подумать, тебя никогда раньше не приглашали на свидания!</text:p>
      <text:p text:style-name="P45">От неожиданности я повалился на ложе.</text:p>
      <text:p text:style-name="P45"><text:span text:style-name="T1">–</text:span> Эй, полегче! Ты пихаешься, как бульдозер!</text:p>
      <text:p text:style-name="P45"><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5">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5"><text:span text:style-name="T1">–</text:span> Ты чего??? <text:span text:style-name="T1">–</text:span> я непонимающе уставился на аликорницу.</text:p>
      <text:p text:style-name="P45"><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37">Мне печалиться не стоит</text:p><text:p text:style-name="P137">Жизнь прекрасна и ярка</text:p><text:p text:style-name="P137">Телом молода, душою —</text:p><text:p text:style-name="P137">Как дракон морской мудра</text:p><text:p text:style-name="P137"/><text:p text:style-name="P137">Я видала взлёт империй,</text:p><text:p text:style-name="P137">Я жила среди легенд,</text:p><text:p text:style-name="P137">Древней магии мистерий</text:p><text:p text:style-name="P137">Я прилежнейший студент</text:p><text:p text:style-name="P137"/><text:p text:style-name="P137">Обожаема народом,</text:p><text:p text:style-name="P137">Уважаема врагом,</text:p><text:p text:style-name="P137">Но друзей моих немного,</text:p><text:p text:style-name="P137">Гложет душу холодом</text:p><text:p text:style-name="P137"/><text:p text:style-name="P137">Одинока и печальна,</text:p><text:p text:style-name="P137">Недоступна и строга,</text:p><text:p text:style-name="P137">Потеряла изначальный</text:p><text:p text:style-name="P137">Смысл жизни навсегда</text:p><text:p text:style-name="P137"/><text:p text:style-name="P137">Жизнь моя теперь публична,</text:p><text:p text:style-name="P137">Жизнь моя теперь для всех,</text:p><text:p text:style-name="P137">В этом — горе, в этом — счастье,</text:p><text:p text:style-name="P137">В этом плач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5">–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5">Аликорница поводила носом над чашками и заметила:</text:p>
      <text:p text:style-name="P45">–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5">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5">Я трогал пальцем ноги воду, сидя на бортике бассейна, когда дверь открылась и внутрь сунулся нос аликорницы.</text:p>
      <text:p text:style-name="P45">– Тебе в чай класть мёд или сахар? – спросила она, невинно наблюдая за моими тщётными попытками прикрыться.</text:p>
      <text:p text:style-name="P45"><text:soft-page-break/>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5">– Ты бы предупреждала, прежде чем войти, что ли? – просипел я. </text:p>
      <text:p text:style-name="P45"><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5">– Мёд. Или сахар. На твоё усмотрение.</text:p>
      <text:p text:style-name="P45">– Как скажешь. – нос <text:span text:style-name="T1">Селестии</text:span> скрылся за дверью.</text:p>
      <text:p text:style-name="P45">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5">– О, ты уже?</text:p>
      <text:p text:style-name="P45">Аликорница поставила на поднос чашки и плетёнку с бубликами и подошла с ним к тюфяку.</text:p>
      <text:p text:style-name="P45">– А почему ты опустила жалюзи на окне в ванной? Оттуда такой прекрасный вид!</text:p>
      <text:p text:style-name="P45">–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оответствующие статьи о жизни «богинь».</text:span></text:p>
      <text:p text:style-name="P45"><text:span text:style-name="T1">– Примерно такие? </text:span>– <text:span text:style-name="T1">я бросил на диван «Роял джорнэл» от текущего месяца. Заголовок на целый разворот гласил: «</text:span><text:span text:style-name="T7">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54">– Примерно такие. – расхохоталась Селестия. <text:span text:style-name="T14">– С</text:span>пасибо, мнет хоть инвалидное кресло не пририсовали!</text:p>
      <text:p text:style-name="P45">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5">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5">–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5">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5">Я повернулся к <text:span text:style-name="T1">Селестии</text:span>. Мне пришлось осторожно напрягать мускулы шеи, чтобы они случайно не отвернули голову нафиг.</text:p>
      <text:p text:style-name="P45">– Это просто бомба! Я чувствую себя богом! Кажется, я понял секрет вашей силы и долголетия: вы пьёте эту траву каждый день.</text:p>
      <text:p text:style-name="P45">Аликорница громко и заразительно рассмеялась. Я присоединился к ней. <text:span text:style-name="T1">По телу прошлась волна лёгкого покалывания.</text:span><text:span text:style-name="T28">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54"><text:soft-page-break/>Копыто легло мне на плечо и мягко повалило на постель. Селестия легла рядом и тепло дунула мне в ухо.</text:p>
      <text:p text:style-name="P45">– <text:span text:style-name="T1">Ты готов познакомиться поближе? Совсем близко?</text:span></text:p>
      <text:p text:style-name="P45">–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54">Тия фыркнула.</text:p>
      <text:p text:style-name="P54">–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4">У нас до утра — если сестрица ничего не напутает — девять часов. И все они — наши.</text:span></text:p>
      <text:p text:style-name="P54">Её ресницы щекотали мне щеку. Я повернулся к ней и буквально растворился в ласковом взгляде огромных фиалковых глаз.</text:p>
      <text:p text:style-name="P54">– Ты предлагаешь мне заняться сексом? С тобой? Но... как?</text:p>
      <text:p text:style-name="P45"><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54">Тия подняла голову.</text:p>
      <text:p text:style-name="P54">–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54">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54">Как во сне я разделся и зашёл к ней сзади. "Это неправильно!» – пискнули во мне остатки ханжества и замолкли, раздавленные желанием.</text:p>
      <text:p text:style-name="P54">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54">Через некоторое время Тия осторожно высвободилась из-под меня и встала с постели. </text:p>
      <text:p text:style-name="P54">– Лежи спокойно, я сейчас. – муркнула она, поцеловав меня в ухо.</text:p>
      <text:p text:style-name="P54">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54">В открывшемся мини-баре я углядел ряд вычурных бутылок и пузатых графинчиков. Их содержимое не вызывало у меня никаких сомнений.</text:p>
      <text:p text:style-name="P43"><text:span text:style-name="T14">–</text:span> Иногда хочется забыться, <text:span text:style-name="T14">–</text:span> перехватила мой взгляд аликорница, <text:span text:style-name="T14">–</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43"><text:soft-page-break/><text:span text:style-name="T14">–</text:span> А водку у вас принято пить?</text:p>
      <text:p text:style-name="P43"><text:span text:style-name="T14">–</text:span> Некоторые употребляют. Но правительница Эквестрии, пьющая <text:span text:style-name="T1">яблочную </text:span>водку <text:span text:style-name="T1">—</text:span> это уже черезчур. <text:span text:style-name="T14">–</text:span> засмеялась Селестия. <text:span text:style-name="T14">–</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54">Достав из шкафчика пузатую заплесневевшую бутылку, Тия что-то прикинула и наполнила её содержимым два бокала на полуметровых ножках.</text:p>
      <text:p text:style-name="P54">–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54">–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54">Тия покачала головой и прошла с бокалами в ванную, кивком пригласив меня следовать за ней.</text:p>
      <text:p text:style-name="P54">–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4">— сильнейший энергетик, он многократно усиливает чувства и возможности организма, но он же и иссушает его.</text:span></text:p>
      <text:p text:style-name="P54"><text:span text:style-name="T14">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4">—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14">—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54">Наконец, я со вздохом отпрянул.</text:p>
      <text:p text:style-name="P54"><text:span text:style-name="T14">– Я несказанно рада, что, наконец-то, могу назвать тебя своим другом. </text:span>– мурлыкнула Тия. – <text:span text:style-name="T14">За дружбу! </text:span>– подняла бокал она.</text:p>
      <text:p text:style-name="P54">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54"><text:span text:style-name="T14">– Это ты называешь “дружбой”? – с </text:span>улыбкой хмыкнул<text:span text:style-name="T14"> я. – </text:span>Мне нравится твоё чувство юмора.</text:p>
      <text:p text:style-name="P54">Аликорница нахмурилась.</text:p>
      <text:p text:style-name="P54"><text:span text:style-name="T14">– </text:span>Тебе не нравится моя дружба? Ты не принимаешь её? Ты чем-то недоволен?</text:p>
      <text:p text:style-name="P54">Я расхохотался, чуть не поперхнувшись водой, плескавшейся у подбородка.</text:p>
      <text:p text:style-name="P54"><text:span text:style-name="T14">– </text:span>Нет, что ты, Тия, не мели ерунды! Я всем доволен, я просто в восторге. Мне вообще кажется, что я попал в рай, а ты <text:span text:style-name="T14">— </text:span>мой ангел-хранитель. И называть ЭТО дружбой <text:span text:style-name="T14">—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14">— не друг, я — нечто большее. Я тебя </text:span>лю...</text:p>
      <text:p text:style-name="P54">Копыто аликорницы закрыло мне рот прежде чем я успел договорить заветное слово.</text:p>
      <text:p text:style-name="P45"><text:soft-page-break/>– Макс, не надо! – умоляюще произнесла аликорница. – Не продолжай! Пожалуйста!</text:p>
      <text:p text:style-name="P45">Слова встали у меня поперёк горла. Я медленно отодвинул копыто от лица и потрясённо уставился на неё.</text:p>
      <text:p text:style-name="P45">– Но почему? – в конце-концов выдавил я. – Что не так? Это из-за того, что я — человек?</text:p>
      <text:p text:style-name="P45">Тия виновато закусила губу и отвернулась.</text:p>
      <text:p text:style-name="P45">–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5">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5">– Макс… Я не смогу сделать тебя бессмертным… Мне очень жаль… Извини…</text:p>
      <text:p text:style-name="P45">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45">Слёзы злости душили меня, но я сдержался.</text:p>
      <text:p text:style-name="P45">– Охренеть. – сказал я холодно. – А я прям напрашивался!</text:p>
      <text:p text:style-name="P45">Одиночество, отступившее перед мягким, но настойчивым натиском аликорницы в последние <text:span text:style-name="T1">дни</text:span>, снова сковало душу стужей.</text:p>
      <text:p text:style-name="P45">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5">“...пожалуйста, останься...”</text:p>
      <text:p text:style-name="P45">Где этот чёртов носок?</text:p>
      <text:p text:style-name="P45">“...пойми, это эффект лазурного вина...”</text:p>
      <text:p text:style-name="P45">Джинсы узкие, блядь! На мокрое тело хрен натянешь...</text:p>
      <text:p text:style-name="P45">“...ох, я глупая...”</text:p>
      <text:p text:style-name="P45">Так, всё. Шмотки на мне, вроде, ничего не забыл.</text:p>
      <text:p text:style-name="P54">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54"/>
      <text:h text:style-name="Heading_20_2" text:outline-level="2">9. <text:span text:style-name="T1">Прощание</text:span></text:h>
      <text:p text:style-name="P54"/>
      <text:p text:style-name="P45">– <text:span text:style-name="T1">Норф!.. Эй, Норф! Ты где?..</text:span></text:p>
      <text:p text:style-name="P54">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54">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5"/>
      <text:p text:style-name="P56"><text:soft-page-break/>***</text:p>
      <text:p text:style-name="P45"/>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5">От нечего делать, стал прислушиваться к полушёпоту, витавшему под сводами зала.</text:p>
      <text:p text:style-name="P5">…</text:p>
      <text:p text:style-name="P1"><text:span text:style-name="T49">– </text:span><text:span text:style-name="T41">Говорят, в Додж-сити почти не осталось жителей. В местном депо перестали обслуживать паровозы из-за отсутствия рабочих. Старик </text:span><text:span text:style-name="T49">–</text:span><text:span text:style-name="T41">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5"><text:span text:style-name="T49">– </text:span><text:span text:style-name="T54">А из Пинто Крика уже месяц нет новостей...</text:span></text:p>
      <text:p text:style-name="P5"><text:span text:style-name="T49">– </text:span><text:span text:style-name="T54">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54">…</text:p>
      <text:p text:style-name="P15"><text:span text:style-name="T54">– </text:span>“<text:span text:style-name="T1">Что я могу сделать, чтобы вернуть всё назад?</text:span>”</text:p>
      <text:p text:style-name="P15"><text:span text:style-name="T54">– </text:span><text:span text:style-name="T41">Так и сказала?</text:span></text:p>
      <text:p text:style-name="P1"><text:span text:style-name="T49">– </text:span><text:span text:style-name="T41">Да, </text:span><text:span text:style-name="T42">Фэнси</text:span><text:span text:style-name="T41">,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5"><text:span text:style-name="T54">– </text:span><text:span text:style-name="T41">Что бы это значило, Флер?</text:span></text:p>
      <text:p text:style-name="P15"><text:span text:style-name="T54">– </text:span><text:span text:style-name="T41">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54">…</text:p>
      <text:p text:style-name="P70">–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70">– Куда проваливаться?</text:p>
      <text:p text:style-name="P70">– Они не знают. В тех провалах не видно дна...</text:p>
      <text:p text:style-name="P70">…</text:p>
      <text:p text:style-name="P70"/>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70">– Леди и джентльпони! Приём окончен! Её Высочество Принцесса Селестия будет рада видеть <text:s/>вас в следующую среду!</text:p>
      <text:p text:style-name="P70">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14">–</text:span> Ты? <text:span text:style-name="T14">–</text:span> повернулась она ко мне.</text:p>
      <text:p text:style-name="P44">– Привет, Селестия. – подчёркнуто нейтрально обратился я. – Как дела?</text:p>
      <text:p text:style-name="P44">– Привет… Макс. <text:s/>Не очень, мягко говоря.</text:p>
      <text:p text:style-name="P43"><text:soft-page-break/><text:span text:style-name="T14">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4">олоски и даже целые пряди розового цвета выбивались </text:span><text:span text:style-name="T1">и</text:span><text:span text:style-name="T14">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4"> </text:span><text:span text:style-name="T1">И даже м</text:span><text:span text:style-name="T14">астерски наложенный макияж не мог скрыть мешки под глазами.</text:span></text:p>
      <text:p text:style-name="P44">–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pan text:style-name="T14">–</text:span> <text:span text:style-name="T1">Сорок девять</text:span> из шестидесяти четырёх? Хренасе! <text:span text:style-name="T14">–</text:span> я вспомнил рассказ Селестии про восьмёрку пегасов прошлогоднего выпуска. <text:span text:style-name="T14">–</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14">–</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48">— </text:span><text:span text:style-name="T40">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8">—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14">–</text:span> А почему вы не поселитесь в более пригодном для земледелия месте?</text:p>
      <text:p text:style-name="P44">–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text:span>Нам некуда уйти в поисках лучшего места. Да и не так много этих мест.</text:p>
      <text:p text:style-name="P44">Селестия подошла к фонтанчику, обмакнула в него копыто и провела им по лбу.</text:p>
      <text:p text:style-name="P44">–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4">Я сделал вид, что не заметил полунамёка в последнем предложении. Выяснять отношения и мириться мне не хотелось.</text:p>
      <text:p text:style-name="P44">– Порадовать, к сожалению, нечем. Твой приятель, Норфолк Каррус, исчез. Судя по всему, во сне.</text:p>
      <text:p text:style-name="P44">– И Норф? О-о-о, нет!</text:p>
      <text:p text:style-name="P44">Селестия в отчаянии села на пол, прижав копыто к виску и опустошенно качая головой.</text:p>
      <text:p text:style-name="P44">–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44">Аликорница подняла голову и <text:span text:style-name="T1">удручённо</text:span> посмотрела на меня.</text:p>
      <text:p text:style-name="P44">–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44">– Может, спросишь Луну, куда деваются пони? Сон по её части.</text:p>
      <text:p text:style-name="P43"><text:span text:style-name="T14">– </text:span><text:span text:style-name="T1">Она</text:span><text:span text:style-name="T14">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4">– </text:span><text:span text:style-name="T1">горько заметила аликорница. </text:span><text:span text:style-name="T14">– Гибель Кимеринна очень сильно </text:span><text:soft-page-break/><text:span text:style-name="T14">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4">– Может, мне поговорить с ней?</text:p>
      <text:p text:style-name="P43"><text:span text:style-name="T14">–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5">— так точно.</text:span></text:p>
      <text:p text:style-name="P45">– Ну ок. Тогда она обрадуется следующей новости: я ухожу.</text:p>
      <text:p text:style-name="P45">Селестия еле заметно дрогнула ушами. Она отвернулась и молча смотрела в окно, не выказывая эмоций.</text:p>
      <text:p text:style-name="P45">Я продолжил.</text:p>
      <text:p text:style-name="P45">–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5">Поза аликорницы стала чуть менее скованной. На грани слышимости я уловил её вздох. Она наконец повернулась ко мне и слабо улыбнулась.</text:p>
      <text:p text:style-name="P45">–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45">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5">– А в мешочке что?</text:p>
      <text:p text:style-name="P45">–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5">Я хотел было оскорбиться такой опекой со стороны аликорницы, но, глянув в её глаза, передумал.</text:p>
      <text:p text:style-name="P45">– Твоё высочество<text:span text:style-name="T1">, ты, вообще, спишь по ночам? У тебя глаза красные, как у кролика-альбиноса.</text:span></text:p>
      <text:p text:style-name="P45">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5">–<text:span text:style-name="T1"> Отправляйся, Макс. Очень надеюсь на успех твоей миссии.</text:span></text:p>
      <text:p text:style-name="P54">Она повернулась и вышла из зала, почти подметая хвостом пол.</text:p>
      <text:p text:style-name="P45"/>
      <text:p text:style-name="P1"><text:span text:style-name="T50">&lt;</text:span><text:span text:style-name="T69">Mark Knopfler - </text:span><text:span text:style-name="T68">Hill Farmer's Blues</text:span><text:span text:style-name="T50">&gt;</text:span></text:p>
      <text:p text:style-name="P47">***</text:p>
      <text:p text:style-name="P45"><text:soft-page-break/></text:p>
      <text:p text:style-name="P51">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51">–<text:span text:style-name="T1"> Но магия есть и сейчас, мам!</text:span></text:p>
      <text:p text:style-name="P51"><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51"><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64">Так возникли пони и многие другие.</text:p>
      <text:p text:style-name="P51"><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51">–<text:span text:style-name="T1"> Весь мир как Вечнодикий лес?</text:span></text:p>
      <text:p text:style-name="P64">–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64">– Ма-а-ам, а со мной связан элементаль?</text:p>
      <text:p text:style-name="P64">– Конечно, Эйприл. В каждом из нас есть её бессмертная искорка.</text:p>
      <text:p text:style-name="P1"><text:span text:style-name="T44">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51"><text:span text:style-name="T1">– Конечно, мам! «День горящего очага» </text:span>— <text:span text:style-name="T1">верно?</text:span></text:p>
      <text:p text:style-name="P64">–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64">Так возникли аликорны.</text:p>
      <text:p text:style-name="P64">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Намерение меняет реальность». И, чтобы облегчить участь своих подопечных и принять на себя их боль, сошла из тонкого мира к ним в Эквестрию. </text:p>
      <text:p text:style-name="P64">Имя её было Селестия.</text:p>
      <text:p text:style-name="P64">За ней последовала и сестра её, <text:span text:style-name="T14">Луна</text:span>.</text:p>
      <text:p text:style-name="P64">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64">То есть, всегда.</text:p>
      <text:p text:style-name="P64"><text:soft-page-break/>Тут и сказке конец. А теперь, Эйприл, залазь на полку и закрывай глазки.</text:p>
      <text:p text:style-name="P64">– Ну ма-а-ам! Раскажи ещё что-нибудь! Про Сомбру!</text:p>
      <text:p text:style-name="P64">– Про Сомбру <text:span text:style-name="T14">— в следующий раз. А е</text:span>сли мы не уснём в ближайшие десять минут, придёт древесный волк и заберёт меня в Вечнодикий лес!</text:p>
      <text:p text:style-name="P64">– А почему только тебя? А меня? А дядю-<text:span text:style-name="T78">мино</text:span>тавра?</text:p>
      <text:p text:style-name="P64">– <text:s/>Тебя забрать я ему не дам. А в дядю не тыкай копытом, это невежливо! Спи уже, моя маленькая!</text:p>
      <text:p text:style-name="P64">– Поцелуй меня на ночь, мам!</text:p>
      <text:p text:style-name="P64">– Конечно, моя хорошая...</text:p>
      <text:p text:style-name="P64"/>
      <text:p text:style-name="P45">Вагоны убаюкивающе перестукивались по рельсам, унося меня прочь от Кантерлота. Я перевернулся на другой бок и провалился в сон.</text:p>
      <text:p text:style-name="P85">&lt;https://www.youtube.com/watch?v=Py9SDdYGFrQ&gt;</text:p>
      <text:h text:style-name="Heading_20_2" text:outline-level="2">10. Понивилль</text:h>
      <text:p text:style-name="P45"/>
      <text:p text:style-name="P15">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5">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54">—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5"><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5">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5">Гостинницу я сразу отверг <text:span text:style-name="T54">—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5">–<text:span text:style-name="T1"> Вот этот подойдёт. </text:span>–<text:span text:style-name="T1"> ткнул я в квадратик на карте, расположенный на окраине.</text:span></text:p>
      <text:p text:style-name="P54">Уплатив в городской бюджет скромную арендную плату и получив ключ, я отправился обживаться.</text:p>
      <text:p text:style-name="P15"/>
      <text:p text:style-name="P22">***</text:p>
      <text:p text:style-name="P15"/>
      <text:p text:style-name="P15">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5">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text:soft-page-break/>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text:span text:style-name="T49">–</text:span><text:span text:style-name="T41"> Эй, верзила, поосторожнее, лягать тя в пузо! Куда прёшься-то?</text:span></text:p>
      <text:p text:style-name="P15">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5">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5">– Ты что, как-тя-там, впервые на базаре? Так таращишься по сторонам, как будто морковку с картохой впервые в жизни увидел.</text:p>
      <text:p text:style-name="P45">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5">Я перегнулся через прилавок, стараясь рассмотреть кьютимарку кобылки. </text:p>
      <text:p text:style-name="P45">–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45">Так и есть! На крупе кобылки красовались три яблока. Вот только, блин, как её звали-то?</text:p>
      <text:p text:style-name="P45">– <text:s/>Прошу прощения, Аппл... Эппл... Эпплхэт?</text:p>
      <text:p text:style-name="P45">– Ща залеплю оплеуху. – мрачно процедила пони. – Мало того, что таращится, как василиск, так ещё и издевается!</text:p>
      <text:p text:style-name="P45">– Да ладно тебе, Эй-Джей! Вполне милое имя. – хихикнул дракончик с кукурузой, проходя мимо.</text:p>
      <text:p text:style-name="P45">Ага, вот!</text:p>
      <text:p text:style-name="P45">– Извините меня пожалуйста, Эй-Джей, просто мне показалось, что вы напоминаете одну мою знакомую.</text:p>
      <text:p text:style-name="P45">– Эй-Джей я для друзей! – сварливо заметила поняха, – А для всех остальных — тебя тоже! — Эпплджек.</text:p>
      <text:p text:style-name="P45">Блин, опять облажался. Как-то хреново начинается знакомство с Понивиллем.</text:p>
      <text:p text:style-name="P45">– Понял. А меня зовут Макс. Приятно было познакомиться, Эпплджек.</text:p>
      <text:p text:style-name="P45">Я повернулся было уходить.</text:p>
      <text:p text:style-name="P45">– Э-э-э… Макс?</text:p>
      <text:p text:style-name="P45">– Да? – я повернулся обратно.</text:p>
      <text:p text:style-name="P45">Поняха водила копытом по прилавку. Надвинутая на лоб шляпа скрывала выражение мордочки. </text:p>
      <text:p text:style-name="P45">–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5"><text:soft-page-break/>Я вернулся к прилавку.</text:p>
      <text:p text:style-name="P45">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5">– Сколько стоят вот эти? – указал я на пирамидку красных яблок размером с <text:span text:style-name="T1">четверть</text:span> арбуза каждое.</text:p>
      <text:p text:style-name="P45">– Ред <text:span text:style-name="T1">Гала</text:span>? Две серебряшки.</text:p>
      <text:p text:style-name="P45">– Куча?</text:p>
      <text:p text:style-name="P45">– Ну ты даёшь! – хмыкнула Эпплджек. – Даже не смешно.</text:p>
      <text:p text:style-name="P45">– Неужели штука?</text:p>
      <text:p text:style-name="P45">Поня<text:span text:style-name="T1">х</text:span>а выпрыгнула из-за прилавка и смерила меня долгим взглядом.</text:p>
      <text:p text:style-name="P45">–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45">Я улыбнулся и кивнул в ответ. Ситуация начала выправляться.</text:p>
      <text:p text:style-name="P45">– Вот, смотри: Ред <text:span text:style-name="T1">Гала</text:span>,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45">– А сколько стоит вот это? – указал я на небольшую прикрытую от солнца мешковиной баночку с содержимым удивительной радужной расцветки.</text:p>
      <text:p text:style-name="P45">–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5">Поняшка набрала ложечку джема и предложила мне. </text:p>
      <text:p text:style-name="P45">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5">– Это просто восхитительно! Чудесно! Никогда такого не пробовал! И даже представить не мог, что такая вкуснотень существует!</text:p>
      <text:p text:style-name="P45">Эпплджек просто расцвела от моих дифирамбов.</text:p>
      <text:p text:style-name="P45">– Тебе, сахарок, как гостю города, сделаю скидку. Забирай за шестьдесят. Раньше меньше чем золотой не отдавала.</text:p>
      <text:p text:style-name="P45">Расплачиваясь, я спросил:</text:p>
      <text:p text:style-name="P45">– Ты, случаем, не знаешь, как пройти к городской библиотеке?</text:p>
      <text:p text:style-name="P45">Эпплджек, вскинув копыто ко лбу, запричитала:</text:p>
      <text:p text:style-name="P45">–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45">Тут Эпплджек прервалась и что есть силы замахала кому-то:</text:p>
      <text:p text:style-name="P45">– Рэр! Эй! Рэр! Давай к нам!</text:p>
      <text:p text:style-name="P45"><text:soft-page-break/>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5">–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5">–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5">– Эпплджек! Сколько можно повторять: модельер, а не рукодельница! Проведу, конечно. – устало произнесла Рэрити.</text:p>
      <text:p text:style-name="P45">– А какая разница? – беспечно махнула копытом Эпплджек, не обращая внимание на нахмурившуюся единорожку. – Шмотки — они и в Эппллузе шмотки.</text:p>
      <text:p text:style-name="P45">– Разница, как если бы тебя вместо огородницы назвали… ммм… <text:s/>реднеком. Пойдёмте, Макс.</text:p>
      <text:p text:style-name="P45">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5">–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5">–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5">– Огородница!.. Ишь, чего выдумала! По мне, так уж лучше “реднек”, чем “огородница”! – слышалось бурчание Эпплджек нам вдогонку.</text:p>
      <text:p text:style-name="P45">Единорожка с серьёзным видом завела меня за угол и только после этого звонко расхохоталась.</text:p>
      <text:p text:style-name="P45">– Я думал, вы друзья. – заметил я.</text:p>
      <text:p text:style-name="P45">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5">–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5">– Буду только рад. Сам бы предложил, да не успел.</text:p>
      <text:p text:style-name="P45">–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5">– Не сомневаюсь. Мы в конце-концов неплохо поладили и она даже сделала мне скидку на вольт-яблочн<text:span text:style-name="T1">ый</text:span> джем.</text:p>
      <text:p text:style-name="P45">– А почём продала, если не секрет?</text:p>
      <text:p text:style-name="P45">– За шестьдесят бит.</text:p>
      <text:p text:style-name="P45">–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5">–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text:soft-page-break/>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5">Единорожка чуть не подпрыгивала от любопытства. Заметив мою отвалившуюся челюсть, она вновь рассмеялась.</text:p>
      <text:p text:style-name="P45">–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5">–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5">–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5">–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5">– От недосыпа. – перебил я Рэрити. – Красные от недосыпа глаза я не спутаю ни с чем. Сам такие двадцать лет наблюдал в зеркале.</text:p>
      <text:p text:style-name="P45">–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5">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5">–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5">Мы остановились перед деревом.</text:p>
      <text:p text:style-name="P45">Даже не так. </text:p>
      <text:p text:style-name="P45">Мы остановились перед ДЕРЕВОМ!</text:p>
      <text:p text:style-name="P45">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45"><text:soft-page-break/>–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5">Единорожка удалилась, оставив <text:span text:style-name="T1">после себя лёгкий запах жасмина.</text:span></text:p>
      <text:p text:style-name="P45"/>
      <text:h text:style-name="Heading_20_2" text:outline-level="2">11. Библиотека Золотого Дуба</text:h>
      <text:p text:style-name="P45"/>
      <text:p text:style-name="P45">– Э-э-э… Добрый день?</text:p>
      <text:p text:style-name="P45">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54">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54">Мне показалось, единорожка смотрела на меня малость раздражённо. Фолиант с громким стуком хлопнулся на пол.</text:p>
      <text:p text:style-name="P45">–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5">Йопт! Ещё один Шерлок Холмс на мою голову!</text:p>
      <text:p text:style-name="P45">– Извиняюсь за нескромность, а откуда тебе про меня известно?</text:p>
      <text:p text:style-name="P1"><text:span text:style-name="T49">–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41">пони-</text:span><text:span text:style-name="T49">исчезновений уже год. Почту за честь работать </text:span><text:span text:style-name="T41">под твоим руководством</text:span><text:span text:style-name="T49">. Подожди немного, я </text:span><text:span text:style-name="T41">от</text:span><text:span text:style-name="T49">систематизирую нужную информацию и расскажу тебе, насколько далеко смогла продвинуться.</text:span></text:p>
      <text:p text:style-name="P43">“Вот неугомонная” <text:span text:style-name="T15">–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45">–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5">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5">–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5">Твайлайт аж затопала на месте.</text:p>
      <text:p text:style-name="P45"><text:soft-page-break/>–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5">...</text:p>
      <text:p text:style-name="P45">– И оборудовать подвал библиотеки бронекапсулой для безопасных испытаний!</text:p>
      <text:p text:style-name="P45">–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5">–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45"><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54">–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54">– Хм. Странно. А я помню, как ты, вертясь перед зеркалом, говорила: ну почему я не…</text:p>
      <text:p text:style-name="P54">–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54"/>
      <text:p text:style-name="P46">***</text:p>
      <text:p text:style-name="P45"/>
      <text:p text:style-name="P123"><text:tab/>Свеча отбрасывала мягкие тени на книжные полки. Спайк положил обглоданную кочерыжку на горку и принялся облизывать пальцы.</text:p>
      <text:p text:style-name="P54">– Так. – <text:s/>я ткнул в позицию в длинном списке оснащения. – Зачем тебе преобразователь пси-поля?</text:p>
      <text:p text:style-name="P54">–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54">–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54">– Спайк! Ковыряться когтем в зубах некрасиво! Тем более, при посторонних!</text:p>
      <text:p text:style-name="P54"><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5">«...он крепко обхватил её лавандовый подтянутый аэробико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54">– СПАЙК!!! Откуда ты взял этот листок?!! – Твайлайт покраснела, как варёный рак и выхватила бумажку у меня из рук.</text:p>
      <text:p text:style-name="P54">– У тебя в черновиках, естественно. Ты сама сказала экономить бумагу. – пожал плечами дракончик.</text:p>
      <text:p text:style-name="P54">Я осторожно взял следующий листок.</text:p>
      <text:p text:style-name="P54">– Электростимулятор гипоталамуса. Драконий. В комплекте с усиленной больничной койкой и набором фиксаторов.</text:p>
      <text:p text:style-name="P54"><text:soft-page-break/>– Это ещё чего??? – удивился Спайк. – я что-то не помню, чтоб ты такое хотела!</text:p>
      <text:p text:style-name="P54">–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4">— то есть крыльев. И я подумала: а что, если…</text:span></text:p>
      <text:p text:style-name="P54"><text:span text:style-name="T14">– Вот ещё! </text:span>– возмутился дракончик. – Никогда на такое не соглашусь!</text:p>
      <text:p text:style-name="P54">– Но ты сам подумай, как было бы здорово обладать крыльями! – мечтательно возразила Твайлайт.</text:p>
      <text:p text:style-name="P54">–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54">– Угу. Только шар ты же и прожёг, соревнуясь с Рэйнбоу Дэш в силе отрыжки.</text:p>
      <text:p text:style-name="P54">–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54">– Ну, достичь удалось не слишком многого. – повесила нос единорожка. – Собственно, сами работы шли только первые два месяца <text:span text:style-name="T14">— потом меня отстранили от экспериментов. И после этого от меня требуют ускорить исследования!</text:span></text:p>
      <text:p text:style-name="P54">– А почему тебя отстранили?</text:p>
      <text:p text:style-name="P54">– Из-за первых результатов. – единорожка насупилась ещё больше. – Они были ужасными.</text:p>
      <text:p text:style-name="P54"/>
      <text:p text:style-name="P56">***</text:p>
      <text:p text:style-name="P45"/>
      <text:p text:style-name="P45">...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5">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45">Со слов Луны, оболочка реальности истончилась и начала прорываться. И первой она начала рваться во снах, где она и так тонка.</text:p>
      <text:p text:style-name="P45">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45">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64">– Ага, он был закладкой в четвёртом номере «PlayMare», в разделе «Тридцать две позы, которые удивят вашу френдпони».</text:p>
      <text:p text:style-name="P64">– Спайк! Немедленно ложись спать!</text:p>
      <text:p text:style-name="P64">– Уже иду. Кукурузу доем только и иду.</text:p>
      <text:p text:style-name="P64">– Кстати, а почему Индрэ считали одержимым?</text:p>
      <text:p text:style-name="P64">–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8">— далеко </text:span><text:soft-page-break/><text:span text:style-name="T18">не у всякого опытного мага хватит силы его вызвать</text:span>. И совсем немногим удастся контролировать его направление.</text:p>
      <text:p text:style-name="P64">– Так у вас знают про людей? Вот это новость!. В Кантерлоте, да и в Понивилле все обращаются со мной, как с диковинкой.</text:p>
      <text:p text:style-name="P64">–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64">– Хм. Ясно. Продолжай, Твайлайт.</text:p>
      <text:p text:style-name="P54"/>
      <text:p text:style-name="P54">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54">–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54">–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54">–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54">– Так давай сюда весь Понивилль притащим! Это ж будет на 20% круче! Представляю себе видок Биг Мака в теле мисс Черили, гы-гы!</text:p>
      <text:p text:style-name="P54">–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14">— максимум двух пони, </text:span>после чего мне придётся восстанавливаться около месяца<text:span text:style-name="T14">.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54">–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54">–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54">–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54">– Скажи уж прямо, поближе к королевскому дворцу, Рэр! Все в курсе твоих интересов, сахарок!</text:p>
      <text:p text:style-name="P54"><text:soft-page-break/>– Эпплджек, я попрошу! Я же никому не говорю, ЧТО ты делаешь с огурцами!</text:p>
      <text:p text:style-name="P54">– !!!</text:p>
      <text:p text:style-name="P54">–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4">. Это поможет мне в моей монографии на тему аликорнизации.</text:span></text:p>
      <text:p text:style-name="P54">Я уселась на пуфике, а подруги заняли места на матрасах…</text:p>
      <text:p text:style-name="P64"/>
      <text:p text:style-name="P64">– Спайк, будь добр, принеси дневник эксперимента. Он в подвале, за шкафом с ретортами, в...</text:p>
      <text:p text:style-name="P64">– В сейфе, я в курсе.</text:p>
      <text:p text:style-name="P64"/>
      <text:p text:style-name="P65">***</text:p>
      <text:p text:style-name="P81">&lt;Seal — Amazing <text:span text:style-name="T1">(T</text:span><text:span text:style-name="T14">hin White Duke Remix)</text:span>&gt;</text:p>
      <text:p text:style-name="P64">Дата: 12.04.1003 А.С.</text:p>
      <text:p text:style-name="P64">Эксперимент: заклинание Воплощения Индрэ</text:p>
      <text:p text:style-name="P64">Испытуемая: Эпплджек</text:p>
      <text:p text:style-name="P64">Синопсис: запись сна со слов испытуемой</text:p>
      <text:p text:style-name="P64">Замечания: замечаний нет</text:p>
      <text:p text:style-name="P64"/>
      <text:p text:style-name="P1">Я посмотрела на застывшее у моих ног<text:span text:style-name="T1"> тело</text:span>.</text:p>
      <text:p text:style-name="P23">“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3">“Как её зовут? Запамятовала... Дочка Бловбола, я его ещё последним втащила, прежде чем дверь затворилась. Как же её зовут-то?”</text:p>
      <text:p text:style-name="P79">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3">“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3"><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53">— солнце. Моё солнце.</text:span><text:span text:style-name="T6">»</text:span></text:p>
      <text:p text:style-name="P13">Я остановилась перед дверью. Четыре ярда брони отделяли меня от Эквестрии. Четыре ярда и двадцать пять лет.</text:p>
      <text:p text:style-name="P23"><text:span text:style-name="T6">«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53">—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text:span><text:soft-page-break/><text:span text:style-name="T53">немногих, кто ещё видел тебя вживую. Пусть светит солнце, а уж найти Эпплснэка я смогу. Мне больше ничего не надо.</text:span><text:span text:style-name="T6">»</text:span></text:p>
      <text:p text:style-name="P5">Я прошла сквозь дверь.</text:p>
      <text:p text:style-name="P5">Снаружи вставало солнце. Размытый а<text:span text:style-name="T39">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5">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14">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64"/>
      <text:p text:style-name="P64">Примечания: ПипБак? Стойло? Двойники? Параллельные Эквестрии?</text:p>
      <text:p text:style-name="P1"/>
      <text:p text:style-name="P3">***</text:p>
      <text:p text:style-name="P1"/>
      <text:p text:style-name="P64">Дата: 12.04.1003 А.С.</text:p>
      <text:p text:style-name="P64">Эксперимент: заклинание Воплощения Индрэ</text:p>
      <text:p text:style-name="P64">Испытуемая: Рэйнбоу Дэш</text:p>
      <text:p text:style-name="P64">Синопсис: описание пробуждения испытуемой</text:p>
      <text:p text:style-name="P64">Замечания: испытуемая отказалась дать описание сна. «Гы-гы... Фигасе... Человеки рулят...» <text:span text:style-name="T17">—</text:span><text:span text:style-name="T18"> </text:span><text:span text:style-name="T72">всё, что удалось от неё добиться.</text:span></text:p>
      <text:p text:style-name="P1"/>
      <text:p text:style-name="P23">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7">Примечания: человеки?</text:p>
      <text:p text:style-name="P7"/>
      <text:p text:style-name="P3">***</text:p>
      <text:p text:style-name="P54">&lt;<text:span text:style-name="T71">d.notive — Talking Flight</text:span>&gt;</text:p>
      <text:p text:style-name="P64"><text:soft-page-break/>Дата: 12.04.1003 А.С.</text:p>
      <text:p text:style-name="P64">Эксперимент: заклинание Воплощения Индрэ</text:p>
      <text:p text:style-name="P64">Испытуемая: Рэрити</text:p>
      <text:p text:style-name="P64">Синопсис: запись сна со слов испытуемой</text:p>
      <text:p text:style-name="P64">Замечания: замечаний нет</text:p>
      <text:p text:style-name="P64"/>
      <text:p text:style-name="P1"><text:span text:style-name="T41">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4">—</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text:span></text:p>
      <text:p text:style-name="P1"/>
      <text:p text:style-name="P23">Примечания: <text:span text:style-name="T53">чёрный экран?</text:span></text:p>
      <text:p text:style-name="P52"/>
      <text:p text:style-name="P56">***</text:p>
      <text:p text:style-name="P54"/>
      <text:p text:style-name="P64">Дата: 12.04.1003 А.С.</text:p>
      <text:p text:style-name="P64">Эксперимент: заклинание Воплощения Индрэ</text:p>
      <text:p text:style-name="P64">Испытуемая: Пинки Пай</text:p>
      <text:p text:style-name="P64">Синопсис: описание пробуждения испытуемой</text:p>
      <text:p text:style-name="P64">Замечания: испытуемая отказалась дать описание сна.</text:p>
      <text:p text:style-name="P64"/>
      <text:p text:style-name="P64">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64"/>
      <text:p text:style-name="P64">Примечания: через месяц волосы Пинки пришли в обычное состояние, хотя при встрече с Рэйнбоу Дэш она по прежнему прячет глаза.</text:p>
      <text:p text:style-name="P64"/>
      <text:p text:style-name="P65">***</text:p>
      <text:p text:style-name="P64"><text:soft-page-break/></text:p>
      <text:p text:style-name="P64">Дата: 12.04.1003 А.С.</text:p>
      <text:p text:style-name="P64">Эксперимент: заклинание Воплощения Индрэ</text:p>
      <text:p text:style-name="P64">Испытуемая: Флаттершай</text:p>
      <text:p text:style-name="P64">Синопсис: описание пробуждения испытуемой</text:p>
      <text:p text:style-name="P64">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64"/>
      <text:p text:style-name="P64">* Примечания: при виде кексиков истерика случилась с Пинки Пай.</text:p>
      <text:p text:style-name="P64"/>
      <text:p text:style-name="P3">***</text:p>
      <text:p text:style-name="P1"/>
      <text:p text:style-name="P23">Сим повелеваем прекратить дальнейшие эксперименты<text:span text:style-name="T39">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3"/>
      <text:p text:style-name="P25">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8"/>
      <text:p text:style-name="P88"/>
      <text:h text:style-name="Heading_20_2" text:outline-level="2">12. День сурка</text:h>
      <text:p text:style-name="P15">&lt;<text:span text:style-name="T65">Seal - amazing</text:span>&gt;</text:p>
      <text:p text:style-name="P5">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7">Кажись, я таки проснулся. Бред-то какой, а? Всё это был просто бред! Надо слазить с валиума <text:span text:style-name="T14">—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14">—</text:span> так и в дурку попасть недолго. Вот и сейчас перегар такой, что снег плавится. Пройди реабилитацию и вернись в проект. А не примут <text:span text:style-name="T14">— найти новую работу. Так даже лучше: быстрее забудешь всю эту хренотень с рогатыми кобылами. </text:span>Будь мужиком, блеать! <text:span text:style-name="T14">Найди себе бабу и заживи сытой, размеренной жизнью городского ублюдка. Что ещё нужно, чтобы спокойно сдохнуть?</text:span></text:p>
      <text:p text:style-name="P12">Дорога исчезла в снежном сугробе.</text:p>
      <text:p text:style-name="P7">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text:span text:style-name="T14">BMW</text:span>. Значит, скоро выйду на дорогу, а там через пару кварталов мой дом.</text:p>
      <text:p text:style-name="P5">Дрожащий круг света наткнулся на очертания белой фигуры.</text:p>
      <text:p text:style-name="P54">– Здравствуй, Макс.</text:p>
      <text:p text:style-name="P54">Я молча смотрел на неё, слегка пошатываясь. В голове воцарилась звенящая пустота.</text:p>
      <text:p text:style-name="P54">Селестия шагнула мне навстречу.</text:p>
      <text:p text:style-name="P54"><text:soft-page-break/>– Пожалуйста, прошу тебя, не думай так. Мы — не плод твоего воображения, мы — живые, мы — существуем! Когда ты так думаешь, я чувствую, как мир тает.</text:p>
      <text:p text:style-name="P54">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54">– <text:s/>Думаю как?</text:p>
      <text:p text:style-name="P54">– Думаешь, что мы — плод твоего воображения, отравленного наркотиком. Это не так. Прошу тебя...</text:p>
      <text:p text:style-name="P54">– А если ты — действительно мой бред? – съязвил я. – Вот сейчас протрезвею, и ты исчезнешь.</text:p>
      <text:p text:style-name="P54">Порыв ветра скрыл аликорницу в вихре снежинок. Её очертания расплылись.</text:p>
      <text:p text:style-name="P54">– Эй, постой, ты куда? Я пошутил! Погоди, не исчезай! Стой! Не оставляй меня здесь!!! Я пошутил!!!</text:p>
      <text:p text:style-name="P54">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54">– Ты напугала меня! – пожаловался я ей. – Не исчезай больше!</text:p>
      <text:p text:style-name="P54">Аликорница прижала меня к себе крыльями и устало усмехнулась.</text:p>
      <text:p text:style-name="P54">–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5"><text:span text:style-name="T54">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54">– Знаешь, я всё думал над твоими словами тогда, ну, ты помнишь... В бассейне. Они всё ещё в силе? Я могу быть твоим другом?</text:p>
      <text:p text:style-name="P54">Аликорница тихо засмеялась, защекотав мне ухо.</text:p>
      <text:p text:style-name="P54">–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54">Я перестал чувствовать метель и холод. Я обнимал аликорницу и мне было хорошо.</text:p>
      <text:p text:style-name="P5">Где-то вдали, на пределе слышимости послышался стук.</text:p>
      <text:p text:style-name="P54">– Времени осталось немного. Мне надо, чтобы ты запомнил одну вещь.</text:p>
      <text:p text:style-name="P54">– А?</text:p>
      <text:p text:style-name="P54">–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4">– Я доведу! Обещаю! Но что может случиться с тобой, Селли?</text:p>
      <text:p text:style-name="P5">Стук стал громче.</text:p>
      <text:p text:style-name="P54">–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54">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5">…</text:p>
      <text:p text:style-name="P5"><text:soft-page-break/>Тук-тук-тук.</text:p>
      <text:p text:style-name="P5">Я заворочался в постели, стараясь удержать ускользающий сон. Потянувшись за одеялом, рукой упёрся во что-то тёплое.</text:p>
      <text:p text:style-name="P5">Тук-тук-тук!</text:p>
      <text:p text:style-name="P5">Я с удивлением обнаружил рядом с собой сопящую розовую пони, кудряшки гривы которой разметались по всей подушке.</text:p>
      <text:p text:style-name="P54">–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54">Пони почавкала спросонку, пошарила по кровати копытом и, не открывая глаз, завернулась в одеяло с головой, совершенно сдёрнув его с меня.</text:p>
      <text:p text:style-name="P5">ТУК-ТУК-ТУК!</text:p>
      <text:p text:style-name="P54">– Что за ерунда? – Я схватился за голову, пытаясь не дать ей взорваться. Потом взглянул вниз и схватился за другое. – Что за херня??!</text:p>
      <text:p text:style-name="P54">Я вскочил и в спешке начал одеваться.</text:p>
      <text:p text:style-name="P54">БАЦ-БАЦ-БАЦ!!!</text:p>
      <text:p text:style-name="P54">– Уже бегу!</text:p>
      <text:p text:style-name="P54">Одевая штаны, я попрыгал к двери на одной ноге. На пороге стояла серая пегаска с косящим взглядом.</text:p>
      <text:p text:style-name="P54">– Привет, Макс. Тебе корреспонденция. – пегаска порылась в сумке и выудила зубами пухлый пакет.</text:p>
      <text:p text:style-name="P54">– «Особенности поведения, питания и размножения приматов». – прочитал я на стикере.</text:p>
      <text:p text:style-name="P54">– Упс! Ошибочка! Это для Твайлайт. – пегаска забрала пакет и выудила из сумки конверт. – Вот. Распишись в ведомости получения, пожалуйста.</text:p>
      <text:p text:style-name="P5">Вручив конверт, пегаска улетела. Я присел на крыльцо, яростно массируя виски и вспоминая вчерашнее...</text:p>
      <text:p text:style-name="P5"/>
      <text:p text:style-name="P11">***</text:p>
      <text:p text:style-name="P5"/>
      <text:p text:style-name="P1"><text:span text:style-name="T14">Солнечный лучик настойчиво пробивался сквозь плотно сомкнутые веки. Ветерок через открытое окно </text:span><text:span text:style-name="T1">щекотал уши и шуршал</text:span><text:span text:style-name="T14"> </text:span><text:span text:style-name="T1">занавесками</text:span><text:span text:style-name="T14">. Я раскрыл глаза, в который раз наслаждаясь ясной головой и абсолютной выспанностью </text:span><text:span text:style-name="T49">—</text:span><text:span text:style-name="T14"> роскошью, недоступной мне </text:span><text:span text:style-name="T1">годами</text:span><text:span text:style-name="T14">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5">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5">…</text:p>
      <text:p text:style-name="P54">– Но нигде не сказано, какие частицы надо ускорять! Мне за эти самоцветы от сестры влетит!</text:p>
      <text:p text:style-name="P54">–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text:soft-page-break/>какие есть у каждого! С которыми жалко расстаться! Вот, к примеру, Биг Мак ускоряет вольт-яблоки <text:span text:style-name="T14">— и о</text:span>н<text:span text:style-name="T14"> з</text:span>нает, как приготовить<text:span text:style-name="T14"> </text:span>из них особенный вольт-сидр, который больше никто не сделает<text:span text:style-name="T14">.</text:span></text:p>
      <text:p text:style-name="P45">– Эээ! Это что же получается? Выходит, зря я яблоки <text:span text:style-name="T1">притащила</text:span>? Нам же не сидр нужен?</text:p>
      <text:p text:style-name="P45">–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54">– А, по-моему, ты перепутала, Скуталу. Мыслью направляется <text:span text:style-name="T14">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54">– Эээ! Я не собираюсь ни с чем сталкивать свои яблоки! И перегонять тоже! Давайте лучше их съедим.</text:p>
      <text:p text:style-name="P54">– Тише, поняши! Нас могут услышать! Зачем сейчас спорить о том, о чём мы уже спорили вчера и позавчера?</text:p>
      <text:p text:style-name="P54">– Тебе легко говорить, Ску! Ты никакой своей особенной частицы не притащила! Давай мы твой скутер к ускорителю пришпандорим?</text:p>
      <text:p text:style-name="P45"><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54">– Так причём тут ускоритель, Скуталу?! Говорю ж, это для заклинания Индрэ...</text:p>
      <text:p text:style-name="P54"/>
      <text:p text:style-name="P54">…</text:p>
      <text:p text:style-name="P54"/>
      <text:p text:style-name="P54">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54">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14">— то ли я был глух к магии, то ли она ко мне, но с в</text:span>олшебством<text:span text:style-name="T14"> у меня не складывалось. </text:span>Поэтому большую часть времени я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54">Закрыв дверь, я отправился в город.</text:p>
      <text:p text:style-name="P54"/>
      <text:p text:style-name="P54">…</text:p>
      <text:p text:style-name="P54"/>
      <text:p text:style-name="P54">– Ты не понимаешь! Магия подобна струе воды, исходящей из садового шланга. А заклинание <text:span text:style-name="T14">—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54">– Ну, если по аналогии с садовым шлангом, струя воды сметёт весь песок и может облить всех рядом присутствующих.</text:p>
      <text:p text:style-name="P54">– Правильно! – единорожка кивнула в одобрении. – А ускоритель <text:span text:style-name="T14">—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54">– А ты неопытный маг? – парировал я.</text:p>
      <text:p text:style-name="P54">–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text:soft-page-break/>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второй минуте работы. И это не потому, что я не умею контролировать магию <text:span text:style-name="T14">— НЕТ!</text:span></text:p>
      <text:p text:style-name="P1">Твайлайт начала в возбуждении ходить по читальному залу.</text:p>
      <text:p text:style-name="P1"><text:span text:style-name="T41">–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49"> </text:span><text:span text:style-name="T41">Мощнее ускорителя только магия драконов, аликорнов и Элементов Гармонии. Если бы я была...</text:span><text:span text:style-name="T14"> </text:span>Ай!</text:p>
      <text:p text:style-name="P1">Твайлайт, погружённая в свои мысли, не заметила вылезшего из своей корзинки зевающего Спайка.</text:p>
      <text:p text:style-name="P1"><text:span text:style-name="T14">–</text:span> Элементы-шмелементы, <text:span text:style-name="T14">–</text:span> проворчал Спайк, выкарабкиваясь из-под Твайлайт, <text:span text:style-name="T14">–</text:span> доброе утро, Макс. Твай, ты не ушиблась?</text:p>
      <text:p text:style-name="P1"><text:span text:style-name="T14">–</text:span> Дет, всё в порядке. <text:span text:style-name="T14">–</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09"><text:span text:style-name="T49">– Я </text:span><text:span text:style-name="T54">всегда буду оставаться в тени. </text:span><text:span text:style-name="T49">– </text:span><text:span text:style-name="T54">хлюпала единорожка. </text:span><text:span text:style-name="T49">– </text:span><text:span text:style-name="T54">Мне не хватает сил, чтобы воспользоваться всеми знаниями, которые я освоила. Ведь даже заклинание «Последнего Шанса» я нашла!</text:span></text:p>
      <text:p text:style-name="P107"><text:span text:style-name="T14">– </text:span>Ты?!</text:p>
      <text:p text:style-name="P107"><text:span text:style-name="T14">–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107"><text:span text:style-name="T14">– М</text:span>ожет тогда, ты скажешь, что в нём пошло не так и почему к вам попал я, а не сверхаликорн?</text:p>
      <text:p text:style-name="P107"><text:span text:style-name="T14">– </text:span>Не скажу. Заклинания Стар Свирла Бородатого обычно если срабатывают, то без ошибок.</text:p>
      <text:p text:style-name="P54"><text:span text:style-name="T14">– Если </text:span>только <text:span text:style-name="T14">их правильно вызывают. – </text:span>пробурчал Спайк, возвращаясь в корзинку.</text:p>
      <text:p text:style-name="P43"><text:span text:style-name="T14">–</text:span> <text:span text:style-name="T1">Эмм. </text:span>Что он имел ввиду?</text:p>
      <text:p text:style-name="P43"><text:span text:style-name="T14">–</text:span> Ну, <text:span text:style-name="T14">–</text:span> Твайлайт смутилась, <text:span text:style-name="T14">–</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82"> </text:span><text:span text:style-name="T8">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14">–</text:span> <text:span text:style-name="T1">е</text:span>динорожка опустила голову.</text:p>
      <text:p text:style-name="P43"><text:span text:style-name="T14">– </text:span><text:span text:style-name="T1">Да, завершилось всё препаршиво. Принцесса Луна сказала, лучше бы её обратно на Луну закинули.</text:span></text:p>
      <text:p text:style-name="P43"><text:span text:style-name="T14">– </text:span><text:span text:style-name="T1">И я её понимаю! Не каждый может справиться с потерей своего особенного пони. Вот у тебя, Макс, есть своя особенная пони?</text:span></text:p>
      <text:p text:style-name="P43"><text:span text:style-name="T14">– </text:span><text:span text:style-name="T1">Хм. Нет.</text:span></text:p>
      <text:p text:style-name="P43"><text:span text:style-name="T14">– </text:span><text:span text:style-name="T1">А друзья?</text:span></text:p>
      <text:p text:style-name="P43"><text:span text:style-name="T14">– </text:span><text:span text:style-name="T1">У меня был друг. Погиб два месяца назад.</text:span></text:p>
      <text:p text:style-name="P1"><text:span text:style-name="T14">–</text:span> О, мои соболезнования! Друзей терять <text:span text:style-name="T1">тоже</text:span> тяжко.</text:p>
      <text:p text:style-name="P1"><text:span text:style-name="T14">–</text:span> Всё в порядке, Твайлайт.<text:span text:style-name="T14">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4">– </text:span><text:span text:style-name="T1">сказала она. Заклинание </text:span><text:soft-page-break/><text:span text:style-name="T1">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9">— </text:span><text:span text:style-name="T41">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5">– Да, это вариант. – единорожка не выглядела обрадованной. – Потому что с драконами нам совсем не светит.</text:p>
      <text:p text:style-name="P1"><text:span text:style-name="T14">–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9">. Годится?</text:span></text:p>
      <text:p text:style-name="P1"><text:span text:style-name="T14">–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14">– </text:span><text:span text:style-name="T1">Ерунда! Там стоит запрет только для пони. На приматах Луна экспериментировать не запрещала</text:span><text:span text:style-name="T41">.</text:span></text:p>
      <text:p text:style-name="P54"/>
      <text:p text:style-name="P54">…</text:p>
      <text:p text:style-name="P54"/>
      <text:p text:style-name="P54">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54">«<text:span text:style-name="T37">Чужестранец-примат разбил сердце нашей обожаемой Селестии! Двор в отчаянии </text:span><text:span text:style-name="T17">— </text:span><text:span text:style-name="T37">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54">Папарацци хреновы!</text:p>
      <text:p text:style-name="P54">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54"><text:span text:style-name="T14">– </text:span>Привет, Эй-Джей! У тебя проблемы?</text:p>
      <text:p text:style-name="P54"><text:span text:style-name="T14">– </text:span>Привет, сахарок. <text:span text:style-name="T14">– </text:span>озабоченно поприветствовала меня пони. <text:span text:style-name="T14">–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54">Жеребец хихикнул в сторону, прикрывшись копытом. Эпплджек обернулась на звук, и он моментально принял отсутствующее выражение, жуя травинку.</text:p>
      <text:p text:style-name="P54"><text:span text:style-name="T14">– </text:span>А ты, Маки, вместо того, чтоб хихикать, лучше б тележку починил! Уже полдень! Не успеем распродать яблоки <text:span text:style-name="T14">— </text:span>придётся домой везти. И можешь быть уверен, бабуля тя за это по головке не погладит!</text:p>
      <text:p text:style-name="P54">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54"><text:span text:style-name="T14">– </text:span>Думаю, я могу починить телегу. Только больших нагрузок эта ось уже не выдержит. Но до фермы худо-бедно доедете.</text:p>
      <text:p text:style-name="P54">Эпплджек с сомнением посмотрела на меня.</text:p>
      <text:p text:style-name="P54"><text:span text:style-name="T14">– </text:span>Хошь сказать, ты в Кантерлоте у Селестии под крылышком телеги чинил? Или Рэр сбрехала про Селестию?</text:p>
      <text:p text:style-name="P54">Я мысленно ругнулся на языкатую единорожку и молча достал пенал с инструментами.</text:p>
      <text:p text:style-name="P54"/>
      <text:p text:style-name="P54">…</text:p>
      <text:p text:style-name="P54"><text:soft-page-break/></text:p>
      <text:p text:style-name="P54">Собрав инструмент, я потолкал тележку назад-вперёд.</text:p>
      <text:p text:style-name="P54"><text:span text:style-name="T14">– Г</text:span>отово. Принимай работу, хозяйка!</text:p>
      <text:p text:style-name="P54">Эпплджек стиснула меня в сокрушающих объятиях.</text:p>
      <text:p text:style-name="P54"><text:span text:style-name="T14">–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54">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54"><text:span text:style-name="T14">– </text:span>Этой... Бери... Сам делал... Ток не говори никому, лады?</text:p>
      <text:p text:style-name="P54">Я сунул флягу за пазуху. Биг Мак молниеносно накрыл дерюгой подсумок и через мгновение за телегу заглянула Эпплджек.</text:p>
      <text:p text:style-name="P54"><text:span text:style-name="T14">– </text:span>Чегой-то вы тут скрытничаете, а?</text:p>
      <text:p text:style-name="P54">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54"><text:span text:style-name="T14">– </text:span>Бери, сахарок. Для тебя <text:span text:style-name="T14">— </text:span>самые <text:span text:style-name="T14">о</text:span>тборные. И помни: в «Сладком яблочке» тебе всегда будут рады!</text:p>
      <text:p text:style-name="P54">Телега с яблоками укатилась по направлению к рынку. Я проводил её глазами, чувствуя голод и удовлетворение от сделанной работы <text:span text:style-name="T18">— </text:span><text:span text:style-name="T72">именно в такой последовательности.</text:span></text:p>
      <text:p text:style-name="P54">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8">— </text:span><text:span text:style-name="T72">объявляла вывеска.</text:span></text:p>
      <text:p text:style-name="P54">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54"><text:span text:style-name="T14">– </text:span>Свободно? <text:span text:style-name="T14">– </text:span>спросил я у единственной пони, сидящей за столиком.</text:p>
      <text:p text:style-name="P54"><text:span text:style-name="T14">– </text:span>Да-да, конечно. <text:span text:style-name="T14">– <text:s/></text:span>пробормотала розовая поняшка, глядя в кружку. Рядом с ней стояла внушительных размеров пузатая бутылка с надписью «Сидр» на пыльной этикетке. Пони подвинула табуретку, освобождая мне больше места. Я присел напротив и начал просматривать меню.</text:p>
      <text:p text:style-name="P54"><text:span text:style-name="T14">– <text:s/></text:span>Пирог с грибами, яишницу и чизкейк<text:span text:style-name="T14"> – </text:span>сообщил я подошедшей официантке.</text:p>
      <text:p text:style-name="P54"><text:span text:style-name="T14">– </text:span>Советую выбрать салат «по-Кантерлотски». <text:span text:style-name="T14">– </text:span>так же убито пробормотала моя соседка по столу. <text:span text:style-name="T14">– </text:span>Очень вкусно. Копыта оближешь. И мягкий к тому же.</text:p>
      <text:p text:style-name="P54"><text:span text:style-name="T14">– </text:span>И салат «по-Кантерлотски».</text:p>
      <text:p text:style-name="P57">Пока я ел, пони мрачно смотрела на меня, положив голову на стол. Мне стало неловко от её тяжёлого взгляда и я попытался завести разговор.</text:p>
      <text:p text:style-name="P57"><text:span text:style-name="T14">– </text:span>Вы, наверное, ждёте кого-то?</text:p>
      <text:p text:style-name="P57"><text:span text:style-name="T14">– </text:span>Неа.</text:p>
      <text:p text:style-name="P57"><text:span text:style-name="T14">– </text:span>Просто обедаете?</text:p>
      <text:p text:style-name="P57"><text:span text:style-name="T14">– </text:span>Неа.</text:p>
      <text:p text:style-name="P57"><text:span text:style-name="T14">– </text:span>Просто сидите и мрачно смотрите на меня?</text:p>
      <text:p text:style-name="P57"><text:span text:style-name="T14">– </text:span>Неа.</text:p>
      <text:p text:style-name="P57"><text:soft-page-break/>Хм, а эта пони не из разговорчивых. Ну ладно.</text:p>
      <text:p text:style-name="P57"><text:span text:style-name="T14">– </text:span>А что же вы делаете?</text:p>
      <text:p text:style-name="P57"><text:span text:style-name="T14">– </text:span>Веселюсь. <text:span text:style-name="T14">– </text:span>мрачно заявила пони.</text:p>
      <text:p text:style-name="P57"><text:span text:style-name="T14">– </text:span>Если я вас достал, то так и скажите. Извините.</text:p>
      <text:p text:style-name="P57">Я продолжил есть молча.</text:p>
      <text:p text:style-name="P57">Неожиданно пони улыбнулась и подмигнула мне. Её сморщенная мордочка разгладилась и стала весьма милой.</text:p>
      <text:p text:style-name="P57"><text:span text:style-name="T14">– </text:span>Привет, Макс!</text:p>
      <text:p text:style-name="P57">Вот дискорд! То есть, чёрт! Обитатели этого городка в который раз поражали меня своей проницательностью. У меня на лбу написано, что ли?!</text:p>
      <text:p text:style-name="P57"><text:span text:style-name="T14">– </text:span>Мы с вами раньше встречались?</text:p>
      <text:p text:style-name="P57"><text:span text:style-name="T14">– </text:span>Неа! <text:span text:style-name="T14">– </text:span>пони улыбалась уже широкой улыбкой от уха и до уха. <text:span text:style-name="T14">– </text:span>Это моя пинки-чуйка! Она вернулась!! И поэтому я знаю, что тебя зовут Макс, и ты программист, и тебе <text:span text:style-name="T27">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57">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7"><text:span text:style-name="T14">– </text:span>Оставь, Салвер.<text:span text:style-name="T14"> </text:span>Ему за счёт заведения.</text:p>
      <text:p text:style-name="P54"><text:span text:style-name="T14">– </text:span>Ясно, мисс Пинки. <text:span text:style-name="T14">– </text:span>официантка кивнула и ушла.</text:p>
      <text:p text:style-name="P54"><text:span text:style-name="T14">– Ч</text:span>его-о-о?<text:span text:style-name="T14"> </text:span>Так это твой бар?</text:p>
      <text:p text:style-name="P54"><text:span text:style-name="T14">– </text:span>Агась. <text:span text:style-name="T14">– </text:span>поняха пожала плечами. <text:span text:style-name="T14">– </text:span>Надо же мне было чем-то заниматься после увольнения от Кейков<text:span text:style-name="T14">?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14">– </text:span>Пинки понизила голос до шёпота, <text:span text:style-name="T14">– </text:span>мне приснилось, что я готовила кексики из пони! Я готовила кексики из своей лучшей подруги Рэйнбоу Дэш!! Я разрезала её на мелкие кусочки!!!</text:p>
      <text:p text:style-name="P54">Говоря это, кобылка оттянула передними копытами нижние веки, став похожей на маньяка.</text:p>
      <text:p text:style-name="P54"><text:span text:style-name="T14">– </text:span>Тихо-тихо. <text:span text:style-name="T14">– </text:span>я оглянулся на посетителей. Шёпот Пинки, наверное, был слышен даже на улице. <text:span text:style-name="T14">– </text:span>Не вспоминай опять. Давай лучше выпьем на брудершафт. За знакомство.</text:p>
      <text:p text:style-name="P54"><text:span text:style-name="T14">– </text:span>Агась! <text:span text:style-name="T14">– </text:span>кивнула пони, придвигая ко мне бутылку. <text:span text:style-name="T14">– </text:span>Хотя ты и так уже знаком со мной, глупенький человек, я не прочь, чтобы ты познакомился со мной ещё раз!</text:p>
      <text:p text:style-name="P54">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54"><text:span text:style-name="T14">– </text:span>У меня есть идея получше. <text:span text:style-name="T14">– </text:span>на свет показалась фляга Большого Макинтоша.</text:p>
      <text:p text:style-name="P54"><text:span text:style-name="T14">– </text:span>Ух ты-ы-ы! <text:span text:style-name="T14">– </text:span>Пинки понюхала горлышко. <text:span text:style-name="T14">–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54"><text:span text:style-name="T14">– </text:span>Починил телегу. Только молчок про самогон, раз уж ты в курсе. <text:span text:style-name="T14">– </text:span>я разлил сидр по чашкам.</text:p>
      <text:p text:style-name="P54"><text:span text:style-name="T14">– </text:span>Да ты что?! Чтоб я выболтала главную тайну Биг Мака, про которую не знают целых две пони в Понивилле? За кого ты меня принимаешь? <text:span text:style-name="T14">–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54"><text:soft-page-break/><text:s/>Сидр Биг Мака на вкус был безобидным, чуть забродившим яблочным соком. Я выпил полную чашку и заявил Пинки:</text:p>
      <text:p text:style-name="P54"><text:span text:style-name="T14">– </text:span>Эт-то ты наззваешь ссуфер-ддуфер-ссильн...?</text:p>
      <text:p text:style-name="P54">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54"><text:span text:style-name="T14">– У </text:span>тебя такая смешная мордочка! <text:span text:style-name="T14">– </text:span>захихикали Пинки, покачиваясь. <text:span text:style-name="T14">– </text:span>Как будто ты <text:span text:style-name="T72">подкову </text:span>в пироге обнаружил. Или Селестию в ванной.</text:p>
      <text:p text:style-name="P54">Это сравнение пробудило во мне полузабытое воспоминание.</text:p>
      <text:p text:style-name="P54"><text:span text:style-name="T14">– </text:span>Эммм... Скажи-ка мне, мой друг П-п-пинки... Легенда про фаэри <text:span text:style-name="T18">— </text:span><text:span text:style-name="T72">эт правда?</text:span></text:p>
      <text:p text:style-name="P54"><text:span text:style-name="T18">– </text:span><text:span text:style-name="T72">Какая из? Их много, вообще-то. Ик!</text:span></text:p>
      <text:p text:style-name="P54"><text:span text:style-name="T18">– </text:span><text:span text:style-name="T72">Про принцесс. Про то, что они фаэри, спустившиеся с неба во плоти, чтоб помогать пони управлять Эквестрией?</text:span></text:p>
      <text:p text:style-name="P54"><text:span text:style-name="T18">– </text:span><text:span text:style-name="T72">Макс, </text:span><text:span text:style-name="T18">– </text:span><text:span text:style-name="T72">захихикала Пинки, взъерошив копытами розовые кудряшки и попытавшись соорудить из них бороду, </text:span><text:span text:style-name="T18">– </text:span><text:span text:style-name="T72">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Возвышения на неведомом острове. А почему тебе интересна эта тема? Ик!</text:span></text:p>
      <text:p text:style-name="P54"><text:span text:style-name="T18">– </text:span><text:span text:style-name="T72">Да так. Всё думаю, насколько это одиноко — быть бессмертной в мире смертных. Когда сам никого не любишь, и тебя никто не любит...</text:span></text:p>
      <text:p text:style-name="P54"><text:span text:style-name="T18">– </text:span><text:span text:style-name="T72">Ты что-о-о! Нельзя любить фаэри! Она похитит твоё сердце, и ты будешь искать её, пока не... </text:span><text:span text:style-name="T18">– </text:span><text:span text:style-name="T72">Пинки погрузилась в так и не съеденный салат «по-Кантерлотски» и захрапела.</text:span></text:p>
      <text:p text:style-name="P54"><text:span text:style-name="T18">– </text:span><text:span text:style-name="T72">Пока не умру?</text:span></text:p>
      <text:p text:style-name="P54"><text:span text:style-name="T18">– </text:span><text:span text:style-name="T72">Нет, глупенький, </text:span><text:span text:style-name="T18">– </text:span><text:span text:style-name="T72">пробулькала Пинки из миски. </text:span><text:span text:style-name="T18">– </text:span><text:span text:style-name="T72">Пока не найдёшь.</text:span></text:p>
      <text:p text:style-name="P58">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8">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8">Холодок незаметно прокрался мне в душу и прояснил мозги. Я кинул взгляд на часы на стене. Было без десяти шесть.</text:p>
      <text:p text:style-name="P58">Бля!</text:p>
      <text:p text:style-name="P58">Земля брыкалась подо мной и выкидывала лихие коленца. Я кинулся на улицу, переворачивая стулья и извиняясь заплетающимся языком. Хлопнув входной дверью бара, я попытался проскочить между двумя фонарями.</text:p>
      <text:p text:style-name="P58">БАМММ!!!</text:p>
      <text:p text:style-name="P58">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8"><text:span text:style-name="T14">– </text:span>Судя по тому, как ты стремительно сбежал от меня не попрощавшись, у тебя проблемы. <text:span text:style-name="T14">– </text:span>заметила с укором кобылка.</text:p>
      <text:p text:style-name="P58"><text:soft-page-break/><text:span text:style-name="T14">– </text:span>Пинки, <text:span text:style-name="T14">– </text:span>несчастным голосом сообщил я ей. <text:span text:style-name="T14">– </text:span>Если я до шести не окажусь дома, проблемы будут у одной маленькой пони. Очень большие проблемы.</text:p>
      <text:p text:style-name="P58"><text:span text:style-name="T14">– </text:span>Хм. <text:span text:style-name="T14">– </text:span>кобылка через окно посмотрела на часы в баре. <text:span text:style-name="T14">– </text:span>Тогда нам надо поторопиться! У нас есть шесть минут!</text:p>
      <text:p text:style-name="P58"><text:span text:style-name="T14">– </text:span>У нас?</text:p>
      <text:p text:style-name="P58">Пинки молча поддела меня носом и с неожиданной<text:tab/>для такой маленькой кобылки силой буквально закинула меня себе на спину.</text:p>
      <text:p text:style-name="P58">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8">Но недостаточное.</text:p>
      <text:p text:style-name="P58">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58"><text:span text:style-name="T14">– </text:span>Стооой! <text:span text:style-name="T14">– </text:span>заорал я. <text:span text:style-name="T14">– </text:span>Выпрыгивай из бочки!!!</text:p>
      <text:p text:style-name="P58">Кобылка-пилот улыбнулась и постукала копытцем по шлему, показывая, что не слышит меня.</text:p>
      <text:p text:style-name="P58"><text:span text:style-name="T14">– </text:span>Выпрыгивааа... <text:span text:style-name="T14">– </text:span>мой крик утонул в рёве рвущихся фейерверков.</text:p>
      <text:p text:style-name="P58">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8">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8"><text:span text:style-name="T14">– </text:span>Эммм... Уже можно открывать? <text:span text:style-name="T14">– л</text:span>имонная поняшка отняла копыта от висков и открыла глаза. <text:span text:style-name="T14">– </text:span>Ух ты-ы-ы! Он всамделишную работает! Слышь, Свити, ускоритель Скуталу сработал!</text:p>
      <text:p text:style-name="P58">Поняшка ткнула в бок белоснежную пони-единорога. Та раскрыла глаза и осмотрелась.</text:p>
      <text:p text:style-name="P58"><text:span text:style-name="T14">– </text:span>Смотри, вот те и ответ на вопрос, куда деваются пони!</text:p>
      <text:p text:style-name="P58"><text:span text:style-name="T14">– </text:span>Где? <text:span text:style-name="T14">– </text:span>единорожка начала оглядываться.</text:p>
      <text:p text:style-name="P58"><text:span text:style-name="T14">– </text:span>Да ты не туда, ты сюда смотри! Вишь, прямо перед тобой! <text:span text:style-name="T14">– </text:span>жёлтая ткнула копытом прямо в меня. <text:span text:style-name="T14">–</text:span> Вот! Его тут до икс-пи-ри-мен-та не было. А терь он есть! Значит, это и есть ответ! Смекаешь?</text:p>
      <text:p text:style-name="P58"><text:span text:style-name="T14">– </text:span>И что? Я всё равно не пойму, куда пони деваются? И куда пропала Скуталу?</text:p>
      <text:p text:style-name="P58"><text:soft-page-break/><text:span text:style-name="T14">– Я </text:span>их ем. <text:span text:style-name="T14">– </text:span>зверски ухмыльнувшись, сообщил я поняшам. <text:span text:style-name="T14">– </text:span>Мне нравятся пони. Особенно я люблю непослушных жеребят.</text:p>
      <text:p text:style-name="P58">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8"/>
      <text:p text:style-name="P59">***<text:line-break/></text:p>
      <text:p text:style-name="P5">Со скрипом восстановив в памяти предыдущий день, я встал с крыльца. Взгляд упал на конверт, машинально свёрнутый трубочкой в кулаке.</text:p>
      <text:p text:style-name="P7"/>
      <text:p text:style-name="P7">Кому: Человеку Максу, Понивилль.</text:p>
      <text:p text:style-name="P7">От кого: Кантерлот, Дворец, Королевский Секретариат Её Высочества, Дневной Главы Диархии, Принцессы Селестии.</text:p>
      <text:p text:style-name="P54"/>
      <text:p text:style-name="P66">Приветствую тебя, мой маленький человек!</text:p>
      <text:p text:style-name="P66">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text:p>
      <text:p text:style-name="P66">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14">— </text:span>забавного, не вполне нормального единорога, считающего себя то человеком, то аликорном.<text:span text:style-name="T14">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4">—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4">— </text:span>ключ к разгадке тайны исчезновения пони.</text:p>
      <text:p text:style-name="P66"><text:span text:style-name="T14">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108">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69">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6">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6">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text:soft-page-break/>Сокращение численности погодных пегасов крайне отрицательно сказывается на сельском хозяйстве. Над Эквестрией маячит призрак голода.</text:p>
      <text:p text:style-name="P66">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4">— </text:span>прорехи в ткани действительности появились и в реальном мире.</text:p>
      <text:p text:style-name="P66">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14">— </text:span>компания алмазных псов, производящая рубиновые резонаторы для ускорителей <text:span text:style-name="T14">—</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4">— </text:span>в Эквестрии больше нет производства магических ускорителей.</text:p>
      <text:p text:style-name="P66">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6">Макс, мне крайне неудобно подгонять тебя.<text:span text:style-name="T14">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4">—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6">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6">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6">«<text:span text:style-name="T14">P.S. Н</text:span>е гневите мироздание воровством! <text:span text:style-name="T37">Обмен рулит</text:span>!»</text:p>
      <text:p text:style-name="P66">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4">—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6">До встречи, мой маленький человек! Крепко обнимаю <text:span text:style-name="T14">— </text:span>если ты уже не сердишься на меня <text:span text:style-name="T14">—</text:span> или просто кладу рог тебе на плечо в противном случае.</text:p>
      <text:p text:style-name="P66"/>
      <text:p text:style-name="P51">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51"/>
      <text:p text:style-name="P51">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64"/>
      <text:h text:style-name="Heading_20_2" text:outline-level="2"><text:soft-page-break/>13. Мэйнхэттен</text:h>
      <text:p text:style-name="P87">ZZ Top – Gimme all your lovin</text:p>
      <text:p text:style-name="P87">Mothley Crue – Kick Start My Heart</text:p>
      <text:p text:style-name="P58"><text:span text:style-name="T14">– </text:span>Попробуй ещё раз. Может, сбой соединения.</text:p>
      <text:p text:style-name="P58">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8"><text:span text:style-name="T14">– </text:span>Не отсылается. Глюк какой-то.</text:p>
      <text:p text:style-name="P58">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4">«connection timeout». </text:span>А с особенностями понячьей бюрократии я уже немного ознакомился: было бы легче уговорить Селли нарисовать солнцем «<text:span text:style-name="T14">х#й</text:span>» на небе, чем заставить пони-чинушу поступиться хотя бы запятой в должностных инструкциях.</text:p>
      <text:p text:style-name="P58"><text:span text:style-name="T14">– </text:span>Может, она заснула? <text:span text:style-name="T14">– </text:span>Твайлайт ходила кругами по периметру библиотеки. <text:span text:style-name="T14">– </text:span>Ты говорил, она в последнее время выглядит невыспавшейся.</text:p>
      <text:p text:style-name="P58"><text:span text:style-name="T14">– А </text:span>я думаю, это её критические дни или какая-нибудь другая подобная фигня мешает. <text:span text:style-name="T14">– </text:span>вклинилась радужногривая пегаска. <text:span text:style-name="T14">–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58"/>
      <text:p text:style-name="P59">***</text:p>
      <text:p text:style-name="P58"/>
      <text:p text:style-name="P5">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58"><text:span text:style-name="T14">– </text:span>Это неправильно! <text:span text:style-name="T14">– </text:span>заявила Рэйнбоу Дэш, отвернувшись от окна.</text:p>
      <text:p text:style-name="P58"><text:span text:style-name="T14">– </text:span>Ну да, я тоже так считаю. <text:span text:style-name="T14">– </text:span>откликнулся я. <text:span text:style-name="T14">– </text:span>Тащиться через полстраны только из-за неправильно составленной бумажки!</text:p>
      <text:p text:style-name="P58"><text:span text:style-name="T14">– </text:span>Да я не про то! <text:span text:style-name="T14">– </text:span>отмахнулась пегаска. <text:span text:style-name="T14">– </text:span>Посмотри на поле.</text:p>
      <text:p text:style-name="P58"><text:span text:style-name="T14">– </text:span>И что? Поле как поле.</text:p>
      <text:p text:style-name="P58"><text:span text:style-name="T14">– </text:span>Оно не убрано. <text:span text:style-name="T14">– </text:span>мрачно ответила пегаска. <text:span text:style-name="T14">– </text:span>Ужас, сколько кукурузы пропадает!</text:p>
      <text:p text:style-name="P58">Я присмотрелся получше и указал ей на очередной городок, проносящийся за окном.</text:p>
      <text:p text:style-name="P58"><text:span text:style-name="T14">– </text:span>У самого посёлка поля убраны. Наверняка дойдёт дело и до остальных.</text:p>
      <text:p text:style-name="P58"><text:span text:style-name="T14">– </text:span>Не дойдёт. <text:span text:style-name="T14">– </text:span>Рэйнбоу Дэш уставилась в карты, сморщила нос и побила мою шестёрку валетом. <text:span text:style-name="T14">–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8">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58"><text:span text:style-name="T14">– </text:span>Спасибо, но от пинкиных плюшек у меня фланки округляются.</text:p>
      <text:p text:style-name="P58"><text:span text:style-name="T14">– </text:span>Да ладно тебе, Рэйнбоу Дэш! От одной не округлятся.</text:p>
      <text:p text:style-name="P58"><text:soft-page-break/><text:span text:style-name="T14">– </text:span>От одной —<text:span text:style-name="T14"> </text:span>нет. Но я ж на одной не остановлюсь... И вот что. Зови меня Дэш! А то и мне придётся звать тебя полным именем, а я этого не выношу. <text:span text:style-name="T14">– </text:span>Пегаска взяла карту и нахмурилась. <text:span text:style-name="T14">– </text:span>Да что ж такое, какого сена! Одни валеты идут!</text:p>
      <text:p text:style-name="P58">За окном несколько пони работали на поле. Что-то странное было в их деятельности.<text:span text:style-name="T14"> </text:span>Как будто…</text:p>
      <text:p text:style-name="P58"><text:span text:style-name="T14">– О</text:span>но и понятно, что поля не убраны. Откуда ж им быть убранными, когда на двух работающих пони целая толпа бездельников!</text:p>
      <text:p text:style-name="P58">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8"><text:span text:style-name="T14">– </text:span>Они паслись… Ты можешь себе представить? Макс! Они ПАСЛИСЬ! Ели траву, как какие-то дикари! Фигня какая-то…</text:p>
      <text:p text:style-name="P58">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8">…</text:p>
      <text:p text:style-name="P58">ВЖИИИИИИИИИ!!!</text:p>
      <text:p text:style-name="P58">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8"><text:span text:style-name="T14">– </text:span>Что за…?</text:p>
      <text:p text:style-name="P111">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8"><text:span text:style-name="T14">– </text:span>Леди и джентльпони! Просьба не паниковать! Поезд дальше не идёт: впереди провал! <text:span text:style-name="T14">– </text:span>крикнул проводник.</text:p>
      <text:p text:style-name="P58"><text:span text:style-name="T14">– </text:span>Какой ещё, в дышло, провал? Я проезжал тут два дня назад!</text:p>
      <text:p text:style-name="P58"><text:span text:style-name="T14">– </text:span>Безобразие! Верните мне деньги за билет!</text:p>
      <text:p text:style-name="P58"><text:span text:style-name="T14">– </text:span>Как вы смеете! Я опоздаю в порт! <text:s/><text:span text:style-name="T14">– </text:span>послышались выкрики в толпе.</text:p>
      <text:p text:style-name="P58">Проводник — седой земнопони стального цвета — поставил фонарь на пол и вытер со лба пот.</text:p>
      <text:p text:style-name="P58"><text:span text:style-name="T14">–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8">Я осторожно подошёл к краю и глянул вниз. </text:p>
      <text:p text:style-name="P58">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8"><text:span text:style-name="T14">– </text:span>Эта дыра фиг знает на сколько длится! <text:span text:style-name="T14">– </text:span>заявила Дэш, выныривая из темноты. <text:span text:style-name="T14">–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58">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8"><text:span text:style-name="T14">– </text:span>Дэш, нам надо на ту сторону.</text:p>
      <text:p text:style-name="P58"><text:soft-page-break/><text:span text:style-name="T14">– </text:span>Нет проблем. Я могу тебя перенести.</text:p>
      <text:p text:style-name="P58">Я с сомнением посмотрел на пегаску. Дэш в холке была мне по пояс.</text:p>
      <text:p text:style-name="P58"><text:span text:style-name="T14">– </text:span>Ты точно в этом уверена?</text:p>
      <text:p text:style-name="P58">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8"><text:span text:style-name="T14">– </text:span>Почти. На восемьдесят процентов. Тут какой-то воздух разрежённый, мне трудно удерживать тебя. <text:span text:style-name="T14">– </text:span>пожаловалась пегаска. <text:span text:style-name="T14">– </text:span><text:s/>Хотя раньше я и побольше вес подымала, честно!</text:p>
      <text:p text:style-name="P58">Мля.</text:p>
      <text:p text:style-name="P58"><text:span text:style-name="T14">–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8">Пегаска почесала затылок и заметила.</text:p>
      <text:p text:style-name="P58"><text:span text:style-name="T14">– </text:span>В таком случае мы друг-другу сниться будем. Потому что в этих двадцати процентах я тоже гробанусь. Не думаешь же ты, что я тебя брошу?</text:p>
      <text:p text:style-name="P58">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8">А что, это идея! Если «мостик» из висящих рельсов выдержал её, то выдержит и меня —<text:span text:style-name="T14"> </text:span>я уже давно заметил, что пони по весу были не легче, а то и тяжелее меня. Я поплевал на руки и сбросил рюкзак.</text:p>
      <text:p text:style-name="P58">…</text:p>
      <text:p text:style-name="P58">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8">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4">– </text:span>двенадцать метров вперёд. Вот, переползу через стык <text:span text:style-name="T14">–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58">Разумеется, я посмотрел вниз.</text:p>
      <text:p text:style-name="P58">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8">…</text:p>
      <text:p text:style-name="P58">Я валялся на насыпи и трясся как в лихорадке. От пережитого шока меня тошнило.</text:p>
      <text:p text:style-name="P58"><text:soft-page-break/><text:span text:style-name="T14">– </text:span>Ты как, в порядке? Макс? <text:span text:style-name="T14">– п</text:span>егаска озабоченно потрогала меня за плечо. <text:span text:style-name="T14">– </text:span>В чём дело? Как ты себя чувствуешь?</text:p>
      <text:p text:style-name="P58">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8"><text:span text:style-name="T14">– </text:span>Я чувствую, что только что упустил отличную возможность отлить на вселенную!</text:p>
      <text:p text:style-name="P58"/>
      <text:p text:style-name="P59">***</text:p>
      <text:p text:style-name="P5"/>
      <text:p text:style-name="P5">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5">Мы стояли перед выставочным павильоном Псинтела, о чём свидетельствовала вывеска «<text:span text:style-name="T14">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8"><text:span text:style-name="T14">– </text:span>Павильон закрыт! Вы опоздали на две недели. <text:span text:style-name="T14">– </text:span>проворчал рыжий земнопони в фуражке и попытался захлопнуть дверь. Я вставил в проём ботинок и развернул перед его носом мандат.</text:p>
      <text:p text:style-name="P67">«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5"><text:span text:style-name="T57">Принцесса Селестия Эквестрийская, Дневная Глава Диархии, Непобедимое Солнце, Защитница Кантерлота, Страж Эверфри и прочая и прочая...» </text:span><text:span text:style-name="T51">– </text:span><text:span text:style-name="T55">прочитал охранник, близоруко щурясь.</text:span></text:p>
      <text:p text:style-name="P58"><text:span text:style-name="T14">– </text:span>Удостоверение личности предъявлять? <text:span text:style-name="T14">– </text:span>осведомился я.</text:p>
      <text:p text:style-name="P58"><text:span text:style-name="T14">– </text:span>Ч-ч-человеку М-м-максу? <text:span text:style-name="T14">– </text:span>заикаясь, переспросил охранник. Он присмотрелся ко мне получше и изо всех сил опустил копыто мне на ботинок.</text:p>
      <text:p text:style-name="P58">Бляяя!!! Ах ты ж!!!</text:p>
      <text:p text:style-name="P58">Хлопнула освобождённая дверь, изнутри клацнула щеколда.</text:p>
      <text:p text:style-name="P58"><text:span text:style-name="T14">– </text:span>Нет, ты видела? Он мне чуть пальцы не размозжил, с-с-скотина!!! <text:span text:style-name="T14">– </text:span>заорал я, прыгая на одной ноге. <text:span text:style-name="T14">– </text:span>Вызывай полицию, пока я этого мудака не прибил нахрен!</text:p>
      <text:p text:style-name="P58">Дэш, ни слова не говоря, прислонила ухо к двери.</text:p>
      <text:p text:style-name="P58"><text:span text:style-name="T14">– </text:span>Будешь смеяться, но именно этим он и занят. Вызывает полицию по телефону. <text:span text:style-name="T14">– </text:span>сообщила пегаска.</text:p>
      <text:p text:style-name="P58"><text:span text:style-name="T14">– </text:span>Ха-ха-ха! Очень смешно, сейчас животик надорву! <text:span text:style-name="T14">– </text:span>съязвил я. <text:span text:style-name="T14">– </text:span>Тем лучше, нам даже напрягаться не надо. Подождём полицию и скрутим этого маньяка!</text:p>
      <text:p text:style-name="P58">Пегаска продолжала слушать. Потом глаза её округлились от удивления.</text:p>
      <text:p text:style-name="P58"><text:span text:style-name="T14">– </text:span>Оп-па! <text:span text:style-name="T14">– </text:span>пегаска оторвала ухо от двери. <text:span text:style-name="T14">– </text:span>Макс, кажись, у нас проблемы. Надо сваливать отсюда. Долго объяснять. Из того, что я поняла, копы будут не на нашей стороне.</text:p>
      <text:p text:style-name="P58"><text:soft-page-break/>Ну охренеть! Я что, нанёс моральную травму охраннику своим видом? Добро пожаловать в Эквестрию, страну дружбы и пони!</text:p>
      <text:p text:style-name="P58"><text:span text:style-name="T14">– </text:span>Сколько у нас времени?</text:p>
      <text:p text:style-name="P58">Дэш почесала в затылке.</text:p>
      <text:p text:style-name="P58"><text:span text:style-name="T14">–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пятнадцать <text:span text:style-name="T14">– </text:span>двадцать минут у нас есть.</text:p>
      <text:p text:style-name="P58">Я с наслаждением захреначил ногой в стеклянную дверь павильона. Осколки стекла брызнули во все стороны.</text:p>
      <text:p text:style-name="P58"><text:span text:style-name="T14">– </text:span>Тогда давай сначала обыщем контору. Если уж полиция всё равно едет сюда, так пусть у них хотя бы будет повод!</text:p>
      <text:p text:style-name="P58"/>
      <text:p text:style-name="P59">***</text:p>
      <text:p text:style-name="P58"/>
      <text:p text:style-name="P58">Разумеется, полиция приехала, как только мы обнаружили эти чёртовы резонаторы — иначе ж и быть не могло!</text:p>
      <text:p text:style-name="P58"/>
      <text:p text:style-name="P58">…</text:p>
      <text:p text:style-name="P58"/>
      <text:p text:style-name="P58">Я рубил пожарным топором тяжёлую директорскую дверь с табличкой «<text:span text:style-name="T14">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58"><text:span text:style-name="T14">– “</text:span>Портативный магоэнергетический ускоритель «<text:span text:style-name="T14">Psyntel Rari2+ DDR</text:span>»,<text:span text:style-name="T14"> </text:span>демо-прототип<text:span text:style-name="T14">” – </text:span>прочитал я на бирке. <text:span text:style-name="T14">– </text:span>Оно!</text:p>
      <text:p text:style-name="P58">Снаружи послышался вой сирены и цокот множества копыт.</text:p>
      <text:p text:style-name="P58"><text:span text:style-name="T14">–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8">Пиздец! Мы с Дэш переглянулись.</text:p>
      <text:p text:style-name="P58"><text:span text:style-name="T14">– </text:span>Это твои двадцать минут? <text:span text:style-name="T14">– </text:span>возмутился я. <text:span text:style-name="T14">– </text:span>Да ещё и десяти не прошло!</text:p>
      <text:p text:style-name="P58">Дэш вымучено скривилась.</text:p>
      <text:p text:style-name="P58"><text:span text:style-name="T14">– П</text:span>римат Макс, здание окружено! Мы знаем, что ты внутри! Выходи добровольно, или будешь взят силой! <text:span text:style-name="T14">– </text:span>загремел усиленный мегафоном голос.</text:p>
      <text:p text:style-name="P58">Я разбил топором стеклянные дверцы прибора и вытащил рубины.</text:p>
      <text:p text:style-name="P58"><text:span text:style-name="T14">–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58">Пегаска отрицательно помотала головой.</text:p>
      <text:p text:style-name="P58"><text:span text:style-name="T14">– </text:span>Ну уж фигушки. Я тебя тут не оставлю.</text:p>
      <text:p text:style-name="P58"><text:soft-page-break/><text:span text:style-name="T14">– </text:span>Дэш! <text:span text:style-name="T14">– </text:span>взмолился я. <text:span text:style-name="T14">– </text:span>Сейчас не время геройствовать! Нам нужно добыть резонаторы! Ничего со мной не случится, посижу пару деньков в КПЗ и выйду как новенький!</text:p>
      <text:p text:style-name="P58"><text:span text:style-name="T14">– Н</text:span>е тупи! <text:span text:style-name="T14">– </text:span>упрямо мотнула головой пегаска. <text:span text:style-name="T14">– </text:span>Всё изменилось. Никто тебя не вытащит.</text:p>
      <text:p text:style-name="P58">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8"><text:span text:style-name="T14">– </text:span>Быстро за мной! <text:span text:style-name="T14">– </text:span>скомандовала пегаска, помчавшись к лестнице в офисные этажи.</text:p>
      <text:p text:style-name="P58">Я припустил было за ней, потом вернулся и поднял над головой раскуроченный ускоритель.</text:p>
      <text:p text:style-name="P58"><text:span text:style-name="T14">– Ю-</text:span>хууу<text:span text:style-name="T14">!!!</text:span></text:p>
      <text:p text:style-name="P58">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8">На последнем этаже пегаска стояла в коридоре, с сомнением обозревая ряд дверей.</text:p>
      <text:p text:style-name="P58"><text:span text:style-name="T14">– </text:span>Где-то тут должна быть дверь на крышу. Не могли же они залазить туда по пожарной лестнице?</text:p>
      <text:p text:style-name="P58">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4"> </text:span></text:p>
      <text:p text:style-name="P58">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8"><text:span text:style-name="T14">– </text:span>Макс, подвинься!</text:p>
      <text:p text:style-name="P58">Пегаска оттеснила меня крупом и повернулась к двери задом.</text:p>
      <text:p text:style-name="P58"><text:span text:style-name="T14">– </text:span>Ю-хууу!</text:p>
      <text:p text:style-name="P58">БАБАХ!!!</text:p>
      <text:p text:style-name="P58">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8"><text:span text:style-name="T14">– </text:span>Ты чего на меня так уставился? <text:span text:style-name="T14">– </text:span>подозрительно спросила пегаска.</text:p>
      <text:p text:style-name="P58"><text:span text:style-name="T14">– </text:span>Да так… Не ожидал, что ты такая…</text:p>
      <text:p text:style-name="P58"><text:span text:style-name="T14">– </text:span>Офигенски сильная? <text:span text:style-name="T14">– </text:span>зарделась Дэш. <text:span text:style-name="T14">– Е</text:span>сли честно, по удару задом Эпплджек меня уделает. Но больше никто в Понивилле!</text:p>
      <text:p text:style-name="P58">С лестницы донёсся топот копыт, в конце коридора появились пони-полицейские.</text:p>
      <text:p text:style-name="P58">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8"><text:span text:style-name="T14">– </text:span>Ну вот, теперь действуй! — я положил рубины в кошелёк, повесил его пегаске на шею и вдруг, сам для себя неожиданно, обнял её худенькое тельце. <text:span text:style-name="T14">–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8">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8"><text:soft-page-break/><text:span text:style-name="T14">– </text:span>Ты! Не! По! Нял! Те! Бе! Не! Льзя! Тут! Ос! Та! ВАТЬСЯ!!! <text:span text:style-name="T14">– </text:span>мощный толчок изнутри катапультировал её с люка.</text:p>
      <text:p text:style-name="P58">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8">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8"><text:span text:style-name="T14">– </text:span>Ты чего делаешь??! Пипец, мы же упадём! Ты ж не удержишь!..</text:p>
      <text:p text:style-name="P58">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58">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8">Некоторое время было тихо. Потом хлопнули ставни и чей-то сонный голос недовольно пробормотал:</text:p>
      <text:p text:style-name="P58"><text:span text:style-name="T14">– </text:span>Кто мешает нам спать после тяжкого выступления?</text:p>
      <text:p text:style-name="P58">Я осторожно выглянул из куста.</text:p>
      <text:p text:style-name="P58">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8">Птицы и цикады продолжили пение, прерванное нашим вторжением. </text:p>
      <text:p text:style-name="P58">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8"><text:span text:style-name="T14">– </text:span>Так вот кто тревожит наш сон!</text:p>
      <text:p text:style-name="P58">Дверь дома приоткрылась. Стало видно, что за ней притаилась единорожка, уже спустившаяся с мансарды.</text:p>
      <text:p text:style-name="P58"><text:span text:style-name="T14">– </text:span>Так-так, посмотрим, что тут у нас. Ага. Гм. Это наверняка тот монстр-примат, о котором писали в газетах. Занятно.</text:p>
      <text:p text:style-name="P58">Я крутился в телекинетическом поле перед единорожкой как некий диковинный экспонат шоу уродцев.</text:p>
      <text:p text:style-name="P58"><text:span text:style-name="T14">– </text:span>А это у нас кто? Гмм. Пегаска. Вот так раз! Рэйнбоу Дэш! Какими судьбами?</text:p>
      <text:p text:style-name="P58"><text:span text:style-name="T14">– </text:span>ТРИКСИ! <text:span text:style-name="T14">– <text:s/></text:span>фейсхуфнула Дэш. <text:span text:style-name="T14">– </text:span>Во имя Селестии, ЧТО ты тут делаешь?!!</text:p>
      <text:p text:style-name="P58"><text:span text:style-name="T14">– </text:span>Зарабатываем себе на жизнь представлениями, как ни странно! <text:span text:style-name="T14">– </text:span>язвительно ответила единорожка. <text:span text:style-name="T14">– </text:span>А вот что ВЫ делаете в НАШЕМ саду??!</text:p>
      <text:p text:style-name="P58">Так как дипломатические таланты пегаски оставляли желать лучшего, я решил взять переговоры в свои руки.</text:p>
      <text:p text:style-name="P58"><text:span text:style-name="T14">– </text:span>Эээ. Гм. Я дико извиняюсь, мы не знали, что вы спите днём, а то бы ни за что не стали вас тревожить. Мы пролетали мимо, и я подумал...</text:p>
      <text:p text:style-name="P58"><text:span text:style-name="T14">– </text:span>Нам не интересно знать, что ты подумал. <text:span text:style-name="T14">– </text:span>единорожка зевнула. <text:span text:style-name="T14">– </text:span>Мы намерены сдать вас в полицию.</text:p>
      <text:p text:style-name="P58"><text:soft-page-break/><text:span text:style-name="T14">– </text:span>Трикси! Не смей! У нас мегаважное задание! Нам нужно вернуться Понивилль во что бы то ни стало! <text:span text:style-name="T14">– </text:span>пегаска извивалась изо всех сил, пытаясь выбраться из магического захвата.</text:p>
      <text:p text:style-name="P58"><text:span text:style-name="T14">– </text:span>Три раза ХА! Назови хоть одну причину, по которой нам должно быть не всё равно! <text:span text:style-name="T14">– </text:span>насмешливо сказала Трикси. <text:span text:style-name="T14">– </text:span>Только учти, долго слушать мы не собираемся. Мы ценим наш сон больше ваших заданий.</text:p>
      <text:p text:style-name="P58">Пегаска задумалась. Она обернулась на меня и мрачно спросила:</text:p>
      <text:p text:style-name="P58"><text:span text:style-name="T14">– </text:span>Ей ведь нельзя рассказывать, да?</text:p>
      <text:p text:style-name="P58"><text:span text:style-name="T14">– </text:span>Нельзя. <text:span text:style-name="T14">– </text:span>подтвердил я. <text:span text:style-name="T14">– </text:span>Селестия запретила. Может возникнуть паника и всё такое.</text:p>
      <text:p text:style-name="P58">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8"><text:span text:style-name="T14">– </text:span>Трикси. Если ты нас не выдашь, я готова выступать. В твоих представлениях. Кем угодно. Целый месяц! После сопровождения Макса в Понивилль…</text:p>
      <text:p text:style-name="P58"><text:span text:style-name="T14">– </text:span>ОГО!</text:p>
      <text:p text:style-name="P58">Единорожка аж уселась на крыльцо от удивления.</text:p>
      <text:p text:style-name="P58"><text:span text:style-name="T14">– </text:span>Представлем себе, ЧТО вы скрываете, если ты готова на ТАКОЕ! Признаюсь, вам удалось нас заинтересовать!</text:p>
      <text:p text:style-name="P58">Единорожка в задумчивости стала ходить по веранде туда-сюда, разговаривая сама с собой.</text:p>
      <text:p text:style-name="P58"><text:span text:style-name="T14">–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8">Единорожка встала на задние ноги и захлопала в копыта. После чего она метнулась в дом, потянув нас за собой.</text:p>
      <text:p text:style-name="P58">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8">Единорожка улеглась на диване. Мы с Дэш шмякнулись на ковёр.</text:p>
      <text:p text:style-name="P58"><text:span text:style-name="T14">– </text:span>Мы приняли решение не выдавать вас полиции в обмен на то, что вы расскажете нам о вашей секретной миссии!</text:p>
      <text:p text:style-name="P58"><text:span text:style-name="T14">– </text:span>Не пойдёт! <text:span text:style-name="T14">– </text:span>заявил я. <text:span text:style-name="T14">– </text:span>Я уже сказал, что это тайна. Мне добавить нечего.</text:p>
      <text:p text:style-name="P58"><text:span text:style-name="T14">– </text:span>Да неужели? <text:span text:style-name="T14">– </text:span>захлопала ресницами Трикси. <text:span text:style-name="T14">– </text:span>Ты хорошо подумал?</text:p>
      <text:p text:style-name="P58">Окно <text:s/>комнаты распахнулось. В комнату ворвался вой сирены. Несколько полицейских фургонов промчались мимо.</text:p>
      <text:p text:style-name="P58">Вот чёрт!!!</text:p>
      <text:p text:style-name="P58"/>
      <text:p text:style-name="P58">…</text:p>
      <text:p text:style-name="P48"/>
      <text:p text:style-name="P58"><text:span text:style-name="T14">– </text:span>Так вот, почему в последнее время представления были такими изматывающими! Утечка магии не может не волновать нас! <text:span text:style-name="T14">– </text:span>единорожка задумалась. <text:span text:style-name="T14">– </text:span>Но твой рассказ не объясняет нам, куда исчезла принцесса Селестия!</text:p>
      <text:p text:style-name="P58"><text:span text:style-name="T14">– </text:span>Так вот почему я не могу нести тебя! <text:span text:style-name="T14">– </text:span>вторила ей пегаска. <text:span text:style-name="T14">–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8"><text:span text:style-name="T14">– </text:span>Стой! Что ты там сказала о Селестии?</text:p>
      <text:p text:style-name="P58"><text:soft-page-break/>Трикси молча левитировала мне газеты с трюмо.</text:p>
      <text:p text:style-name="P58">…</text:p>
      <text:p text:style-name="P58">Фак! Фак-фак-фак!!!</text:p>
      <text:p text:style-name="P58">«<text:span text:style-name="T37">Исчезновение дневной главы диархии: Эквестрия в панике!</text:span>» (статья двухдневной давности).</text:p>
      <text:p text:style-name="P58">«<text:span text:style-name="T37">Принцесса Селестия исчезла вчера утром! Придворный церемониймейстер, мисс Кози, обнаружила лишь смятую простыню в постели! Всепони Эквестрии собираются в стихийные митинги!</text:span>» (вчерашняя статья).</text:p>
      <text:p text:style-name="P58">«<text:span text:style-name="T37">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37">Да отстаньте же вы от меня! Он сказал, что ест пони, но я этого НЕ ВИДЕЛА!!!</text:span>»).</text:p>
      <text:p text:style-name="P58">«<text:span text:style-name="T37">Чужестранец-примат,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58">«<text:span text:style-name="T37">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8">Получается, Селестия исчезла уже когда мы садились в поезд. А когда прибыли в Фетлок, мой фейс уже красовался на плакатах <text:span text:style-name="T14">“Wanted...” .</text:span></text:p>
      <text:p text:style-name="P48"><text:span text:style-name="T14">–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48">– <text:span text:style-name="T1">ОНИ ЧТО, ШУТОК НЕ ПОНИМАЮТ?!! </text:span>– <text:span text:style-name="T1">заорал я наконец. </text:span>– <text:span text:style-name="T1">Нашли пониеда, ёбнутые пони!!!</text:span></text:p>
      <text:p text:style-name="P58"><text:span text:style-name="T14">– </text:span>Прикинь, а? <text:span text:style-name="T14">– </text:span>участливо ткнулась в меня носом Дэш. <text:span text:style-name="T14">– </text:span>Над моими приколами тоже одна я смеюсь. У<text:span text:style-name="T14"> </text:span>большинства вместо чувства юмора жир на ляжках.</text:p>
      <text:p text:style-name="P71">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58">Я зажал голову в ладонях и застонал, покачиваясь из стороны в сторону.</text:p>
      <text:p text:style-name="P58"><text:span text:style-name="T14">– </text:span>Макс? Ты в порядке?</text:p>
      <text:p text:style-name="P58">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58">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58">И вот теперь её нет. Зачем куда-то бежать, скрываться, рисковать, если смысл стараний потерян?</text:p>
      <text:p text:style-name="P64"/>
      <text:p text:style-name="P64">«…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7">– Я доведу! Обещаю!..»</text:p>
      <text:p text:style-name="P58"/>
      <text:p text:style-name="P58"><text:soft-page-break/>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8">И у меня есть кое-какие результаты, чёрт побери!</text:p>
      <text:p text:style-name="P58">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58">Дерьмо! Слишком много «если» и «может быть»!</text:p>
      <text:p text:style-name="P58">Трижды дерьмо!!! Я забыл, что для проведения эксперимента, нам нужна помощь Селестии!</text:p>
      <text:p text:style-name="P58"/>
      <text:p text:style-name="P71"><text:span text:style-name="T1">«.</text:span><text:span text:style-name="T3">..А ускоритель </text:span><text:span text:style-name="T16">—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58"/>
      <text:p text:style-name="P58">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58">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58">Что ж, вполне привычное для меня состояние. Последний месяц был просто ярким фантастически-нереальным исключением из правила.</text:p>
      <text:p text:style-name="P38">МУ-ХА-ХА!</text:p>
      <text:p text:style-name="P38">Кажется, я знаю, как показать фак провидению! <text:span text:style-name="T14">Show must go on!</text:span></text:p>
      <text:p text:style-name="P58">Я улыбнулся и помахал пегаске рукой, показывая, что в норме. Дэш облегчённо выдохнула.</text:p>
      <text:p text:style-name="P48">– <text:span text:style-name="T1">Так что, мы свободны? </text:span>– <text:span text:style-name="T1">спросил я, поднимаясь с пола.</text:span></text:p>
      <text:p text:style-name="P48">– <text:span text:style-name="T1">О, да! Великая и могучая Трикси держит слово!</text:span></text:p>
      <text:p text:style-name="P58">Единорожка задумалась и продолжила:</text:p>
      <text:p text:style-name="P48"><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lt;<text:span text:style-name="T28">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24"/>
      <text:h text:style-name="Heading_20_2" text:outline-level="2">14. <text:span text:style-name="T1">Деградация</text:span></text:h>
      <text:p text:style-name="P48">&lt;<text:span text:style-name="T76">David Bowie - Lets Dance/ Ashes To Ashes</text:span></text:p>
      <text:p text:style-name="P48"><text:span text:style-name="T76">Roxette – Queen of rain</text:span>&gt;</text:p>
      <text:p text:style-name="P58">– Ы! Ы! Ы! Ы! Ы!</text:p>
      <text:p text:style-name="P58">Дэш стучала лбом о сосну с такой силой, что на неё падали иголки и шишки.</text:p>
      <text:p text:style-name="P58">Я вышел из фургона и присел рядом.</text:p>
      <text:p text:style-name="P58">– Дэш! В конце-концов, мы можем спать днём, а идти ночью. Тогда я могу тащить фургон. Не стоит тебе так мучаться.</text:p>
      <text:p text:style-name="P58">Пегаска стояла, прижавшись лбом к стволу, и молчала. Я продолжил.</text:p>
      <text:p text:style-name="P58"><text:soft-page-break/>– Или же мы можем нанять земнопони. Я не буду показываться из фургона, а ты строго запретишь ему совать нос внутрь.</text:p>
      <text:p text:style-name="P58">Дэш тяжело вздохнула и закатила глаза.</text:p>
      <text:p text:style-name="P58">–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8">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8">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58">Пегаска пробормотала что-то чуть слышно.</text:p>
      <text:p text:style-name="P58">– Что? – не расслышал я.</text:p>
      <text:p text:style-name="P58">–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58">Я пожал плечами и обнял пегаску.</text:p>
      <text:p text:style-name="P58">– Э, нет, погоди. – Дэш сбросила плащ Трикси, скрывающий её крылья. – Давай!</text:p>
      <text:p text:style-name="P58">Я обнял её повторно. В этот раз пегаска не стояла смирно, а, в свою очередь, обняла меня.</text:p>
      <text:p text:style-name="P58">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58">– Эмм… Ты чего?</text:p>
      <text:p text:style-name="P58">Дэш раскрыла глаза. Я упёрся ладонью ей в грудь и осторожно отодвинул от себя. Пегаска разжала обьятия.</text:p>
      <text:p text:style-name="P58">– Йей! Обнимашки таки клёво снимают стресс! Тебе разве не нравится?</text:p>
      <text:p text:style-name="P58">– Нравится. Но ты слишком увлеклась: я чуть не оказался на земле.</text:p>
      <text:p text:style-name="P58">Дэш смутилась.</text:p>
      <text:p text:style-name="P58">– Упс! Забыла, что у тебя только одна пара ног для упора! Не сердись!</text:p>
      <text:p text:style-name="P58">Я покровительно похлопал пегаску по шее.</text:p>
      <text:p text:style-name="P58">–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58">Пегаска немедленно заорала:</text:p>
      <text:p text:style-name="P58">– Обнимашки-и-и!!! – и повалила меня на траву. Сила, таящаяся в её худеньком теле, обескураживала.</text:p>
      <text:p text:style-name="P58">– Дэш! Ну, не воспринимай же всё так буквально, ё-моё!</text:p>
      <text:p text:style-name="P58">– Гы! Что-то ты не слишком был готов к этому разу!</text:p>
      <text:p text:style-name="P58"><text:soft-page-break/>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4">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8">Наконец она приземлилась, пропахав в дёрне борозды тормозного следа.</text:p>
      <text:p text:style-name="P58">– Ффух! Ещё бы немного, и я бы рехнулась от тоски! Как только Эпплджек эти телеги таскает? Это же офигенно скучно!</text:p>
      <text:p text:style-name="P58">Пегаска накинула на себя плащ, скрыв крылья, и стала впрягаться в фургончик.</text:p>
      <text:p text:style-name="P58">– Макс, залазь в фургон. Там впереди какой-то посёлок. Купим еды и узнаем новости.</text:p>
      <text:p text:style-name="P58"/>
      <text:p text:style-name="P59">***</text:p>
      <text:p text:style-name="P58"/>
      <text:p text:style-name="P58">Три дня спустя…</text:p>
      <text:p text:style-name="P58"/>
      <text:p text:style-name="P58">«<text:span text:style-name="T37">Добро пожаловать в Груммингтон! Вам здесь рады!</text:span></text:p>
      <text:p text:style-name="P58"><text:span text:style-name="T37">Население города </text:span><text:span text:style-name="T77">302 пони</text:span><text:span text:style-name="T37">.</text:span></text:p>
      <text:p text:style-name="P58"><text:span text:style-name="T77">250 пони</text:span><text:span text:style-name="T37">.</text:span></text:p>
      <text:p text:style-name="P58"><text:span text:style-name="T77">125 поней</text:span><text:span text:style-name="T37">.</text:span></text:p>
      <text:p text:style-name="P58"><text:span text:style-name="T37">54 паня.</text:span>»</text:p>
      <text:p text:style-name="P58"/>
      <text:p text:style-name="P58">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8">Я вернулся за столик у окна и продолжил писать письмо.</text:p>
      <text:p text:style-name="P58">«<text:span text:style-name="T24">...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67">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67">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67"><text:soft-page-break/>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7">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7">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67">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46">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46">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45">Крепко обнимаю, чешу холку, хлопаю по шее! Твой Макс. </text:span><text:span text:style-name="T24">Дружба </text:span><text:span text:style-name="T45">—</text:span><text:span text:style-name="T24"> </text:span><text:span text:style-name="T3">э</text:span><text:span text:style-name="T24">то, </text:span><text:span text:style-name="T79">так её </text:span><text:span text:style-name="T3">разэтак</text:span><text:span text:style-name="T79">,</text:span><text:span text:style-name="T24"> магия!</text:span><text:span text:style-name="T67">»</text:span></text:p>
      <text:p text:style-name="P58"/>
      <text:p text:style-name="P58">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58">– Всё в порядке, Дэш?</text:p>
      <text:p text:style-name="P58">Пегаска смотрела на язычки огня, танцующие в окошке печной дверцы и молчала. Наконец она отозвалась.</text:p>
      <text:p text:style-name="P58">– Нет. Не всё в порядке.</text:p>
      <text:p text:style-name="P58">Дэш отвернулась от огня и взглянула на меня.</text:p>
      <text:p text:style-name="P58">–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8">Я сел рядом с пегаской, обнял её и легонько встряхнул.</text:p>
      <text:p text:style-name="P58">–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58">Дэш негромко всхлипнула и тут же закашлялась, пытаясь скрыть секундную слабость.</text:p>
      <text:p text:style-name="P58"><text:soft-page-break/>–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58">Пегаска фейсхуфнула.</text:p>
      <text:p text:style-name="P58">–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58">Я поставил кастрюлю с картошкой на печку.</text:p>
      <text:p text:style-name="P58">– Дэш. Когда ты в последний раз летала?</text:p>
      <text:p text:style-name="P58">– Вчера утром немного. А что?</text:p>
      <text:p text:style-name="P58">– Попробуй взлети сейчас. Просто поднимись к потолку.</text:p>
      <text:p text:style-name="P58">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8">– …Да ладно!</text:p>
      <text:p text:style-name="P58">Пегаска сидела на полу и удивлённо рассматривала свои крылья. Потом для уверенности подёргала зубами за маховые перья.</text:p>
      <text:p text:style-name="P58">– Вроде не сплю — боль чувствуется. Тогда какого сена я падаю?!!</text:p>
      <text:p text:style-name="P58">– Дэш. – мягко сказал я. – Судя по площади крыльев, пегасы держатся в воздухе, в основном, за счёт магии.</text:p>
      <text:p text:style-name="P58">– И?</text:p>
      <text:p text:style-name="P58">–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8">– У-у-у-ы-ы-ы-а-а-а!</text:p>
      <text:p text:style-name="P58">Дэш горько, с подвыванием, разрыдалась.</text:p>
      <text:p text:style-name="P58">– Ы-ы-ы! Я не могу без неба-а-а! Мне нужно лета-а-ать! Я пега-а-ас!</text:p>
      <text:p text:style-name="P58">Крутая и тренированная пегаска сотрясалась от плача, как ребёнок. Её депрессия последних дней вырвалась наружу эмоциональным взрывом.</text:p>
      <text:p text:style-name="P58">– Почему всё так… хнык... паршиво? Что мы сделали не так? Хнык… Я даже не знаю, с кем надо подраться, чтобы всё исправить…</text:p>
      <text:p text:style-name="P58">Я сел рядом. Мне нечем было её утешить, я мог лишь молча обнять её, поглаживая по растрёпанной гриве. Пегаска, вхлипывая, прижалась ко мне.</text:p>
      <text:p text:style-name="P58">– Макс?</text:p>
      <text:p text:style-name="P58">– Да?</text:p>
      <text:p text:style-name="P58">–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8"><text:soft-page-break/>– Дэш, мы дойдём до Понивилля, что бы ни случилось. Обещаю тебе.</text:p>
      <text:p text:style-name="P58">Пегаска утешилась и замерла, глядя в огонь.</text:p>
      <text:p text:style-name="P58">Я мыл тарелки после ужина, когда услышал бормотание Дэш за спиной.</text:p>
      <text:p text:style-name="P58">«И-и-и… о-о-о… эн… а-а-а… И она.. П-э-э-э… о-о-о… Как эта буква называется, забери меня дискорд? Ша? Ша! Эл! А! Мммм… И она пошла... Ы-ы-ы!!!»</text:p>
      <text:p text:style-name="P58">Громкий «бабах» дал понять, что Дэш захлопнула книгу. После короткой паузы взьерошенная пегаска <text:s/>выглянула из-за спины.</text:p>
      <text:p text:style-name="P58">– Макс? Расскажи какую-нибудь сказку на ночь? Что-то спать не хочется.</text:p>
      <text:p text:style-name="P58">Пегаска залезла на диван и похлопала рядом с собой.</text:p>
      <text:p text:style-name="P58">Я поставил тарелку в шкафчик и вытер руки о передник.</text:p>
      <text:p text:style-name="P58">– Дэш, это плохая идея. Давай, я лучше тебе почитаю.</text:p>
      <text:p text:style-name="P58">– Хочу сказку! – пегаска насупилась и отгородилась от меня подушкой. – Ты плохой!</text:p>
      <text:p text:style-name="P58">– Дэш! Я не помню ни черта!</text:p>
      <text:p text:style-name="P58">– Сказку!!! – подушка полетела в меня.</text:p>
      <text:p text:style-name="P58">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8">Дэш повернулась ко мне спиной и стала подозрительно шмыгать носом.</text:p>
      <text:p text:style-name="P58">Я подошёл к дивану и сел рядом, развернув её к себе.</text:p>
      <text:p text:style-name="P58">– Ну ладно. Сама напросилась!</text:p>
      <text:p text:style-name="P58">Я задумался.</text:p>
      <text:p text:style-name="P58">…</text:p>
      <text:p text:style-name="P58">– Вот тебе сказка с моралью. Слушай.</text:p>
      <text:p text:style-name="P58">Я устроился на диване, положив под ноги подушку, на которой тут же примостилась и пегаска.</text:p>
      <text:p text:style-name="P58">– Однажды в кувшин с молоком попали две жабы…</text:p>
      <text:p text:style-name="P58">– Бггг! Уже смешно! – заржала Дэш. – <text:s/>Как могли жабы попасть в кувшин? Он же высокий? Жабы прыгают низко. Может, это было блюдце?</text:p>
      <text:p text:style-name="P58">– Нет! – упёрся я. – Кувшин! Иначе морали не получится! Жабы… эээ… свалились в него с кантерлотской скалы.</text:p>
      <text:p text:style-name="P58">– Ух ты! Круто! А что они там делали?</text:p>
      <text:p text:style-name="P58">– Дэш! Как я могу рассказывать, если ты постоянно меня перебиваешь?</text:p>
      <text:p text:style-name="P58">– Ну пожалуйста! Больше не буду, только объясни, как жабы оказались в Кантерлоте?</text:p>
      <text:p text:style-name="P58">–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8">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8">– Вау! Прикольно!</text:p>
      <text:p text:style-name="P58">–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8"><text:soft-page-break/>– А потом?</text:p>
      <text:p text:style-name="P58">–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8">Пегаска затряслась от смеха. Потом, прервавшись, строго спросила с меня:</text:p>
      <text:p text:style-name="P58">– А какая тут мораль? Ты говорил, в этой сказке будет мораль!</text:p>
      <text:p text:style-name="P58">– Мораль? Э-э-э... Мораль тут такая. – <text:s/>мрачно заявил я. – Не умеешь летать — не суйся к принцессе!</text:p>
      <text:p text:style-name="P58">– Хорошая… ммм… сказка… – пробормотала пегаска сонно. Зевнув во весь рот она потянулась и, обняв мою ногу, заснула.</text:p>
      <text:p text:style-name="P58">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8">Я пожал плечами, устроился поудобнее и укрылся одеялом.</text:p>
      <text:p text:style-name="P58">…</text:p>
      <text:p text:style-name="P58">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8">Скррржжжж… Скррржжж… Скррржжж…</text:p>
      <text:p text:style-name="P58">Снаружи раздался скрежет. В глубокой ночи, посреди абсолютной тишины этот тихий <text:s/>звук таил необъяснимую угрозу.</text:p>
      <text:p text:style-name="P58">Скррржжжж… Скррржжж…</text:p>
      <text:p text:style-name="P58">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8">На земле прямо перед фургоном сидела кобылка-жеребёнок и, зажав в зубах гвоздь, выцарапывала что-то на жестяной крышке коробки из-под конфет.</text:p>
      <text:p text:style-name="P58">– Что ты тут делаешь так поздно? Где твои родители? – вздохнув с облегчением, спросил я.</text:p>
      <text:p text:style-name="P58">Выйдя из фургона, я подошёл к жеребёнку и посветил на жестянку.</text:p>
      <text:p text:style-name="P58">– Чем ты тут занимаешься?</text:p>
      <text:p text:style-name="P58">Жеребёнка молча смотрела на меня, зажав гвоздь в зубах. На жестянке были коряво выцарапаны буквы.</text:p>
      <text:p text:style-name="P58">«<text:span text:style-name="T77">37 пни</text:span></text:p>
      <text:p text:style-name="P73">24пн</text:p>
      <text:p text:style-name="P73">15</text:p>
      <text:p text:style-name="P58"><text:span text:style-name="T37">1</text:span>»</text:p>
      <text:p text:style-name="P58">– Что это за цифры? – спросил я.</text:p>
      <text:p text:style-name="P58">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58">«<text:span text:style-name="T37">Добро пожаловать в Груммингтон! Вам здесь рады!</text:span></text:p>
      <text:p text:style-name="P58"><text:span text:style-name="T37">Население города </text:span><text:span text:style-name="T77">302 пони</text:span><text:span text:style-name="T37">.</text:span></text:p>
      <text:p text:style-name="P58"><text:span text:style-name="T77">250 пони</text:span><text:span text:style-name="T37">.</text:span></text:p>
      <text:p text:style-name="P58"><text:span text:style-name="T77">125 поней</text:span><text:span text:style-name="T37">.</text:span></text:p>
      <text:p text:style-name="P58"><text:soft-page-break/><text:span text:style-name="T37">54 паня.</text:span>»</text:p>
      <text:p text:style-name="P58">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8">– Ты хочешь сказать, этой ночью из населения осталась ты одна? – хрипло спросил я.</text:p>
      <text:p text:style-name="P58">Кобылка кивнула и снова показала на жестянку и вверх.</text:p>
      <text:p text:style-name="P58">– Макс! Оглянись! – тревожно воскликнула Дэш у меня за спиной.</text:p>
      <text:p text:style-name="P58">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8">– Дэш! Быстро!</text:p>
      <text:p text:style-name="P58">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8">УУУУУУРРРРРРГГГГХХХХХХХ!!!<text:span text:style-name="T14">&lt;</text:span><text:span text:style-name="T66">Metallica-Enter Sandman</text:span><text:span text:style-name="T14">&gt;</text:span></text:p>
      <text:p text:style-name="P58">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8">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8">– Макс, запрыгивай!</text:p>
      <text:p text:style-name="P58">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63"/>
      <text:p text:style-name="P63">0</text:p>
      <text:p text:style-name="P58"/>
      <text:p text:style-name="P58">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8"/>
      <text:h text:style-name="Heading_20_2" text:outline-level="2">15. Филлидельфия</text:h>
      <text:p text:style-name="P48">&lt;<text:span text:style-name="T65">Kiss – I Was Made For Lovin’ You</text:span>&gt;</text:p>
      <text:p text:style-name="P58">Филлидельфия была слишком велика, чтобы сгинуть полностью — провал расколол её пополам, проглотив центральную часть. Част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8">Я поднял кусок газеты, прибитый ветром к ограждению и быстро пробежался по заголовкам.</text:p>
      <text:p text:style-name="P58"><text:soft-page-break/>«<text:span text:style-name="T37">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37">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9">«</text:span><text:span text:style-name="T38">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9">».</text:span> «<text:span text:style-name="T37">Провинция пустеет: репортаж из обеспоневшего посёлка</text:span>». «<text:span text:style-name="T37">Нехватка пегасов-погодников: указ принцессы Луны разрешает набор в погодные команды пегасов без лётных аттестатов</text:span>». «<text:span text:style-name="T37">Опасный преступник «примат-макс» всё ещё на свободе! Фетлок приходит в себя после разгрома павильона Псинтела. Награда за поимку возросла до двадцати тысяч!!!</text:span>». «<text:span text:style-name="T37">Казус в Мэйнхэттене: неизвестные разбросали по центру города листовки, доказывающие похищение Селестии Найтмэр Мун</text:span>».</text:p>
      <text:p text:style-name="P58">На ближайшем же столбе висело объявление, в котором за мою голову уже предлагалось двадцать пять тысяч.</text:p>
      <text:p text:style-name="P58">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58">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8">–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8">Пегаска взмахнула крыльями для эффекта. Неожиданно для неё и меня, взмах крыльев подбросил её вверх на хороший метр.</text:p>
      <text:p text:style-name="P58">– Какого се… – пегаска приземлилась на круп, изумлённо глядя на свои крылья. – ...на!</text:p>
      <text:p text:style-name="P58">Подумав немного, Дэш выбралась из упряжи и что есть мочи замахала крыльями.</text:p>
      <text:p text:style-name="P58">–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58">–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8">Я перевязывал пегаске голову, когда мне в голову пришла идея. Я указал на валяющийся рядом с нами самокат.</text:p>
      <text:p text:style-name="P58">– Дэш, ты ведь сможешь буксировать его на лету?</text:p>
      <text:p text:style-name="P58">– Этот? Конечно могу! Плёвое дело!</text:p>
      <text:p text:style-name="P58">– А со мной?</text:p>
      <text:p text:style-name="P58">– Хмм. Понимаю, к чему ты клонишь.</text:p>
      <text:p text:style-name="P58">Пегаска критически оглядела меня.</text:p>
      <text:p text:style-name="P58">–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8">…</text:p>
      <text:p text:style-name="P58">Когда дорожное покрытие слилось в сплошную серую полосу, а руль самоката начал у меня в руках вибрировать от скорости, я заорал:</text:p>
      <text:p text:style-name="P58">– Дэ-э-э-ш!!! Сто-о-ой!!! Хватит! Испытание пройдено! Не увлекайся!!!</text:p>
      <text:p text:style-name="P58"><text:soft-page-break/>Пегаска приземлилась и, выплюнув поводья изо рта, встала в гордую позу.</text:p>
      <text:p text:style-name="P58">– Я ещё и не начинала, между прочим! Так, только чуть-чуть размялась!</text:p>
      <text:p text:style-name="P58">Я положил самокат и на трясущихся ногах приближался к ней. Сердце ходило ходуном где-то в районе пяток.</text:p>
      <text:p text:style-name="P58">– Дэш, ты это нарочно? Про «клячу» и всё такое?</text:p>
      <text:p text:style-name="P58">– А что такое? – невинно спросила пегаска, полуобернувшись ко мне задом.</text:p>
      <text:p text:style-name="P58">– А ничего. – нарочито спокойно сказал я, демонстративно закатывая рукава.</text:p>
      <text:p text:style-name="P58">–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58">– <text:s/>А того, что я тебя сейчас!..</text:p>
      <text:p text:style-name="P58">ХЛОП!</text:p>
      <text:p text:style-name="P58">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58">– Бггг! – <text:s/>заржала пегаска. – Макс, не будь нытиком! Прикольная же шутка!</text:p>
      <text:p text:style-name="P58">–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8">–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8"><text:s/>Я потрепал пегаску между ушей.</text:p>
      <text:p text:style-name="P58">– Насчёт шуток я уже заметил. Не парься, я не сержусь. Вдобавок, не такой уж я и хрупкий, просто люблю перестраховаться.</text:p>
      <text:p text:style-name="P58">– Да? Это клёво. – успокоилась Дэш. – А можно попросить тебя об одной вещи?</text:p>
      <text:p text:style-name="P58">– Да?</text:p>
      <text:p text:style-name="P58">– Помнишь, я разревелась в Груммингтоне?</text:p>
      <text:p text:style-name="P58">– Ну да, было дело.</text:p>
      <text:p text:style-name="P58">– Забудь про это!</text:p>
      <text:p text:style-name="P58">– Почему? – озадачился я. – Ты тогда была такой милой тогда.</text:p>
      <text:p text:style-name="P58">Дэш насупилась и принялась ковырять копытом асфальт.</text:p>
      <text:p text:style-name="P58">–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8">Я пожал плечами.</text:p>
      <text:p text:style-name="P58">–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8">– Но ты не плачешь.</text:p>
      <text:p text:style-name="P58">Я задумался.</text:p>
      <text:p text:style-name="P58"><text:soft-page-break/>–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8">– Ни фига себе! Куда ж может быть хуже? – воскликнула Дэш. – У вас что, все поголовно встают в восемь утра и едят сено на завтрак, обед и ужин?</text:p>
      <text:p text:style-name="P58">Я засмеялся.</text:p>
      <text:p text:style-name="P58">– Кто-то встаёт и раньше. Но не в этом проблема. У нас... Как бы это сказать... очень холодно.</text:p>
      <text:p text:style-name="P58">–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58">– Нет, я не то имел ввиду. Холодно не в физическом смысле. В душевном.</text:p>
      <text:p text:style-name="P58">Пегаска всмотрелась мне в лицо, как будто впервые видя его.</text:p>
      <text:p text:style-name="P58">– Ты имеешь ввиду, что тебе утром некому сказать: «Привет, хорошего дня»?</text:p>
      <text:p text:style-name="P58">– Да, примерно это я имел ввиду.</text:p>
      <text:p text:style-name="P58">– Сочувствую. Без друзей не прикольно. Всем нужны друзья. Даже Дискорду, дискорд его забери!</text:p>
      <text:p text:style-name="P58">Пегаска вдруг стала на задние ноги, положив передние мне на плечи.</text:p>
      <text:p text:style-name="P58">– Макс! В Эквестрии у тебя всегда будут друзья, что бы ни случилось!</text:p>
      <text:p text:style-name="P58">Я растроганно обнял пегаску и погладил её по шее.</text:p>
      <text:p text:style-name="P58">– Спасибо, Дэш. Это просто здорово!</text:p>
      <text:p text:style-name="P58">…</text:p>
      <text:p text:style-name="P58">Оставляя на прилавке очередной пустующей филлидельфийской лавки монетку, я озабоченно заметил:</text:p>
      <text:p text:style-name="P58">–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8">– Ты чего? – не поняла шутки пегаска. – А как же твоё участие в эксперименте?</text:p>
      <text:p text:style-name="P58">– Ты меня всё равно как-нибудь вытащишь. – отмахнулся я. – Лучше помоги искать палатку.</text:p>
      <text:p text:style-name="P58">–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8">Я пропустил замечание пегаски мимо ушей и продолжил паковать рюкзак.</text:p>
      <text:p text:style-name="P58">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8">– Надеюсь, с ним ничего не случится. – озабоченно сказал я. – Иначе придётся объясняться с Трикси.</text:p>
      <text:p text:style-name="P58">– Ерунда! В крайнем случае, купишь ей новый. – отмахнулась пегаска. – Ты не представляешь, как я рада, что избавилась от него!</text:p>
      <text:p text:style-name="P58">Пегаска взлетела и осторожно потянула упряжь. Потом приземлилась и недовольно глянула на меня.</text:p>
      <text:p text:style-name="P58">– Скидывай! – скомандовала пегаска, указав на рюкзак.</text:p>
      <text:p text:style-name="P58">– В чём дело?</text:p>
      <text:p text:style-name="P58">Пегаска молча потянула зубами за шлейку рюкзака, сдёргивая его с меня.</text:p>
      <text:p text:style-name="P58">– Дэш, ты чего?</text:p>
      <text:p text:style-name="P58">Пегаска раскрыла рюкзак и стала копаться в нём.</text:p>
      <text:p text:style-name="P58">– Я могу нести тебя, когда ты весишь семьдесят килограмм. – больший из двух котелков отправился в провал.</text:p>
      <text:p text:style-name="P58"><text:soft-page-break/>– Я могу тянуть тебя, когда ты весишь восемьдесят килограмм. – две трети наших запасов картошки и ухнули следом.</text:p>
      <text:p text:style-name="P58">– Я могу тащить тебя, даже когда ты весишь девяносто! – насос и запасное колесо к самокату улетели туда же.</text:p>
      <text:p text:style-name="P58">– Но мы не договаривались, что ты будешь весить под сто десять только потому, что дорвался до бесплатных магазинов! Лягать, это уже слишком!</text:p>
      <text:p text:style-name="P58">– Погоди, Дэш, консервы-то не выкидывай! Ты ж сама говорила, что только-только размялась и всё такое. <text:span text:style-name="T78">И магазин</text:span>ы вовсе<text:span text:style-name="T78"> не </text:span>бесплатные<text:span text:style-name="T78"> <text:s/></text:span>— я оставлял там деньги — последние, кстати. Дай, я сам отберу припасы...</text:p>
      <text:p text:style-name="P58">…</text:p>
      <text:p text:style-name="P58">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58">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8">– Я уже вижу Кантерлот. Ещё день пути — и сворачиваем к Понивиллю.</text:p>
      <text:p text:style-name="P58">– А ты выдержишь?</text:p>
      <text:p text:style-name="P58">Пегаска фыркнула.</text:p>
      <text:p text:style-name="P58">– Я-то выдержу. Самокат — нет.</text:p>
      <text:p text:style-name="P58">–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8">– Я уже думала над этим. Там часто встречаются пони. Тебя узнают.</text:p>
      <text:p text:style-name="P58">–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58">– «Трасса 52» – прочла Дэш на табличке. – Что-то я не помню тут никаких трасс. Наверное, недавно построили.</text:p>
      <text:p text:style-name="P58">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8">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58">– Дэ-э-эш! Тормози-и-и!!!</text:p>
      <text:p text:style-name="P58">– Чего-о-о?! Не слышу!!!</text:p>
      <text:p text:style-name="P58">КРАК!!!</text:p>
      <text:p text:style-name="P58"><text:soft-page-break/>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8"/>
      <text:p text:style-name="P58">…</text:p>
      <text:p text:style-name="P58"/>
      <text:p text:style-name="P67">Сияние. <text:span text:style-name="T78">Оно п</text:span>овсюду. <text:span text:style-name="T78">Нет верха и низа, нет направлений и расстояний. Нет м</text:span>ыслей. Нет чувств. Нет времени. Есть только бесконечное сияние.</text:p>
      <text:p text:style-name="P67"><text:s/>В какой-то момент пришло осознание.</text:p>
      <text:p text:style-name="P67">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7">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7">– Док, позавчерашний приходит в сознание!</text:p>
      <text:p text:style-name="P67">– Следи за давлением.</text:p>
      <text:p text:style-name="P67">В поле зрения появляется предмет. Сквозь ресницы видны только его расплывчатые очертания. Предмет движется, проводя какие-то манипуляции.</text:p>
      <text:p text:style-name="P67">Я открываю глаза и вижу фигуру в голубом.</text:p>
      <text:p text:style-name="P67">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7">– Больной, как вы себя чувствуете? Вы можете назвать своё имя?</text:p>
      <text:p text:style-name="P67">Я закрываю глаза и пытаюсь вспомнить.</text:p>
      <text:p text:style-name="P67">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7">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7">Я вспомнил почти всё. Моё имя? Осталось вспомнить имя. Меня зовут...</text:p>
      <text:p text:style-name="P67">– Ма-а-акс! Ма-а-акс! Ма-а-акс!</text:p>
      <text:p text:style-name="P67">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67">Я открываю глаза и вижу фигуру в голубом.</text:p>
      <text:p text:style-name="P67"/>
      <text:p text:style-name="P58"><text:soft-page-break/>…</text:p>
      <text:p text:style-name="P58"/>
      <text:p text:style-name="P58">Сознание с трудом возвращалось в гудевшую <text:span text:style-name="T78">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8">– Ма-а-акс! Ма-а-акс! Встава-а-ай!</text:p>
      <text:p text:style-name="P58">– И как я, интересно, могу встать, если ты стоишь прямо надо мной? – с трудом отвечаю я.</text:p>
      <text:p text:style-name="P58">– Хорош умничать! – буркнула пегаска сквозь слёзы. – Макс?!!</text:p>
      <text:p text:style-name="P58">Я был полузадушен силой объятий пегаски.</text:p>
      <text:p text:style-name="P58">– Что-то я слишком часто реву с тех пор, как мы познакомились. – пробормотала Дэш, прижавшись ко мне. – Это не круто.</text:p>
      <text:p text:style-name="P58">– Ещё как круто! – утешил пегаску я. – Ты мне всю рубашку промочила. Прямо как водомётная машина.</text:p>
      <text:p text:style-name="P58">– <text:span text:style-name="T78">А т</text:span>ы вставать не хотел! Я очень-очень испугалась. <text:span text:style-name="T78">Всё-таки, д</text:span>урацкая это была затея с самокатом! Если бы можно было вернуться к фургону!</text:p>
      <text:p text:style-name="P58">–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8">Дэш почесала в затылке.</text:p>
      <text:p text:style-name="P58">–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8">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8">Вроде, не издевается.</text:p>
      <text:p text:style-name="P58">– Дэш!</text:p>
      <text:p text:style-name="P58">– Ась?</text:p>
      <text:p text:style-name="P58">Пегаска с невинным видом уставилась на меня, практически упёршись своим носом в мой.</text:p>
      <text:p text:style-name="P58">– Я бегаю ещё хуже, чем ты таскаешь фургоны. То есть, чуть лучше, чем никак.</text:p>
      <text:p text:style-name="P58">Пегаска критически осмотрела меня и помотала головой.</text:p>
      <text:p text:style-name="P58">– Фиговые у тебя шутки. Не смешные.</text:p>
      <text:p text:style-name="P58">– Дэш, я не шучу.</text:p>
      <text:p text:style-name="P58">– Не верю. – пегаска провела крылом по моей ноге от пояса до пятки. – У тебя очень длинные ноги. Почти как у аликорнов. Ты не можешь плохо бегать.</text:p>
      <text:p text:style-name="P58">– И всё же это так. Я могу пробежать пару сотен метров, и на этом выдохнусь. Что неудивительно, учитывая тот образ жизни, что я вёл в прошлом мире.</text:p>
      <text:p text:style-name="P58"><text:span text:style-name="T14">–</text:span> А какой у тебя там был образ жизни?</text:p>
      <text:p text:style-name="P58"><text:span text:style-name="T14">–</text:span> Сидячий. Каждый день по восемь-десять часов в день на стуле, перед компьютером. Иногда и по двенадцать.</text:p>
      <text:p text:style-name="P58">У Дэш отвалилась челюсть.</text:p>
      <text:p text:style-name="P58"><text:span text:style-name="T14">–</text:span> Дискордовы яйца! Ты сидел в тюрьме? За что тебя посадили?</text:p>
      <text:p text:style-name="P58"><text:soft-page-break/><text:span text:style-name="T14">–</text:span> Я не сидел в тюрьме! У меня работа сидячая. Была. Программисты так работают, понимаешь? Сидя. У нас это в порядке вещей.</text:p>
      <text:p text:style-name="P58">Пегаска неверяще смотрела на меня. Потом её удивление сменилось сочувствием. Она схватилась за голову.</text:p>
      <text:p text:style-name="P58"><text:span text:style-name="T14">–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58">о такие… гм… заклинания. Ты </text:span><text:span text:style-name="T47">пишешь</text:span><text:span text:style-name="T58"> программу, запускаешь её, а потом она делает что-то для тебя.</text:span></text:p>
      <text:p text:style-name="P42"><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42"><text:span text:style-name="T1">–</text:span> Вряд ли меня так можно называть. Очень далёкие параллели. <text:span text:style-name="T1">И у</text:span> нас совсем нет магии.</text:p>
      <text:p text:style-name="P58"><text:span text:style-name="T59">–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60">– Не парься. Просто исходи из того, что до Понивилля мы доберёмся шагом. И ещё вот что…</text:p>
      <text:p text:style-name="P60">– Да?</text:p>
      <text:p text:style-name="P60">– Слезь с меня наконец!</text:p>
      <text:p text:style-name="P60"/>
      <text:p text:style-name="P59">***</text:p>
      <text:p text:style-name="P58"/>
      <text:p text:style-name="P58">Два дня спустя…</text:p>
      <text:p text:style-name="P58"/>
      <text:p text:style-name="P58">Мы стояли на берегу Седлового озера. Дэш озадаченно осматривалась.</text:p>
      <text:p text:style-name="P60">–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60">– Ты хочешь сказать, нам надо <text:span text:style-name="T14">сделать крюк</text:span> в сто миль?! Да это ж ещё неделю ходьбы! У нас картошки осталось на день, твоими стараниями<text:span text:style-name="T14">!</text:span></text:p>
      <text:p text:style-name="P60">Пегаска <text:span text:style-name="T14">сконфужено</text:span> заметила:</text:p>
      <text:p text:style-name="P60">– Я в этих краях впервые. И обычно я путешествую по воздуху или поездом.</text:p>
      <text:p text:style-name="P60">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60">–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60">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78">матюков мне</text:span> удалось замазать самые большие щели. За тестовый<text:span text:style-name="T78"> </text:span>получасовый заплыв<text:span text:style-name="T78"> </text:span>в лодку набралось всего две банки воды.</text:p>
      <text:p text:style-name="P60">– Ну что, отправляемся? – Дэш свеслилась с носа, глядя в зеленоватую воду. – Как лодку назовёшь, кэп?</text:p>
      <text:p text:style-name="P60">– «Две банки». – буркнул я.</text:p>
      <text:p text:style-name="P49"/>
      <text:p text:style-name="P49"><text:soft-page-break/>…</text:p>
      <text:p text:style-name="P49">&lt;<text:bookmark text:name="eow-title"/><text:span text:style-name="T68">Haddaway - What is love </text:span>&gt;</text:p>
      <text:p text:style-name="P60">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60">И всё же это был славный заплыв! Медитативный плеск волн, ласково греющее спину солнце, крик чаек настроили меня на философский лад. </text:p>
      <text:p text:style-name="P60">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60">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60">– Макс. – прервала ход моих мыслей пегаска. – Наш путь заканчивается. В Понивилле мы расстанемся. Ты ничего не хочешь сказать?</text:p>
      <text:p text:style-name="P60">– Что именно? – вопрос застал меня врасплох. Я прекратил грести и обернулся.</text:p>
      <text:p text:style-name="P60">– Ну… – пегаска смутилась. – Что у тебя на душе? Какие чувства? Ты правда совсем-совсем ничего не хочешь мне сказать?</text:p>
      <text:p text:style-name="P60">– Да вроде нет. Ни о чём не думал вообще.</text:p>
      <text:p text:style-name="P60">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60">– Значит, тебе нечего мне сказать? Тогда я скажу! Ты врёшь, что ни о чём не думал! Ты опять думал о ней!</text:p>
      <text:p text:style-name="P60">– О ком?</text:p>
      <text:p text:style-name="P60">–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60">Та-а-ак! Вот в чём дело, лягать меня в пузо! Пегаска ревнует! Какого хера? <text:span text:style-name="T78">Я не давал ей повода!</text:span></text:p>
      <text:p text:style-name="P60">– Это не твоё дело! – рявкнул я.</text:p>
      <text:p text:style-name="P60">– Ах, не моё?! Не моё после побега из центра Псинтела?! Не моё после обнимашек в фургоне?! Не моё после трассы 52?!! Ты… Ты…</text:p>
      <text:p text:style-name="P60">–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60">– Да пожалуйста! – пегаска топнула ногой. – Нет там для вас ничего полезного! Но раз уж ты это вспомнил — на здоровье! Я видела во сне человека! И о<text:span text:style-name="T78">н жил с пони! И они </text:span>офигенски <text:span text:style-name="T78">любили друг друга! И у них </text:span>был<text:span text:style-name="T78"> </text:span>офигенский <text:span text:style-name="T78">секс! </text:span>И это было круто!<text:span text:style-name="T78"> </text:span>А ты… Ты <text:span text:style-name="T14">— н</text:span>е такой! Ты не любишь пони!!!</text:p>
      <text:p text:style-name="P60">С каждой фразой пегаска всё сильнее топала ногой. Последнюю фразу она завершила сокрушительным фумикоми.</text:p>
      <text:p text:style-name="P60">КРАК!</text:p>
      <text:p text:style-name="P60">– Ой! – пегаска поспешно отдёрнула ногу. Но было поздно.</text:p>
      <text:p text:style-name="P60"><text:soft-page-break/>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60">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60">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60">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60">– Оставь меня в покое! Мне не нужна твоя помощь!!!</text:p>
      <text:p text:style-name="P60">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4">—</text:span> скажем, метров <text:span text:style-name="T1">сорок.</text:span> <text:span text:style-name="T1">Н</text:span>о в такой воде <text:span text:style-name="T43">—</text:span> только <text:span text:style-name="T1">двадцать пять</text:span>. Одежда, правда, <text:span text:style-name="T1">здорово </text:span>мешает.</text:p>
      <text:p text:style-name="P5">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60">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60">Приволочив меня на берег, Дэш разжала зубы. Я успел перевернуться на спину, когда она со стоном повалилась на меня, раскинув крылья.</text:p>
      <text:p text:style-name="P60"><text:span text:style-name="T14">–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60"><text:span text:style-name="T14">– </text:span>Выф-выф-вуф! <text:span text:style-name="T14">– </text:span>возразил я.</text:p>
      <text:p text:style-name="P60">Отпихнув от лица живот пегаски и выплюнув шерсть, я продолжил.</text:p>
      <text:p text:style-name="P60"><text:span text:style-name="T14">–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60"><text:span text:style-name="T14">– </text:span>Бе-бе-бе! <text:span text:style-name="T14">– </text:span>устало передразнила меня Дэш. <text:span text:style-name="T14">– </text:span><text:span text:style-name="T27">Макс! Я </text:span><text:span text:style-name="T32">— </text:span><text:span text:style-name="T27">плохая пони, потому что хотела получить то, что мне не принадлежит.</text:span> Но какой же ты всё-таки глупый! Пойми, смертные <text:span text:style-name="T14">— </text:span>игрушки в копытах вечных. Любимые, но всего лишь игрушки. Они заботятся о нас, они <text:span text:style-name="T14">— </text:span>наши обожаемые принцессы, и мы боимся их потерять, но мы для них <text:span text:style-name="T14">—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60">Я молчал, осмысливая услышанное. Злость ушла. Пришла печаль.</text:p>
      <text:p text:style-name="P60"><text:span text:style-name="T14">– </text:span>Дэш, я знаю. Просто не могу о ней забыть.</text:p>
      <text:p text:style-name="P60">Пегаска тяжело поднялась.</text:p>
      <text:p text:style-name="P60"><text:span text:style-name="T14">– </text:span>Везёт же некоторым. <text:span text:style-name="T14">– </text:span>пробормотала она, раскрывая крылья для просушки.</text:p>
      <text:p text:style-name="P60">…</text:p>
      <text:p text:style-name="P60"><text:span text:style-name="T14">– А </text:span>ты круто ныряешь<text:span text:style-name="T14">! – </text:span>уважительно заметила пегаска после нескольких минут молчания. <text:span text:style-name="T14">– </text:span>Ни одна пони без магии столько под водой не продержится. Я здорово перепугалась, когда ты так долго не появлялся на поверхности.</text:p>
      <text:p text:style-name="P60"><text:soft-page-break/>Я сидел на песке, прижимаясь спиной к спине пегаски. Её распахнутые крылья защищали меня от ветра.</text:p>
      <text:p text:style-name="P60"><text:span text:style-name="T14">– </text:span>Это остатки былой славы. Мой институтский рекорд <text:span text:style-name="T14">—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52">– </text:span><text:span text:style-name="T43">Макс, ты весь дрожишь! Тебе надо просушить шерсть. </text:span>Снимай-ка одежду! <text:span text:style-name="T14">–</text:span> <text:span text:style-name="T1">с</text:span>командовала Дэш.</text:p>
      <text:p text:style-name="P1"><text:span text:style-name="T14">–</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4">–</text:span> Куда это ты спрятался? <text:span text:style-name="T14">–</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4">–</text:span> Ты чего? <text:span text:style-name="T14">–</text:span> <text:span text:style-name="T1">в</text:span> конце-концов озадаченно спросила она. <text:span text:style-name="T14">–</text:span> Что-то не так?</text:p>
      <text:p text:style-name="P1"><text:span text:style-name="T14">–</text:span> Не так, <text:span text:style-name="T14">–</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4">–</text:span> А с кем не так? Со мной? С тобой? Или вообще? <text:span text:style-name="T14">–</text:span> <text:span text:style-name="T1">д</text:span>опытывалась пегаска.</text:p>
      <text:p text:style-name="P1"><text:span text:style-name="T14">–</text:span> Наверное, со мной. <text:span text:style-name="T14">–</text:span> <text:span text:style-name="T1">я</text:span> завязал рукава куртки за спиной и вышел из-за куста. <text:span text:style-name="T14">–</text:span> Видишь ли, у нас, у людей, не принято находиться без одежды в обществе других… людей.</text:p>
      <text:p text:style-name="P1"><text:span text:style-name="T14">–</text:span> Ну и?</text:p>
      <text:p text:style-name="P1"><text:span text:style-name="T14">–</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4">–</text:span> А какой смысл в этом правиле? Какую цель оно преследует?</text:p>
      <text:p text:style-name="P1"><text:span text:style-name="T14">–</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4">–</text:span> Я знаю, что такое социальное табу, <text:span text:style-name="T14">–</text:span> важно кивнула Дэш. <text:span text:style-name="T14">–</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14">–</text:span> Вот видишь, ты меня правильно поняла. Описанные тобой табу у нас, кстати, тоже есть.</text:p>
      <text:p text:style-name="P1"><text:span text:style-name="T14">–</text:span> Но, с другой стороны, <text:span text:style-name="T14">–</text:span> продолжала пегаска, подходя ко мне поближе, <text:span text:style-name="T14">–</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4">–</text:span> Дэш подошла вплотную, <text:span text:style-name="T14">–</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4">–</text:span> Дэш!.. Блин! <text:span text:style-name="T14">–</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4">– </text:span>Ты так смешно выглядишь, когда пытаешься спрятаться. <text:span text:style-name="T14">–</text:span> <text:span text:style-name="T1">п</text:span>егаска, немного наклонив голову, наблюдала за моими попытками скрестить ноги и обнять колени руками. <text:span text:style-name="T14">–</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oft-page-break/><text:span text:style-name="T14">–</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14">–</text:span> А-ХА-ХА-ХА-ХА!!! <text:span text:style-name="T14">–</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4">–</text:span> У тебя оригинальный способ исповедаться, Дэш. <text:span text:style-name="T14">–</text:span> наконец закашлялся я. <text:span text:style-name="T14">–</text:span> <text:span text:style-name="T1">Устроить кораблекрушение, з</text:span>атащить в укромное местечко, <text:span text:style-name="T1">а </text:span>под конец сорвать штаны и… <text:span text:style-name="T14">–</text:span> тут Дэш сама прыснула от смеха.</text:p>
      <text:p text:style-name="P1">Вдоволь отсмеявшись, Дэш ткнула меня носом в грудь и спросила:</text:p>
      <text:p text:style-name="P1"><text:span text:style-name="T14">–</text:span> И?</text:p>
      <text:p text:style-name="P1"><text:span text:style-name="T14">–</text:span> Что “и”?</text:p>
      <text:p text:style-name="P1"><text:span text:style-name="T14">–</text:span> Ты сказал: “ А под конец сорвать штаны и…” <text:span text:style-name="T14">–</text:span> вот я и хочу знать, что “и”?</text:p>
      <text:p text:style-name="P1">Я смутился.</text:p>
      <text:p text:style-name="P1"><text:span text:style-name="T14">–</text:span> Да ничего… Не бери в голову.</text:p>
      <text:p text:style-name="P1"><text:span text:style-name="T14">–</text:span> А я хочу брать! Какой ты всё-таки… <text:span text:style-name="T14">–</text:span> Дэш встала, потянувшись сначала передней половиной <text:span text:style-name="T1">тела</text:span>, <text:span text:style-name="T1">а </text:span>потом задней.</text:p>
      <text:p text:style-name="P1"><text:span text:style-name="T14">–</text:span> Какой?</text:p>
      <text:p text:style-name="P1"><text:span text:style-name="T14">–</text:span> Скучный <text:span text:style-name="T1">—</text:span> вот какой! <text:span text:style-name="T14">–</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4">–</text:span> <text:span text:style-name="T1">Короче, Макс. Хочешь, верь, не хочешь — не верь. Нельзя сохнуть по аликорну! &lt;</text:span><text:span text:style-name="T28">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влюблённости</text:span><text:span text:style-name="T28">. Я не могу навязать тебе своих чувств... Но если бы ты хотя бы согласился на физический контакт. Может быть, этого хватило бы.</text:span></text:p>
      <text:p text:style-name="P5">Я непонимающе смотрел на пегаску.</text:p>
      <text:p text:style-name="P1"><text:span text:style-name="T14">–</text:span> <text:span text:style-name="T1">Р</text:span>ешай. <text:span text:style-name="T14">–</text:span> <text:span text:style-name="T1">е</text:span>ё нос почти касался моего. <text:span text:style-name="T14">–</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4">–</text:span> Дэш, ты..?</text:p>
      <text:p text:style-name="P1"><text:span text:style-name="T14">–</text:span> Да, Дискорд тебя забери! Я предлагаю тебе ЗА-НЯТЬ-СЯ СЕК-СОМ со мной! <text:span text:style-name="T14">–</text:span> зло отчеканила пегаска. <text:span text:style-name="T14">–</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4">– </text:span><text:span text:style-name="T1">Я не умею. Неумеха. </text:span><text:span text:style-name="T14">– </text:span><text:span text:style-name="T1">пробормотала тихо.</text:span></text:p>
      <text:p text:style-name="P43">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ли подчеркивала, что между нами только дружба. А пегаска не требовала от меня ничего. И она мне нравилась, хоть я и не рассматривал её в качестве партнёра. И, блин, у меня уже месяц секса не было!</text:span></text:p>
      <text:p text:style-name="P1"><text:soft-page-break/><text:span text:style-name="T14">–</text:span> Дэш!</text:p>
      <text:p text:style-name="P1"><text:span text:style-name="T14">–</text:span> Да? <text:span text:style-name="T14">–</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49">– <text:span text:style-name="T1">Дэш… Ты же понимаешь, что я не люблю тебя?</text:span></text:p>
      <text:p text:style-name="P49">–<text:span text:style-name="T1"> Я этого от тебя и не требую, глупыш!</text:span></text:p>
      <text:p text:style-name="P1"><text:span text:style-name="T14">–</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4">–</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5">Я засмеялся. Пегаска была неисправима.</text:p>
      <text:p text:style-name="P5"><text:span text:style-name="T14">–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5">Пегаска о чём-то подумала и кивнула.</text:p>
      <text:p text:style-name="P5"><text:span text:style-name="T14">– </text:span>Хорошо, пусть это будет моей фантазией. А ты правда принимаешь меня?</text:p>
      <text:p text:style-name="P5"><text:span text:style-name="T14">– </text:span>Правда. Но…</text:p>
      <text:p text:style-name="P1"><text:span text:style-name="T14">–</text:span> Что?</text:p>
      <text:p text:style-name="P1"><text:span text:style-name="T14">–</text:span> Ты лежишь на мне.</text:p>
      <text:p text:style-name="P1"><text:span text:style-name="T14">–</text:span> Ну да, лежу, <text:span text:style-name="T14">–</text:span> Дэш ехидно улыбнулась и заёрзала животом. <text:span text:style-name="T14">–</text:span> А что?</text:p>
      <text:p text:style-name="P1"><text:span text:style-name="T14">–</text:span> А то, что в таком положении я до тебя не достану! У тебя слишком высоко расположена… ммм… анатомия.</text:p>
      <text:p text:style-name="P1"><text:span text:style-name="T14">–</text:span> Потерпи чуть-чуть, <text:span text:style-name="T14">–</text:span> пегаска хихикнула и снова заёрзала животом, прижав его ко мне. <text:span text:style-name="T14">–</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4">–</text:span> Дэш, <text:span text:style-name="T14">–</text:span> прошептал я, <text:span text:style-name="T14">–</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5">&lt;<text:span text:style-name="T65">Seal – Amazing (Thin White Duke remix)</text:span>&gt;</text:p>
      <text:p text:style-name="P1"><text:span text:style-name="T14">–</text:span> Я чувствую тебя, <text:span text:style-name="T14">–</text:span> промурлыкала Дэш. <text:span text:style-name="T14">–</text:span> Видишь, это совсем не страшно, что я кобыла не твоего вида.</text:p>
      <text:p text:style-name="P1">Я начал почёсывать её шею у основания гривы.</text:p>
      <text:p text:style-name="P1"><text:span text:style-name="T14">–</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4">–</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oft-page-break/><text:span text:style-name="T14">–</text:span> <text:span text:style-name="T1">Да-а-а</text:span>. <text:span text:style-name="T14">–</text:span> <text:span text:style-name="T1">т</text:span>яжело дышала пегаска. <text:span text:style-name="T14">–</text:span> Фактическая поверхность крыльев с помощью магии увеличивается в несколько раз. И... м-м-м… силы отталкивания хватает на то, чтобы… уффф... <text:span text:style-name="T14">–</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4">–</text:span> Чтобы поднять в воздух вес своего тела и ещё примерно такой же… <text:span text:style-name="T14">–</text:span> прошептала пегаска и закрыла глаза, уткнувшись носом мне в <text:span text:style-name="T1">плечо</text:span>. Дыхание у неё стало прерывистым.</text:p>
      <text:p text:style-name="P1"><text:span text:style-name="T14">–</text:span> А как вы удерживаетесь на облаках? Ведь вы при этом не машете крыльями? <text:span text:style-name="T14">–</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4">–</text:span> Макс, не издевайся, <text:span text:style-name="T14">–</text:span> пегаска нервно хихикнула и вдруг стала нежно, кончиками губ, жевать мочку моего уха. <text:span text:style-name="T14">–</text:span> Я не-мо-гу думать в та-ком… ммм… состоянии.</text:p>
      <text:p text:style-name="P1"><text:span text:style-name="T14">–</text:span> Дэш, <text:span text:style-name="T14">–</text:span> рассмеялся я, <text:span text:style-name="T14">–</text:span> отпусти ухо!</text:p>
      <text:p text:style-name="P1"><text:span text:style-name="T14">–</text:span> Отпускаю, <text:span text:style-name="T14">–</text:span> шепнула пегаска мне в ухо. <text:span text:style-name="T14">–</text:span> А ты вытаскивай из меня палец и займись делом.</text:p>
      <text:p text:style-name="P1">С этими словами пегаска встала.</text:p>
      <text:p text:style-name="P60"/>
      <text:h text:style-name="Heading_20_2" text:outline-level="2">16. <text:span text:style-name="T1">Понивилль. Фейс-контроль </text:span></text:h>
      <text:p text:style-name="P49">&lt;<text:span text:style-name="T65">Mothley Crue – Cickstart my heart</text:span>&gt;</text:p>
      <text:p text:style-name="P60">«<text:span text:style-name="T37">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37">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37">Нехватка погодных пегасов: Вондерболты перешли к круглосуточной вахте</text:span>». «<text:span text:style-name="T37">Общественные работы: распоряжением принцессы Луны работы по строительству мостов через провалы расширены и на субботу</text:span>». «<text:span text:style-name="T37">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37">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60"/>
      <text:p text:style-name="P60">Я отложил стопку газет, принесенных пегаской.</text:p>
      <text:p text:style-name="P60"><text:span text:style-name="T14">–</text:span> Про меня таки забыли. Отлично.</text:p>
      <text:p text:style-name="P60"><text:span text:style-name="T14">–</text:span> Не уверена. <text:span text:style-name="T14">–</text:span> <text:s/>пегаска почесала затылок. <text:span text:style-name="T14">–</text:span> Там на столбах повсюду висят объявления. За твою голову предлагают пятьдесят тысяч.</text:p>
      <text:p text:style-name="P60"><text:span text:style-name="T14">–</text:span> Ого! Луна никак не уймется. Ладно, это её проблемы.</text:p>
      <text:p text:style-name="P60">К счастью, библиотека Понивилля располагалась на окраине. Пробраться туда под покровом сумерек было раз плюнуть.</text:p>
      <text:p text:style-name="P60"><text:span text:style-name="T14">– </text:span>Твайлайт, привет! Мы вернулись! <text:span text:style-name="T14">–</text:span> я захлопнул за собой дверь.</text:p>
      <text:p text:style-name="P60">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60">Ни слова ни говоря, Твайлайт отперла дверь в подвал и потащила меня за собой.</text:p>
      <text:p text:style-name="P60"><text:span text:style-name="T14">– К</text:span>АКОГО ХУЯ?!! Твайлайт, ёб твою понимать, ты чё творишь? <text:span text:style-name="T14">– </text:span>я вцепился в ручку двери.</text:p>
      <text:p text:style-name="P60"><text:span text:style-name="T14">– </text:span>Твайли, ты чего? <text:span text:style-name="T14">– </text:span>брыкалась Дэш. <text:span text:style-name="T14">– </text:span>Немедленно опусти меня на пол!</text:p>
      <text:p text:style-name="P60"><text:soft-page-break/><text:span text:style-name="T14">– </text:span>Извини, Дэши. <text:span text:style-name="T14">– </text:span>скороговоркой бормотала лавандовая единорожка, нервно хихикая. <text:span text:style-name="T14">–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60">ХРУСТЬ!</text:p>
      <text:p text:style-name="P60">Дверная ручка оторвалась с мясом и я продолжил низвержение в подвал.</text:p>
      <text:p text:style-name="P60"><text:span text:style-name="T14">– </text:span>А-А-А-А-А-А!!! <text:span text:style-name="T14">–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60">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60"><text:span text:style-name="T14">– </text:span>Не беспокойся, Макс-с-вероятностью-пятьдесят-процентов, больно не будет. Не должно быть, во всяком случае. <text:span text:style-name="T14">– </text:span>суетилась единорожка, закрепляя мои руки и ноги в браслетах. <text:span text:style-name="T14">– Е</text:span>сли ты настоящий человек, заклинание магического резонанса тебя не тронет, хи-хи.</text:p>
      <text:p text:style-name="P60">Я молча дёргался, пытаясь сломать браслеты.</text:p>
      <text:p text:style-name="P60"><text:span text:style-name="T14">– Н</text:span>е пытайся. <text:span text:style-name="T14">– </text:span>единорожка покачала головой. <text:span text:style-name="T14">–</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60">Единорожка отвернулась к стеклянному шкафу и стала рыться в нём.</text:p>
      <text:p text:style-name="P60"><text:span text:style-name="T14">– </text:span>Где-то он тут был, я же клала его сюда на прошлой неделе, после эксперимента с тыквой!</text:p>
      <text:p text:style-name="P60">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60"><text:span text:style-name="T14">– </text:span>Нет-нет-нет, куда же ты! <text:span text:style-name="T14">– </text:span>магическая аура подхватила меня на полпути к ступенькам. <text:span text:style-name="T14">– </text:span>Мы ещё не закончили, хи-хи.</text:p>
      <text:p text:style-name="P60">Я снова распластался на столе, скованный браслетами. Твайлайт с безумными глазами склонилась надо мной. Рядом с ней парил скальпель.</text:p>
      <text:p text:style-name="P60"><text:span text:style-name="T14">– </text:span>Твайлайт, не смей! <text:span text:style-name="T14">– </text:span>хриплым от ужаса голосом прошептал я.</text:p>
      <text:p text:style-name="P60"><text:span text:style-name="T14">–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60">Скальпель с огромной скоростью метнулся ко мне.</text:p>
      <text:p text:style-name="P60"><text:span text:style-name="T14">– </text:span>А-А-А-А-А-А!</text:p>
      <text:p text:style-name="P60">Вжик-вжие-вжик!</text:p>
      <text:p text:style-name="P60">Лоскутья одежды полетели на пол. Я лежал на столе как новорождённый и орал соответственно.</text:p>
      <text:p text:style-name="P60"><text:span text:style-name="T14">– О</text:span>у! <text:span text:style-name="T78">Что-то новенькое! </text:span>Это надо задокументировать.</text:p>
      <text:p text:style-name="P60">Невесть откуда взявшийся фотоаппарат сделал несколько снимков моего естества в разных ракурсах.</text:p>
      <text:p text:style-name="P60"><text:span text:style-name="T14">– </text:span>Хрен-то тебе зачем? <text:span text:style-name="T14">– </text:span>с бессильной злостью спросил я. <text:span text:style-name="T14">– </text:span><text:span text:style-name="T78">Т</text:span>ы собираешься устроить филиал порнхаба для пони-извращенцев?</text:p>
      <text:p text:style-name="P60"><text:span text:style-name="T14">–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60"><text:soft-page-break/>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60"><text:span text:style-name="T14">–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60"><text:span text:style-name="T14">– </text:span>А если попроще?</text:p>
      <text:p text:style-name="P60"><text:span text:style-name="T14">– </text:span>Если ты — клон, то превратишься в исходные десять-пятнадцать килограммов песка. Как и все предыдущие. <text:span text:style-name="T14">– </text:span>единорожка указала на ящик с песком, стоящий у противопожарного щита.<text:span text:style-name="T14"> – </text:span>Обычно хватает минуты облучения.</text:p>
      <text:p text:style-name="P60">Твайлайт вытащила воронку из аппарата и приставила её к моей груди. За воронкой к ящику тянулся толстый гофрированный шланг.</text:p>
      <text:p text:style-name="P60"><text:span text:style-name="T14">– </text:span>Стой! <text:span text:style-name="T14">– </text:span>я лихорадочно искал повод затянуть процесс. <text:span text:style-name="T14">– </text:span>Но ты же не знаешь, каковы могут быть последствия, если я НЕ клон!</text:p>
      <text:p text:style-name="P60"><text:span text:style-name="T14">– М</text:span>агнетрон вводит в резонанс только частицы магического субстрата. Тебе не о чём волноваться.</text:p>
      <text:p text:style-name="P60">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60"><text:span text:style-name="T14">–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60">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60"/>
      <text:p text:style-name="P50">***</text:p>
      <text:p text:style-name="P50"/>
      <text:p text:style-name="P60"><text:span text:style-name="T14">– </text:span>А-А-А-А-А-А!!! Бля!</text:p>
      <text:p text:style-name="P60">Мой полёт сквозь усыпанную звёздами сине-зелёную мглу закончился столкновением с чем-то мягким.</text:p>
      <text:p text:style-name="P60"><text:span text:style-name="T14">– </text:span>Сестра???</text:p>
      <text:p text:style-name="P60">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60"><text:span text:style-name="T14">– </text:span>А-А-А-А-А-А!!!</text:p>
      <text:p text:style-name="P60"/>
      <text:p text:style-name="P62">***</text:p>
      <text:p text:style-name="P62"/>
      <text:p text:style-name="P60">Две кляксы надо мной сформировались в Рэйнбоу Дэш и Твайлайт Спаркл. Пони озадаченно наблюдали за мной и тихо шушукались.</text:p>
      <text:p text:style-name="P60"><text:span text:style-name="T14">– </text:span>Никогда, слышишь, никогда больше не смей подымать меня...</text:p>
      <text:p text:style-name="P60"><text:span text:style-name="T14">– </text:span>Откуда я знала, что резонансное заклинание так среагирует на...</text:p>
      <text:p text:style-name="P60"><text:span text:style-name="T14">– М</text:span>акс? <text:span text:style-name="T14">– </text:span>пегаска заметила, что я открыл глаза. <text:span text:style-name="T14">– </text:span>Ты в порядке?</text:p>
      <text:p text:style-name="P60"><text:soft-page-break/>Я издал нечто среднее между брачным рёвом лося и стоном умирающего слона.</text:p>
      <text:p text:style-name="P60"><text:span text:style-name="T14">– </text:span>Я не предполагала, что заклинание магического резонанса нейтрально реагирует только на истинную ткань НАШЕЙ реальности. <text:span text:style-name="T14">– </text:span>зачастила единорожка. <text:span text:style-name="T14">–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60"><text:span text:style-name="T14">– </text:span>Но не магнетрон. <text:span text:style-name="T14">– </text:span>заметила Дэш. <text:span text:style-name="T14">– </text:span>В следующий раз будешь читать инструкцию ДО применения.</text:p>
      <text:p text:style-name="P60"/>
      <text:p text:style-name="P60">…</text:p>
      <text:p text:style-name="P60"/>
      <text:p text:style-name="P60">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60"><text:span text:style-name="T14">– </text:span>Итак, мы:</text:p>
      <text:p text:style-name="P60">а) Имеем резонаторные рубины для ускорителя.</text:p>
      <text:p text:style-name="P60">б) После исчезновения принцессы Селестиии, не имеем <text:s/>возможности контролировать усиленное ускорителем <text:s/>заклинание Индрэ.</text:p>
      <text:p text:style-name="P60">Это значит, что:</text:p>
      <text:p text:style-name="P60">а) Нам придётся пользоваться обычной версией заклинания. Вероятность успеха в этом случае я оцениваю как <text:s/>один к пяти.</text:p>
      <text:p text:style-name="P60">б) Или идти на большой риск и вызвать неконтролируемое усиленное заклинание.</text:p>
      <text:p text:style-name="P60">Во втором случае вероятность возникновения крупной энергомагической вспышки я оцениваю как один к трём.</text:p>
      <text:p text:style-name="P60"><text:span text:style-name="T14">– Н</text:span>е умничай! Что ты имеешь ввиду под «крупной энергомагической вспышкой»? <text:span text:style-name="T14">– </text:span>почесала в затылке Эпплджек. <text:span text:style-name="T14">– </text:span>Нам хватит ведра воды, чтоб её потушить?</text:p>
      <text:p text:style-name="P60"><text:span text:style-name="T14">– </text:span>Под крупной я имею ввиду оплавленую воронку от тридцати футов в диаметре. Плюс пожары и разрушения в радиусе до пяти миль.</text:p>
      <text:p text:style-name="P60"><text:span text:style-name="T14">– </text:span>Конски яблоки! <text:span text:style-name="T14">– </text:span>выругалась Эпплджек. <text:span text:style-name="T14">– Е</text:span>сли шансы спалить Понивилль один к трём, я на такое не согласна. Даже если на кону стоит вся Эквестрия.</text:p>
      <text:p text:style-name="P60">– Дорогая, каждый пони должен быть готов на всё во имя Эквестрии! Если, конечно, это не грязь под туалетным ковриком. – заявила Рэрити.</text:p>
      <text:p text:style-name="P60"><text:span text:style-name="T14">– </text:span>Ты хорошо подумала? <text:span text:style-name="T14">– н</text:span>ахмурилась Рэйнбоу Дэш. <text:span text:style-name="T14">– </text:span>В Эквестрии десятки таких городов, как Понивилль! Мы не можем махнуть на них крылом!</text:p>
      <text:p text:style-name="P60"><text:span text:style-name="T14">– </text:span>Тебе-то на Понивилль точно махать! <text:span text:style-name="T14">– </text:span>огрызнулась фермерша. <text:span text:style-name="T14">– Т</text:span>вой дом, поди, не зацепит.</text:p>
      <text:p text:style-name="P60"><text:span text:style-name="T14">– </text:span>Что ты сказала? А ну, повтори? <text:span text:style-name="T14">– </text:span>взвилась пегаска.</text:p>
      <text:p text:style-name="P60"><text:span text:style-name="T14">– </text:span>Не ссорьтесь, девчёнки. <text:span text:style-name="T14">– </text:span>встрял я. <text:span text:style-name="T14">– </text:span>Ничем рисковать не придётся. У меня есть другой вариант.</text:p>
      <text:p text:style-name="P60"><text:span text:style-name="T14">– </text:span>Ась?</text:p>
      <text:p text:style-name="P60"><text:span text:style-name="T14">– </text:span>Что?</text:p>
      <text:p text:style-name="P60"><text:span text:style-name="T14">– </text:span>Какой? <text:span text:style-name="T14">– </text:span>разом <text:span text:style-name="T14">о</text:span>бернулась ко мне компания.</text:p>
      <text:p text:style-name="P60"><text:span text:style-name="T14">– </text:span>Элементы Гармонии. Ты говорила, <text:span text:style-name="T14">– </text:span>обратился я к Твайлайт, <text:span text:style-name="T14">– </text:span>что их сила на одном уровне с аликорньей.</text:p>
      <text:p text:style-name="P60"><text:soft-page-break/><text:span text:style-name="T14">–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60"><text:span text:style-name="T14">– Л</text:span>ягать! <text:span text:style-name="T14">– </text:span>сморщилась Эпплджек. <text:span text:style-name="T14">– </text:span>У меня после ожерелья Честности в башке гудит, как после маковского сидра!</text:p>
      <text:p text:style-name="P60"><text:span text:style-name="T14">–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60"><text:span text:style-name="T14">– </text:span>Рэр, иногда лучше жевать, чем говорить. Вот честно!</text:p>
      <text:p text:style-name="P60"><text:span text:style-name="T14">– </text:span>Как пожелаешь! Макс, <text:span text:style-name="T14">– </text:span>повернулась ко мне единорожка. <text:span text:style-name="T14">–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60"><text:span text:style-name="T14">– </text:span>Они лежали в нагрудном кармане рубашки.</text:p>
      <text:p text:style-name="P60">Твайлайт отвлеклась от доски.</text:p>
      <text:p text:style-name="P60"><text:span text:style-name="T14">– В р</text:span>убашке? Я послала вниз Спайка прибраться. Те лохмотья тлели после вспышки... Спа-а-айк!!!</text:p>
      <text:p text:style-name="P60">Дракончик поднялся по лестнице с веником в одной лапе и мусорным пакетом в другой. Он был весь перемазан сажей и что-то торопливо жевал.</text:p>
      <text:p text:style-name="P60"><text:span text:style-name="T14">– </text:span>Вот, прибрался малёхо. Но с потолка сажу ещё не успел счистить, там стремянка нужна.</text:p>
      <text:p text:style-name="P60"><text:span text:style-name="T14">– </text:span>Спайки-Вайки, не выкидывай одежду, пожалуйста. В ней должны быть рубины.</text:p>
      <text:p text:style-name="P60"><text:span text:style-name="T14">– </text:span>Какие ещё рубины? <text:span text:style-name="T14">– </text:span>переспросил Спайк и зажевал быстрее.</text:p>
      <text:p text:style-name="P60"><text:span text:style-name="T14">–</text:span> Резонаторные! <text:span text:style-name="T14">–</text:span> холодея, ответил я. <text:span text:style-name="T14">– </text:span>В кармане рубашки должны лежать четыре кристалла.</text:p>
      <text:p text:style-name="P60"><text:span text:style-name="T14">– Э</text:span>мм. Так это были резонаторные рубины? Предупреждать надо! Я думал, это мусор. <text:span text:style-name="T14">– </text:span>дракончик пожал плечами и выплюнул на лапу полтора камешка.</text:p>
      <text:p text:style-name="P39"/>
      <text:p text:style-name="P60">…</text:p>
      <text:p text:style-name="P60"/>
      <text:p text:style-name="P60"><text:span text:style-name="T14">– <text:s/></text:span>Рэрити, закрой форточку! Флатти, мигом в аптеку за настойкой пустырника! Спайк, срочно неси воду! И сразу же уходи! Пинки! Пинки?</text:p>
      <text:p text:style-name="P60"><text:span text:style-name="T14">– К</text:span>акой-то неправильный у Макса смех! <text:span text:style-name="T14">– </text:span>голос Пинки был еле слышен из-под наваленных на меня подушек. <text:span text:style-name="T14">– <text:s/></text:span>И, мне кажется, сам Макс сейчас немножечко неправильный. Правильно я говорю?</text:p>
      <text:p text:style-name="P60">Подушка отогнулась и в прямоугольнике света показалась голова Пинки.</text:p>
      <text:p text:style-name="P60"><text:span text:style-name="T14">– </text:span>Макс. Ты сейчас правильный, или нет?</text:p>
      <text:p text:style-name="P60"><text:span text:style-name="T14">– </text:span>Макс, ты как? Тебе уже лучше? <text:span text:style-name="T14">– </text:span>в прямоугольнике появилась голова Рэйнбоу Дэш.</text:p>
      <text:p text:style-name="P60"><text:span text:style-name="T14">– </text:span>Фигурально выражаясь, ты в себе? <text:span text:style-name="T14">– </text:span>вклинилась между ними Твайлайт Спаркл.</text:p>
      <text:p text:style-name="P60"><text:span text:style-name="T14">– </text:span>Столько ругательств на одном дыхании я не слышала даже от бабули, когда она зацепилась за порог и перевернула поднос с пирогами! <text:span text:style-name="T14">– </text:span>донёсся уважительный голос Эпплджек с моих ног.</text:p>
      <text:p text:style-name="P60">Я отдышался. Поняхи участливо смотрели на меня, выискивая признаки успокоения.</text:p>
      <text:p text:style-name="P60"><text:span text:style-name="T14">– </text:span>Отпустите. Я уже правильный. <text:span text:style-name="T14">– </text:span>наконец произнёс я.</text:p>
      <text:p text:style-name="P60">Пинки, Дэш и Твайлайт слезли с горки подушек, наваленных на меня после эмоционального взрыва. Эпплджек встала с ног.</text:p>
      <text:p text:style-name="P60"><text:span text:style-name="T14">– </text:span>Не огорчайся, ситуацию можно выправить. <text:span text:style-name="T14">– з</text:span>атараторила Твайлайт. <text:span text:style-name="T14">–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60"><text:soft-page-break/><text:span text:style-name="T14">– </text:span>Ага, Твай по «жучкам» специалист! <text:span text:style-name="T14">– з</text:span>аявил Спайк из-за понячих крупов. <text:span text:style-name="T14">– </text:span>Иначе бы мы по уши завязли в долгах за электричество.</text:p>
      <text:p text:style-name="P60"><text:span text:style-name="T14">– </text:span>Спайк!!! Немедленно... <text:s/>сбегай в лавку к Кейкам за выпечкой! Нам всем нужно успокоиться.</text:p>
      <text:p text:style-name="P60"><text:span text:style-name="T14">– </text:span>Уже бегу!</text:p>
      <text:p text:style-name="P60"/>
      <text:p text:style-name="P62">***</text:p>
      <text:p text:style-name="P60"/>
      <text:p text:style-name="P60">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60"><text:span text:style-name="T14">– </text:span>Ты точно знаешь, что делаешь? <text:span text:style-name="T14">– </text:span>переспросила Эпплджек. <text:span text:style-name="T14">– </text:span>Мне бы не хотелось, чтоб от Понивилля остались одни головешки.</text:p>
      <text:p text:style-name="P60"><text:span text:style-name="T14">– </text:span>Не беспокойся, всё просчитано. Я уверена, я подчёркиваю, абсолютно уверена в безопасности эксперимента!</text:p>
      <text:p text:style-name="P60"><text:span text:style-name="T14">– </text:span>Ой, чего-то мне нехорошо становится, когда ты так говоришь...</text:p>
      <text:p text:style-name="P60"><text:span text:style-name="T14">– </text:span>Девочки, приготовились! Начинаю обратный отсчёт! Десять! Девять! Восемь! Семь!</text:p>
      <text:p text:style-name="P60">Гудение синхрофазотрона усилилось. Картинка у меня перед глазами поплыла.</text:p>
      <text:p text:style-name="P60"><text:span text:style-name="T14">– </text:span>Шесть! Пять! Четыре! Три! Флаттершай, ты одела ожерелье Доброты задом-наперёд! Три-с-половиной! Три-с-четвертью! Два! Один! Понеслись!</text:p>
      <text:p text:style-name="P60">Картинка у меня перед глазами выключилась.</text:p>
      <text:p text:style-name="P60"/>
      <text:h text:style-name="Heading_20_2" text:outline-level="2">17. <text:span text:style-name="T1">Откровение</text:span></text:h>
      <text:p text:style-name="P49">&lt;<text:span text:style-name="T65">Mission Impossible theme</text:span>&gt;</text:p>
      <text:p text:style-name="P60">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60">Я вглядываюсь в него.</text:p>
      <text:p text:style-name="P60">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60">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60">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60">Я перехожу провал.</text:p>
      <text:p text:style-name="P60">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49"><text:span text:style-name="T1">«</text:span><text:span text:style-name="T7">Обращение к читателям: это наш прощальный выпуск. «Кантерлот Геральд» закрывается — у нас больше не осталось работников</text:span><text:span text:style-name="T1">». «</text:span><text:span text:style-name="T7">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7">Новости погоды: последние четыре Вондерболта останавливают грозовой фронт у Лас-Пегасуса. Небо Кантерлота </text:span><text:soft-page-break/><text:span text:style-name="T7">охраняют семь кадетов прошлогоднего выпуска</text:span><text:span text:style-name="T1">». «</text:span><text:span text:style-name="T7">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центурии перешли на сторону повстанцев</text:span><text:span text:style-name="T1">». «</text:span><text:span text:style-name="T7">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7">Обновление карт депонификации: филлидельфийская </text:span><text:span text:style-name="T80">магическая </text:span><text:span text:style-name="T7">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60">Я тяну ручку двери на верхней площадке. Сильный сквозняк чуть не сбивает меня с ног: ветер задувает в<text:span text:style-name="T78"> </text:span>покои Луны<text:span text:style-name="T78"> </text:span>через открытые балконные двери<text:span text:style-name="T78">.</text:span></text:p>
      <text:p text:style-name="P60">Мириады пульсирующих нитей сходятся к центру комнаты, где на матрасе лежит обтянутый шкурой скелет аликорна.</text:p>
      <text:p text:style-name="P60">Я осторожно пересекаю комнату и захлопываю двери на балкон.</text:p>
      <text:p text:style-name="P60"><text:span text:style-name="T14">– </text:span>А-а-а, ты всё-таки пришёл… <text:span text:style-name="T14">– </text:span>шелестит скрипучий голос за моей спиной.</text:p>
      <text:p text:style-name="P60">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60"><text:span text:style-name="T14">–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шей магии Эквестрия превратится в прах за считанные часы. Здесь больше не осталось других источников…</text:p>
      <text:p text:style-name="P60"><text:span text:style-name="T14">–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60"><text:span text:style-name="T14">– </text:span>ТЫ НИЧЕГО НЕ УЗНАЕШЬ!!!</text:p>
      <text:p text:style-name="P60">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60"><text:span text:style-name="T14">–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60">Луна закашливается едким смехом и отпивает из вазы, стоящей на полу рядом с матрацем.</text:p>
      <text:p text:style-name="P60"><text:span text:style-name="T14">– </text:span>Открой балкон. Мы призвали Найтмэр, чтобы подольше продержаться. Этой сучке из племени виндиго нужен ветер.</text:p>
      <text:p text:style-name="P60">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60"><text:span text:style-name="T14">– </text:span>Сожалеем, что не можем убить тебя.</text:p>
      <text:p text:style-name="P60">Обернувшись я встречаюсь с рогом аликорницы, нацеленным мне в грудь.</text:p>
      <text:p text:style-name="P60"><text:span text:style-name="T14">– </text:span>Твоё тело соткано из наваждения — Нам ли не знать! Мы всё ещё Владыка Снов.</text:p>
      <text:p text:style-name="P60">Я делаю шаг назад, на балкон. Луна трескуче смеётся и шагает следом.</text:p>
      <text:p text:style-name="P60"><text:span text:style-name="T14">– </text:span>Но что в Нашей власти — так это вышвырнуть тебя отсюда!</text:p>
      <text:p text:style-name="P60">Я снова отступаю. Как я помню, балкон метра три в ширину и без перил. И хоть я осознаю, что это сон, мне страшно до онемения.</text:p>
      <text:p text:style-name="P60"><text:soft-page-break/><text:span text:style-name="T14">– </text:span>Призвав тебя сюда, мы потратили последние силы. Которыми можно было поддерживать Эквестрию ещё долгие годы.</text:p>
      <text:p text:style-name="P60">Шаг назад.</text:p>
      <text:p text:style-name="P60"><text:span text:style-name="T14">– </text:span>Кимеринн погиб, чтобы ты жил.</text:p>
      <text:p text:style-name="P60">Шаг назад.</text:p>
      <text:p text:style-name="P60"><text:span text:style-name="T14">– </text:span>Сел осталась без магии и развоплотилась из-за тебя.</text:p>
      <text:p text:style-name="P60">Шаг назад.</text:p>
      <text:p text:style-name="P60"><text:span text:style-name="T14">– </text:span>Столько надежд впустую. И, как финальная насмешка, ты увидишь гибель всего, что Нам дорого?! Не бывать этому! ПОШЁЛ ВОН!!!</text:p>
      <text:p text:style-name="P60">Я мешкаю, не чувствуя под отступающей ногой опоры, и этого хватает, чтобы Луна в выпаде достала меня рогом.</text:p>
      <text:p text:style-name="P60">Магический разряд пронзает грудь сетью молний и вышвыривает меня с балкона. Луна — или Найтмэр Мун? — хохочет, видя моё падение.</text:p>
      <text:p text:style-name="P60">Я проваливаюсь в звёздную сине-зелёную мглу.</text:p>
      <text:p text:style-name="P60"/>
      <text:p text:style-name="P60">…</text:p>
      <text:p text:style-name="P49"/>
      <text:p text:style-name="P60">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60">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78">её </text:span>расплываются. Она исчезает, не дойдя до экрана.</text:p>
      <text:p text:style-name="P72">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60">Ближе.</text:p>
      <text:p text:style-name="P60">Всем телом ощущаю дискомфорт от низкочастотной вибрации, как будто рядом проходит поезд.</text:p>
      <text:p text:style-name="P60">Ещё ближе.</text:p>
      <text:p text:style-name="P60">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60">Совсем близко.</text:p>
      <text:p text:style-name="P60">Экран покрывается рябью. Меня неудержимо тянет к нему, мне не за что схватиться, чтобы удержаться. Экран светлеет, мне открывается изнанка экрана.</text:p>
      <text:p text:style-name="P60">Я ВИЖУ!!! ПРОКЛЯТЬЕ, КАК ВСЁ ПРОСТО!!!</text:p>
      <text:p text:style-name="P60">В последний момент, когда я уже проваливаюсь в покрытую волнами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седей.</text:p>
      <text:p text:style-name="P60"><text:span text:style-name="T14">– </text:span>Ты ведь вернёшься? Не говори им, что увидел там! <text:span text:style-name="T14">– </text:span>жеребёнок машет в сторону экрана. Её голос слышится глухо, как через подушку.</text:p>
      <text:p text:style-name="P60">Я киваю ей в ответ. Мне понятно, почему.</text:p>
      <text:p text:style-name="P60"><text:span text:style-name="T14">– </text:span>Как тебя зовут, малышка? Я постараюсь найти тебя. Может быть, ещё не поздно.</text:p>
      <text:p text:style-name="P60"><text:soft-page-break/>Пегаска приветственно машет копытом.</text:p>
      <text:p text:style-name="P39"><text:span text:style-name="T48">– </text:span><text:span text:style-name="T39">Шейла! Шейла Блюскай! И я уже не малышка! </text:span><text:span text:style-name="T48">– </text:span><text:span text:style-name="T39">она тычет в кьютимарку в виде ластика, стирающего тучу. </text:span><text:span text:style-name="T14">&lt;</text:span>Макс находит её в Терре по кьютимарке на рюкзаке<text:span text:style-name="T14">&gt;</text:span></text:p>
      <text:p text:style-name="P60">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после чего сознание гаснет.</text:p>
      <text:p text:style-name="P72"/>
      <text:p text:style-name="P62">***</text:p>
      <text:p text:style-name="P62"/>
      <text:p text:style-name="P1"><text:span text:style-name="T14">–</text:span> <text:span text:style-name="T1">Макс? </text:span>Вставай! <text:span text:style-name="T14">–</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4">–</text:span> Твайлайт? <text:span text:style-name="T14">–</text:span> Взгляд сфокусировался на лавандовой единорожке, озабоченно осматривающей меня и продолжающей массаж области сердца.</text:p>
      <text:p text:style-name="P1"><text:span text:style-name="T14">–</text:span> Мне не понравился цвет твоей мордочки <text:span text:style-name="T43">— </text:span><text:span text:style-name="T1">т</text:span>ы стал слишком бледный. Я решила прервать <text:span text:style-name="T1">заклинание</text:span>. Как ты себя…</text:p>
      <text:p text:style-name="P1"><text:span text:style-name="T52">–</text:span><text:span text:style-name="T43"> … чувствуешь, дорогая Рэрити?! Я могу чем-нибудь помочь? Вот, выпей воды! </text:span><text:span text:style-name="T52">–</text:span><text:span text:style-name="T43"> дракончик метался вокруг светлой единорожки, в волнении заламывая лапы.</text:span></text:p>
      <text:p text:style-name="P60">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60"><text:span text:style-name="T14">– </text:span>Ну что? Увидел что-нибудь, сахарок?</text:p>
      <text:p text:style-name="P60">Пони уставились на меня с надеждой.</text:p>
      <text:p text:style-name="P60"><text:span text:style-name="T14">– </text:span>Да.</text:p>
      <text:p text:style-name="P60">Откровение давило на психику как тонна кирпичей. Я не знал, что им сказать. Я не мог.</text:p>
      <text:p text:style-name="P60"><text:span text:style-name="T14">– П</text:span>ревосходно!</text:p>
      <text:p text:style-name="P60"><text:span text:style-name="T14">– </text:span>Это просто супер-дупер-здоровски-потрясно!</text:p>
      <text:p text:style-name="P60"><text:span text:style-name="T14">– </text:span>Йей!</text:p>
      <text:p text:style-name="P60"><text:span text:style-name="T14">– </text:span>Ю-ху!</text:p>
      <text:p text:style-name="P60"><text:span text:style-name="T14">– О</text:span>фигенно! Мы победили! Макс, ты молодец!</text:p>
      <text:p text:style-name="P60"><text:span text:style-name="T14">– </text:span>Замечательно! Секундочку, я приготовлю дневник…</text:p>
      <text:p text:style-name="P60">Восторг пони постепенно сменился ожиданием. Я молчал.</text:p>
      <text:p text:style-name="P60"><text:span text:style-name="T14">– </text:span>Э-м-м? И что же ты увидел? <text:span text:style-name="T14">– </text:span>не выдержала Твайлайт.</text:p>
      <text:p text:style-name="P60"><text:span text:style-name="T14">– </text:span>Я… не могу сказать.</text:p>
      <text:p text:style-name="P60">Ожидание сменилось недоумением. Рэйнбоу Дэш насмешливо скривила губы.</text:p>
      <text:p text:style-name="P60"><text:span text:style-name="T14">– </text:span>Да ладно! Кончай прикалываться, мы же ждём! Шутка зачлась!</text:p>
      <text:p text:style-name="P60"><text:span text:style-name="T14">– </text:span>Не могу!!!</text:p>
      <text:p text:style-name="P60"/>
      <text:p text:style-name="P60">…</text:p>
      <text:p text:style-name="P60"/>
      <text:p text:style-name="P60">Молчание прервала Эпплджек.</text:p>
      <text:p text:style-name="P60"><text:span text:style-name="T14">– </text:span>Сахарок, с тобой всё в порядке?</text:p>
      <text:p text:style-name="P60"><text:soft-page-break/>Дэш подошла ко мне вплотную, обняла мою голову и прижалась нос к носу.</text:p>
      <text:p text:style-name="P60"><text:span text:style-name="T14">– </text:span>Макс, ты чего? <text:span text:style-name="T14">– </text:span>прошептала она. <text:span text:style-name="T14">– </text:span>Тебя во сне кто-то заколдовал? Мигни мне правым глазом, если да.</text:p>
      <text:p text:style-name="P60">Я высвободился из объятий пегаски.</text:p>
      <text:p text:style-name="P60"><text:span text:style-name="T14">– </text:span>Со мной всё в порядке. <text:span text:style-name="T14">– </text:span>объявил я. <text:span text:style-name="T14">– </text:span>Не в порядке с вами. Я не могу сказать вам, что увидел, потому что боюсь. За вас. Не вините меня, пожалуйста, мне и так плохо.</text:p>
      <text:p text:style-name="P60">Тишина сменилась гулом голосов. Пони вполголоса обсуждали ситуацию, посматривая на меня и почёсывая в затылках.</text:p>
      <text:p text:style-name="P60"><text:span text:style-name="T14">– </text:span>Конски яблоки! Вот это поворот! А мне так хотелось узнать, что за нечисть тут орудует!</text:p>
      <text:p text:style-name="P60"><text:span text:style-name="T14">– </text:span>Твай, а мне кажется, Макс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60"><text:span text:style-name="T14">– </text:span>Дорогая, к слову о проверках: у меня уже кончилась джинсовая ткань на новый комплект одежды для Макса! Впрочем, может быть, ты хочешь, чтобы он ходил без одежды? Это было бы лю-бо-пытно!</text:p>
      <text:p text:style-name="P60"><text:span text:style-name="T14">– </text:span>Рэр, отвали!</text:p>
      <text:p text:style-name="P60"><text:span text:style-name="T14">– </text:span>Оу, какие страсти! Ладно-ладно, не сердись, дорогая, не мешаю!</text:p>
      <text:p text:style-name="P60"><text:span text:style-name="T14">– </text:span>А, может, не надо? Если Макс сказал, что боится за нас, то у него, наверное, есть причины. Давайте <text:s/>лучше разойдёмся по домам и подумаем. А соберёмся завтра. Когда придумаем что-нибудь. Или не завтра, а послезавтра. Или после-послезавтра. Или...</text:p>
      <text:p text:style-name="P60"><text:span text:style-name="T14">– </text:span>Оп-паньки! У меня подрыгульки в ноге начались! Явно что-то близится! Только не пойму, что? Опасное? Или весёлое? Или опасно-весёлое?</text:p>
      <text:p text:style-name="P60"><text:span text:style-name="T14">– </text:span>Стойте!</text:p>
      <text:p text:style-name="P60">Твайлайт подняла вверх копыто, призывая к тишине. Потом откуда-то из дальнего шкафа к ней приплыла “Основы заклятий<text:span text:style-name="T14">” Стар Свирла. </text:span>Единорожка нацепила очки и принялась перелистывать книгу, бормоча под нос названия глав.</text:p>
      <text:p text:style-name="P60"><text:span text:style-name="T14">– </text:span>Ага, вот! Нашла! Макс прав! В «Заклинании Последнего Шанса» есть такое! <text:span text:style-name="T14">– </text:span>единорожка принялась зачитывать отрывок.</text:p>
      <text:p text:style-name="P60">…</text:p>
      <text:p text:style-name="P60">«<text:span text:style-name="T16">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4">и </text:span><text:span text:style-name="T16">слишком громко думать. И сообщить способ спасения — означает его разрушить.</text:span>»</text:p>
      <text:p text:style-name="P60">…</text:p>
      <text:p text:style-name="P60"><text:span text:style-name="T14">– </text:span>Ты хочешь сказать, если Макс нам сообщит, в чём причина всей этой фигни, мы не сможем её исправить? <text:span text:style-name="T14">– </text:span>Дэш повернулась ко мне. <text:span text:style-name="T14">–</text:span> А как мы её исправим, если не будем знать, что исправлять? Хренотень какая-то!</text:p>
      <text:p text:style-name="P60">Пегаска сжала голову копытами.</text:p>
      <text:p text:style-name="P60"><text:span text:style-name="T14">– </text:span>Это может быть случай так называемого «кота Шротингера». Никогда бы не подумала, что он мне встретится на практике!</text:p>
      <text:p text:style-name="P60">Твайлайт протёрла доску тряпочкой и нарисовала на ней коробку.</text:p>
      <text:p text:style-name="P60"><text:span text:style-name="T14">– </text:span>Предположим, в коробке заперт кот. <text:span text:style-name="T14">– н</text:span>арисованный кот упирался лапами в крышку коробки, явно пытаясь выбраться.</text:p>
      <text:p text:style-name="P60"><text:span text:style-name="T14">– </text:span><text:span text:style-name="T78">Допустим, кот бессмертен. Также допустим, что кот з</text:span>аколдован<text:span text:style-name="T78"> </text:span>отложенным <text:span text:style-name="T78">заклятие</text:span>м<text:span text:style-name="T78"> Стирания, которое сработает, если кто-то откроет ящик</text:span>. <text:span text:style-name="T78">То есть, п</text:span>ри открытии<text:span text:style-name="T78"> ящик</text:span>а<text:span text:style-name="T78"> кот исчезнет из </text:span>бытия<text:span text:style-name="T78"> </text:span>— его нет, и никогда не было.</text:p>
      <text:p text:style-name="P60"><text:span text:style-name="T14">– </text:span>Бедный котик. <text:span text:style-name="T14">– </text:span>прошептала Флаттершай.</text:p>
      <text:p text:style-name="P60"><text:soft-page-break/>Я насторожился, услышав знакомое заклинание.</text:p>
      <text:p text:style-name="P60"><text:span text:style-name="T14">– </text:span>Стой! Откуда тебе известно про заклинание Стирания?</text:p>
      <text:p text:style-name="P60"><text:span text:style-name="T14">–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4">Магическо</text:span>м<text:span text:style-name="T14"> </text:span>В<text:span text:style-name="T14">естник</text:span>е», а профессор Шротингер построил на её базе свой мысленный эксперимент.</text:p>
      <text:p text:style-name="P60"><text:span text:style-name="T14">– </text:span>Гм. Ну ладно, продолжай.</text:p>
      <text:p text:style-name="P60"><text:span text:style-name="T14">– </text:span>Так вот, по условию эксперимента известно, что вероятность того, что кто-то откроет ящик, ненулевая.</text:p>
      <text:p text:style-name="P60"><text:span text:style-name="T14">– </text:span>И что это означает, дорогая? <text:span text:style-name="T14">– </text:span>спросила Рэрити.</text:p>
      <text:p text:style-name="P60"><text:span text:style-name="T14">– </text:span>Это значит, что кто-нибудь когда-нибудь обязательно откроет его.</text:p>
      <text:p text:style-name="P60"><text:span text:style-name="T14">– </text:span>У меня щас башка лопнет! <text:span text:style-name="T14">– </text:span>пожаловалась Дэш. <text:span text:style-name="T14">– </text:span>Так всё-таки, когда этот грёбаный ящик откроют?</text:p>
      <text:p text:style-name="P60"><text:span text:style-name="T14">–</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60">Твайлайт прокашлялась, отпила из графина и продолжила.</text:p>
      <text:p text:style-name="P60"><text:span text:style-name="T14">–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60">Пони молчали, переваривая информацию. Дэш с отсутствующим видом следила за пауком на потолке.</text:p>
      <text:p text:style-name="P60">Наконец Эпплджек сдвинула шляпу на лоб.</text:p>
      <text:p text:style-name="P60"><text:span text:style-name="T14">–</text:span> То есть, ты хочешь сказать, что мы все — навроде этого кота, а Макс боится открыть ящик? Чтоб мы не исчезли окончательно?</text:p>
      <text:p text:style-name="P60"><text:span text:style-name="T14">– </text:span>Нечто около того. Стар Свирл пишет, что разглашение способа спасения его же и разрушит. Иными словами, открывать ящик нельзя.</text:p>
      <text:p text:style-name="P60">Я поднял руку, прося слово. Пони обернулись на меня и затихли.</text:p>
      <text:p text:style-name="P60"><text:span text:style-name="T14">– </text:span>Эмм. Мне очень жаль, но ситуация ещё хуже. Всё примерно так, как Твайлайт описала, за исключением того, что я не знаю способа решения проблемы. Совсем. Я не увидел разгадки во сне. Мне очень жаль.</text:p>
      <text:p text:style-name="P60">…</text:p>
      <text:p text:style-name="P60"><text:span text:style-name="T14">– </text:span>Лягать! <text:span text:style-name="T14">– </text:span>выругалась Дэш. <text:span text:style-name="T14">– </text:span>Значит, наши усилия по доставке резонаторов пошли лесом.</text:p>
      <text:p text:style-name="P60"><text:span text:style-name="T14">– </text:span>Не совсем. Мне таки удалось узнать, где искать Селестию.</text:p>
      <text:p text:style-name="P60">В библиотеке снова поднялся галдёж. Твайлайт подняла копыто.</text:p>
      <text:p text:style-name="P60"><text:span text:style-name="T14">– </text:span>Тихо! Спайк, будь добр, сбегай к Кейкам за выпечкой. Нам надо успокоиться. Макс, хоть про Селестию ты нам можешь рассказать?</text:p>
      <text:p text:style-name="P60"><text:span text:style-name="T14">– </text:span>Могу. <text:span text:style-name="T14">– </text:span>пожал плечами я. <text:span text:style-name="T14">– </text:span>Она в моём мире. Но не спрашивайте меня, как её вернуть — я не знаю.</text:p>
      <text:p text:style-name="P60"><text:span text:style-name="T14">– А </text:span>как ты узнал… <text:span text:style-name="T14">– </text:span>начала было единорожка, но её перебил напряжённый голос Спайка.</text:p>
      <text:p text:style-name="P60"><text:span text:style-name="T14">– </text:span>Твай! <text:span text:style-name="T14">– </text:span>дракончик стоял в дверях спиной к нам. <text:span text:style-name="T14">– </text:span>У нас гости.</text:p>
      <text:p text:style-name="P60">Спайк попятился назад. Дверь широко растворилась и в библиотеку вошла Луна.</text:p>
      <text:p text:style-name="P60"/>
      <text:h text:style-name="Heading_20_2" text:outline-level="2"><text:soft-page-break/>18. Поединок с Луной.</text:h>
      <text:p text:style-name="P60"/>
      <text:p text:style-name="P60">Дружный вздох прокатился по залу.</text:p>
      <text:p text:style-name="P60">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Сверкание её доспехов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ередному очкарику. Мне срочно захотелось зарыться куда-нибудь поглубже и прикрыться крышкой гроба из тех, что подешевле.</text:p>
      <text:p text:style-name="P60"><text:span text:style-name="T14">– </text:span>Макс, беги!!!</text:p>
      <text:p text:style-name="P60">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60"><text:span text:style-name="T14">– </text:span>Не так быстро, Рэйнбоу Дэш! <text:span text:style-name="T14">– </text:span>ледяным голосом Луны можно было нарезать воду кубиками для мартини. <text:span text:style-name="T14">– </text:span>Нам есть о чём поговорить с приматом!</text:p>
      <text:p text:style-name="P60">Мы с пегаской застыли в синем левитационном поле и поплыли к Луне.</text:p>
      <text:p text:style-name="P60"><text:span text:style-name="T14">–</text:span> Нет-нет-нет, постойте! <text:span text:style-name="T14">–</text:span> заявила вдруг Твайлайт. <text:span text:style-name="T14">–</text:span> Ваше Высочество, они мои друзья и гости, и находятся под моей защитой!</text:p>
      <text:p text:style-name="P60">Нас с Дэш обернуло лавандовое левитационное поле и мы полетели к библиотекарше.</text:p>
      <text:p text:style-name="P60"><text:span text:style-name="T14">–</text:span> Что? Мы не ослышались? ТЫ СМЕЕШЬ МЕШАТЬ НАМ?!!</text:p>
      <text:p text:style-name="P60">Нас опять потащило к Луне. Дэш подпёрла голову копытом и скорчила скучающую мину.</text:p>
      <text:p text:style-name="P60"><text:span text:style-name="T14">–</text:span> Мне очень жаль, Ваше Высочество, но Селестия назначила Макса МОИМ руководителем, и этот приказ НИКТО не отменял! Он МОЙ! <text:span text:style-name="T14">&lt;</text:span><text:span text:style-name="T27">Добавить в главы с Твайлайт её попытки заигрывания с Максом</text:span><text:span text:style-name="T14">&gt;</text:span></text:p>
      <text:p text:style-name="P60">В голосе лавандовой единорожки звучал металл. Мы опять полетели к Твайлайт.</text:p>
      <text:p text:style-name="P60"><text:span text:style-name="T14">–</text:span> ДОВОЛЬНО! НАМ НАДОЕЛА ЭТА НЕПОКОРНОСТЬ! ПОЗНАЙ ГНЕВ ПРИНЦЕССЫ НОЧИ!!!</text:p>
      <text:p text:style-name="P60"><text:span text:style-name="T14">–</text:span> Элементы! Аврал!!! Работаем!!!</text:p>
      <text:p text:style-name="P60">Ярко-фиолетовый луч разгневанной аликорницы столкнулся со щитом наспех мобилизованных Элементов <text:s/>Гармонии.</text:p>
      <text:p text:style-name="P60">Началась жара.</text:p>
      <text:p text:style-name="P60">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60">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60"><text:span text:style-name="T14">–</text:span> Ай, бля! <text:span text:style-name="T14">–</text:span> в последний момент чей-то луч отрикошетил от магического поля и впился мне в лодыжку. Нога моментально онемела.</text:p>
      <text:p text:style-name="P60"><text:span text:style-name="T14">–</text:span> Не волнуйся, это парализующий луч. Твай таким махалась с Трикси. Пройдёт через полчаса. <text:span text:style-name="T14">–</text:span> успокоил меня дракончик.</text:p>
      <text:p text:style-name="P60"><text:soft-page-break/>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60"><text:span text:style-name="T14">– </text:span>Не вынуждай Нас идти на крайние меры! <text:span text:style-name="T14">– </text:span>отдувалась Луна. <text:span text:style-name="T14">–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60"><text:span text:style-name="T14">– В</text:span>есьма прискорбно, Ваше Высочество, но вынуждена отказать! <text:span text:style-name="T14">– </text:span>переводила дыхание Твайлайт.<text:span text:style-name="T14"> –</text:span> Исключительно по субординационным причинам! Приказ Её Дневного Высочества имеет более высокий приоритет над Вашим!</text:p>
      <text:p text:style-name="P60"><text:span text:style-name="T14">– </text:span>Тогда найди Нам это твоё Дневное Высочество! <text:span text:style-name="T14">– </text:span>взвыла Луна. <text:span text:style-name="T14">– </text:span>В отсутствие Дневной Главы Диархии все дела ведёт Ночная!!!</text:p>
      <text:p text:style-name="P60"><text:span text:style-name="T14">–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60"><text:span text:style-name="T14">– </text:span>Дискордова бюрократия! <text:span text:style-name="T14">– </text:span>буркнула аликорница. <text:span text:style-name="T14">– Т</text:span>ри года не могут подписать бумажку! Что ж, сама напросилась!</text:p>
      <text:p text:style-name="P60">Перед Луной возник ярко-фиолетовый шар, окутанный роем голубых искорок.</text:p>
      <text:p text:style-name="P60"><text:span text:style-name="T14">– О</text:span>хренеть! <text:span text:style-name="T14">– </text:span>чертыхнулся Спайк. <text:span text:style-name="T14">– </text:span><text:s/>Твай, она создаёт сферу стихий!</text:p>
      <text:p text:style-name="P60"><text:span text:style-name="T14">– </text:span>Вижу! <text:span text:style-name="T14">– </text:span>донёсся голос единорожки из-под потолка. <text:span text:style-name="T14">– </text:span>Задействовала план «Д»!</text:p>
      <text:p text:style-name="P60">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60"><text:span text:style-name="T14">– </text:span>Эмм, это что-то новенькое, я такого заклинания вообще не знаю. <text:span text:style-name="T14">– </text:span>почесал в затылке Спайк. <text:span text:style-name="T14">–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60">Дракончик пополз было к окну, но я придержал его за хвост.</text:p>
      <text:p text:style-name="P60"><text:span text:style-name="T14">– </text:span>Погоди. У меня есть вариант получше.</text:p>
      <text:p text:style-name="P60">Я вылез из-под шкафа и попрыгал на одной ноге в центр зала.</text:p>
      <text:p text:style-name="P60"><text:span text:style-name="T14">– </text:span>Стойте! Прекратите! Да остановитесь же!!!</text:p>
      <text:p text:style-name="P60">Аликорница и шестёрка уставились на меня.</text:p>
      <text:p text:style-name="P60"><text:span text:style-name="T14">–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60"><text:span text:style-name="T14">– </text:span>Ты так говоришь, как будто непричастен к исчезновению Сестры! <text:span text:style-name="T14">– </text:span>к Луне вернулась властная интонация, но фиолетовый шар перестал расти. <text:span text:style-name="T14">– </text:span>Мы не верим тебе! Если попробуешь обмануть Нас и скрыться, даже Тартар покажется тебе курортом!</text:p>
      <text:p text:style-name="P60"><text:span text:style-name="T14">–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ли.</text:p>
      <text:p text:style-name="P60"><text:span text:style-name="T14">– </text:span>Как ты её назвал? <text:span text:style-name="T14">– </text:span>отвалилась челюсть у аликорницы.</text:p>
      <text:p text:style-name="P60"><text:span text:style-name="T14">– </text:span>Эмм, мне неудобно вмешиваться, но вынуждена вас перебить. <text:span text:style-name="T14">– </text:span>встряла Твайлайт. <text:span text:style-name="T14">– </text:span>Это было экспериментальное заклинание. Локальная заморозка времени. Я, эмм, не предусмотрела возможности его отмены…</text:p>
      <text:p text:style-name="P60"><text:span text:style-name="T14">– </text:span>Что? <text:span text:style-name="T14">– </text:span>хором вскрикнули я с Луной.</text:p>
      <text:p text:style-name="P60">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60"><text:soft-page-break/>С громким треском они встретились у лестницы на верхний ярус.</text:p>
      <text:p text:style-name="P60">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60">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60">Этой малой частью сознания я отметил скрип двери и застенчивый голос:</text:p>
      <text:p text:style-name="P60"><text:span text:style-name="T14">– </text:span>Твайлайт, Дёрпи сказала, у тебя есть «Особенности поведения, питания и размножения приматов»? Я бы хотела её ненадолго… Ого!!!</text:p>
      <text:p text:style-name="P60">После долгой паузы тот же голос спросил:</text:p>
      <text:p text:style-name="P60"><text:span text:style-name="T14">– </text:span>Что тут случилось? Почему все висят в воздухе? И всё вот это?</text:p>
      <text:p text:style-name="P60">Голос Спайка откуда-то из подвала ответил:</text:p>
      <text:p text:style-name="P60"><text:span text:style-name="T14">– </text:span>Потому что Твайлайт остановила время. В радиусе девяти метров, как мне кажется. Или десяти.</text:p>
      <text:p text:style-name="P60"><text:span text:style-name="T14">– </text:span>В двенадцати с половиной. <text:span text:style-name="T14">– </text:span>донёсся голос Твайлайт сверху. <text:span text:style-name="T14">–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60"><text:span text:style-name="T14">– Н</text:span>Е ВЗДУМАЙ СЧИТАТЬ СЕБЯ ПОБЕДИТЕЛЬНИЦЕЙ! <text:span text:style-name="T14">– </text:span>загремело у меня в мозгу, в обоих сознаниях сразу. <text:span text:style-name="T14">–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60">Наступило молчание. Потом донеслось всхлипывание единорожки-заучки.</text:p>
      <text:p text:style-name="P60"><text:span text:style-name="T14">–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60"><text:span text:style-name="T14">–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60"><text:span text:style-name="T14">–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60">В мозгу раздалось мычание, как если бы кто-то хотел выругаться, но в через силу сдержался.</text:p>
      <text:p text:style-name="P60"><text:span text:style-name="T14">– </text:span>КТО ИЗ МАГОВ СЕЙЧАС ПРИСУТСТВУЕТ В БИБЛИОТЕКЕ ЗА ПРЕДЕЛАМИ ЗОНЫ СКОЛЛАПСИРОВАВШЕГО ВРЕМЕНИ?</text:p>
      <text:p text:style-name="P60">Молчание. Наконец голос Спайка произнёс:</text:p>
      <text:p text:style-name="P60"><text:span text:style-name="T14">– </text:span>Она имеет ввиду, кто из единорогов в библиотеке не попал в это сверхпрозрачное стекло? Ну же, не тушуйся!</text:p>
      <text:p text:style-name="P60">Послышался застенчивый голос.</text:p>
      <text:p text:style-name="P60"><text:span text:style-name="T14">– </text:span>Эмм, я вам подхожу?</text:p>
      <text:p text:style-name="P60"><text:span text:style-name="T14">– </text:span>КТО ТЫ?</text:p>
      <text:p text:style-name="P60"><text:span text:style-name="T14">– </text:span>Эмм, Лира Хартстрингс, единорог. Я не то, чтобы маг, моя специализация — музыка…</text:p>
      <text:p text:style-name="P60"><text:soft-page-break/><text:span text:style-name="T14">– </text:span>ГОДИТСЯ! ТЫ ВИДИШЬ ТОЧКУ СИНГУЛЯРНОСТИ?</text:p>
      <text:p text:style-name="P60"><text:span text:style-name="T14">– </text:span>Эмм?</text:p>
      <text:p text:style-name="P60">Голос Спайка пояснил:</text:p>
      <text:p text:style-name="P60"><text:span text:style-name="T14">– </text:span>Вон та яркая искорка над лестницей, у которой вся картинка искривляется.</text:p>
      <text:p text:style-name="P60"><text:span text:style-name="T14">– </text:span>Да! Вижу.</text:p>
      <text:p text:style-name="P60"><text:span text:style-name="T14">– </text:span>ТЕПЕРЬ ЛЕВИТИРУЙ ПРИМАТА В ТОЧКУ СИНГУЛЯРНОСТИ.</text:p>
      <text:p text:style-name="P60"><text:span text:style-name="T14">– </text:span>Чего?!! <text:span text:style-name="T14">– </text:span>возопило моё малое сознание.</text:p>
      <text:p text:style-name="P60"><text:span text:style-name="T14">– </text:span>Эмм… Зачем?</text:p>
      <text:p text:style-name="P60"><text:span text:style-name="T14">–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4"> </text:span>НЕ ВОЛНУЙСЯ, ДВУНОГИЙ, ТЕБЕ ЭТО НЕ ПОВРЕДИТ.</text:p>
      <text:p text:style-name="P60"><text:span text:style-name="T14">– </text:span>Вы даёте слово, что человеку не будет причинён вред? <text:span text:style-name="T14">– </text:span>голос Лиры обрёл непривычную твёрдость.</text:p>
      <text:p text:style-name="P60"><text:span text:style-name="T14">– </text:span>КАК ТЫ СМЕЕШЬ СОМНЕВАТЬСЯ В НАС, СВОЕЙ ПРИНЦЕССЕ?</text:p>
      <text:p text:style-name="P60"><text:span text:style-name="T14">– Я </text:span>не сомневаюсь в вас, Ваше Высочество… Потому и требую слова!</text:p>
      <text:p text:style-name="P60"><text:span text:style-name="T14">– </text:span>ХММ, НАДО БУДЕТ ПРОВЕРИТЬ ТВОЮ БИОГРАФИЮ ПОСЛЕ ОСВОБОЖДЕНИЯ. ЛАДНО. КЛЯНЁМСЯ БОРОДОЙ СЕЛЕСТИИ,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60"><text:span text:style-name="T14">– </text:span>Ну, блядь, спасибо! <text:span text:style-name="T14">– </text:span>подумал я.</text:p>
      <text:p text:style-name="P60"><text:span text:style-name="T14">–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60">Тишина… С громким хлопком торнадо исчезает, сознания воссоединяются, всё падает на пол. </text:p>
      <text:p text:style-name="P60"/>
      <text:p text:style-name="P60">…</text:p>
      <text:p text:style-name="P60"/>
      <text:p text:style-name="P60"><text:span text:style-name="T14">– </text:span>Буэ-э-э!</text:p>
      <text:p text:style-name="P60">То ли от воздействия сингулярности, то ли от того, что закружилась голова в торнадо, но меня буквально вывернуло наизнанку.</text:p>
      <text:p text:style-name="P60"><text:span text:style-name="T14">– </text:span>Проклятье! Тебе только Кэйдэнс осталось обрыгать для полной коллекции! <text:span text:style-name="T14">– </text:span>презрительно заметила Луна, вставая из-под меня.</text:p>
      <text:p text:style-name="P60">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60"><text:span text:style-name="T14">– </text:span>Так шта не так уж сильно мы и погудели с братюней на прошлый Канун горящего очага! <text:span text:style-name="T14">– </text:span>пробормотала Эпплджек, схватившись за голову. <text:span text:style-name="T14">– </text:span>Не сравнить с теперешней гулянкой.</text:p>
      <text:p text:style-name="P60">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60">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60"><text:soft-page-break/><text:span text:style-name="T14">– </text:span>Итак, Мы ждём <text:span text:style-name="T14">– а</text:span>ликорница смотрела на меня выжидающе. <text:span text:style-name="T14">– Т</text:span>ы говорил, что знаешь, где искать сестру?</text:p>
      <text:p text:style-name="P60">Просительные нотки контрастировали с привычным для Луны властным тоном. Аликорница присела на пол и устало опустила голову.</text:p>
      <text:p text:style-name="P60">Я кивнул ей примирительно.</text:p>
      <text:p text:style-name="P60"><text:span text:style-name="T14">–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60"><text:span text:style-name="T14">– </text:span>Давай по-порядку. <text:span text:style-name="T14">– о</text:span>становила меня Луна. <text:span text:style-name="T14">– </text:span>С чего ты взял, что она в твоём мире?</text:p>
      <text:p text:style-name="P60">Я задумался. Как объяснить ей, не рассказывая основное? То, от чего весь мир остановится? Как описать частность, не раскрыв суть?</text:p>
      <text:p text:style-name="P60">Луна продолжила с горечью.</text:p>
      <text:p text:style-name="P60"><text:span text:style-name="T14">–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60"><text:span text:style-name="T14">– Ч</text:span>то? Остатки магии? <text:span text:style-name="T14">–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60"><text:span text:style-name="T14">– </text:span>Мы проследили её сновидение до магической вспышки. <text:span text:style-name="T14">– п</text:span>одтвердила Луна. Её взгляд сверлил меня, улавливая малейшие изменения мимики. <text:span text:style-name="T14">– </text:span>Сел встречалась во сне с тобой. Она не вернулась обратно.</text:p>
      <text:p text:style-name="P60">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60">Я со всей дури грохнул кулаком по ограждению балкона. Перила жалобно скрипнули. Луна всё поняла и кивнула.</text:p>
      <text:p text:style-name="P60"><text:span text:style-name="T14">– </text:span>Теперь ты понимаешь, почему Мы виним тебя в развоплощении сестры?</text:p>
      <text:p text:style-name="P60"><text:span text:style-name="T14">– </text:span>Да. Но послушай… Я не могу рассказать всё. <text:span text:style-name="T14">– </text:span>осторожно, как по горячим углям, начал я. <text:span text:style-name="T14">– </text:span>Это может натворить большую беду.</text:p>
      <text:p text:style-name="P60">Луна пристально взглянула на меня и понимающе склонила голову.</text:p>
      <text:p text:style-name="P60"><text:span text:style-name="T14">– </text:span>Мы знаем, иногда так бывает. Продолжай.</text:p>
      <text:p text:style-name="P60"><text:span text:style-name="T14">– </text:span>Ты ведь читала дневник Твайлайт о результатах эксперимента с заклинанием Воплощения? Вспомни запись сна Рэрити. Колонна пони, уходящих в чёрный экран.</text:p>
      <text:p text:style-name="P60"><text:span text:style-name="T14">– </text:span>Да, помним.</text:p>
      <text:p text:style-name="P60"><text:span text:style-name="T14">–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60">В разговор встряла Твайлайт, до этого тихо стоявшая в сторонке.</text:p>
      <text:p text:style-name="P60"><text:span text:style-name="T14">–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60">Я вздохнул с облегчением. Твайлайт — умничка! Мне даже придумывать ничего не пришлось.</text:p>
      <text:p text:style-name="P60"><text:span text:style-name="T14">– </text:span>Нечто вроде. Они точно не погибают, я это видел. Просто переносятся туда и превращаются в людей. Развоплощение — не значит смерть.</text:p>
      <text:p text:style-name="P60">Единорожка успокаивающе произнесла:</text:p>
      <text:p text:style-name="P60"><text:soft-page-break/><text:span text:style-name="T14">– </text:span>Макс,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жителями другой реальности — такое я не встречала в идеях современных классиков. Хотя, если копнуть поглубже…</text:p>
      <text:p text:style-name="P60">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60"><text:span text:style-name="T14">– </text:span>Ты что-то недоговариваешь. <text:span text:style-name="T14">– </text:span>шепнула она почти ласково. <text:span text:style-name="T14">–</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ложь.</text:p>
      <text:p text:style-name="P60">Аликорница вернулась на место, воссоединившись с двойником.</text:p>
      <text:p text:style-name="P60"><text:span text:style-name="T14">– … </text:span>а <text:span text:style-name="T14">М</text:span>арк Ботвиний-младший упоминал в «Энциклопедии Арканум» о древнем божестве К<text:span text:style-name="T14">'</text:span>утулу, пожирающем во сне души экстрасенсориков, обладающих достаточной чувствительностью, чтобы попасть под его воздействие.</text:p>
      <text:p text:style-name="P60"><text:span text:style-name="T14">– </text:span>Достаточно, Твайлайт. <text:span text:style-name="T14">– </text:span>остановила единорожку Луна. <text:span text:style-name="T14">–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60">Единорожка задумалась.</text:p>
      <text:p text:style-name="P60"><text:span text:style-name="T14">– </text:span>Очевидно, нам нужно проникнуть в мир Макса, отыскать там принцессу и вернуться с ней назад. Для проникновения и возврата можно воспользоваться коридором, проложенным из мира Макс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60"><text:span text:style-name="T14">– </text:span>Да, это может сработать. <text:span text:style-name="T14">– </text:span>кивнула Луна. <text:span text:style-name="T14">– </text:span>Если только у Нас с Дискордом хватит сил его открыть. В прошлый раз основную тяжесть по формированию коридора взяла на себя Сел.</text:p>
      <text:p text:style-name="P60"><text:span text:style-name="T14">– </text:span>Разумеется, я помогу вам! <text:span text:style-name="T14">– </text:span>воскликнула Твайлайт с энтузиазмом. <text:span text:style-name="T14">– </text:span>У меня же есть опыт, хоть и не очень удачный.</text:p>
      <text:p text:style-name="P60">Луна сморщила нос при этих словах, но всё же кивнула.</text:p>
      <text:p text:style-name="P60"><text:span text:style-name="T14">–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60"><text:span text:style-name="T14">– </text:span>Я приглашу их. Они не откажутся.</text:p>
      <text:p text:style-name="P60"><text:span text:style-name="T14">– </text:span>Что ж, ещё одной проблемой меньше. Теперь нужно решить, как найти Сел. Кто-то должен отправиться за ней.</text:p>
      <text:p text:style-name="P60"><text:span text:style-name="T14">– </text:span>Это, разумеется, буду я. <text:span text:style-name="T14">– п</text:span>ожал плечами я. <text:span text:style-name="T14">– Р</text:span>азумная пони там и шагу не сделает без того, чтобы не попасть в лабораторию к учёным или военным.</text:p>
      <text:p text:style-name="P60"><text:span text:style-name="T14">– </text:span>А если…</text:p>
      <text:p text:style-name="P60"><text:span text:style-name="T14">– </text:span>А если она прикинется неразумной, <text:span text:style-name="T14">– </text:span>предвосхитил я вопрос единорожки, <text:span text:style-name="T14">–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ли.</text:p>
      <text:p text:style-name="P60"><text:span text:style-name="T14">– </text:span>Остаётся ещё одна проблема. <text:span text:style-name="T14">– </text:span>тихо сказала аликорница. <text:span text:style-name="T14">–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60"><text:soft-page-break/><text:span text:style-name="T14">– </text:span>Я попробую подыскать подходящие заклинания для работы с флорой. <text:span text:style-name="T14">– </text:span>загорелась научным рвением Твайлайт. <text:span text:style-name="T14">– </text:span>Помнится, в «Природе проклятий» был раздел, посвящённый зебринским ритуалам плодородия.</text:p>
      <text:p text:style-name="P60">Единорожка вернулась в библиотеку. Некоторое время мы с Луной молча слушали звуки засыпающего Понивилля.</text:p>
      <text:p text:style-name="P60"><text:span text:style-name="T14">– </text:span>Почему ты так опасаешься гибели Селестии? <text:span text:style-name="T14">– </text:span>наконец спросил я аликорницу. <text:span text:style-name="T14">– </text:span>Ведь вы бессмертны. Рано или поздно твоя сестра вернётся к тебе, как ты вернулась к ней через тысячу лет заточения.</text:p>
      <text:p text:style-name="P60"><text:span text:style-name="T14">– </text:span>Ха! <text:span text:style-name="T14">– </text:span>с горечью отозвалась Луна. <text:span text:style-name="T14">–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Сестра наказала больше себя, чем Нас. Впрочем, Сел никогда не отличалась сильной логикой.</text:p>
      <text:p text:style-name="P60"><text:span text:style-name="T14">–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60">Аликорница отвлеклась от воспоминаний.</text:p>
      <text:p text:style-name="P60"><text:span text:style-name="T14">–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60"><text:span text:style-name="T14">– </text:span>Почему же ты не смогла найти меня с его помощью?</text:p>
      <text:p text:style-name="P60">Аликорница смутилась.</text:p>
      <text:p text:style-name="P60"><text:span text:style-name="T14">–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60"><text:span text:style-name="T14">– </text:span>Да уж, успех тотальный. <text:span text:style-name="T14">– </text:span>скептически отозвался я, прислушиваясь к звукам уборки. <text:span text:style-name="T14">– </text:span>Я бы и сам к тебе заявился с результатами эксперимента, дай ты мне пару дней времени.</text:p>
      <text:p text:style-name="P60"><text:span text:style-name="T14">– </text:span>Как бы то ни было, <text:span text:style-name="T14">– </text:span>поджала губы Луна, <text:span text:style-name="T14">– </text:span>мы пришли к сотрудничеству. Надеюсь, оно будет плодотворным. Более плодотворным, чем было у тебя с Сел.</text:p>
      <text:p text:style-name="P60">Я присмотрелся к ночной принцессе. Что она знает о нас с Селли?</text:p>
      <text:p text:style-name="P60"><text:span text:style-name="T14">– </text:span>У нас было достаточно плодотворное сотрудничество. <text:span text:style-name="T14">– </text:span>осторожно начал я. <text:span text:style-name="T14">– </text:span>Хотя основную часть работы сделал я, Дэш и Твайлайт.</text:p>
      <text:p text:style-name="P60"><text:span text:style-name="T14">– </text:span>Неудивительно! <text:span text:style-name="T14">– </text:span>фыркнула Луна. <text:span text:style-name="T14">– </text:span>в<text:span text:style-name="T14"> </text:span>этом — вся Сел. Сестра, в отличие от Нас, всегда норовит спихнуть тяжёлую задачу на кого-нибудь другого!</text:p>
      <text:p text:style-name="P60"><text:span text:style-name="T14">– </text:span>А также совместить приятное с полезным. <text:span text:style-name="T14">– </text:span>не удержался я.</text:p>
      <text:p text:style-name="P54">Луна бросила на меня тяжёлый взгляд.</text:p>
      <text:p text:style-name="P58"><text:span text:style-name="T20">–</text:span> Вот это вряд ли! Сел охладела к сексу ещё до Нашей ссылки. И, насколько Нам известно, за время Нашего отсутствия её предпочтения в <text:span text:style-name="T14"><text:s/></text:span>этом плане не менялись.</text:p>
      <text:p text:style-name="P58">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54"><text:span text:style-name="T19">–</text:span> Тогда зачем она..?</text:p>
      <text:p text:style-name="P54"><text:soft-page-break/><text:span text:style-name="T19">–</text:span> Дала тебе? <text:span text:style-name="T19">–</text:span> цинично завершила мой вопрос Луна. <text:span text:style-name="T19">–</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54">Меня как будто окатило ледяным душем. Не любовь и даже не дружба. Просто плата за услугу… Даже не дружба…</text:p>
      <text:p text:style-name="P54">Тревожная догадка окончательно сковала морозом душу.</text:p>
      <text:p text:style-name="P58"><text:span text:style-name="T20">–</text:span> А другие? Они тоже… давали мне потому, что считали меня последним шансом?</text:p>
      <text:p text:style-name="P58">У аликорницы отвалилась челюсть.</text:p>
      <text:p text:style-name="P58"><text:span text:style-name="T20">–</text:span> Другие? Кто ещё?<text:span text:style-name="T14"> </text:span>С кем ещё у тебя были… отношения?</text:p>
      <text:p text:style-name="P54"><text:span text:style-name="T19">–</text:span> С Рэйнбоу Дэш <text:span text:style-name="T19">–</text:span> ответил я несчастным голосом. <text:span text:style-name="T19">–</text:span> И, может быть, с Пинки.</text:p>
      <text:p text:style-name="P54"><text:span text:style-name="T19">–</text:span> А ты живчик. <text:span text:style-name="T19">–</text:span> удивлённо заметила Луна и нахмурилась. <text:span text:style-name="T19">–</text:span> Нет, про цель твоего пребывания тут известно только Нам, Сел, Дискорду и Твайлайт. Остальные действуют по своей воле и предпочтениям.</text:p>
      <text:p text:style-name="P54">Аликорница фыркнула.</text:p>
      <text:p text:style-name="P54"><text:span text:style-name="T19">– </text:span><text:span text:style-name="T73">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60">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ли?</text:p>
      <text:p text:style-name="P60"><text:span text:style-name="T14">– </text:span>Макс, ты в порядке? <text:span text:style-name="T14">– </text:span>на балкон заглянула Дэш. <text:span text:style-name="T14">– </text:span>Твайлайт говорит, нам нужно отправляться к развалинам в Вечнодиком лесу. Можешь на меня рассчитывать. Когда отправляемся?</text:p>
      <text:p text:style-name="P60">Я благодарно взъерошил пегаске гриву. Уныние отступило.</text:p>
      <text:p text:style-name="P60"><text:span text:style-name="T14">– </text:span>Спасибо, Дэш. Ты настоящий друг.</text:p>
      <text:p text:style-name="P60"><text:span text:style-name="T14">– </text:span>Сначала нам нужно вернуться в Кантерлот. <text:span text:style-name="T14">– п</text:span>рервала нас Луна. <text:span text:style-name="T14">– </text:span>Помимо подготовки к рейду, Нам нужно создать компас. И провести Гранд Галопинг Гала.</text:p>
      <text:p text:style-name="P60">Я удивлённо воззрился на аликорницу.</text:p>
      <text:p text:style-name="P60"><text:span text:style-name="T14">– </text:span>Если отменить праздник, начнутся волнения. <text:span text:style-name="T14">– </text:span>ответила Луна на мой незаданный вопрос. <text:span text:style-name="T14">–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60">Я пожал плечами и спустился с пегаской вниз, к компании.</text:p>
      <text:p text:style-name="P60"/>
      <text:h text:style-name="P172" text:outline-level="2">19. <text:span text:style-name="T1">Лучший</text:span> Гранд Галопин<text:span text:style-name="T1">г</text:span> Гала <text:span text:style-name="T1">в истории</text:span></text:h>
      <text:p text:style-name="P83">Bee Gees – You Should Be dancing</text:p>
      <text:p text:style-name="P5">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А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60"><text:span text:style-name="T14">– </text:span>Да что ж такое творится-то! Ни в жисть не поверю, чтоб в Кантерлоте пустые дома были! <text:span text:style-name="T14">– </text:span>заявила Эпплджек. <text:span text:style-name="T14">–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60"><text:span text:style-name="T14">– </text:span>Какая жалость, что это всё из-за вампирского мира! <text:span text:style-name="T14">– </text:span>пробормотала Рэрити. <text:span text:style-name="T14">– </text:span>Самое время покупать землю под бутик.</text:p>
      <text:p text:style-name="P60"><text:soft-page-break/>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text:p>
      <text:p text:style-name="P60">Я вытащил из кармана пасочку аликорна, подаренную мне кобылкой в Груммингтоне, и положил её на подоконник рядом с фигуркой.</text:p>
      <text:p text:style-name="P60">Тук-тук-тук!</text:p>
      <text:p text:style-name="P60"><text:span text:style-name="T14">– </text:span>Макс, ты тут? <text:span text:style-name="T14">–</text:span>Дэш просунула нос в дверь, не дожидаясь отклика. <text:span text:style-name="T14">– </text:span>Ага, вот ты где! Я с тобой!</text:p>
      <text:p text:style-name="P60">Она швырнула перемётные сумки мне на постель и пошла к выходу.</text:p>
      <text:p text:style-name="P60"><text:span text:style-name="T14">– </text:span>Ну, чего застрял? Пошли скорее, а то на хавчик опоздаем! <text:span text:style-name="T14">– </text:span>нетерпеливо обернулась пегаска.</text:p>
      <text:p text:style-name="P60">Я пожал плечами и пошёл следом. Бороться со стихией в лице Дэш было трудновато. Да и незачем.</text:p>
      <text:p text:style-name="P60"/>
      <text:p text:style-name="P49">…</text:p>
      <text:p text:style-name="P49"/>
      <text:p text:style-name="P60">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60"><text:span text:style-name="T14">– </text:span>Располагайтесь. <text:span text:style-name="T14">– </text:span>кивнула нам Луна.</text:p>
      <text:p text:style-name="P60">«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14">–</text:span> всхлипула Дэш.</text:p>
      <text:p text:style-name="P60"><text:span text:style-name="T14">– </text:span>Ну что же вы? Присаживайтесь. <text:span text:style-name="T14">– </text:span>вновь пригласила Луна. <text:span text:style-name="T14">– </text:span>Если блюда выветрятся, придётся их выкинуть и приготовить новые.</text:p>
      <text:p text:style-name="P60">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4">одной</text:span> подушки. </text:p>
      <text:p text:style-name="P60"><text:span text:style-name="T14">– </text:span>Мы узнали у шеф-повара сестры о твоих кулинарных предпочтениях. <text:span text:style-name="T14">– у</text:span>лыбнулась мне Луна. <text:span text:style-name="T14">– </text:span>Не в обиду, но ты первый примат на Нашей памяти, не брезгующий мясом. Насколько Нам известно, рацион обезьян состоит из фруктов и листьев бамбука.</text:p>
      <text:p text:style-name="P60">Я мило улыбнулся ей в ответ, закинул в рот пучок петрушки и ответил.</text:p>
      <text:p text:style-name="P60"><text:span text:style-name="T14">– </text:span>А ты первая на моей памяти лошадь, умеющая магичить.</text:p>
      <text:p text:style-name="P60">Луна нахмурилась, но потом луч озарения коснулся её мордочки.</text:p>
      <text:p text:style-name="P49">– П<text:span text:style-name="T1">ризнаю, Мы были несправедливы к тебе. Как Нам тебя называть?</text:span></text:p>
      <text:p text:style-name="P60">Я выплюнул петрушку и взял кусок рыбы.</text:p>
      <text:p text:style-name="P49">– <text:span text:style-name="T1">Человеком. Во множественном числе мы — люди. Хотя множественная форма тебе не понадобится, принцесса.</text:span></text:p>
      <text:p text:style-name="P60">Все расселись по местам, когда с дальнего конца стола раздался звонкий голосок.</text:p>
      <text:p text:style-name="P49">– <text:span text:style-name="T1">Эй, а туточки одно место пустует! Можно его займёт Гамми?</text:span></text:p>
      <text:p text:style-name="P49"><text:span text:style-name="T1">– Нет, Пинки. </text:span>– <text:span text:style-name="T1">ответила Луна. </text:span>– <text:span text:style-name="T1">Мы ждём ещё одного гостя.</text:span></text:p>
      <text:p text:style-name="P60">– А если он не придёт, тогда можно?</text:p>
      <text:p text:style-name="P60">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text:soft-page-break/>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60">– Эй! Это моя шляпа! – возмутилась фермерша.</text:p>
      <text:p text:style-name="P60">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60">– Прекрати паясничать! – негромко сказала Луна.</text:p>
      <text:p text:style-name="P60">– Я не хотел… Тут мышь… – мои уши загорались медленно, но неотвратимо.</text:p>
      <text:p text:style-name="P60">– Мы не тебе. – так же тихо произнесла аликорница.</text:p>
      <text:p text:style-name="P60">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60">–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60">– Перестань, Дискорд. – устало ответила Луна. – Фиглярство вызывает улыбку только первые пару сотен лет.</text:p>
      <text:p text:style-name="P60">– Говори только за себя, дражайшая! Я, наоборот, только вхожу во вкус!</text:p>
      <text:p text:style-name="P60">Драконикус принялся жадно есть брюкву и заткнулся.</text:p>
      <text:p text:style-name="P60">Аликорница обвела присутствующих долгим взглядом и начала.</text:p>
      <text:p text:style-name="P60">– Итак, все мы знаем цель похода к руинам нашего с сестрой замка. Нам нужно заново открыть коридор, по которому человек Макс прибыл к нам и переправить его обратно.</text:p>
      <text:p text:style-name="P60">– Прибыл к нам, ага. А я-то думал, Селли сама на нашу голову вытащила эту обезьяну из мухосранска. – прочавкал сам себе Дискорд.</text:p>
      <text:p text:style-name="P60">– Макс берётся отыскать Селестию. И наша задача — помочь ему в этом! – с нажимом произнесла Луна, ни на кого не глядя.</text:p>
      <text:p text:style-name="P60">–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60">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60">– Я полностью в вашем распоряжении, Ваше Высочество! Думаю, мои друзья меня поддержат! – отчеканила Твайлайт.</text:p>
      <text:p text:style-name="P60">Шестёрка пони отозвалась невнятным мычанием.</text:p>
      <text:p text:style-name="P60">–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60">– С этой же просьбой Мы обращаемся к тебе, <text:span text:style-name="T27">Величайший</text:span>. Нам нужна твоя магия. – обратилась аликорница к Дискорду. Тот сразу же набычился, достал откуда-то расчёску и стал расчёсывать гриву.</text:p>
      <text:p text:style-name="P60">–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60">–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60">– Эталоном? Для всехпони? Всегда говорила? – Дискорд принял задумчивую позу, стреляя глазами по сторонам.</text:p>
      <text:p text:style-name="P60"><text:soft-page-break/>–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60">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60">– Мы думаем, она была права!</text:p>
      <text:p text:style-name="P60">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60">– Ну, это… Если светоч, то конечно… А как же! Я всегда знал, что я светоч!.. А для Элементов Гармонии я тоже светоч?</text:p>
      <text:p text:style-name="P60">– Разумеется! – заверила его Луна, изо всех сил моргая шестёрке.</text:p>
      <text:p text:style-name="P60">– Светоч, светоч! – вразнобой подтвердили пони. Пожалуй, Флаттершай даже не врала.</text:p>
      <text:p text:style-name="P60">–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60">– Ффух! – шумно выдохнула Луна. – Спасибо вам, Наши дорогие, вы Нам очень помогли!</text:p>
      <text:p text:style-name="P60">– Но мы же ничего не сделали! – запротестовала Эпплджек.</text:p>
      <text:p text:style-name="P60">–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чет от Нас сейчас, Мы давать ему не собираемся!</text:p>
      <text:p text:style-name="P60"/>
      <text:p text:style-name="P60">…</text:p>
      <text:p text:style-name="P60"/>
      <text:p text:style-name="P60">Безмолвными тенями скользнули лакеи и унесли блюда. На освободившемся столе Луна расстелила свиток с записями.</text:p>
      <text:p text:style-name="P60">– Теперь, мои маленькие пони, Мы должны просить вас ещё об одной услуге.</text:p>
      <text:p text:style-name="P60">Странно и непривычно было видеть принцессу ночи сконфуженной.</text:p>
      <text:p text:style-name="P60">– Через три дня у нас наступает Гранд Галопинг Гала. Неделю назад пропал наш церемониймейстер и распорядитель праздника, мисс Кози. Мы же этот праздник никогда не проводили. Но Мы помним, вы уже как-то помогали Сестре устраивать Гала, от которого она осталась в восторге.</text:p>
      <text:p text:style-name="P60">При этих словах пони стали прятать глаза, а Дэш фейсхуфнула.</text:p>
      <text:p text:style-name="P60">– Нам просто необходимо провести это праздник! – отчаянно заявила Луна.<text:span text:style-name="T14">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60">–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60">–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60">Флаттершай закрыла голову копытами.</text:p>
      <text:p text:style-name="P60"><text:soft-page-break/></text:p>
      <text:p text:style-name="P50">***</text:p>
      <text:p text:style-name="P49"/>
      <text:p text:style-name="P60">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60">– Я верю в вас только потому, что ты об этом попросила. – наконец, начал я. – Тогда, в метель.</text:p>
      <text:p text:style-name="P60">Аликорница кивнула.</text:p>
      <text:p text:style-name="P60">– Потому что у меня больше нет других причин верить в дружбомагию. После того, что рассказала Луна.</text:p>
      <text:p text:style-name="P60">Аликорница сникла.</text:p>
      <text:p text:style-name="P60">– Она ведь правду сказала? То свидание ночью было всего лишь платой? Авансом?</text:p>
      <text:p text:style-name="P60">Селестия грустно кивнула и отвернулась.</text:p>
      <text:p text:style-name="P60">– Выходит, я для тебя был тем же, чем сейчас Дискорд для Луны? С тем отличием, что ты не нашла способ «отмазаться»?</text:p>
      <text:p text:style-name="P60">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60">Заросли можжевельника раздвинулись, пропуская синюю единорожку.</text:p>
      <text:p text:style-name="P60">– Привет!</text:p>
      <text:p text:style-name="P60">Я молча смотрел сквозь неё, привалившись спиной к валуну. Мне хотелось побыть одному.</text:p>
      <text:p text:style-name="P60">– Привет, говорю! Я видела, как ты залазил сюда. Классное местечко!</text:p>
      <text:p text:style-name="P60">– Привет, Индиго.</text:p>
      <text:p text:style-name="P60">– Что-то на тебе лица нет. Ты бледнее болотной поганки из Вечнодикого леса. Что-то случилось?</text:p>
      <text:p text:style-name="P60">– Случилось, Индиго. За то время, что мы не виделись, случилось очень многое.</text:p>
      <text:p text:style-name="P60">– Так это ж здорово! Я люблю, когда что-нибудь случается! Иначе скучно. А ты? Расскажи! Ты нашёл Шейлу?</text:p>
      <text:p text:style-name="P60">– Нашёл.</text:p>
      <text:p text:style-name="P60">– Вау! А принцессу Селестию?</text:p>
      <text:p text:style-name="P60">– Селестию тоже.</text:p>
      <text:p text:style-name="P60">– Круто! А где они? Они скоро вернутся?</text:p>
      <text:p text:style-name="P60">– Они не вернутся.</text:p>
      <text:p text:style-name="P60">Индиго перестала улыбаться. Тревога отразилась на её мордочке.</text:p>
      <text:p text:style-name="P60">– Почему?</text:p>
      <text:p text:style-name="P60">– Они там, откуда нет возврата.</text:p>
      <text:p text:style-name="P60">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60">Индиго молча села возле меня. Потом она всхлипнула. Потом тяжело вздохнула.</text:p>
      <text:p text:style-name="P60">– Пожалуйста, скажи мне, что с ними.</text:p>
      <text:p text:style-name="P60">Я оторвался от валуна, склонился над ней и тихонько прошептал ей в ухо:</text:p>
      <text:p text:style-name="P60"><text:soft-page-break/>– Если я скажу, ты исчезнешь. Это такое проклятие. Отправишься вслед за ними. Мне бы этого не хотелось. Ты нужна здесь.</text:p>
      <text:p text:style-name="P60">Индиго хмуро взглянула на меня.</text:p>
      <text:p text:style-name="P60">–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60">Я ласково потрепал её по головке.</text:p>
      <text:p text:style-name="P60">–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ли будет чем-то другим, и я не уверен, что нам всем понравится это другое.</text:p>
      <text:p text:style-name="P60">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60">– Индиго, ты в Гранд Галопинг Гала когда-нибудь участвовала?</text:p>
      <text:p text:style-name="P60">– А то! В прошлом году па взял меня с собой на Гала. Он стоял в охране, а я пробралась внутрь и наблюдала за всем из-за занавески.</text:p>
      <text:p text:style-name="P60">– То есть, ты помнишь, как там всё устроено и что должно происходить?</text:p>
      <text:p text:style-name="P60">– Агась!</text:p>
      <text:p text:style-name="P60">– Вот и отлично. Тогда беги во дворец, попроси стражу провести тебя к Твайлайт Спаркл. Скажешь, что ты от человека Мак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60">– Вау! Круто!</text:p>
      <text:p text:style-name="P60">Единорожка в восторге <text:s/>запрыгала на месте.</text:p>
      <text:p text:style-name="P60">–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60">Кобылка остановилась и обняла меня за шею.</text:p>
      <text:p text:style-name="P60">– Спасибки! Тока ж ты на праздник придёшь? Обещаешь? Пожалуйста-пожалуйста-пожалуйста!</text:p>
      <text:p text:style-name="P60">– Обещаю.</text:p>
      <text:p text:style-name="P60">Единорожка умчалась с победным «ю-ху-у-у!».</text:p>
      <text:p text:style-name="P60">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60">В серебряной коробке вместо книги лежал одинокий листок бумаги.</text:p>
      <text:p text:style-name="P68"/>
      <text:p text:style-name="P68">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8">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не хотел ничего этого. Что мне оставалось?</text:p>
      <text:p text:style-name="P68">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text:soft-page-break/>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тёмный экран, с каждым разом всё ближе. Я стараюсь спать как можно реже, но надолго меня не хватит. На тот случай, если я не дождусь твоего возвращения, я прошу моего церемониймейстера, мисс Кози, сказать тебе проверить парковый тайник.</text:p>
      <text:p text:style-name="P68">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8">До встречи!</text:p>
      <text:p text:style-name="P68"/>
      <text:p text:style-name="P60">– Селли-Селли… Ну почему ты такая… – пробормотал я сквозь слёзы.</text:p>
      <text:p text:style-name="P60"/>
      <text:p text:style-name="P62">***</text:p>
      <text:p text:style-name="P83">INXS – Suicide blonde</text:p>
      <text:p text:style-name="P60">«Леди и джентльпони! Мне выпала честь объявить Гранд Галопинг Гала открытым! В этом году бал будет проходить в честь скорого возвращения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60">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60">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ближайший тупичок садового лабиринта и присел на песчаную дорожку, прислонившись к зелёной изгороди.</text:p>
      <text:p text:style-name="P60">– А где твой обещанный сюрприз? – донесся жеребячий голосок через изгородь. – Гости уже все собрались.</text:p>
      <text:p text:style-name="P60">–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60">–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 </text:p>
      <text:p text:style-name="P60">– А моя часть будет в самом конце. – вздохнул третий голосок. – Если мы до него досидим. Лично мне уже надоело. Скучно.</text:p>
      <text:p text:style-name="P60">–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60"><text:soft-page-break/>– Всё равно Норф был круче. – пробормотал голос Индиго. – Он Кинга раза три уделывал на «Королеве Лорен».</text:p>
      <text:p text:style-name="P60">– Скоро начнётся! Я слышу свисток Вондерболтов! – перебил голос Санни – Бежим на смотровую площадку!</text:p>
      <text:p text:style-name="P60">– Кто первый добежит, тот… эмм…</text:p>
      <text:p text:style-name="P60">– Суперсветоч!</text:p>
      <text:p text:style-name="P60">– Агась! Галагалоперы, вперёд!</text:p>
      <text:p text:style-name="P60">– Йей!!!</text:p>
      <text:p text:style-name="P60">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60">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60">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60">…</text:p>
      <text:p text:style-name="P60">– Это она! Она!!!</text:p>
      <text:p text:style-name="P60">– Наша принцесса! Наше солнце!</text:p>
      <text:p text:style-name="P60">– Она вернётся!</text:p>
      <text:p text:style-name="P60">– А то! Я всем говорил! Мне никто не верил! Никто!!!</text:p>
      <text:p text:style-name="P60">– Дайте мне вас обнять, дорогой друг!</text:p>
      <text:p text:style-name="P60">…</text:p>
      <text:p text:style-name="P60">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49">&lt;<text:span text:style-name="T74">Ace Enders – million different people</text:span>&gt;</text:p>
      <text:p text:style-name="P60">Вновь вспыхнули фонари. Волна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60">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text:soft-page-break/>незримой магией, побуждая <text:span text:style-name="T35">усесться поудобнее там, где стоишь, и слушать-слушать-слушать (танцевать?)</text:span>.</text:p>
      <text:p text:style-name="P60">…</text:p>
      <text:p text:style-name="P60">Музыкальный транс прервался цоканьем копыт по парковой дорожке. Две фигуры устало брели прочь от замка, тихо переговариваясь.</text:p>
      <text:p text:style-name="P60">– Ужель обязательно лично приветствовать каждого пони? Сестра разбаловала их. Это так утомляет!</text:p>
      <text:p text:style-name="P60">–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60">–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60">Луна с Твайлайт остановились прямо у колонны, за которой сидел я, прислонившись к прохладному мрамору с надписью «з<text:span text:style-name="T84">д</text:span>ЕсЬ БЫл <text:span text:style-name="T85">д</text:span>ИскОр<text:span text:style-name="T83">Д</text:span>».</text:p>
      <text:p text:style-name="P60">–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60">–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60">–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60">В саду прозвенел гонг. Музыка умолкла и в наступившей тишине звонкий голосок объявил в потрескивающий микрофон:</text:p>
      <text:p text:style-name="P60">– Драсьте-драсьте-драсьте! Продолжаем Гала-рейв состязанием небесных колесниц! Заезды совершаются вокруг дворца, вдоль крепостной стены по правилам Гран-при «Небеса Эквестрии»! В честь возобновления давней традиции главный приз будут вручать сами Её Высочество, принцесса Луна! Круг почёта в качестве доверенного лица принцессы Селестии будет принимать Твайлайт Спаркл!</text:p>
      <text:p text:style-name="P60">Последняя фраза утонула в свисте и восторжённом топоте копыт. Твайлайт вздохнула.</text:p>
      <text:p text:style-name="P60">– Мне пора. Надеюсь, эти гонки не продлятся слишком долго. Всё, что мне сейчас хочется — добраться до постели и упасть в неё не разде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60">Твайлайт побрела по дорожке к освещённой террасе. Луна проводила её взглядом. Затем она со смешком обратилась в пространство:</text:p>
      <text:p text:style-name="P60">– Скрываться за колонной — плохая идея. Если хочешь, чтобы тебя не раскрыли, прячься так, чтобы не было видно твоей тени.</text:p>
      <text:p text:style-name="P60">– А кто прячется-то? – я встал и вышел к Луне. – Слушал себе музыку, пока вы не подошли. Классно играют!</text:p>
      <text:p text:style-name="P60">Луна кивнула.</text:p>
      <text:p text:style-name="P60">– Да, трио Винил, Октавии и Лиры тяжело было собрать вместе, но, похоже, оно того стоило! Увы, человек, не время развлекаться. Вернёмся к нашим заботам. Пойдём, Нам нужно передать тебе компас.</text:p>
      <text:p text:style-name="P60"><text:soft-page-break/>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60">– А-а-а, дражайший принц? – любезнейше приветствовала франта Луна – Как ваше драгоценное здоровье? Как поживает ваш кузён Хавтиноуз?</text:p>
      <text:p text:style-name="P60">Принц позеленел, промычал нечто нечленораздельное и дал знак носильщикам двигаться дальше.</text:p>
      <text:p text:style-name="P60">Во дворце, вручив мне небольшую тяжёлую шкатулку серебряной окантовки с хрустальным шаром , Луна с некоторым смущением сообщила:</text:p>
      <text:p text:style-name="P60">– Не сомневаемся, при том уровне отношений, что был у вас с Сестрой, у тебя должно иметься…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60">Она что, блядь, издевается?</text:p>
      <text:p text:style-name="P60">– Да хрен там! Какие перья? Ты же сама сказала, отношения были чисто деловыми. По крайней мере, с её стороны.</text:p>
      <text:p text:style-name="P60">Луна продолжила с каменным выражением лица.</text:p>
      <text:p text:style-name="P60">– Если же нет, поднимись в её башню и разыщи перо или волос в её постели. После чего помести это в компас. Всё.</text:p>
      <text:p text:style-name="P60">Аликорница отвернулась. Я пошёл к выходу.</text:p>
      <text:p text:style-name="P60">– Иногда деловые отношения служат прикрытием для… чего-то большего. Но смертным это трудно понять.</text:p>
      <text:p text:style-name="P60">Я обернулся. Аликорница смотрела в окно на первый заезд «Небес Эквестрии», не удостаивая меня вниманием.</text:p>
      <text:p text:style-name="P60">Не гребу я этих аликорнов!</text:p>
      <text:p text:style-name="P49"/>
      <text:p text:style-name="P62">***</text:p>
      <text:p text:style-name="P60"/>
      <text:p text:style-name="P60">И вот я снова поднимаюсь в покои солнечной аликорницы. За прошедшие недели тело моё укрепилось в странствиях, а дух — в мозготрахах, периодически устраиваемых мне разноцветными лошадками. Перепрыгивая через две ступеньки я поднялся на вершину башни.</text:p>
      <text:p text:style-name="P60">Нерешительность охватила меня перед знакомой дверью. Будто только вчера я выскочил отсюда как ошпаренный, грохнув створкой так, что штукатурка посыпалась.</text:p>
      <text:p text:style-name="P60">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60">Чувствуя себя грабителем, я вошёл в комнату и осмотрел футон.</text:p>
      <text:p text:style-name="P60">Фиг там! Было такое впечатление, что последние недели на нём никто не спал. Ни складочки, ни вмятинки, ни волоска, ни пылинки.</text:p>
      <text:p text:style-name="P60">Я окинул взглядом комнату. Взор упал на гардероб у стенки. Вот где можно найти перо или волос!</text:p>
      <text:p text:style-name="P60">Рыться в шмотках Селестии — то ещё удовольствие! Я сгорал от смущения. Блин, Луна нарочно послала меня с таким поручением! Злоехидной кобыле ничего не стоило сделать это самой, тем более, они сёстры!</text:p>
      <text:p text:style-name="P60">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86"></text:span><text:span text:style-name="T87"> сидел, прислонившись к стенке. Оранжевая лампочка по прежнему горела на налобнике.</text:span></text:p>
      <text:p text:style-name="P60"><text:soft-page-break/>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60">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ого коридора. Но я тогда был оглушён свалившимися на меня одномоментно чудесами и не вник в суть.</text:p>
      <text:p text:style-name="P60">Да, второй раз намёк на ЭТУ Селестию был тут же, в этой башне, когда её розо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 себя.</text:p>
      <text:p text:style-name="P60">Теперь же, созерцая развешанные на крючках тяжёлые доспехи, я пытался представить их на Селли.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60">Оправившись от потрясения, я рассмотрел детали. Потёртости, царапины, сколы выдавали активное использование лат в прошлом. На грудной пластине панциря красовалась приличная вмятина, в самом центре которой было сквозное отверстие. Снизу отверстия вытекла, застыв, тёмно-бурая капля.</text:p>
      <text:p text:style-name="P60">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60">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60"/>
      <text:p text:style-name="P62">***</text:p>
      <text:p text:style-name="P60"/>
      <text:p text:style-name="P60">До старта финальной гонки оставалось полчаса. Я со вздохом допил кофе со сливками и вышел на улицу.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 </text:p>
      <text:p text:style-name="P60">Первые толчки застали меня на мосту через реку, разделяющую верхний и нижний город. Земля тряслась непривычно сильно. Я схватился за поручни и завороженно смотрел, как река исчезает в трещине. Скрип моста вырвал меня из ступора. Я отпрыгнул назад, на землю.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60">Тут бы и самое время обосраться, но я решил повременить. Ноги как заводные несли меня по хорошо известному маршруту. Штаны между бёдрами едва не дымились, когда я трясущимися руками отворял ворота мастерской Норфа.</text:p>
      <text:p text:style-name="P60">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60">«Королева Лорен» по-прежнему стояла в сарайчике у задней стены. Я запрыгнул на платформу и всмотрелся в органы управления. Всё просто, дальше некуда: ручка управления вертикальной тягой по центру панели, решётка радио чуть левее, педаль колёсного тормоза внизу, кнопка включения фонарей справа. Как там? Рычаг на себя?</text:p>
      <text:p text:style-name="P60">Рычаг заклинило. Блядь!!!</text:p>
      <text:p text:style-name="P60">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60">Я что есть мочи дёрнул ручку на себя.</text:p>
      <text:p text:style-name="P60"><text:soft-page-break/>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60"/>
      <text:p text:style-name="P60">…</text:p>
      <text:p text:style-name="P60"/>
      <text:p text:style-name="P60">«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триста. Я обернулся назад и охренел окончательно.</text:p>
      <text:p text:style-name="P60">Замок.</text:p>
      <text:p text:style-name="P60">Блядь, что с замком?!</text:p>
      <text:p text:style-name="P60">Я протёр глаза, но он по прежнему был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60">Я надавил на рычаг вертикальной тяги и колесница плавно скользнула вниз. Ха, теперь-то я понял, в чём дело! Замок висел в воздухе!</text:p>
      <text:p text:style-name="P60">Блядь… Замок висел в воздухе?!!</text:p>
      <text:p text:style-name="P60">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60">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60">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60">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60">Я пробежал комнату насквозь и кинулся к выходу.</text:p>
      <text:p text:style-name="P60">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60">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60">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60">За моей спиной раздался механический голос.</text:p>
      <text:p text:style-name="P60">– <text:span text:style-name="T88">Зафиксирована опасная ситуация. Сознание пациента </text:span><text:span text:style-name="T89">&lt;</text:span><text:span text:style-name="T88">Селестия</text:span><text:span text:style-name="T89">&gt;</text:span><text:span text:style-name="T88"> не регистрируется. Активируется протокол экстренной эвакуации пациента </text:span><text:span text:style-name="T89">&lt;</text:span><text:span text:style-name="T88">Селестия</text:span><text:span text:style-name="T89">&gt;</text:span><text:span text:style-name="T88"> к </text:span><text:span text:style-name="T89">&lt;</text:span><text:span text:style-name="T88">Луна</text:span><text:span text:style-name="T89">&gt;</text:span><text:span text:style-name="T88">.</text:span></text:p>
      <text:p text:style-name="P60"><text:soft-page-break/>Я обернулся.</text:p>
      <text:p text:style-name="P60">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60">БЛЯ!!!</text:p>
      <text:p text:style-name="P60">Мой суточный лимит охуения был пройден в этот момент. Именно потому то, что я накинул проходящему мимо устройству хомут на «голову» и запрыгнул в карету, я расцениваю как исключительно рефлекторную деятельность второй сигнальной системы моего организма.</text:p>
      <text:p text:style-name="P60">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60">Перепонки, натянутые между поддерживающими крылья спицами, делали устройство похожим на огромную летучую мышь. И эта «мышь» планировала прямо в закрытые двери центрального холла дворца. Мне оставалось только плавно регулировать высоту кареты, чтобы успевать за «бэтмэном».</text:p>
      <text:p text:style-name="P60">– Сим вручаем Мы приз победителю сто двенадцатых гонок «Небеса Эквестрии», Дрэгстеру Кингу! И скорее наездник апокалипсиса сойдёт в Эквестрию, чем Мы откажемся от продолжения бала! Веселиться всем!</text:p>
      <text:p text:style-name="P60">Экзоскелет протаранил высоченные двери холла. «Королева Лорен» прыгала на трёх колёсах, высекая из мрамора искры голой осью. Проскакав к трону мимо толпы огорошенных пони, экзоскелет сел на пол у ног Луны и стих. Лампочка на его «голове» вновь зажглась оранжевым.</text:p>
      <text:p text:style-name="P60"/>
      <text:p text:style-name="P60">…</text:p>
      <text:p text:style-name="P60"/>
      <text:p text:style-name="P60">– Что сиё значит, человек?!</text:p>
      <text:p text:style-name="P60">Луна шокированно смотрела на меня. Рядом с ней стоял аквамариновый единорог с кубком. Он уставился на «Королеву Лорен». Веко его подёргивалось.</text:p>
      <text:p text:style-name="P60">– Мнэ-э-э. – в этот момент даже козлиное блеяние было для меня верхом геройства.</text:p>
      <text:p text:style-name="P60">Подымая тучи пыли, с грохотом обрушилась в провал башня Селестии. Луна с отвалившейся челюстью наблюдала за действом в окно.</text:p>
      <text:p text:style-name="P60">– Что… Что это за дискордовщина?!</text:p>
      <text:p text:style-name="P60">Луна глянула в противоположное окно.</text:p>
      <text:p text:style-name="P60">– А куда делась Наша башня?!! – на аликорницу было жалко смотреть.</text:p>
      <text:p text:style-name="P60">– Она внизу. – промямлил я.</text:p>
      <text:p text:style-name="P60">– В каком ещё низу???</text:p>
      <text:p text:style-name="P60">– Ну… внизу. С остальным Кантерлотом… – я чувствовал себя дебилом.</text:p>
      <text:p text:style-name="P60">Аликорница молча взвилась в воздух и вылетела наружу. Через минуту вернулась.</text:p>
      <text:p text:style-name="P60">– Мы приняли решение! Бал закрывается!</text:p>
      <text:p text:style-name="P60"/>
      <text:h text:style-name="Heading_20_2" text:outline-level="2">20. <text:span text:style-name="T1">Осколки</text:span></text:h>
      <text:p text:style-name="P86">Electric Light Orchestra – Sorrow about to fall</text:p>
      <text:p text:style-name="P60">Скалу ощутимо тряхнуло. Грибной суп выплеснулся из супницы на стол.</text:p>
      <text:p text:style-name="P60">– Четвёртый день уж волокут. Могли бы и научиться наконец-то. – проворчала Эпплджек с набитым ртом.</text:p>
      <text:p text:style-name="P60"><text:soft-page-break/>Прямо перед нами маячила «Конкордия». Трёхмильный канат соединял её с «Громовержцем»<text:span text:style-name="T14"> </text:span>— так нарекла Луна летающий замок Кантерлота. Взбесившийся плющ-переросток не страшен скале в миллиард тонн,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ночи в раздумьях, как сделать сей летучий булыган самодвижущимся.</text:p>
      <text:p text:style-name="P60">– Девочки, под нами Понивилль! – захлопала копытами Рэрити. – Узнаю свой бутик!</text:p>
      <text:p text:style-name="P60">Да, с утёса открылся городок, очертаниями повторяющий карту Понивилля.</text:p>
      <text:p text:style-name="P60">– Эй-Джей, гляди, твоя ферма! – Дэш указала на ряды деревьев на окраине городка.</text:p>
      <text:p text:style-name="P60">– Агась, она! – кивнула фермерша. – А это значит, скоро приедем.</text:p>
      <text:p text:style-name="P60">У меня сжалось сердце. Что там говорить, привязался я к этой земле с её безумными разноцветными поняхами! Я уже не представлял, как буду жить без них. И тем сильнее я чувствовал себя обязанным помочь им хоть чем-нибудь.</text:p>
      <text:p text:style-name="P60"/>
      <text:p text:style-name="P60">…</text:p>
      <text:p text:style-name="P60"/>
      <text:p text:style-name="P60">Мы стояли в зале стратегического планирования. Перед нами стоял столик с фруктами и минеральной водой. Луна прохаживалась перед стендом в строгом жакете и квадратных очках (готов биться об заклад, с нулевым увеличением). В кресле развалился Дискорд и плевал в потолок.</text:p>
      <text:p text:style-name="P60">– Итак, на рассвете мы достигнем цели. Надеюсь, все помнят план действий. Мы высаживаемся группой у входа и…</text:p>
      <text:p text:style-name="P60">– Прячемся?</text:p>
      <text:p text:style-name="P60">– Дерёмся с пландерсидами?</text:p>
      <text:p text:style-name="P60">– Создаём магическое убежище?</text:p>
      <text:p text:style-name="P60">– Нет!</text:p>
      <text:p text:style-name="P60">Луна поднесла копыто ко рту и прокашлялась.</text:p>
      <text:p text:style-name="P60">–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пландерсиды есть также и в подземельях замка.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60">Я вспомнил, как мы драпали из замка, но промолчал.</text:p>
      <text:p text:style-name="P60">–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60">– По возвращению человек отыщет Сестру с помощью компаса, что Мы приготовили для него. Ты активировал компас, человек?</text:p>
      <text:p text:style-name="P60">Я продемонстрировал ночной принцессе шкатулку с беспорядочно мечущейся стрелкой.</text:p>
      <text:p text:style-name="P60">– Чудесно! Осталось дело за малым — найти Сестру.</text:p>
      <text:p text:style-name="P60">– Не кажется ли тебе, дражайшая, что ты забыла об одной незначительной детали? – встрял Дискорд. – <text:s/>Совсем незначительной, вот такусенькой?</text:p>
      <text:p text:style-name="P60"><text:soft-page-break/>– Какой же? – нахмурилась Луна. – Ты изменяешь условия сделки?</text:p>
      <text:p text:style-name="P60">– Да забудь ты про сделку! – отмахнулся драконикус. – Как мы доставим обратно Сахарную Ватку? Если верить «Проводнику», – драконикус презрительно фыркнул в мою сторону, – в его родном мире магии меньше, чем в моём плевке.</text:p>
      <text:p text:style-name="P60">Драконикус для наглядности плюнул. Плевок затормозил у потолка, изменил направление на девяносто градусов и вылетел в окно.</text:p>
      <text:p text:style-name="P60">–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60">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4">, </text:span>отправилось в мусорную корзину.</text:p>
      <text:p text:style-name="P60">– Нам нужно взглянуть… Третья степень плюс заклинание путеводного факела… Восстановление займёт… Гм…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60">–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60">Луна нахмурилась.</text:p>
      <text:p text:style-name="P60">– Мы видим, у тебя уже есть готовое решение. Говори.</text:p>
      <text:p text:style-name="P60">– На самом деле никакой проблемы нет. Мы впихнём примата обратно, а сами останемся тут. Половим рыбку в здешнем болоте, пособираем мухоморов в Вечнодиком. Настучим Гидре по башке «Громовержцем», в конце-концов. Веселья можно придумать — пальчики оближешь!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Никаких проблем!</text:p>
      <text:p text:style-name="P60">Луна скосила глаза на меня в немом вопросе. <text:s/>Я не увидел ответную мимику Дискорда — он сидел ко мне полубоком.</text:p>
      <text:p text:style-name="P60">–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text:p>
      <text:p text:style-name="P5">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60">– Придётся действовать по твоему плану. У нас нет времени.</text:p>
      <text:p text:style-name="P60">Дискорд взглянул в газету.</text:p>
      <text:p text:style-name="P60">–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а… Эх, было времечко!</text:p>
      <text:p text:style-name="P60">Драконикус отвлёкся от приятных мыслей и направился к выходу. За ним потянулись и остальные.</text:p>
      <text:p text:style-name="P60">Я подождал, пока все выйдут и подобрал с пола оброненную Дискордом газету.</text:p>
      <text:p text:style-name="P49"><text:span text:style-name="T1">«</text:span><text:span text:style-name="T7">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53"><text:soft-page-break/></text:p>
      <text:p text:style-name="P50">***</text:p>
      <text:p text:style-name="P49"/>
      <text:p text:style-name="P60">Сумерки укутывали землю пушистым одеялом. Мы сидели на парковой дорожке, выходящей к обрыву, и любовались проплывающим внизу лесом.</text:p>
      <text:p text:style-name="P60">…</text:p>
      <text:p text:style-name="P43"><text:span text:style-name="T14">–</text:span> Ну хорошо, а кто вами правит? Аликорн? Драконикус? Какой-нибудь человек с рогом во лбу? Или у вас нет правителя?</text:p>
      <text:p text:style-name="P43"><text:span text:style-name="T14">–</text:span> Нет, почему? Правитель есть. Только он не постоянный. Его избирают. Раз в несколько лет.</text:p>
      <text:p text:style-name="P49">– Но это же полная ерунда! – <text:span text:style-name="T1">в</text:span>оскликнула Д<text:span text:style-name="T1">эш</text:span>. – <text:span text:style-name="T1">Как он сможет завершить проект, на который нужно двадцать лет, если его сменят через десять</text:span>?</text:p>
      <text:p text:style-name="P49">–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60">Пегаска задумалась.</text:p>
      <text:p text:style-name="P60">– Макс?</text:p>
      <text:p text:style-name="P60">– Да?</text:p>
      <text:p text:style-name="P60">– Я хочу пойти с тобой. Мне интересно увидеть твою родину. Не могут в таком уродском месте, что ты описал, появляться такие… прикольные человеки. Эй, чего ты смеёшься?!</text:p>
      <text:p text:style-name="P60">Я почесал пегаску у основания гривы и объяснил:</text:p>
      <text:p text:style-name="P60">–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60">Я почувствовал резкую боль. Отдёрнув руку, я увидел на пальце кровь из ранки. </text:p>
      <text:p text:style-name="P60">Дэш смутилась.</text:p>
      <text:p text:style-name="P60">–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60">Брошь переливалась всеми цветами радуги в тусклом свете заходящего солнца.</text:p>
      <text:p text:style-name="P60">– Классная штука! Тебе идёт.</text:p>
      <text:p text:style-name="P60">Пегаска смущённо отвернулась. Потом повернулась опять. Копыто чертило звёздочку на песке.</text:p>
      <text:p text:style-name="P60">– Ты ведь вернёшься?</text:p>
      <text:p text:style-name="P60">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60">– Я хочу вернуться. Но для переправы объектов по коридору требуется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60">–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60">– А то ж!</text:p>
      <text:p text:style-name="P60">Вслед за Твайлайт к нам подошли Эпплджек с Пинки. Фермерша прикоснулась ко мне копытом.</text:p>
      <text:p text:style-name="P60"><text:soft-page-break/>– Ты думаешь, я не видела, что Дискорд парит мозги Луне, чтоб не забирать тебя назад? У мя глаза не на крупе растут. Не парься, если хошь жить тут — доверь это дело нам. Пусть только этот рогатый кусок шланга посмеет возразить — враз обратно парковым пугалом станет! Пральна я говорю?</text:p>
      <text:p text:style-name="P60">– Супер-дупер-верно! Ещё никто не смел отобрать у Пинки друга и остаться при этом в своём уме!!!</text:p>
      <text:p text:style-name="P60">Розовая пони встала на задние ноги, передними оттянула веки и высунула язык, сотворив совершенно безумную мордаху.</text:p>
      <text:p text:style-name="P60">– В случае Дискорда — остаться НЕ в своём уме. Но в остальном — верно. Мы не дадим тебя в обиду, Макс.</text:p>
      <text:p text:style-name="P60">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60">– Спасибо, девчонки. Вы самые лучшие.</text:p>
      <text:p text:style-name="P60">– А я — лучшая из лучших! – похлопала себя в грудь Дэш. – Не забывай об этом!</text:p>
      <text:p text:style-name="P60">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Друзья — самое ценное, что есть у человека в жизни, после любви. Эквестрия в этом смысле сделала меня богачом.</text:p>
      <text:p text:style-name="P60">Раздались тихие шаги. Меня накрыла тень.</text:p>
      <text:p text:style-name="P60">– Тебе не стоит печалиться, человек. Твайлайт Спаркл права: дружба — не та вещь, которую можно взвешивать на весах. Мы не станем препятствовать твоему возвращению.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60">Луна опустила мне на колени небольшую карточку из серебра.</text:p>
      <text:p text:style-name="P60"/>
      <text:p text:style-name="P76"><text:span text:style-name="T14">~~~ </text:span>Человек Макс <text:span text:style-name="T14">~~~</text:span></text:p>
      <text:p text:style-name="P76">Паспорт гражданина Эквестрии</text:p>
      <text:p text:style-name="P75">Выдан человеку Максу</text:p>
      <text:p text:style-name="P75">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5">Именем правительства Эквестрии призываем оказывать предъявителю сего всю возможную помощь и содействие.</text:p>
      <text:p text:style-name="P74">26.07.2143</text:p>
      <text:p text:style-name="P60"/>
      <text:p text:style-name="P62">***</text:p>
      <text:p text:style-name="P60"/>
      <text:p text:style-name="P60">Тень Конкордии коснулась кромки берега. Утренний бриз вздымал лёгкую рябь на зеркале болота. По курсу мрачно высились развалины замка. В бинокль было видно, что арка входа свободна от зелёной массы. Мне на мгновение показалось, что червеобразные побеги я видел лишь в кошмарном сне.</text:p>
      <text:p text:style-name="P60">Ага, сейчас!</text:p>
      <text:p text:style-name="P60">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60"><text:soft-page-break/>Дирижабль медленно плыл вперёд, не замечая опасности.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60">Самым говённым было то, что пландерсиды становились длиннее и толще. Самый толстый кнут таки преодолел километровую высоту и ударил Конкордию в киль, от чего та чуть качнулась. Флаттершай вскрикнула и спряталась в собственную гриву. Эпплджек надвинула шляпу на нос.</text:p>
      <text:p text:style-name="P60">Дирижабль миновал полосу воды и поравнялся с замком. Как по команде, дождь из лиан прекратился.</text:p>
      <text:p text:style-name="P60">– Похоже, мы выиграли этот бой. – тихо сказала Луна. – Нам стоило использовать Конкордию и в первый раз.</text:p>
      <text:p text:style-name="P60">– Напомнить тебе о режиме секретности, который ты тогда установила, или сама вспомнишь? – язвительно отозвался Дискорд.</text:p>
      <text:p text:style-name="P60">На смотровой площадке воцарилось веселье. Пинки засвистела и высунула язык чуть ли не до шеи. Эпплджек сняла шляпу и вытерла пот с головы. Дэш презрительно плюнула вниз. Флаттершай выглянула одним глазом из гривы.</text:p>
      <text:p text:style-name="P60">Конкордия остановилась за замком, используя реверс турбин. Громовержец по инерции двигался к ней, постепенно закрывая болото громадной тенью. Где-то в замковом парке скрипел ворот, выбирая буксировочный канат. Скала прошла над болотом даже не дрогнув.</text:p>
      <text:p text:style-name="P60">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 Луна кивнула нам и первой взошла на борт. Мы с пятью Элементами направились к колеснице, подталкивая рефлекторно упирающуюся Флаттершай. Пара упряжных бэт-пони проводили нас взглядом.</text:p>
      <text:p text:style-name="P49"/>
      <text:p text:style-name="P60">События последующего часа видятся мне, как набор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я иногда просыпаюсь с криком, поранившись об очередной осколок.</text:p>
      <text:p text:style-name="P60"/>
      <text:p text:style-name="P50">~~~~~</text:p>
      <text:p text:style-name="P60"/>
      <text:p text:style-name="P60">По курсу небесной колесницы Луны арка входа в замок Сестёр. Два десятка пегасов ночной стражи сопровождают нас по флангах. По мере снижения колесницы каменная громада «Громовержца» уходит вверх. Расстояние между ним и «Конкордией» продолжает сокращаться. Интерком на панели управления хрипит и выплёвывает несколько фраз.</text:p>
      <text:p text:style-name="P60">– Бросайте якорь. – отвечает Луна.</text:p>
      <text:p text:style-name="P60">Адский скрежет раздаётся с края «Громовержца». В болото летит кусок скалы размером с пару железнодорожных вокзалов. «За Кимеринна» — читается надпись на стёсанном боку скалы. Святые яйца, когда эти поняхи успели выковать якорную цепь? Там каждое звено с нашу телегу размером!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60">Врезавшись в болото, якорь создаёт нечто вроде миниатюрного атомного взрыва: водяной столб едва не достигает «Громовержца». Через минуту облако мелких брызг добирается до нас, окатывая с головой. Строй пегасов разваливается. Колесницу болтает в турбулентных вихрях, упряжные бэт-пони работают на пределе возможностей.</text:p>
      <text:p text:style-name="P60">Потусторонний рёв оглашает пространство. Болотную воду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Летучая гора даёт крен. Снизу на неё из-под воды, подобно двум жёлтым озёрам, смотрят ненавидящие глаза.</text:p>
      <text:p text:style-name="P60"><text:soft-page-break/>– Ох, Селестия милосердная… Кракен… Этого не было в расчётах… – бормочет Твайлайт.</text:p>
      <text:p text:style-name="P60">«Громовержец» теряет высоту. Щупальце тянет его вниз. С покатого края горы вниз кувыркаясь падают пони. Навстречу опускающейся горе из болота протягивается второе щупальце, третье.</text:p>
      <text:p text:style-name="P60">Луна отдаёт короткую команду в интерком и наперерез падающим фигуркам с Конкордии пикирует звено Вондерболтов.</text:p>
      <text:p text:style-name="P60">– <text:span text:style-name="T37">ПОНИ! ВЫ ЗАЕБАЛИ!!! ВЫ ДАДИТЕ МНЕ СПАТЬ, ИЛИ НЕТ?!! КЛЯНУСЬ ХВОСТОМ, ВЫ ТАКИ ОТ МЕНЯ ОТСТАНЕТЕ, НЕ БУДЬ Я АГАМЕМНОН-БЕСКЛАННИК!</text:span></text:p>
      <text:p text:style-name="P60">Из пещеры ниже «ватерлинии» «Громовержца» вырывается столб магического пламени. Пленившее гору щупальце корчится в нём, дёргая гору в случайных направлениях. Наконец пламя пережигает плоть и освобождённый «Громовержец» выравнивается.</text:p>
      <text:p text:style-name="P60">– Берегись!!!</text:p>
      <text:p text:style-name="P60">Обрубок щупальца, конвульсивно сворачиваясь, проносится рядом с нами. Колесница Луны в турбулентном потоке переворачивается, рассыпая пассажиров, как горох. Земля, «Громовержец», колесница вертятся передо мной в безумной карусели…</text:p>
      <text:p text:style-name="P60"/>
      <text:p text:style-name="P50">~~~~~</text:p>
      <text:p text:style-name="P50"/>
      <text:p text:style-name="P60">…Раскалывается голова. Громада «Громовержца» сонно поворачивается против часовой стрелки в вышине. Остаток щупальца всё ещё сжимает выступ, дымя и лениво извиваясь.</text:p>
      <text:p text:style-name="P60">Я принимаю вертикальное положение. Вокруг меня осыпавшиеся замшелые стены без крыши и… Дэш.</text:p>
      <text:p text:style-name="P60">– Макс?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60">– Учту. – я кривлюсь от боли. – Спасибо, Дэш. За мной должок.</text:p>
      <text:p text:style-name="P60">– Да кто там считает! – отмахивается пегаска. – Ты не в курсе, куда я приземлилась? Ты уже был тут.</text:p>
      <text:p text:style-name="P60">Я качаю головой.</text:p>
      <text:p text:style-name="P60">– Я видел только маленькую часть замка Сестёр. И то, на бегу. Но ты ведь можешь подняться над замком и разведать путь?</text:p>
      <text:p text:style-name="P60">Пегаска чешет копытом в затылке.</text:p>
      <text:p text:style-name="P60">– Могу, конечно. Но пока я спускалась, меня трижды чуть не сбили.</text:p>
      <text:p text:style-name="P60">Над развалинами выстреливает пландерсид, целясь в пролетающего Вондерболта.</text:p>
      <text:p text:style-name="P60">– Вот, видишь. – пегаска пожимает крыльями. – Из болота простреливается всё небо над замком. У этих ляганных пландерсидов офигенная скорость. Не такая, как у меня, конечно, но на близкой дистанции увернуться от них будет трудновато.</text:p>
      <text:p text:style-name="P60">Я сажусь на обломок колонны.</text:p>
      <text:p text:style-name="P60">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ли. Вместо укрепления духа пони мегапраздником, имеем разрушенный Кантерлот и восстание в Мэйнхэттене. А теперь скатывается в говнище план по спасению Селли же... Блядь, может, со мной что-то не так? Может, спасение Эквестрии придёт тогда, кода я самовыпилюсь?</text:p>
      <text:p text:style-name="P49">&lt;<text:span text:style-name="T28">Описать нарастание депрессивных мыслей от описанных случая к случаю</text:span>&gt;</text:p>
      <text:p text:style-name="P60">– Макс? – пегаска трясёт меня копытом. – Ты же у нас Проводник? Выбирай направление.</text:p>
      <text:p text:style-name="P60"><text:soft-page-break/>Ну да, на работу флюгером я ещё гожусь, «Громовержец» от выбора направления нам на голову не свалится. Наверное.</text:p>
      <text:p text:style-name="P60">Я тыкаю на ближайший коридор.</text:p>
      <text:p text:style-name="P60">– Идём туда. Один хрен, они все одинаковые. Рано или поздно выйдем в знакомое место.</text:p>
      <text:p text:style-name="P60">– Верняк! – пегаска салютует. – Веди, Проводник!</text:p>
      <text:p text:style-name="P60">…</text:p>
      <text:p text:style-name="P60">Через час мы стоим на развилке четырёх коридоров. Проклятые развалины смеются надо мной! Мы не только не нашли тронный зал, но и углубились в подземелье! Чахлые лучики едва пробиваются сквозь световые колодцы в сводах, создавая полумрак и ещё больше запутывая ориентацию.</text:p>
      <text:p text:style-name="P60">– Готова спорить на две тысячи бит, мы проходили этот перекрёсток двадцать минут назад. И сорок минут назад тоже проходили.</text:p>
      <text:p text:style-name="P60">Я поворачиваюсь к Дэш.</text:p>
      <text:p text:style-name="P60">– У тебя разве есть две тысячи бит?</text:p>
      <text:p text:style-name="P60">– Нет. И это показывает, насколько я уверена в победе.</text:p>
      <text:p text:style-name="P1"><text:span text:style-name="T43">К</text:span><text:span text:style-name="T1">ажется, из левого </text:span>коридор<text:span text:style-name="T1">а</text:span> <text:span text:style-name="T1">слышны знакомые голоса</text:span>.</text:p>
      <text:p text:style-name="P60">– Идём налево.</text:p>
      <text:p text:style-name="P60">– Так точно, Проводник. – <text:s/>в голосе пегаски энтузиазма заметно убавилось.</text:p>
      <text:p text:style-name="P60">– Послушай, не называй меня проводником. Это уже не смешно!</text:p>
      <text:p text:style-name="P60">Пегаска смотрит на меня вишнёвыми глазами.</text:p>
      <text:p text:style-name="P60">– А я и не смеюсь. Я хотела тебя подбодрить малёхо, а то ты нос повесил. Но если не хочешь — не бу…</text:p>
      <text:p text:style-name="P60">– Дэш! Сзади!!!</text:p>
      <text:p text:style-name="P60">Из подземелья за спиной пегаски бесшумно вываливается копошащаяся масса.</text:p>
      <text:p text:style-name="P5">Пегаска прыгает вперёд. Быстро оглянувшись, она бросается ко мне, подхватывает передними ногами под руки и летит в левый коридор. </text:p>
      <text:p text:style-name="P43"><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43"><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треск</text:span>. <text:span text:style-name="T1">Дэш</text:span> <text:span text:style-name="T1">дёргается</text:span> куда-то вбок. Я по инерции <text:span text:style-name="T1">лечу</text:span> вперёд <text:span text:style-name="T1">и</text:span> жёстко приземл<text:span text:style-name="T1">яюсь</text:span> на каменный пол.</text:p>
      <text:p text:style-name="P43">После двух кувырков по камням гуд<text:span text:style-name="T1">ит</text:span> голова и садн<text:span text:style-name="T1">ит</text:span> ушибленное плечо. </text:p>
      <text:p text:style-name="P43"><text:span text:style-name="T1">–</text:span> Дэш? Ты где? Дэш?</text:p>
      <text:p text:style-name="P43"><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Пландерсид</text:span> перетянул туловище Дэш в районе живота и медленно подтас<text:span text:style-name="T1">кивает</text:span> её вглубь проёма. <text:span text:style-name="T1">Там в темноте копошится</text:span> клубок <text:span text:style-name="T1">щупалец</text:span>, в центре которого гор<text:span text:style-name="T1">ят</text:span> жёлтые глаза-тарелки и торч<text:span text:style-name="T1">ит</text:span> <text:span text:style-name="T1">метровый</text:span> клюв.</text:p>
      <text:p text:style-name="P1"><text:span text:style-name="T1">–</text:span> Дэш!!! <text:span text:style-name="T1">–</text:span> <text:span text:style-name="T1">я</text:span> обн<text:span text:style-name="T1">имаю</text:span> её за шею и тяну. Дэш <text:span text:style-name="T1">делает</text:span> шаг-другой <text:span text:style-name="T1">вперёд</text:span>, но <text:span text:style-name="T1">лиана</text:span> сильнее сж<text:span text:style-name="T1">имает</text:span> <text:span text:style-name="T1">пегаску. И</text:span>з <text:span text:style-name="T1">ниши</text:span> с <text:span text:style-name="T1">треском</text:span> вылет<text:span text:style-name="T1">ают</text:span> ещё <text:span text:style-name="T1">три</text:span> плет<text:span text:style-name="T1">и</text:span> и обви<text:span text:style-name="T1">ваются</text:span> вокруг задних ног и крыл<text:span text:style-name="T1">а</text:span> пегаски. Дэш упира<text:span text:style-name="T1">ется</text:span> изо всех сил, я тяну, как <text:span text:style-name="T1">могу,</text:span> но она метр за метром приближа<text:span text:style-name="T1">ется</text:span> к <text:span text:style-name="T1">шевелящемуся</text:span> клубку.</text:p>
      <text:p text:style-name="P1">Наконец она <text:span text:style-name="T1">цедит</text:span> сквозь зубы:</text:p>
      <text:p text:style-name="P1"><text:span text:style-name="T1">–</text:span> Всё. Уходи! <text:span text:style-name="T1">–</text:span> и с сило<text:span text:style-name="T1">й толкает</text:span> меня в грудь копытом, вырываясь из объятий.</text:p>
      <text:p text:style-name="P1"><text:span text:style-name="T1">–</text:span> Дэш! <text:span text:style-name="T1">–</text:span> <text:span text:style-name="T1">с</text:span> пола я <text:span text:style-name="T1">вижу</text:span>, как в петле <text:span text:style-name="T1">пландерсида</text:span> с хрустом ломается крыло <text:span text:style-name="T1">пегаски</text:span>.</text:p>
      <text:p text:style-name="P1"><text:soft-page-break/>Дэш <text:span text:style-name="T1">стонет,</text:span> у неё <text:span text:style-name="T1">подкашиваются</text:span> <text:span text:style-name="T1">задние</text:span> ноги.</text:p>
      <text:p text:style-name="P1"><text:span text:style-name="T1">–</text:span> Уйди! Не смотри на меня! <text:span text:style-name="T1">–</text:span> <text:span text:style-name="T1">кричит</text:span> она мне зло.</text:p>
      <text:p text:style-name="P1"><text:span text:style-name="T1">Я </text:span>омертвевшим взглядом <text:span text:style-name="T1">смотрю</text:span>, как <text:span text:style-name="T1">пегаска</text:span> постепенно скрывается в возбужденно шевелящемся клубке. Её стоны <text:span text:style-name="T1">заглушает щёлканье клюва и</text:span> <text:span text:style-name="T1">шуршание</text:span> трущихся друг о дружку <text:span text:style-name="T1">пландерсидов</text:span>. <text:span text:style-name="T1">Дурной сон всё не кончается и я</text:span> <text:span text:style-name="T1">вижу</text:span> <text:span text:style-name="T1">идущую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 </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Мыслей не<text:span text:style-name="T1">т</text:span> никаких. Только воспоминания.</text:p>
      <text:p text:style-name="P5">Дэш играет со мной в карты в купе мэйнхэттенского экспресса. Дэш выбивает двери в экспоцентре Псинтела. Дэш тащит фургон по дороге в Филлидельфию. Дэш скандалит в лодке на Седловом озере. Дэш упрашивает меня взять её с собой на утёсе парящей скалы.</text:p>
      <text:p text:style-name="P5">Это всё сон. Всего лишь дурной сон. Я сейчас проснусь, и ничего этого не будет. И не было. Ведь это только сон, правда?</text:p>
      <text:p text:style-name="P5">Я закрываю глаза и беззвучно кричу.</text:p>
      <text:p text:style-name="P5"/>
      <text:p text:style-name="P50">~~~~~</text:p>
      <text:p text:style-name="P5"/>
      <text:p text:style-name="P7">– Держи своего «Проводника»! Хотя сейчас его стоит называть овощем и носить в чемодане.</text:p>
      <text:p text:style-name="P7">– Где ты его нашёл? Что произошло? Что с тобой, человек?</text:p>
      <text:p text:style-name="P7">– В твоей пещере медитаций, если ты её ещё помнишь. Дрянь приключилась, ни ты, ни даже я не можем исправить. Верность погибла, и он это наблюдал.</text:p>
      <text:p text:style-name="P7">– О, небо! Я превращу это болото в выжженый кратер!!! Что сказать остальным?</text:p>
      <text:p text:style-name="P7">– Лучше подумай, как мы обойдёмся без Верности? Шестёрку Гармонии уже не собрать.</text:p>
      <text:p text:style-name="P7">– Есть ещё один способ. Ты его знаешь, <text:span text:style-name="T27">Величайший</text:span>.</text:p>
      <text:p text:style-name="P7">–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4">!</text:span></text:p>
      <text:p text:style-name="P7">– Мы знаем твою цену и готовы заплатить её. Но с условием: ты отправишься с человеком. С твоим запасом магии ты без труда откроешь коридор с той стороны, когда придёт время. Если же ты не откроешь его в течении месяца, Мы откроем его со своей стороны ровно через месяц, чего бы Нам это ни стоило. Честность и Доброта также последуют с тобой для Нашей уверенности, что ты вернёшь человека назад. Ты не можешь обмануть Доброту, а Честность будет укреплять её слабый дух. Береги их! Только при возвращении всех Мы готовы платить.</text:p>
      <text:p text:style-name="P7">– <text:span text:style-name="T90">Что? </text:span>Ты мне не доверяешь??!</text:p>
      <text:p text:style-name="P7">– НЕТ!</text:p>
      <text:p text:style-name="P7">– Сделка состоялась! Оплата по возвращении Сахарной Ватки. Мне не терпится увидеть выражение её благолепной мордочки, когда она узнает, ЧТО мне удалось!&lt;<text:span text:style-name="T27">Так как Макс не вернётся, Дискорд Луну не получит</text:span>&gt;</text:p>
      <text:p text:style-name="P20"/>
      <text:p text:style-name="P50"><text:soft-page-break/>~~~~~</text:p>
      <text:p text:style-name="P20">&lt;<text:span text:style-name="T28">Макс и ко появляются на Терре со сдвигом по времени (как и Кимеринн)?</text:span>&gt;</text:p>
      <text:p text:style-name="P164"><text:span text:style-name="T9">…Мертвенный свет люминесцентных ламп, </text:span><text:span text:style-name="T12">дефибриллятор</text:span>, капельница с физраствором и ритмичное движение линии пульса на <text:span text:style-name="T9">кардиомониторе</text:span> у больничной койки…</text:p>
      <text:p text:style-name="P165"/>
      <text:p text:style-name="P166">Кажется, я уже это встречал раньше! Не помню <text:span text:style-name="T91">только</text:span>, где и когда.</text:p>
      <text:p text:style-name="P165"/>
      <text:p text:style-name="P158">Человек на койке откры<text:span text:style-name="T13">вает</text:span> глаза <text:span text:style-name="T30">и</text:span><text:span text:style-name="T27"> </text:span><text:span text:style-name="T31">в нём </text:span><text:span text:style-name="T27">я узна</text:span><text:span text:style-name="T30">ю</text:span><text:span text:style-name="T27"> себя самого</text:span> <text:span text:style-name="T1">—</text:span> с трёхдневной щетиной и ввалившимися <text:span text:style-name="T10">серыми </text:span>щёками.</text:p>
      <text:p text:style-name="P155">Что за?.. <text:span text:style-name="T92">Интерьер палаты медленно вгрызается в сознание, выдавливая из него всё остальное.</text:span></text:p>
      <text:p text:style-name="P156"/>
      <text:p text:style-name="P156"/>
      <text:p text:style-name="P156"/>
      <text:p text:style-name="P156"/>
      <text:p text:style-name="P156"/>
      <text:p text:style-name="P158">Линия пульса выровнялась и меня повлекло навстречу застывшему взгляду. <text:span text:style-name="T11">В</text:span> последний момент, когда я уже совсем собирался раствориться в <text:span text:style-name="T10">бледном сиянии</text:span> палаты с лежащим на койке мертвецом, что-то ухватило меня за шиворот и потащило прочь.</text:p>
      <text:p text:style-name="P159">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text:p>
      <text:p text:style-name="P159"/>
      <text:p text:style-name="P159"/>
      <text:p text:style-name="P159"/>
      <text:p text:style-name="P159">С огромной скоростью мы понеслись к затягивающемуся окну <text:span text:style-name="T14">&lt;</text:span><text:span text:style-name="T27">основного потока</text:span><text:span text:style-name="T14">&gt;</text:span> и финальные метры я пролетел сам, по инерции. В последний момент я смог вывернуть шею, чтобы посмотреть назад. </text:p>
      <text:p text:style-name="P157">Там были лишь темнота и радуга, тающая в последних отблесках исчезающего коридора.</text:p>
      <text:p text:style-name="P154"/>
      <text:p text:style-name="P5"/>
      <text:p text:style-name="P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большого города.</text:p>
      <text:p text:style-name="P2">Эпплджек нырнула в проём первая. Флаттершай, прижав к себе ноги и прикрывшись крыльями, влетела вторая.</text:p>
      <text:p text:style-name="P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Меня же неуклонно тащило к скоплению мглы, в котором по мере приближения начали проступать </text:p>
      <text:p text:style-name="P60"><text:soft-page-break/></text:p>
      <text:p text:style-name="P60"/>
      <text:p text:style-name="P4">***</text:p>
      <text:p text:style-name="P2">Невесомость, удар, чувство веса.</text:p>
      <text:p text:style-name="P2">Я открыл глаза.</text:p>
      <text:p text:style-name="P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Мне ЭТО всё приснилось? Но таких ярких и длинных снов не бывает. А ЛСД я перестал баловаться два года назад. Да и не похоже это на трип.</text:p>
      <text:p text:style-name="P2">Я поднял руку и обнаружил в ладони брошь в виде радужной молнии.</text:p>
      <text:p text:style-name="P2">Слабый звук заставил меня обернуться.</text:p>
      <text:p text:style-name="P2">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61"/>
      <text:p text:style-name="P37">В руинах погибает Дэш — и шестёрку подменяет Твайлайт. Дискорд, Эпплджек и Флаттершай случайно попадают в мир Макса (Дискорду приходится тащить Макса в проём, пока тот в ступоре и случайно заталкивает туда и Эпплджек с Флаттершай. </text:p>
      <text:p text:style-name="P1"><text:span text:style-name="T29">Дальше — написано. Дискорда при возврате подменяет Трикси</text:span>&gt;</text:p>
      <text:p text:style-name="P60"/>
      <text:p text:style-name="P61"><text:span text:style-name="T14">&lt;Луна - </text:span><text:span text:style-name="T27">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14">&gt;</text:span></text:p>
      <text:p text:style-name="P39"/>
      <text:p text:style-name="P54"><text:span text:style-name="T73">&lt;</text:span><text:span text:style-name="T34">Макс влюбится в Дэш, но потом, когда она вернётся из смерти, он не последует за ней. «Я теперь буду стрематься отношений. И вообще, обзаведусь в конце-концов рогом и наставлю Селестиии рогов!»</text:span><text:span text:style-name="T73">&gt;</text:span></text:p>
      <text:p text:style-name="P60"/>
      <text:p text:style-name="P49">&lt;<text:span text:style-name="T28">- А ты сам-то что чувствуешь?</text:span></text:p>
      <text:p text:style-name="P39">- Я не идиот, и всё видел. Нет никакого мира-вампира. Эквус загибается потому, что он не настоящий. Он выдуман брони! У меня друг был такой. Пони просто возвращались назад, к создавшим их брони! Вот что я видел за экраном!</text:p>
      <text:p text:style-name="P39">...</text:p>
      <text:p text:style-name="P36">- <text:span text:style-name="T1">Все эти миры живут недолго... Несколько лет от силы. Как правило, пока сериал не прикроют и поток фанатской энергии не прекратится. Ты не в курсе, в вашем мире сериал не прикрыли?</text:span></text:p>
      <text:p text:style-name="P36"><text:span text:style-name="T1">- Не знаю, не отслеживал. Я ведь не брони!</text:span>&gt;</text:p>
      <text:p text:style-name="P36"/>
      <text:p text:style-name="P36">&lt; - <text:span text:style-name="T1">Возможно, в другой раз, в другое время...</text:span></text:p>
      <text:p text:style-name="P39">- Ну уж нет! Я завязываю с конеёбством!</text:p>
      <text:p text:style-name="P49"><text:soft-page-break/><text:span text:style-name="T28">- Посмотрим... Хи-хи...</text:span>&gt;</text:p>
      <text:p text:style-name="P49"/>
      <text:p text:style-name="P48">&lt;<text:span text:style-name="T28"> </text:span><text:span text:style-name="T27">-</text:span><text:span text:style-name="T28">Я не умею! Давай ты напишешь!</text:span></text:p>
      <text:p text:style-name="P48"><text:span text:style-name="T27">- </text:span><text:span text:style-name="T28">Фигушки! Подрядил меня татухи поням рисовать — сам теперь фанфик пиши!</text:span>&gt;</text:p>
      <text:p text:style-name="P58"/>
      <text:p text:style-name="P48">&lt;<text:span text:style-name="T28">В сцене прощания (во сне) — Р.Д. в будущем будет стрематься поебушек с человеками, чтобы не испытывать горечи расставания. Но: </text:span></text:p>
      <text:p text:style-name="P48"><text:span text:style-name="T28">- Учти, я ни капельки не жалею о наших поебушках! Но в будущем буду их стрематься. Это очень больно — вот так расставаться</text:span>&gt;</text:p>
      <text:p text:style-name="P38">&lt;Это было офигенно больно и не только физически. Мне больше нечего сказать. И в дальнейшем я буду стрематься водиться с человеками, чтобы потом не было так больно расставаться!&gt;</text:p>
      <text:p text:style-name="P38"/>
      <text:p text:style-name="P38">(про Макса в сне-прощании)</text:p>
      <text:p text:style-name="P38">Я — Дискорд, и я говорю вам: он вернётся Я подсоблю вам, касатикам, хе-хе!</text:p>
      <text:p text:style-name="P58"/>
      <text:p text:style-name="P124"><text:span text:style-name="T14"><text:s/>&lt;</text:span><text:span text:style-name="T32"> - </text:span><text:span text:style-name="T27">Я не могу быть вашим спасителем! Я намного хуже и испорченнее вас!</text:span><text:span text:style-name="T14">&gt;</text:span></text:p>
      <text:p text:style-name="P125"/>
      <text:p text:style-name="P48">&lt;<text:span text:style-name="T28">Луна говорит Максу в прощальном сне:</text:span></text:p>
      <text:p text:style-name="P48"><text:span text:style-name="T28">- Прости, что хотела убить тебя. Я ослабела и Найтмэр на время одержала верх</text:span>&gt;</text:p>
      <text:p text:style-name="P58"/>
      <text:p text:style-name="P48">&lt;<text:span text:style-name="T28">Добавить в фанфик просьбу Селестии нарисовать её в соблазнительной позе. Макс выполняет её желание, нарисовав соответствующую иллюстрацию к фанфику. (типа, раз ты уж описал наш секс, нарисуй меня в соблазнительной позе хотя бы)</text:span>&gt;</text:p>
      <text:p text:style-name="P48"/>
      <text:p text:style-name="P35">&lt;<text:span text:style-name="T1">Когда Макс в последний раз пролетает в Эогиппе (когда неудачо вписывается в коридор при возвращении в Эквестрию с Терры), Анакорн подбегает к Максу и спрашивает:</text:span></text:p>
      <text:p text:style-name="P37">- Слушай, я что-то не пойму, Эогипп для тебя что, проходной двор, что ли? На моей памяти, ты уже <text:span text:style-name="T14">&lt;</text:span>пятый<text:span text:style-name="T14">&gt;</text:span> раз за последние полгода туда-сюда через него мотаешься. Так часто сюда даже аликорны не заглядывают…</text:p>
      <text:p text:style-name="P35"><text:span text:style-name="T1">Макс узнаёт, что Анакорн — сверхаликорн, и хочет набить ему морду за то, что тот не помогает. Потом они мирятся совместно решают проблему Эквестрии (Анакорн жалуется ему, что сам не успевает затыкать дыры)</text:span>&gt;</text:p>
      <text:p text:style-name="P45"/>
      <text:p text:style-name="P37"/>
      <text:p text:style-name="P1"/>
      <text:p text:style-name="P35">- <text:span text:style-name="T1">Ты же говорил, у нас нет магии?</text:span></text:p>
      <text:p text:style-name="P37">- Нет. Но что я, по-твоему, делал за тысячи лет заточения в статуе? Да я столько магии накопил, что могу вывернуть это мирок пару раз наизнанку! <text:span text:style-name="T78">Кстати, он от </text:span>э<text:span text:style-name="T78">того только лучше станет!</text:span></text:p>
      <text:p text:style-name="P37">- Но тогда ты мог бы захватить власть в Эквестрии?</text:p>
      <text:p text:style-name="P37">- Мог бы. Но… Зачем? За эти годы я многое переосмыслил и понял: властвовать чертовски скучно! Куда интереснее строить козни изподтишка...</text:p>
      <text:p text:style-name="P45"/>
      <text:p text:style-name="P34"><text:soft-page-break/></text:p>
      <text:p text:style-name="P35">&lt;Селестия проснётся на Терре в облике кибермозга, т.к. в своём мире она на ступень выше пони (а кибермозг на Терре на ступень выше людей)&gt;</text:p>
      <text:p text:style-name="P37"/>
      <text:p text:style-name="P11">***</text:p>
      <text:p text:style-name="P115"/>
      <text:p text:style-name="P1">&lt;<text:span text:style-name="T35">Это уже видит Макс в своём сне — он проследит за Рэрити и остальными. Но проговорится об этом только в разговоре с Анакорном — для интриги:</text:span></text:p>
      <text:p text:style-name="P32">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32">Внезапно он открыл глаза и посмотрел на экран. В глазах его отражалась цепочка пони, как у прыгнувшей за миг до того в экран пони.</text:p>
      <text:p text:style-name="P32">Рябь экрана разглаживалась, он постепенно становился непрозрачно-матовым. Так же угасало отражение светящейся цепочки в глазах у юноши.<text:span text:style-name="T14">&gt;</text:span></text:p>
      <text:p text:style-name="P54"/>
      <text:h text:style-name="P173" text:outline-level="2">Сон Рэрити</text:h>
      <text:p text:style-name="P2"/>
      <text:p text:style-name="P4">***</text:p>
      <text:p text:style-name="P55">&lt;<text:span text:style-name="T27">На Терре Селестия, будучи в компьютере, случайно пробуждает в Нексусе активный интеллект.</text:span>&gt;</text:p>
      <text:p text:style-name="P2"/>
      <text:h text:style-name="P173" text:outline-level="2">Рейд пони-рэйнджеров</text:h>
      <text:p text:style-name="P2"/>
      <text:p text:style-name="P90">(леденящий душу триллер, музыка тревожная)</text:p>
      <text:p text:style-name="P6">&lt;<text:span text:style-name="T27">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4">***</text:p>
      <text:p text:style-name="P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text:span text:style-name="T14">–</text:span> Хотя кое-кто за за тысячу лет воздержания накопил столько силы, что может жонглировать планетами, не думаю, что он <text:span text:style-name="T14">&lt;</text:span><text:span text:style-name="T26">вот эту-то энергию Дискорд и потратил на превращение в дракона в мире Терры</text:span><text:span text:style-name="T14">&gt;</text:span>… Нет, конечно, это не он, его усталость и раскаяние были искренними… Дискорд на нашей стороне… <text:s/>Продолжайте, Кимеринн.</text:p>
      <text:h text:style-name="P173" text:outline-level="2"/>
      <text:h text:style-name="P173" text:outline-level="2">Продолжение ЛСД-чаепития</text:h>
      <text:p text:style-name="P2"/>
      <text:p text:style-name="P2"><text:span text:style-name="T14">&lt;</text:span><text:span text:style-name="T27">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14">&gt;</text:span></text:p>
      <text:p text:style-name="P55"/>
      <text:h text:style-name="P173" text:outline-level="2"><text:soft-page-break/>Поиск решения</text:h>
      <text:p text:style-name="P117"/>
      <text:p text:style-name="P2"><text:span text:style-name="T14">&lt;</text:span><text:span text:style-name="T27">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27">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32">—</text:span><text:span text:style-name="T27"> Луна создаёт обратный коридор в срок.</text:span><text:span text:style-name="T14">&gt;</text:span></text:p>
      <text:p text:style-name="P2"/>
      <text:h text:style-name="P173" text:outline-level="2">Поход к замку Принцес-2</text:h>
      <text:p text:style-name="P2"/>
      <text:p text:style-name="P2"/>
      <text:p text:style-name="P2"/>
      <text:p text:style-name="P4"/>
      <text:p text:style-name="P2"><text:span text:style-name="T14">&lt;</text:span><text:span text:style-name="T27">Поиски Селестии — сюжет:</text:span></text:p>
      <text:p text:style-name="P33">Базовое положение: Селестия физически находится на компе Влада в соседнем с максовым доме, в качестве этической подпрограммы к Нексусу.</text:p>
      <text:p text:style-name="P33">Кратко:</text:p>
      <text:p text:style-name="P33">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33">Эпизод 1:</text:p>
      <text:p text:style-name="P33">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33">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33">…</text:p>
      <text:p text:style-name="P33">Итого:</text:p>
      <text:p text:style-name="P33"><text:soft-page-break/>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33">Эпизод 3.5 (необязательный): День из жизни Дискорда (впечатления от нового мира, интерес путешествия, нежелание возвращаться).</text:p>
      <text:p text:style-name="P33">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27">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14">&gt;</text:span></text:p>
      <text:p text:style-name="P2"/>
      <text:h text:style-name="P173" text:outline-level="2">Терра. Прибытие</text:h>
      <text:p text:style-name="P2"/>
      <text:p text:style-name="P2">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14">—</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text:soft-page-break/>В-четвёртых, через <text:span text:style-name="T14">&lt;</text:span><text:span text:style-name="T27">три месяца</text:span><text:span text:style-name="T14">&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 А они? – Дискорд кивнул на девушек, сжавшихся в уголке дивана.</text:p>
      <text:p text:style-name="P2">Я пожал плечами. </text:p>
      <text:p text:style-name="P2">– Поживём — увидим. Я никому навязывать обязанности не собираюсь.</text:p>
      <text:p text:style-name="P2"/>
      <text:h text:style-name="P173" text:outline-level="2">Поиски</text:h>
      <text:p text:style-name="P2"/>
      <text:p text:style-name="P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А сейчас разберёмся, что там с Нексусом?</text:p>
      <text:p text:style-name="P2">Административная консоль приветственно мигнула зелёным шрифтом.</text:p>
      <text:p text:style-name="P2"><text:span text:style-name="T14">&gt;</text:span>\Привет, Нексус. Это Макс.</text:p>
      <text:p text:style-name="P2"><text:span text:style-name="T14">&lt;\</text:span>Привет, Макс. Рад тебя видеть.</text:p>
      <text:p text:style-name="P24">Хм. Блок эмоций? Или просто модификация стандартного приветствия?</text:p>
      <text:p text:style-name="P2"><text:span text:style-name="T14">&gt;\</text:span>Нексус, отключи память событий за последнюю неделю.</text:p>
      <text:p text:style-name="P2"><text:span text:style-name="T14">&lt;\</text:span>Выполнено, Макс.</text:p>
      <text:p text:style-name="P2"><text:span text:style-name="T14">&gt;</text:span>\Задача по корпоративной логике. Выдай наиболее оптимальное решение.</text:p>
      <text:p text:style-name="P2"><text:span text:style-name="T14">&lt;\</text:span>Жду с нетерпением, Макс.</text:p>
      <text:p text:style-name="P2"><text:span text:style-name="T14">&gt;\</text:span>Постановка задачи.</text:p>
      <text:p text:style-name="P2"><text:soft-page-break/><text:span text:style-name="T14">&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14">&gt;\</text:span>Ограничения.</text:p>
      <text:p text:style-name="P2"><text:span text:style-name="T14">&gt;\</text:span>Ты не можешь подать в суд на компанию Б и ждать результатов, так как за время разбирательства компания А обанкротится.</text:p>
      <text:p text:style-name="P2"><text:span text:style-name="T14">&gt;\</text:span>Задание.</text:p>
      <text:p text:style-name="P2"><text:span text:style-name="T14">&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14">&lt;\</text:span>Задача принята...</text:p>
      <text:p text:style-name="P2"><text:span text:style-name="T14">&lt;\</text:span>...</text:p>
      <text:p text:style-name="P2"><text:span text:style-name="T14">&lt;\</text:span>...</text:p>
      <text:p text:style-name="P2"><text:span text:style-name="T14">&lt;\</text:span>Решение:</text:p>
      <text:p text:style-name="P2"><text:span text:style-name="T14">&lt;\&lt;</text:span><text:span text:style-name="T27">Не следует противопоставлять злу ещё большее зло - это только усилит его — </text:span><text:span text:style-name="T28">кодовая фраза</text:span><text:span text:style-name="T32">&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24">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О-па, уже час дня! Большинство коллег уже разошлись на обед по кафе и пищеблокам. Теперь мне никто не помешает. Надеюсь.</text:p>
      <text:p text:style-name="P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в ответах.</text:p>
      <text:p text:style-name="P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text:soft-page-break/>Я присел на диванчик рядом с плащём, сделал вид, что читаю смски, и тихо произнёс в воздух перед собой:</text:p>
      <text:p text:style-name="P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 Через пару минут мы встретились в коридоре у стенда с достижениями корпорации.</text:p>
      <text:p text:style-name="P2">– Ты точно уверен, что Селестия где-то здесь?</text:p>
      <text:p text:style-name="P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 Дискорд!</text:p>
      <text:p text:style-name="P2">– Ась? – Дискорд с отсутствующим выражением лица изучал вехи становления компании, от начала века и до наших дней.</text:p>
      <text:p text:style-name="P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 О!</text:p>
      <text:p text:style-name="P2">– Ты что-то чувствуешь?</text:p>
      <text:p text:style-name="P2">–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14">&lt;</text:span><text:span text:style-name="T27">трёх</text:span><text:span text:style-name="T14">&gt;</text:span> месяцев. Наверняка Селестии известен способ открыть коридор с этой стороны.</text:p>
      <text:p text:style-name="P2"><text:soft-page-break/>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Щека у него дёрнулась. Я проследил за его взглядом и обнаружил в углу серверную стойку, сбоку которой на крючке висела дамская сумочка.</text:p>
      <text:p text:style-name="P2">– Ты что-то чувствуешь?</text:p>
      <text:p text:style-name="P2">– Нет! – Дискорд отвёл взгляд и пошёл дальше.</text:p>
      <text:p text:style-name="P2">Остаток этажа не принёс в поиски ничего нового.</text:p>
      <text:p text:style-name="P4">***</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14">&lt;</text:span><text:span text:style-name="T27">три месяца</text:span><text:span text:style-name="T14">&gt;</text:span> на поиски. Думаю, мне хватит. – Дискорд встал и начал собираться.</text:p>
      <text:p text:style-name="P2"><text:soft-page-break/>– А как…</text:p>
      <text:p text:style-name="P2">– Не изволь беспокоиться, я и не в таких мирах бывал, – перебил меня Дискорд. –</text:p>
      <text:p text:style-name="P16"/>
      <text:p text:style-name="P2"><text:span text:style-name="T14">&lt;</text:span><text:span text:style-name="T27">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14">&gt;</text:span></text:p>
      <text:p text:style-name="P16"/>
      <text:p text:style-name="P2"><text:s/>Пхе! Денег мне не надо — сам раздобуду. Главное — не уходите далеко от коридора. Ко времени перехода я вернусь. Или раньше.</text:p>
      <text:p text:style-name="P2"/>
      <text:h text:style-name="P173" text:outline-level="2">Безнадёжность</text:h>
      <text:p text:style-name="P16">&lt;<text:span text:style-name="T28">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14">&lt;</text:span><text:span text:style-name="T27">расширить</text:span><text:span text:style-name="T14">&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14">&lt;</text:span><text:span text:style-name="T27">расширить</text:span><text:span text:style-name="T14">&gt;</text:span>.</text:p>
      <text:p text:style-name="P2">В эти же дни у меня началась полоса чёрного невезения. Два раза меня чуть не сбила машина. Один раз мне чудом удалось оторваться от гопников <text:span text:style-name="T14">&lt;</text:span><text:span text:style-name="T27">клоунов/санта-клаусов</text:span><text:span text:style-name="T14">&gt;</text:span>, подстерегавших меня на подходе к офису. Возвратившись домой я с удивлением обнаружил сзади <text:span text:style-name="T14">&lt;</text:span><text:span text:style-name="T27">пять</text:span><text:span text:style-name="T14">&gt;</text:span>длинную прореху в куртке, <text:span text:style-name="T14">&lt;</text:span><text:span text:style-name="T27">как будто сделанную пятернёй с металлическими когтями</text:span><text:span text:style-name="T14">&gt;</text:span>явно сделанную ударом ножа вдогонку наотмашь <text:span text:style-name="T14">&lt;</text:span><text:span text:style-name="T27">Эпплджек понадобилось два часа, чтобы зашить её</text:span><text:span text:style-name="T14">&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14">&lt;</text:span><text:span text:style-name="T27">подать фонарь под другим сосусом</text:span><text:span text:style-name="T14">&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text:soft-page-break/>–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14">&lt;</text:span><text:span text:style-name="T27">уменьшить подозрения — о них должен догадаться Макс</text:span><text:span text:style-name="T14">&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14">&lt;</text:span><text:span text:style-name="T27">улучшить</text:span><text:span text:style-name="T14">&gt;</text:span>. А тот случай, когда мне пришлось зашивать тебе куртку после нападения убийц <text:span text:style-name="T14">&lt;</text:span><text:span text:style-name="T27">клоунов/санта-клаусов</text:span><text:span text:style-name="T14">&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text:soft-page-break/>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
      <text:h text:style-name="P173" text:outline-level="2">След?</text:h>
      <text:p text:style-name="P117"/>
      <text:p text:style-name="P2"><text:span text:style-name="T14">&lt;</text:span><text:span text:style-name="T27">сначала эпизод - проверка сумки в серверной</text:span><text:span text:style-name="T14">&gt;</text:span></text:p>
      <text:p text:style-name="P2"><text:span text:style-name="T14">&lt;</text:span><text:span text:style-name="T32">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14"> &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 Анджела, можно тебя на секундочку?</text:p>
      <text:p text:style-name="P2">– Да? – Она захлопнула книгу <text:span text:style-name="T14">&lt;</text:span><text:span text:style-name="T27">“Последний Единорог” Питера Бигла</text:span><text:span text:style-name="T14">&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крылья?</text:p>
      <text:p text:style-name="P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6"/>
      <text:p text:style-name="P2"><text:soft-page-break/><text:span text:style-name="T14">&lt;</text:span><text:span text:style-name="T27">расширить. Перед кафешкой - диалог с Флатти и ЭйДжей. Все думают, что наконец-то нашли Селестию. Все ликуют</text:span><text:span text:style-name="T14">&gt;</text:span></text:p>
      <text:p text:style-name="P16"/>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
      <text:p text:style-name="P2"><text:span text:style-name="T14">&lt;</text:span><text:span text:style-name="T27">Расширить сцену в кафе. Ожидание, подьём и… падение ожиданий</text:span><text:span text:style-name="T14">&gt;</text:span></text:p>
      <text:p text:style-name="P2"/>
      <text:p text:style-name="P4">***</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text:soft-page-break/>–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14">&lt;</text:span><text:span text:style-name="T27">упомянуть болезнь Флатти в соответствующем разделе</text:span><text:span text:style-name="T14">&gt;</text:span></text:p>
      <text:p text:style-name="P2">–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2"/>
      <text:h text:style-name="P173" text:outline-level="2">Озарение</text:h>
      <text:p text:style-name="P2"/>
      <text:p text:style-name="P2"><text:span text:style-name="T14">&lt;</text:span><text:span text:style-name="T27">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14">&gt;</text:span></text:p>
      <text:p text:style-name="P96"><text:soft-page-break/></text:p>
      <text:p text:style-name="P97">-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96"/>
      <text:p text:style-name="P92">Разговор не клеился.</text:p>
      <text:p text:style-name="P96">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96"><text:span text:style-name="T14">–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96"><text:span text:style-name="T14">–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96"><text:span text:style-name="T14">– </text:span>Ну хорошо. Убедила. В конце-концов, можем поступить так. Вы с Флатти вернётесь обратно а я продолжу поиски здесь.</text:p>
      <text:p text:style-name="P96"><text:span text:style-name="T14">– </text:span>А как мы узнаем, что ты нашёл принцессу? – хмуро отозвалась Эпплджек. – Сами вы вряд ли сможете отсюда создать коридор к Эквестрии.</text:p>
      <text:p text:style-name="P96"><text:span text:style-name="T14">– </text:span>Вы можете связываться со мной раз в месяц по коридору.</text:p>
      <text:p text:style-name="P96"><text:span text:style-name="T14">–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96"><text:span text:style-name="T14">– </text:span>Ну, не раз в месяц <text:span text:style-name="T14">—</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96">Эпплджек недоверчиво хмыкнула.</text:p>
      <text:p text:style-name="P96"><text:span text:style-name="T14">–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96"><text:span text:style-name="T14">–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96"><text:span text:style-name="T14">– </text:span>Конечно оставаться. Кто ещё, кроме нас, может найти её?</text:p>
      <text:p text:style-name="P96"><text:span text:style-name="T14">– </text:span>Я думал, ты не сможешь оставить Энджела и всех остальных надолго.</text:p>
      <text:p text:style-name="P96"><text:soft-page-break/><text:span text:style-name="T14">–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101"><text:span text:style-name="T14">– </text:span>Извини, Флаттершай, забылся.</text:p>
      <text:p text:style-name="P101"><text:span text:style-name="T14">– </text:span>Та ладно, я ж не против, – возразила Эпплджек. – Не парься, Флатти. Было б хуже, если б он <text:s/>назвал меня Эпплджек на людях.</text:p>
      <text:p text:style-name="P101"><text:span text:style-name="T14">– </text:span>Ты так... – запнулась Флаттершай. – Так быстро забыла свою ферму. И...</text:p>
      <text:p text:style-name="P101"><text:span text:style-name="T14">–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101"><text:span text:style-name="T14">– </text:span>Как ты можешь так говорить? – расплакалась Флаттершай.</text:p>
      <text:p text:style-name="P101"><text:span text:style-name="T14">– </text:span>Эй, девушки, не ссорьтесь! Мы — одна команда! И надеюсь, останемся ею и в дальнейшем. </text:p>
      <text:list xml:id="list4728497185272482071" text:style-name="L5">
        <text:list-header>
          <text:p text:style-name="P160">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101"><text:span text:style-name="T14">– </text:span>А если нет? – Эпплджек смотрела мне мне прямо в глаза.</text:p>
      <text:list xml:id="list200740143002632" text:continue-numbering="true" text:style-name="L5">
        <text:list-header>
          <text:p text:style-name="P160">Я молча пожал плечами. Эпплджек уверенно продолжила.</text:p>
        </text:list-header>
      </text:list>
      <text:p text:style-name="P101"><text:span text:style-name="T14">–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101"><text:span text:style-name="T14">– </text:span>Спасибо, ЭйДжей.</text:p>
      <text:p text:style-name="P101"><text:span text:style-name="T14">– </text:span>Я об Эквестрии беспокоюсь. – ворчливо отозвалась Эпплджек. – Надо разобраться с этой ерундой наконец-то. И я чертовски намерена это сделать.</text:p>
      <text:list xml:id="list200741126289726" text:continue-numbering="true" text:style-name="L5">
        <text:list-header>
          <text:p text:style-name="P160">Флаттершай пробормотала нечто, показавшееся мне знакомым.</text:p>
        </text:list-header>
      </text:list>
      <text:p text:style-name="P101"><text:span text:style-name="T14">– </text:span>Флатти, ты что-то сказала? Я не расслышал.</text:p>
      <text:p text:style-name="P101"><text:span text:style-name="T14">– </text:span>Намерение Изменяет Реальность.</text:p>
      <text:p text:style-name="P101"><text:span text:style-name="T14">– </text:span>Эээ. А где ты слышала эту фразу, если не секрет?</text:p>
      <text:p text:style-name="P101"><text:span text:style-name="T14">–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200739781152424" text:continue-numbering="true" text:style-name="L5">
        <text:list-header>
          <text:p text:style-name="P160">У меня как будто вспыхнула лампочка в мозгу. Кирпичики быстро выстраивались в целостную картину. Я ринулся в прихожую.</text:p>
        </text:list-header>
      </text:list>
      <text:p text:style-name="P101"><text:span text:style-name="T14">– </text:span>Флатти, ЭйДжей, буду через час. Ждите!</text:p>
      <text:p text:style-name="P96"/>
      <text:h text:style-name="P171" text:outline-level="2">Почти.</text:h>
      <text:p text:style-name="P113"/>
      <text:p text:style-name="P101">В офисе меня встретил лыбящийся Стас.</text:p>
      <text:p text:style-name="P101">–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101">Я уставился на Стаса и он, захлёбываясь от торопливости, начал <text:span text:style-name="T14">расказывать</text:span>.</text:p>
      <text:p text:style-name="P101">–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text:soft-page-break/>таки успел наваять какую-то рабочую заготовку, и этот его прототип под названием <text:span text:style-name="T14">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101">– Ты его уничтожил?</text:p>
      <text:p text:style-name="P101">– Кого?</text:p>
      <text:p text:style-name="P101">– Этический модуль. Селестию.</text:p>
      <text:p text:style-name="P101">–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101">– Ты его уничтожил?</text:p>
      <text:p text:style-name="P101">–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101">– То есть, на домашнем компьютере Влада модуль работает и дальше?</text:p>
      <text:p text:style-name="P101">– Ага. К нему-то у меня доступа нету. Но в кластер к Нексусу он больше не пролезет.</text:p>
      <text:p text:style-name="P101">– Спасибо, Стас. Ты молодец.</text:p>
      <text:p text:style-name="P101">Ниточка, чуть было не прервавшаяся в офисе, повела в квартиру Влада.</text:p>
      <text:p text:style-name="P101"/>
      <text:h text:style-name="P171" text:outline-level="2">Дискорд</text:h>
      <text:p text:style-name="P117"/>
      <text:p text:style-name="P113">Девушки поспешно собирались, пока я растолковывал им задачу.</text:p>
      <text:p text:style-name="P113"><text:span text:style-name="T14">–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113"><text:span text:style-name="T14">– </text:span>Это тот твой приятель, который разбился с полгода назад? – спросила Эпплджек.</text:p>
      <text:p text:style-name="P113"><text:span text:style-name="T14">– </text:span>Да, это он.</text:p>
      <text:p text:style-name="P113"><text:span text:style-name="T14">– </text:span>А как мы попадём в его квартиру? Там сейчас кто-то живёт? – Флаттершай прыгала на одной ноге, натягивая кед.</text:p>
      <text:p text:style-name="P113"><text:span text:style-name="T14">–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114">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114">В гараже я обошёл старый верный <text:span text:style-name="T14">Nissan Navara</text:span> и направился к маленькому электрическому <text:span text:style-name="T14">Eva. </text:span>Для того, чтоб не привлекать внимание, самое оно. <text:s/><text:span text:style-name="T14">&lt;</text:span><text:span text:style-name="T27">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14">&gt;</text:span></text:p>
      <text:p text:style-name="P114">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14">&lt;</text:span><text:span text:style-name="T27">Плохо написано!</text:span><text:span text:style-name="T14">&gt;</text:span></text:p>
      <text:p text:style-name="P114"><text:soft-page-break/>Я поднёс брелок пропуска к домофону, но дверь подъезда не открылась. Замигала красная лампочка и зажужжал зуммер.</text:p>
      <text:p text:style-name="P114">Я выругался.</text:p>
      <text:p text:style-name="P114"><text:span text:style-name="T14">– </text:span>Макс, что случилось? У нас проблемы?</text:p>
      <text:p text:style-name="P114"><text:span text:style-name="T14">–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114"><text:span text:style-name="T14">– </text:span>Так что, будем ломать дверь? – Эпплджек критически осмотрелась, подмечая бабулек на лавочке и зевак во внутреннем скверике.</text:p>
      <text:p text:style-name="P114"><text:span text:style-name="T14">– </text:span>Нет нужды. Лучше станьте-ка сзади меня так, чтобы заслонить от этих бабулек и от вооон той камеры наблюдения.</text:p>
      <text:list xml:id="list565890207077227228" text:style-name="L6">
        <text:list-header>
          <text:p text:style-name="P161">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101">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101">Раздался лёгкий «кряк» и дверь подалась.</text:p>
      <text:p text:style-name="P138"><text:span text:style-name="T14">– </text:span>Девушки, заходим.</text:p>
      <text:p text:style-name="P96">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96"><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101">Прихожая встретила нас толстым слоем пыли. Мы тихонько прошли внутрь и я закрыл дверь изнутри.</text:p>
      <text:p text:style-name="P96"><text:span text:style-name="T1">Компьютер</text:span> стоял там же, где и обычно <text:span text:style-name="T1">— в личном кабинете Влада на столе у окна.</text:span></text:p>
      <text:p text:style-name="P138"><text:span text:style-name="T14">– </text:span>Макс, тут окно разбито! И верёвка какая-то висит. – крикнула Флаттершай из кухни.</text:p>
      <text:p text:style-name="P138"><text:span text:style-name="T14">– </text:span>Оставь, Флатти, не сейчас! – отмахнулся я.</text:p>
      <text:p text:style-name="P145">Лампочка питания на ноутбуке горела, <text:s/>но подключенный монитор оставался тёмным. Я постучал по пробелу, но безрезультатно.</text:p>
      <text:p text:style-name="P138"><text:span text:style-name="T14">– </text:span>Может, стукни его хорошенько? – посоветовала Эпплджек. – Я всегда так делаю, когда у твоего компа интернет тормозит. Почти всегда помогает...</text:p>
      <text:p text:style-name="P138"><text:span text:style-name="T14">– </text:span>Монитор выключен. – <text:s/>раздалось из угла. Кресло с высокой спинкой повернулось, открыв нашим взорам Дискорда. </text:p>
      <text:p text:style-name="P138">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38">Он приподнял панамку, дурашливо здороваясь.</text:p>
      <text:p text:style-name="P138"><text:soft-page-break/><text:span text:style-name="T14">– </text:span>Оп-па! – пробормотала Эпплджек. – Нежданчик!</text:p>
      <text:p text:style-name="P138"><text:span text:style-name="T14">– </text:span>Ты, я вижу, времени не терял, – моя рука под прикрытием стола медленно тянулась к тяжёлой фарфоровой кружке, стоящей на краю.</text:p>
      <text:p text:style-name="P118"><text:span text:style-name="T14">–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118"><text:span text:style-name="T14">– </text:span>А почему ты вообще решил искать нас тут? – спросила Эпплджек. – Приехал бы домой. Мы б тебя чаем напоили.</text:p>
      <text:p text:style-name="P118"><text:span text:style-name="T14">– </text:span>Видишь ли, дорогая Эй-Джей, я с самого начала знал, где находится наша уважаемая принцесса, а времени в обрез, так что...</text:p>
      <text:p text:style-name="P126">В проёме дверей появилась Флаттершай.</text:p>
      <text:p text:style-name="P118"><text:span text:style-name="T14">– </text:span>С кем это вы тут разговариваете?</text:p>
      <text:list xml:id="list2292924320481148763" text:style-name="L7">
        <text:list-header>
          <text:p text:style-name="P174">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26">Оглушённый Дискорд попытался было отъехать на кресле в сторону, но я припёр его стулом к стенке.</text:p>
      <text:p text:style-name="P118">– Жанна, Флатти, хватайте ноут и на выход! Я с ним разберусь! Не теряйте вре...!</text:p>
      <text:p text:style-name="P118">– ТЫ ИДИО...!!!</text:p>
      <text:p text:style-name="P118">Дискорд <text:s/>зорал одновременно со мной, прикрываясь от меня руками, когда раздался оглушительный</text:p>
      <text:p text:style-name="P118">...</text:p>
      <text:p text:style-name="P119">БАХ!!!</text:p>
      <text:p text:style-name="P118">…</text:p>
      <text:p text:style-name="P118">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38">На лице Дискорда появилось удивлённо-мечтательное выражение и он вырубился.</text:p>
      <text:p text:style-name="P138"/>
      <text:h text:style-name="P173" text:outline-level="2">Селестия</text:h>
      <text:p text:style-name="P138"/>
      <text:p text:style-name="P117">&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38">Включенный монитор показал схематическое изображение Селестиии, </text:p>
      <text:p text:style-name="P139">&gt;\<text:span text:style-name="T1">Привет, Селестия. Это Макс. Как себя чувствуешь?</text:span></text:p>
      <text:p text:style-name="P139">&lt;\<text:span text:style-name="T1">Макс? МАКС??? МА-А-А-АКС!!! НАКОНЕЦ-ТО! КАК Я РАДА ТЕБЯ СЛЫШАТЬ! </text:span></text:p>
      <text:p text:style-name="P139">&gt;\<text:span text:style-name="T1">Я рад, что нашёл тебя, Тия.</text:span></text:p>
      <text:p text:style-name="P139">&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39">&gt;\<text:span text:style-name="T1">Тия, я сейчас подключу микрофон и колонки, и мы сможем общаться более удобно.</text:span></text:p>
      <text:p text:style-name="P138">…</text:p>
      <text:p text:style-name="P138">– Привет опять. Как ты меня слышишь?</text:p>
      <text:p text:style-name="P138"><text:soft-page-break/>–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39">– <text:span text:style-name="T1">Могу себе представить. Как-то раз я провёл три часа камере сенсорной депривации. Мне не понравилось.</text:span></text:p>
      <text:p text:style-name="P138">– Эммм... Ваше Высочество, вы в порядке? Мы так рады, что наконец-то нашли Вас! – вклинилась в разговор Эпплджек.</text:p>
      <text:p text:style-name="P138">– Кто тут? Макс, кто ещё с тобой?</text:p>
      <text:p text:style-name="P139"><text:span text:style-name="T1">– Со мной Эпплджек и Флаттершай. Мы пришли сюда полгода </text:span>&lt;<text:span text:style-name="T22">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39">– <text:span text:style-name="T1">Девочки? Я рада вас слышать. А Твайлайт нет рядом?</text:span></text:p>
      <text:p text:style-name="P138">–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38">При этих словах Дискорд замычал и задёргался. Эпплджек нахмурилась и проверила верёвки, привязывающие его к спинке стула.</text:p>
      <text:p text:style-name="P138">–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38">– Ноутбук — так называется место, где я нахожусь сейчас? А кто это мычит?</text:p>
      <text:p text:style-name="P138">–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38">– О, духи предков, но зачем??? Почему у него кляп во рту?</text:p>
      <text:p text:style-name="P138">– Мы связали его. Он нас предал. И тебя. И Эквестрию. Всех.</text:p>
      <text:p text:style-name="P138">При этих словах Эпплджек и Флаттершай непонимающе уставились на меня, а Дискорд протестующе замычал.</text:p>
      <text:p text:style-name="P138">Я начал рассказывать о своих догадках, и непонимающее выражение на лицах девушек сменилось удивлением.</text:p>
      <text:p text:style-name="P138">–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38">– А зачем тогда ты приложила его книгой? – непонимающе уставился я на неё.</text:p>
      <text:p text:style-name="P138">– Потому что ты напал на него. Я и подумала — тебе виднее. И подсобила.</text:p>
      <text:p text:style-name="P138">Флаттершай отрицающе мотнула головой.</text:p>
      <text:p text:style-name="P138">– Не может Дискорд быть предателем. Он мой друг.</text:p>
      <text:p text:style-name="P138">Дискорд благодарственно замычал и закивал головой.</text:p>
      <text:p text:style-name="P138">–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38">Дискорд завёл глаза на лоб и обречённо завыл.</text:p>
      <text:p text:style-name="P138">– Макс, постой. Дай мне поговорить с ним. – сказала Селестия. – Не могу поверить, что Дискорд на такое пошёл.</text:p>
      <text:p text:style-name="P138">– Ну хорошо. Поговори. Послушаем, что он скажет.</text:p>
      <text:p text:style-name="P138">Я красноречиво покачал кулак перед его носом и вытащил кляп.</text:p>
      <text:p text:style-name="P138">...</text:p>
      <text:p text:style-name="P127"><text:soft-page-break/>– Ффы, тьфу, пффф, пфу! <text:span text:style-name="T14">&lt;</text:span><text:span text:style-name="T27">Вот дискорд! Я, то бишь!</text:span><text:span text:style-name="T14">&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29"><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14">— </text:span><text:span text:style-name="T1">получишь кляп обратно.</text:span></text:p>
      <text:p text:style-name="P127">– Это я-то устраиваю цирк?!! ДА ТЫ НА СЕБЯ ПОСМОТРИ, КЛОУН!!! На людей кидаешься, чашками бросаешься, вон, мне нос разбил! Дерёшься...</text:p>
      <text:p text:style-name="P127">Я угрожающе поднёс тряпку к лицу Дискорда.</text:p>
      <text:p text:style-name="P127">– Ещё одно слово в таком тоне, и ты заткнёшься, а мы уйдём в Эквестрию без тебя!</text:p>
      <text:p text:style-name="P127">–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27">Дискорд демонстративно закрыл рот и посвистывая уставился в потолок.</text:p>
      <text:p text:style-name="P127">Разговор зашёл в тупик.</text:p>
      <text:p text:style-name="P130"/>
      <text:p text:style-name="P131">На мониторе высветился текст:</text:p>
      <text:p text:style-name="P130">&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31"/>
      <text:p text:style-name="P131">Из колонок послышался лёгкий шорох.</text:p>
      <text:p text:style-name="P127">– Дик, сейчас не время для ссор. – голос Селестии был мягким, но настойчивым. – Мы в одной лодке.</text:p>
      <text:p text:style-name="P127">– Тебе легко говорить! Тебе не разбивали нос и не оскорбляли угрозами!</text:p>
      <text:p text:style-name="P127">– Ты должен понимать, что у Макса были все основания так себя вести. Твоё поведение вызвало подозрения у него, ведь он мало тебя знает. </text:p>
      <text:p text:style-name="P127">К уговорам Селестии присоединилась Флаттершай.</text:p>
      <text:p text:style-name="P127">– Дискорд, миленький, прости его. Макс хороший. Он просто не знал, что ты тоже хороший...</text:p>
      <text:p text:style-name="P127">У Дискорда покраснели уши и он засмущался и заворчал.</text:p>
      <text:p text:style-name="P127">–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27">Я пропустил «дятла» мимо ушей.</text:p>
      <text:p text:style-name="P132">–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28">***</text:p>
      <text:p text:style-name="P127">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27">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27"><text:soft-page-break/>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27">Потому разбрасываться такой возможностью не стоит. Если уж тебе повезло оказаться в новом мире — исследуй его сполна!..</text:p>
      <text:p text:style-name="P128">***</text:p>
      <text:p text:style-name="P133">&lt;<text:span text:style-name="T28">сюда можно вставить похождения Дискорда</text:span>&gt;</text:p>
      <text:p text:style-name="P128">***</text:p>
      <text:p text:style-name="P131">– Развяжите мне, наконец, руки! Или хотя бы одну. Плечами жестикулировать неудобно.... </text:p>
      <text:p text:style-name="P131">Я развязал Дискорду левую руку.</text:p>
      <text:p text:style-name="P130"><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31">Дискорд принялся разминать затёкшее запястье.</text:p>
      <text:p text:style-name="P131">–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31">– Какое письмо, Корди? – вскинулась до этого зачарованно слушавшая Дискорда Флаттершай.</text:p>
      <text:p text:style-name="P131">– Ну ваше же! Вы с Эпплджек написали мне о своих мытарствах тут. Вежливо так написали, спасибо...</text:p>
      <text:p text:style-name="P131">Флаттершай покрылась пунцовыми пятнами.</text:p>
      <text:p text:style-name="P131">– Я... Мы... – тут она совсем стушевалась.</text:p>
      <text:p text:style-name="P131">– Так а почему ты сказал, что никто не уйдёт в Эквестрию? – наконец перебила Дискорда скучавшая до этого Эпплджек.</text:p>
      <text:p text:style-name="P131">Дискорд уставился на неё долгим взглядом, а потом хлопнул себя по лбу.</text:p>
      <text:p text:style-name="P131">–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14">&lt;</text:span><text:span text:style-name="T21">упомянуть, что Дискорд учился играть на гитаре в Эквестрии — брал уроки у Рэйнбоу</text:span><text:span text:style-name="T14">&gt;</text:span>).<text:span text:style-name="T14"> </text:span>То есть, эквестрийские три месяца немного короче местных...<text:span text:style-name="T14">&lt;</text:span><text:span text:style-name="T21">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14">&gt;</text:span></text:p>
      <text:p text:style-name="P131">– И что? – продолжила его мысль Эпплджек.</text:p>
      <text:p text:style-name="P131">– Эквестрийские <text:span text:style-name="T14">&lt;</text:span><text:span text:style-name="T27">три месяца</text:span><text:span text:style-name="T14">&gt;</text:span> КО-РО-ЧЕ местных. – с нажимом повторил Дискорд. – По моим подсчётам, на два дня.</text:p>
      <text:p text:style-name="P131">– И?!! – до меня уже дошло, но Эпплджек продолжала тупить.</text:p>
      <text:p text:style-name="P131">– Короче, времени у нас осталось что-то около пятнадцати минут. Или около того. – заявил Дискорд, поднеся к глазам запястье с массивными часами.</text:p>
      <text:p text:style-name="P131"><text:soft-page-break/>– СКОЛЬКО??? – воскликнули хором я и девушки.</text:p>
      <text:p text:style-name="P131">Дискорд открыл было рот, но его слова заглушил звонок в дверь.</text:p>
      <text:p text:style-name="P131">– ОТКРОЙТЕ, ПОЛИЦИЯ! Вам даётся полминуты, чтобы открыть дверь. Через тридцать секунд дверь будет выбита!</text:p>
      <text:p text:style-name="P131">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31">Блядь!</text:p>
      <text:p text:style-name="P131">– На крышу, живо!!! Через окно на кухне! – зашипел Дискорд, отчаянно дёргая узлы свободной рукой.</text:p>
      <text:p text:style-name="P131">Эпплджек, одной рукой сгребя в охапку ноутбук, второй увлекая Флаттершай, кинулась на кухню.</text:p>
      <text:p text:style-name="P131">– А толку? Куда мы с крыши денемся? – спросил я растерянно. Дискорд только раздражённо зарычал в ответ.</text:p>
      <text:p text:style-name="P127">Дверь содрогнулась от мощного удара. Послышался стук падающей штукатурки. Я сломя голову кинулся на кухню.</text:p>
      <text:p text:style-name="P127">– Развяжи меня, идиот!!! – гаркнул вдогонку Дискорд.</text:p>
      <text:p text:style-name="P127">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27">– Давай на крышу! Я догоню! – рявкнул он, освобождая вторую руку.</text:p>
      <text:p text:style-name="P127">От второго удара дверная коробка крякнула и наполовину въехала в коридор. </text:p>
      <text:p text:style-name="P127">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27">Верёвка в кухонном окне дёргалась от движений лезущих по ней Флатти и Эпплджек. Я словил её рукой и стал на подоконник.</text:p>
      <text:p text:style-name="P127">Чёрт!</text:p>
      <text:p text:style-name="P127">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27">Но нет, триста тысяч чертей, раз девушки смогли – я тоже смогу!</text:p>
      <text:p text:style-name="P127">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27">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7">Я успел сократить расстояние до Эпплджек наполовину, когда девушки нашли решение.</text:p>
      <text:p text:style-name="P127">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7">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27"><text:soft-page-break/>Я выдохнул.</text:p>
      <text:p text:style-name="P127">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27">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27">Чёрт! Чёрт! Чёрт! Чёрт!</text:p>
      <text:p text:style-name="P127">Бля!!!...</text:p>
      <text:p text:style-name="P127">Верёвка закончилась, а вместе с ней прекратилась и боль в сожжёных суставах. Наконец-то у меня появилось время для паники. Я обнял ноги<text:span text:style-name="T14"> </text:span>Эпплджек покрепче, закрыл глаза и приготовился...</text:p>
      <text:p text:style-name="P127"/>
      <text:h text:style-name="P173" text:outline-level="2">Назад, в Эквестрию</text:h>
      <text:p text:style-name="P127"/>
      <text:p text:style-name="P127">Долго паниковать не пришлось. </text:p>
      <text:p text:style-name="P127">Я почувствовал сильный рывок за шиворот и захват поперёк груди. </text:p>
      <text:p text:style-name="P127">– ОТПУСТИ ДЕВЧОНКУ!!! – загрохотало мне в ухо. Я открыл глаза.</text:p>
      <text:p text:style-name="P127">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27">Я чуть поднял глаза и уставился в чешуйчатую морду дракона.</text:p>
      <text:p text:style-name="P127">– Отпусти Эпплджек. Я её держу. – повторил Дискорд. – Мне сбалансироваться надо. Вы не такие уж и лёгкие.</text:p>
      <text:p text:style-name="P127">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27">Наконец это ему удалось, и дальнейший подъём на крышу происходил в молчании.</text:p>
      <text:p text:style-name="P127">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27">–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27">Флаттершай оторвала заплаканное лицо от моей ветровки.</text:p>
      <text:p text:style-name="P127">– Да-да, ты прав, Корди. Я готова.</text:p>
      <text:p text:style-name="P127"><text:soft-page-break/>На длинной шее Дискорда разместились Эпплджек и Флаттершай. Я, для сохранения баланса, разместился позади крыльев.</text:p>
      <text:p text:style-name="P127">Дискорд расправил крылья и начал короткую пробежку к краю.</text:p>
      <text:p text:style-name="P132">–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27">И мы полетели навстречу закату.</text:p>
      <text:p text:style-name="P127">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27">Впереди по курсу увеличивалась громада моей высотки. Дискорд летел прямо на разрыв в ограждении, который я проделал <text:span text:style-name="T14">&lt;</text:span><text:span text:style-name="T27">полгода</text:span><text:span text:style-name="T14">&gt;</text:span> назад своим проходом в Эквестрию.</text:p>
      <text:p text:style-name="P127">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27">– Пристегните ремни! – проревел Дискорд, резко ускоряясь. – Будет весело!!!</text:p>
      <text:p text:style-name="P127">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27">– ЙУУУУУУУХХХУУУУУ!!! – заорал Дискорд, сложил крылья и врезался в шар.</text:p>
      <text:p text:style-name="P132">&lt;<text:span text:style-name="T28">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67" text:outline-level="1">Беседа за столиком в ночи</text:h>
      <text:p text:style-name="P116">&lt;<text:span text:style-name="T65">Queen - Flash</text:span>&gt;</text:p>
      <text:p text:style-name="P98">Из-за заинтересованности Эквуса в Максе, тому не приходится прилагать усилий для 34 — на что ему указывает Анакорн</text:p>
      <text:p text:style-name="P101">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101">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101">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01">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101">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96"><text:soft-page-break/><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96"><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14">е</text:span><text:span text:style-name="T1">еся</text:span> <text:span text:style-name="T1">в пустоте кресло </text:span>.</text:p>
      <text:p text:style-name="P96"><text:span text:style-name="T1">– </text:span>Анакорн. <text:span text:style-name="T1">– о</text:span>трекомендовался он. <text:span text:style-name="T14">– </text:span><text:span text:style-name="T1">Демиург.</text:span></text:p>
      <text:p text:style-name="P96"><text:span text:style-name="T1">– </text:span>П-привет. Макс. <text:span text:style-name="T1">– в</text:span> смятении представился я.</text:p>
      <text:p text:style-name="P96">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101"/>
      <text:p text:style-name="P96"><text:span text:style-name="T1">&lt;</text:span><text:span text:style-name="T28">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101"/>
      <text:p text:style-name="P96"><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96"><text:span text:style-name="T1">Юноша</text:span> закинул ногу за ногу и пытливо смотрел на меня, играя карандашём .</text:p>
      <text:p text:style-name="P96">Я совсем запутался.</text:p>
      <text:p text:style-name="P96"><text:span text:style-name="T1">– </text:span>Какая проблема? Какое решение? Кто ты <text:span text:style-name="T1">вообще</text:span>?</text:p>
      <text:p text:style-name="P96"><text:span text:style-name="T14">– </text:span><text:span text:style-name="T1">Хорошо, с</text:span>ейчас объясню, <text:span text:style-name="T1">– </text:span>кивнул <text:span text:style-name="T1">Анакорн</text:span>. <text:span text:style-name="T14">– </text:span><text:span text:style-name="T1">Понимаю, ты пока не вполне в теме от шока...</text:span></text:p>
      <text:p text:style-name="P101">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01">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101">– Стоп, не торопись. – у меня голова пошла кругом от информации. – Я ничего не понял. Какие-такие проблемы? Какие варианты? Зачем его поддерживать?</text:p>
      <text:p text:style-name="P101">Анакорн недовольно поморщился, но продолжил.</text:p>
      <text:p text:style-name="P101">–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101"><text:soft-page-break/>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101">–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101"/>
      <text:p text:style-name="P101"><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95">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23">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103"/>
      <text:p text:style-name="P101">Ключевое слово - <text:span text:style-name="T37">непротиворечивому</text:span></text:p>
      <text:p text:style-name="P101"/>
      <text:p text:style-name="P101">...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101">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непротиворечивы и самодостаточны. К сожалению, к Эквусу это не относится.</text:p>
      <text:p text:style-name="P101">На голограмме появилась солнечная система Эквуса. Почему-то в центре системы был сам Эквус. Вокруг него вращались солнце и луна.</text:p>
      <text:p text:style-name="P101">Анакорн плюхнулся обратно в кресло и схватился за голову. Потом, немного успокоившись, продолжил.</text:p>
      <text:p text:style-name="P101">–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101">Анакорн отпил из стакана и продолжил.</text:p>
      <text:p text:style-name="P101">–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96"><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text:span><text:soft-page-break/><text:span text:style-name="T1">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14">&lt;</text:span><text:span text:style-name="T28">привязать к реальным событиям, описанным выше</text:span><text:span text:style-name="T14">&gt;</text:span><text:span text:style-name="T1">. А из таких посёлков Эквестрия состоит на 80% </text:span><text:span text:style-name="T14">&lt;</text:span><text:span text:style-name="T28">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14">&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101">Анакорн постучал по столику указкой. Солнечная система увеличилась, оставив в поле зрения только шар Эквуса.</text:p>
      <text:p text:style-name="P101">–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101">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101">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39">старом аналоговом телевизоре.</text:span></text:p>
      <text:p text:style-name="P104">Ко мне наконец-то пришло понимание ситуации.</text:p>
      <text:p text:style-name="P104">–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101">Анакорн смутился.</text:p>
      <text:p text:style-name="P101">–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101">(<text:span text:style-name="T24">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101"><text:span text:style-name="T24">– Сам ты раздолбай! – произнёс, наконец, Свирл</text:span>)</text:p>
      <text:p text:style-name="P101">… И создали вы его достаточно топорно — видишь, он трещит по швам.</text:p>
      <text:p text:style-name="P101">– Хмм. То есть, это брони создали Эквус?</text:p>
      <text:p text:style-name="P101">–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101">Я вспомнил события последнего года <text:span text:style-name="T14">&lt;</text:span>упомянуть в эпизоде на Терре, что МЛП-сериал закрылся год назад<text:span text:style-name="T14">&gt;</text:span></text:p>
      <text:p text:style-name="P101">–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101">Анакорн с такой силой сжал карандаш, что он хрустнул.</text:p>
      <text:p text:style-name="P101"><text:soft-page-break/>–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101">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101">–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101"/>
      <text:p text:style-name="P101"/>
      <text:p text:style-name="P98">–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98">– </text:p>
      <text:p text:style-name="P101">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104">– Верни Рэйнбоу!!!</text:p>
      <text:p text:style-name="P104">Обломки карандаша выпали из кулака Анакорна на столик.</text:p>
      <text:p text:style-name="P104">– Э-э-э… м-м-м… ну-у-у... Нельзя сказать, что это совсем невыполнимо… Но, прямо скажу, задачка не для студента!</text:p>
      <text:p text:style-name="P104">– А ты студент?</text:p>
      <text:p text:style-name="P104">–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104">–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104">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104">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104">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104">–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104">– Нет. Плата остаётся неизменной. Тут мы квиты. У меня тоже мало шансов помочь тебе — я не имею ни малейшего понятия, как это сделать.</text:p>
      <text:p text:style-name="P104">Ставшие почти прозрачными стены комнаты снова обрели материальность. Анакорн пожал плечами и протянул мне руку через столик.</text:p>
      <text:p text:style-name="P104"><text:soft-page-break/>–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104">–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104">–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104">Я задумался.</text:p>
      <text:p text:style-name="P104">–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104">Анакорн почесал в затылке.</text:p>
      <text:p text:style-name="P104">– А кьютимарки? Как, <text:span text:style-name="T14">&lt;</text:span><text:span text:style-name="T32">чёрт</text:span><text:span text:style-name="T14">&gt;</text:span> меня побери, объяснить кьютимарки?</text:p>
      <text:p text:style-name="P104">– А кьютимарки ты сам даришь пони, когда распознаёшь их жизненное предназначение.</text:p>
      <text:p text:style-name="P104">–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104">Я пожал плечами.</text:p>
      <text:p text:style-name="P104">– А по-другому я не могу объяснить их появление. К сожалению.</text:p>
      <text:p text:style-name="P140">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40">– Хорошо. Уболтал. Кьютимарки беру на себя. Так и знал, что мне самое трудное достанется!</text:p>
      <text:p text:style-name="P140">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40">Анакорн проследил мой взгляд.</text:p>
      <text:p text:style-name="P140">– Нечего так смотреть. Если я стану применять магию вместо ловкости, теряется весь смысл упражнения... О, глянь-ка на Эквус!</text:p>
      <text:p text:style-name="P140">И впрямь, было на что посмотреть. Уровень помех на модели Эквуса значительно снизился и сама она стала светиться ровным голубоватым светом.</text:p>
      <text:p text:style-name="P140">–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40"/>
      <text:p text:style-name="P142">Да, т<text:span text:style-name="T59">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дерево схожих миров – создали брони. Разумеется, стержнем им послужил именно сериал, но каждый фанфик – сам по себе, он создаёт частичку того, что можно назвать континуумом Эквестрии. </text:span><text:soft-page-break/><text:span text:style-name="T59">Но так как фанфики часто не стыкуются друг с дружкой и с каноном, то этот континуум расплывчат и нестоек. Именно из-за распыления энергии, Эквестрия не может реализоваться.</text:span></text:p>
      <text:p text:style-name="P144">&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43"/>
      <text:p text:style-name="P143">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42"/>
      <text:p text:style-name="P142"/>
      <text:p text:style-name="P140">Я опять задумался. В голове было пусто. Хотя, если подумать с точки зрения программиста, можно... Наверное можно, раз все предыдущее прокатило...</text:p>
      <text:p text:style-name="P141">– <text:span text:style-name="T21">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41">– Не понял? Это как? Как ты совместишь разрушенную магическими войнами Эквестрию с романтически-сексуальным раем для попаданцев?</text:p>
      <text:p text:style-name="P141"><text:span text:style-name="T14">–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41">Анакорн долго мусолил карандаш, а потом вдруг заржал.</text:p>
      <text:p text:style-name="P141"><text:span text:style-name="T14">–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41"><text:span text:style-name="T14">– </text:span>Я ничего никому не назначаю. Ты просил меня придумать отмазку для объяснения различий в фэндоме — я придумал. Не нравится — ну, извиняй.</text:p>
      <text:p text:style-name="P141">Анакорн примирительно похлопал меня по плечу.</text:p>
      <text:p text:style-name="P141"><text:span text:style-name="T14">–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41">Я подозрительно посмотрел на Анакорна.</text:p>
      <text:p text:style-name="P141"><text:span text:style-name="T14">– </text:span>Какой ещё, нафиг, «мой фанфик»? Я никакого фанфика не писал. И не собираюсь, вообще-то.</text:p>
      <text:p text:style-name="P141">Анакорн ехидно ухмыльнулся и откинулся в кресле, переплетя пальцы за затылком.</text:p>
      <text:p text:style-name="P141"><text:span text:style-name="T14">–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40"><text:soft-page-break/><text:span text:style-name="T14">–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40"><text:span text:style-name="T14">–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40"><text:span text:style-name="T14">– </text:span>Факн щит<text:note text:id="ftn13" text:note-class="footnote"><text:note-citation>13</text:note-citation><text:note-body><text:p text:style-name="P135">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40">Анакорн развёл руками.</text:p>
      <text:p text:style-name="P140"><text:span text:style-name="T14">–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40">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40">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40">Анакорн, глядя на мои терзания, понимающе кивнул и продолжил.</text:p>
      <text:p text:style-name="P101">– Эквусу позарез нужна помощь. И он надеется получить эту помощь от тебя. Видишь, он из кожи вон лезет, чтобы тебе понравиться.</text:p>
      <text:p text:style-name="P98">Он старался тебя рассмешить и показать себя с лучшей стороны. К сожалению, надлого его не хватило — к твоему прибытию он был на грани...</text:p>
      <text:p text:style-name="P101">Тебе не приходилось заботиться о жилье и питании, ты нравишься кобылкам...</text:p>
      <text:p text:style-name="P101">– Гм! Я бы попросил тебя не касаться моих отношений с Рэйнбоу!</text:p>
      <text:p text:style-name="P101">–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101">У меня сердце буквально ухнуло куда-то вниз, в область желудка.</text:p>
      <text:p text:style-name="P101">–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14">&lt;&gt;</text:span></text:p>
      <text:p text:style-name="P101">–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101">– Та ладно, не утешай. Я не маленький ребёнок. Долг платежом красен. Сделаю то, что ты хочешь. Как сумею.</text:p>
      <text:p text:style-name="P101">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101"><text:soft-page-break/>Анакорн наблюдал за мной без улыбки. По его нейтральному выражению лица невозможно было догадаться, о чём он думает.</text:p>
      <text:p text:style-name="P101">– Ну вот и отлично. Рад, что мы наконец-то пришли к сделке.</text:p>
      <text:p text:style-name="P105">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105">– Пора закругляться. Ты начинаешь сгорать. Надо утрясти последние детали, пока ещё есть пару минут.</text:p>
      <text:p text:style-name="P101">– Валяй. Я тебя внимательно слушаю.</text:p>
      <text:p text:style-name="P101">–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7">Такова природа низкоэнергетических монад</text:span>.</text:p>
      <text:p text:style-name="P101">– А я разве сплю?</text:p>
      <text:p text:style-name="P101">– Сейчас — нет. Но как только мы закроем сделку — проснёшься. Потому что нет иного способа вернуть тебя в реальный мир.</text:p>
      <text:p text:style-name="P101">– Эээ, постой. А как я в Эквестрию и обратно возвращался?</text:p>
      <text:p text:style-name="P101">–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101">Так вот, возвращать тебя обратно в твой мир я не буду. </text:p>
      <text:p text:style-name="P101">Во-первых, может возникнуть временная <text:span text:style-name="T14">&lt;</text:span><text:span text:style-name="T27">парадокс</text:span><text:span text:style-name="T14">&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101">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14"> </text:span>Если вернуть тебя обратно — рано или поздно он тебя убьёт. Скорее рано, чем поздно.</text:p>
      <text:p text:style-name="P101">–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101">–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101">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101">– Ты ещё увидишь пару снов на прощание. Удачи!</text:p>
      <text:p text:style-name="P101"/>
      <text:p text:style-name="P106">&lt;<text:span text:style-name="T1">- Но если миры Эквестрии станут существовать — появятся и те из них, в которых тьма страданий, постапокалипсис.</text:span></text:p>
      <text:p text:style-name="P106"><text:span text:style-name="T1">- И это лучше, чем не существовать, поверь</text:span>&gt;</text:p>
      <text:p text:style-name="P102">***</text:p>
      <text:p text:style-name="P102"/>
      <text:p text:style-name="P101"><text:soft-page-break/>&lt;<text:span text:style-name="T27">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101"/>
      <text:p text:style-name="P101">– Привет, Макс. – образ Селестии снова реял передо мной, как <text:span text:style-name="T14">&lt;</text:span><text:span text:style-name="T27">полгода</text:span><text:span text:style-name="T14">&gt;</text:span> назад. – Я хочу поблагодарить тебя за всё.</text:p>
      <text:p text:style-name="P101">– Пожалста. – ответил я безучастно. – Всегда рад. Только Вам не нужно было ТАК распинаться, чтобы заручиться моей помощью.</text:p>
      <text:p text:style-name="P101">Селестия на мгновение смутилась, но продолжила.</text:p>
      <text:p text:style-name="P101">&lt;<text:span text:style-name="T27"> - Ты морочила мне яйца, чтобы заинтересовать? Всё, как Свирл указал?</text:span></text:p>
      <text:p text:style-name="P98">– Пожалуйста! <text:span text:style-name="T39">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text:span> И только любящее сердце Дэш спасло ситуацию.</text:p>
      <text:p text:style-name="P98">Я покачал головой.</text:p>
      <text:p text:style-name="P98">–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p>
      <text:p text:style-name="P98">- Поверь, Макс, всё не так, как ты думаешь! Если бы у меня был шанс переиграть всё по новому! Клянусь, всё было бы совсем по другому!</text:p>
      <text:p text:style-name="P101"><text:span text:style-name="T27">- Это точно! Было бы точно всё по другому, я с конеёбством завязываю!</text:span>&gt;</text:p>
      <text:p text:style-name="P101">– <text:s text:c="2"/>За благополучие Эквестрии я бы и не ТАК разопнулась.<text:span text:style-name="T14"> Я</text:span><text:span text:style-name="T27">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7">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27">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106">–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127">Селестия кивнула, соглашаясь, и образ её начал меркнуть.</text:p>
      <text:p text:style-name="P132">– <text:span text:style-name="T1">Окей. Будь счастлив и... спасибо тебе за всё, Макс.</text:span></text:p>
      <text:p text:style-name="P99">Мне очень хочется, чтобы мы смогли встретиться в другое время, при других обстоятельствах. Быть может, у нас всё было бы по иному.</text:p>
      <text:p text:style-name="P127">…</text:p>
      <text:p text:style-name="P132">–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27"><text:soft-page-break/>Он нахлобучил на себя невесть откуда взявшуюся двууголку.</text:p>
      <text:p text:style-name="P127">– Как вам это нравится, господа?! Дискорд — спаситель Эквестрии! А ведь звучит!!! Разрешите откланяться!..</text:p>
      <text:p text:style-name="P127"/>
      <text:list xml:id="list361961317642016491" text:style-name="L8">
        <text:list-header>
          <text:p text:style-name="P162">(<text:span text:style-name="T36">Луна — как повелительница снов, слышала разговор Макса с Анакорном</text:span>)</text:p>
          <text:p text:style-name="P163"/>
        </text:list-header>
      </text:list>
      <text:p text:style-name="P128">***</text:p>
      <text:p text:style-name="P96"><text:span text:style-name="T1">–</text:span> Ты?..</text:p>
      <text:p text:style-name="P96"><text:span text:style-name="T1">–</text:span> Ты??!</text:p>
      <text:p text:style-name="P96"><text:span text:style-name="T1">–</text:span> Ты мне снишься??</text:p>
      <text:p text:style-name="P96"><text:span text:style-name="T1">–</text:span> Это ты мне снишься!!</text:p>
      <text:p text:style-name="P96"><text:span text:style-name="T1">–</text:span> Неважно… Пусть мы друг-другу снимся… Ты как, Дэш?</text:p>
      <text:p text:style-name="P96"><text:span text:style-name="T1">–</text:span> Да всё в порядке. Лежу, вот, в больнице, читаю Дэринг Ду. Грудак до сих пор побаливает. <text:span text:style-name="T1">П</text:span>ару рёбер <text:span text:style-name="T1">наверняка </text:span>крякнулись. <text:span text:style-name="T1">Ты будешь смеяться, но я совсем не помню, как тут оказалась. Помню, мы неслись по развалинам этого уродского замка, и во что-то врезались. А дальше не помню. </text:span><text:span text:style-name="T28">Как-то это не круто совсем!</text:span></text:p>
      <text:p text:style-name="P35">- <text:span text:style-name="T1">Дэш, - сказал я, едва сдерживая слёзы, - ты самая крутая в мире пони! Ты победила смерть! Ты умерла и вернулась с того света!</text:span></text:p>
      <text:p text:style-name="P96"><text:span text:style-name="T29">- Точно? Ну офигеть! </text:span>А ты как?</text:p>
      <text:p text:style-name="P96"><text:span text:style-name="T1">–</text:span> И я в порядке. Вот, возвращаюсь в свой мир. Ну, не совсем в свой. Почти в свой.</text:p>
      <text:p text:style-name="P96"><text:span text:style-name="T1">–</text:span> Навсегда?</text:p>
      <text:p text:style-name="P96"><text:span text:style-name="T1">–</text:span> Скорее всего, да.</text:p>
      <text:p text:style-name="P96"><text:span text:style-name="T1">–</text:span> Это плохо. Я хотела тебе сказать…</text:p>
      <text:p text:style-name="P96"><text:span text:style-name="T1">–</text:span> Не надо, Дэш. Не стоит терзать себя. Мне тоже очень хотелось остаться. Но так надо. Мне очень жаль…</text:p>
      <text:p text:style-name="P96"><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96"><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96"><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96"><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6"><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96"><text:span text:style-name="T1">–</text:span> И тебя, и Твайлайт, и Рэрити, и Селестию, и всех-всех-всех… Таковы правила.</text:p>
      <text:p text:style-name="P96"><text:span text:style-name="T14">– </text:span>Дискорд!.. Почему всё так паршиво… Я даже не могу уткнуться носом тебе в грудь. Я прохожу сквозь тебя, <text:span text:style-name="T14">–</text:span> всхлипнула сквозь зубы Рэйнбоу.</text:p>
      <text:p text:style-name="P96">Я опустил руку на шею Дэш и ощутил теплоту и лёгкое покалывание в пустоте.</text:p>
      <text:p text:style-name="P96"><text:span text:style-name="T14">–</text:span> Мне кажется, Дэш, <text:span text:style-name="T1">м</text:span>ы найдём способ связаться. Рано или поздно.</text:p>
      <text:p text:style-name="P96"><text:soft-page-break/><text:span text:style-name="T1">–</text:span> И лучше рано, чем поздно! Я не люблю ждать!</text:p>
      <text:p text:style-name="P96"><text:span text:style-name="T1">–</text:span> Да, Дэш. <text:span text:style-name="T1">–</text:span> её образ начал таять. <text:span text:style-name="T1">–</text:span> Да, я помню. Я всё ещё помню…</text:p>
      <text:p text:style-name="P96"/>
      <text:h text:style-name="P173" text:outline-level="2">Земля</text:h>
      <text:p text:style-name="P100">&lt;<text:span text:style-name="T65">Daft Punk – Get Lucky</text:span>&gt;</text:p>
      <text:p text:style-name="P100"/>
      <text:p text:style-name="P93">Я открыл глаза. <text:span text:style-name="T1">Бляяяяяяя... У</text:span>же десять... <text:span text:style-name="T1">Башка чугунная... Вот на кой хрен ложиться в </text:span><text:span text:style-name="T14">два</text:span><text:span text:style-name="T1">, чтоб потом спать до десяти и ни хрена не выспаться при этом?</text:span> На работу опять к <text:span text:style-name="T14">двенадцати приползу</text:span>. Надоело. <text:span text:style-name="T1">Закисать на работе — вредно для мозгов.</text:span> Надо отдохнуть. <text:span text:style-name="T14">Взят</text:span><text:span text:style-name="T1">ь, наконец, </text:span><text:s/>отпуск. <text:span text:style-name="T1">И пошло оно всё к ебеням!</text:span></text:p>
      <text:p text:style-name="P93"><text:span text:style-name="T1">Я нашарил ногами тапки и пошёл в ванную. Проходя мимо стола, зацепился взглядом за</text:span> эскиз <text:span text:style-name="T1">рисунка</text:span>.</text:p>
      <text:p text:style-name="P93">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94">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94">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94">Доставая из стола ключи от машины, опять наткнулся взглядом на эскиз.</text:p>
      <text:p text:style-name="P94">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94">Назову-ка я фантазию «Последний фанфик»…</text:p>
      <text:p text:style-name="P94"/>
      <text:p text:style-name="P94"/>
      <text:p text:style-name="P94"/>
      <text:p text:style-name="P96"/>
      <text:p text:style-name="P96"/>
      <text:p text:style-name="P96"/>
      <text:p text:style-name="P97">...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text:soft-page-break/>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96"/>
      <text:p text:style-name="P96">\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96"/>
      <text:p text:style-name="P2">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Mangal1" svg:font-family="Mangal"/>
    <style:font-face style:name="OpenSymbol" svg:font-family="OpenSymbol"/>
    <style:font-face style:name="Segoe UI" svg:font-family="'Segoe UI'" style:font-adornments="Regular"/>
    <style:font-face style:name="Liberation Serif1" svg:font-family="'Liberation Serif'" style:font-family-generic="roman"/>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93</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7-02-22T20:07:38.697000000</dc:date>
    <meta:editing-duration>P111DT9H34M57S</meta:editing-duration>
    <meta:editing-cycles>6615</meta:editing-cycles>
    <meta:generator>LibreOffice/5.1.0.3$Windows_x86 LibreOffice_project/5e3e00a007d9b3b6efb6797a8b8e57b51ab1f737</meta:generator>
    <meta:document-statistic meta:table-count="0" meta:image-count="0" meta:object-count="0" meta:page-count="193" meta:paragraph-count="4023" meta:word-count="87231" meta:character-count="579707" meta:non-whitespace-character-count="492424"/>
  </office:meta>
</office:document-meta>
</file>